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9.99mm" svg:height="159.04mm" svg:x="5.27mm" svg:y="2279.53mm">
            <draw:object draw:notify-on-update-of-ranges="Sheet1.B1:Sheet1.B2 Sheet1.B3:Sheet1.B502 Sheet1.C1:Sheet1.C2 Sheet1.C3:Sheet1.C502 Sheet1.D1:Sheet1.D2 Sheet1.D3:Sheet1.D502 Sheet1.E1:Sheet1.E2 Sheet1.E3:Sheet1.E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5.73mm" svg:height="165.32mm" svg:x="2.5mm" svg:y="2438.84mm">
            <draw:object draw:notify-on-update-of-ranges="Sheet1.H1:Sheet1.H2 Sheet1.H3:Sheet1.H502 Sheet1.I1:Sheet1.I2 Sheet1.I3:Sheet1.I502 Sheet1.J1:Sheet1.J2 Sheet1.J3:Sheet1.J502 Sheet1.K1:Sheet1.K2 Sheet1.K3:Sheet1.K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6.48mm" svg:height="161.3mm" svg:x="295.02mm" svg:y="2272.26mm">
            <draw:object draw:notify-on-update-of-ranges="Sheet1.N1:Sheet1.N2 Sheet1.N3:Sheet1.N502 Sheet1.O1:Sheet1.O2 Sheet1.O3:Sheet1.O502 Sheet1.P1:Sheet1.P2 Sheet1.P3:Sheet1.P502 Sheet1.Q1:Sheet1.Q2 Sheet1.Q3:Sheet1.Q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0.5mm" svg:height="166.57mm" svg:x="290.75mm" svg:y="2441.83mm">
            <draw:object draw:notify-on-update-of-ranges="Sheet1.T1:Sheet1.T2 Sheet1.T3:Sheet1.T502 Sheet1.U1:Sheet1.U2 Sheet1.U3:Sheet1.U502 Sheet1.V1:Sheet1.V2 Sheet1.V3:Sheet1.V502 Sheet1.W1:Sheet1.W2 Sheet1.W3:Sheet1.W5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VL Insertion</text:p>
          </table:table-cell>
          <table:table-cell table:number-columns-repeated="5"/>
          <table:table-cell office:value-type="string" calcext:value-type="string">
            <text:p>BST Insertion</text:p>
          </table:table-cell>
          <table:table-cell table:number-columns-repeated="5"/>
          <table:table-cell office:value-type="string" calcext:value-type="string">
            <text:p>AVL Search</text:p>
          </table:table-cell>
          <table:table-cell table:number-columns-repeated="5"/>
          <table:table-cell office:value-type="string" calcext:value-type="string">
            <text:p>BST Se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et 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g(n)</text:p>
          </table:table-cell>
          <table:table-cell/>
          <table:table-cell office:value-type="string" calcext:value-type="string">
            <text:p>Subset 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g(n)</text:p>
          </table:table-cell>
          <table:table-cell/>
          <table:table-cell office:value-type="string" calcext:value-type="string">
            <text:p>Subset 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g(n)</text:p>
          </table:table-cell>
          <table:table-cell/>
          <table:table-cell office:value-type="string" calcext:value-type="string">
            <text:p>Subset 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og(n)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LOG([.A3];2)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LOG([.G3];2)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LOG([.M3];2)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LOG([.S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LOG([.A4];2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LOG([.G4];2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LOG([.M4];2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LOG([.S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3333" calcext:value-type="float">
            <text:p>2.33333333333333</text:p>
          </table:table-cell>
          <table:table-cell table:formula="of:=LOG([.A5];2)" office:value-type="float" office:value="1.58496250072116" calcext:value-type="float">
            <text:p>1.58496250072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G5];2)" office:value-type="float" office:value="1.58496250072116" calcext:value-type="float">
            <text:p>1.58496250072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6666666666667" calcext:value-type="float">
            <text:p>1.66666666666667</text:p>
          </table:table-cell>
          <table:table-cell table:formula="of:=LOG([.M5];2)" office:value-type="float" office:value="1.58496250072116" calcext:value-type="float">
            <text:p>1.58496250072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S5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LOG([.A6];2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table:formula="of:=LOG([.G6];2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M6];2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table:formula="of:=LOG([.S6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LOG([.A7];2)" office:value-type="float" office:value="2.32192809488736" calcext:value-type="float">
            <text:p>2.32192809488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LOG([.G7];2)" office:value-type="float" office:value="2.32192809488736" calcext:value-type="float">
            <text:p>2.32192809488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LOG([.M7];2)" office:value-type="float" office:value="2.32192809488736" calcext:value-type="float">
            <text:p>2.32192809488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LOG([.S7];2)" office:value-type="float" office:value="2.32192809488736" calcext:value-type="float">
            <text:p>2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G([.A8];2)" office:value-type="float" office:value="2.58496250072116" calcext:value-type="float">
            <text:p>2.58496250072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3333" calcext:value-type="float">
            <text:p>2.33333333333333</text:p>
          </table:table-cell>
          <table:table-cell table:formula="of:=LOG([.G8];2)" office:value-type="float" office:value="2.58496250072116" calcext:value-type="float">
            <text:p>2.58496250072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3333" calcext:value-type="float">
            <text:p>2.33333333333333</text:p>
          </table:table-cell>
          <table:table-cell table:formula="of:=LOG([.M8];2)" office:value-type="float" office:value="2.58496250072116" calcext:value-type="float">
            <text:p>2.58496250072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3333" calcext:value-type="float">
            <text:p>2.33333333333333</text:p>
          </table:table-cell>
          <table:table-cell table:formula="of:=LOG([.S8];2)" office:value-type="float" office:value="2.58496250072116" calcext:value-type="float">
            <text:p>2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8571428571429" calcext:value-type="float">
            <text:p>3.28571428571429</text:p>
          </table:table-cell>
          <table:table-cell table:formula="of:=LOG([.A9];2)" office:value-type="float" office:value="2.8073549220576" calcext:value-type="float">
            <text:p>2.8073549220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2857" calcext:value-type="float">
            <text:p>2.57142857142857</text:p>
          </table:table-cell>
          <table:table-cell table:formula="of:=LOG([.G9];2)" office:value-type="float" office:value="2.8073549220576" calcext:value-type="float">
            <text:p>2.8073549220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2857142857143" calcext:value-type="float">
            <text:p>2.42857142857143</text:p>
          </table:table-cell>
          <table:table-cell table:formula="of:=LOG([.M9];2)" office:value-type="float" office:value="2.8073549220576" calcext:value-type="float">
            <text:p>2.8073549220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2857" calcext:value-type="float">
            <text:p>2.57142857142857</text:p>
          </table:table-cell>
          <table:table-cell table:formula="of:=LOG([.S9];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75" calcext:value-type="float">
            <text:p>3.375</text:p>
          </table:table-cell>
          <table:table-cell table:formula="of:=LOG([.A10];2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LOG([.G10];2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625" calcext:value-type="float">
            <text:p>2.625</text:p>
          </table:table-cell>
          <table:table-cell table:formula="of:=LOG([.M10];2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LOG([.S10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44444444444444" calcext:value-type="float">
            <text:p>3.44444444444444</text:p>
          </table:table-cell>
          <table:table-cell table:formula="of:=LOG([.A11];2)" office:value-type="float" office:value="3.16992500144231" calcext:value-type="float">
            <text:p>3.169925001442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88888888888889" calcext:value-type="float">
            <text:p>2.88888888888889</text:p>
          </table:table-cell>
          <table:table-cell table:formula="of:=LOG([.G11];2)" office:value-type="float" office:value="3.16992500144231" calcext:value-type="float">
            <text:p>3.169925001442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7777777777778" calcext:value-type="float">
            <text:p>2.77777777777778</text:p>
          </table:table-cell>
          <table:table-cell table:formula="of:=LOG([.M11];2)" office:value-type="float" office:value="3.16992500144231" calcext:value-type="float">
            <text:p>3.169925001442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88888888888889" calcext:value-type="float">
            <text:p>2.88888888888889</text:p>
          </table:table-cell>
          <table:table-cell table:formula="of:=LOG([.S11];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LOG([.A12];2)" office:value-type="float" office:value="3.32192809488736" calcext:value-type="float">
            <text:p>3.32192809488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G([.G12];2)" office:value-type="float" office:value="3.32192809488736" calcext:value-type="float">
            <text:p>3.32192809488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formula="of:=LOG([.M12];2)" office:value-type="float" office:value="3.32192809488736" calcext:value-type="float">
            <text:p>3.32192809488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G([.S12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2727272727273" calcext:value-type="float">
            <text:p>3.72727272727273</text:p>
          </table:table-cell>
          <table:table-cell table:formula="of:=LOG([.A13];2)" office:value-type="float" office:value="3.4594316186373" calcext:value-type="float">
            <text:p>3.45943161863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8181818181818" calcext:value-type="float">
            <text:p>3.18181818181818</text:p>
          </table:table-cell>
          <table:table-cell table:formula="of:=LOG([.G13];2)" office:value-type="float" office:value="3.4594316186373" calcext:value-type="float">
            <text:p>3.45943161863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G([.M13];2)" office:value-type="float" office:value="3.4594316186373" calcext:value-type="float">
            <text:p>3.45943161863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8181818181818" calcext:value-type="float">
            <text:p>3.18181818181818</text:p>
          </table:table-cell>
          <table:table-cell table:formula="of:=LOG([.S13]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3333333333333" calcext:value-type="float">
            <text:p>3.83333333333333</text:p>
          </table:table-cell>
          <table:table-cell table:formula="of:=LOG([.A14];2)" office:value-type="float" office:value="3.58496250072116" calcext:value-type="float">
            <text:p>3.584962500721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333333333333</text:p>
          </table:table-cell>
          <table:table-cell table:formula="of:=LOG([.G14];2)" office:value-type="float" office:value="3.58496250072116" calcext:value-type="float">
            <text:p>3.584962500721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6666666666667" calcext:value-type="float">
            <text:p>3.16666666666667</text:p>
          </table:table-cell>
          <table:table-cell table:formula="of:=LOG([.M14];2)" office:value-type="float" office:value="3.58496250072116" calcext:value-type="float">
            <text:p>3.584962500721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333333333333</text:p>
          </table:table-cell>
          <table:table-cell table:formula="of:=LOG([.S14];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07692307692308" calcext:value-type="float">
            <text:p>4.07692307692308</text:p>
          </table:table-cell>
          <table:table-cell table:formula="of:=LOG([.A15];2)" office:value-type="float" office:value="3.70043971814109" calcext:value-type="float">
            <text:p>3.700439718141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53846153846154" calcext:value-type="float">
            <text:p>3.53846153846154</text:p>
          </table:table-cell>
          <table:table-cell table:formula="of:=LOG([.G15];2)" office:value-type="float" office:value="3.70043971814109" calcext:value-type="float">
            <text:p>3.700439718141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0769230769231" calcext:value-type="float">
            <text:p>3.30769230769231</text:p>
          </table:table-cell>
          <table:table-cell table:formula="of:=LOG([.M15];2)" office:value-type="float" office:value="3.70043971814109" calcext:value-type="float">
            <text:p>3.700439718141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53846153846154" calcext:value-type="float">
            <text:p>3.53846153846154</text:p>
          </table:table-cell>
          <table:table-cell table:formula="of:=LOG([.S15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07142857142857" calcext:value-type="float">
            <text:p>4.07142857142857</text:p>
          </table:table-cell>
          <table:table-cell table:formula="of:=LOG([.A16];2)" office:value-type="float" office:value="3.8073549220576" calcext:value-type="float">
            <text:p>3.80735492205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64285714285714" calcext:value-type="float">
            <text:p>3.64285714285714</text:p>
          </table:table-cell>
          <table:table-cell table:formula="of:=LOG([.G16];2)" office:value-type="float" office:value="3.8073549220576" calcext:value-type="float">
            <text:p>3.80735492205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5714285714286" calcext:value-type="float">
            <text:p>3.35714285714286</text:p>
          </table:table-cell>
          <table:table-cell table:formula="of:=LOG([.M16];2)" office:value-type="float" office:value="3.8073549220576" calcext:value-type="float">
            <text:p>3.80735492205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64285714285714" calcext:value-type="float">
            <text:p>3.64285714285714</text:p>
          </table:table-cell>
          <table:table-cell table:formula="of:=LOG([.S16];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06666666666667" calcext:value-type="float">
            <text:p>4.06666666666667</text:p>
          </table:table-cell>
          <table:table-cell table:formula="of:=LOG([.A17];2)" office:value-type="float" office:value="3.90689059560852" calcext:value-type="float">
            <text:p>3.906890595608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3333333333333" calcext:value-type="float">
            <text:p>3.73333333333333</text:p>
          </table:table-cell>
          <table:table-cell table:formula="of:=LOG([.G17];2)" office:value-type="float" office:value="3.90689059560852" calcext:value-type="float">
            <text:p>3.906890595608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formula="of:=LOG([.M17];2)" office:value-type="float" office:value="3.90689059560852" calcext:value-type="float">
            <text:p>3.906890595608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3333333333333" calcext:value-type="float">
            <text:p>3.73333333333333</text:p>
          </table:table-cell>
          <table:table-cell table:formula="of:=LOG([.S17]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1875" calcext:value-type="float">
            <text:p>4.1875</text:p>
          </table:table-cell>
          <table:table-cell table:formula="of:=LOG([.A18];2)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LOG([.G18];2)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4375" calcext:value-type="float">
            <text:p>3.4375</text:p>
          </table:table-cell>
          <table:table-cell table:formula="of:=LOG([.M18];2)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LOG([.S18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23529411764706" calcext:value-type="float">
            <text:p>4.23529411764706</text:p>
          </table:table-cell>
          <table:table-cell table:formula="of:=LOG([.A19];2)" office:value-type="float" office:value="4.08746284125034" calcext:value-type="float">
            <text:p>4.08746284125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8235294117647" calcext:value-type="float">
            <text:p>3.88235294117647</text:p>
          </table:table-cell>
          <table:table-cell table:formula="of:=LOG([.G19];2)" office:value-type="float" office:value="4.08746284125034" calcext:value-type="float">
            <text:p>4.08746284125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2941176470588" calcext:value-type="float">
            <text:p>3.52941176470588</text:p>
          </table:table-cell>
          <table:table-cell table:formula="of:=LOG([.M19];2)" office:value-type="float" office:value="4.08746284125034" calcext:value-type="float">
            <text:p>4.08746284125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8235294117647" calcext:value-type="float">
            <text:p>3.88235294117647</text:p>
          </table:table-cell>
          <table:table-cell table:formula="of:=LOG([.S19]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22222222222222" calcext:value-type="float">
            <text:p>4.22222222222222</text:p>
          </table:table-cell>
          <table:table-cell table:formula="of:=LOG([.A20];2)" office:value-type="float" office:value="4.16992500144231" calcext:value-type="float">
            <text:p>4.169925001442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8888888888889" calcext:value-type="float">
            <text:p>3.88888888888889</text:p>
          </table:table-cell>
          <table:table-cell table:formula="of:=LOG([.G20];2)" office:value-type="float" office:value="4.16992500144231" calcext:value-type="float">
            <text:p>4.169925001442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5555555555556" calcext:value-type="float">
            <text:p>3.55555555555556</text:p>
          </table:table-cell>
          <table:table-cell table:formula="of:=LOG([.M20];2)" office:value-type="float" office:value="4.16992500144231" calcext:value-type="float">
            <text:p>4.169925001442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8888888888889" calcext:value-type="float">
            <text:p>3.88888888888889</text:p>
          </table:table-cell>
          <table:table-cell table:formula="of:=LOG([.S20];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26315789473684" calcext:value-type="float">
            <text:p>4.26315789473684</text:p>
          </table:table-cell>
          <table:table-cell table:formula="of:=LOG([.A21];2)" office:value-type="float" office:value="4.24792751344359" calcext:value-type="float">
            <text:p>4.247927513443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94736842105263" calcext:value-type="float">
            <text:p>3.94736842105263</text:p>
          </table:table-cell>
          <table:table-cell table:formula="of:=LOG([.G21];2)" office:value-type="float" office:value="4.24792751344359" calcext:value-type="float">
            <text:p>4.247927513443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63157894736842" calcext:value-type="float">
            <text:p>3.63157894736842</text:p>
          </table:table-cell>
          <table:table-cell table:formula="of:=LOG([.M21];2)" office:value-type="float" office:value="4.24792751344359" calcext:value-type="float">
            <text:p>4.247927513443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94736842105263" calcext:value-type="float">
            <text:p>3.94736842105263</text:p>
          </table:table-cell>
          <table:table-cell table:formula="of:=LOG([.S21]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table:formula="of:=LOG([.A22];2)" office:value-type="float" office:value="4.32192809488736" calcext:value-type="float">
            <text:p>4.321928094887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formula="of:=LOG([.G22];2)" office:value-type="float" office:value="4.32192809488736" calcext:value-type="float">
            <text:p>4.321928094887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table:formula="of:=LOG([.M22];2)" office:value-type="float" office:value="4.32192809488736" calcext:value-type="float">
            <text:p>4.321928094887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formula="of:=LOG([.S22];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2857142857143" calcext:value-type="float">
            <text:p>4.42857142857143</text:p>
          </table:table-cell>
          <table:table-cell table:formula="of:=LOG([.A23];2)" office:value-type="float" office:value="4.39231742277876" calcext:value-type="float">
            <text:p>4.392317422778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4285714285714" calcext:value-type="float">
            <text:p>4.14285714285714</text:p>
          </table:table-cell>
          <table:table-cell table:formula="of:=LOG([.G23];2)" office:value-type="float" office:value="4.39231742277876" calcext:value-type="float">
            <text:p>4.392317422778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76190476190476" calcext:value-type="float">
            <text:p>3.76190476190476</text:p>
          </table:table-cell>
          <table:table-cell table:formula="of:=LOG([.M23];2)" office:value-type="float" office:value="4.39231742277876" calcext:value-type="float">
            <text:p>4.392317422778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4285714285714" calcext:value-type="float">
            <text:p>4.14285714285714</text:p>
          </table:table-cell>
          <table:table-cell table:formula="of:=LOG([.S23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5454545454545" calcext:value-type="float">
            <text:p>4.45454545454545</text:p>
          </table:table-cell>
          <table:table-cell table:formula="of:=LOG([.A24];2)" office:value-type="float" office:value="4.4594316186373" calcext:value-type="float">
            <text:p>4.45943161863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8181818181818" calcext:value-type="float">
            <text:p>4.18181818181818</text:p>
          </table:table-cell>
          <table:table-cell table:formula="of:=LOG([.G24];2)" office:value-type="float" office:value="4.4594316186373" calcext:value-type="float">
            <text:p>4.45943161863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81818181818182" calcext:value-type="float">
            <text:p>3.81818181818182</text:p>
          </table:table-cell>
          <table:table-cell table:formula="of:=LOG([.M24];2)" office:value-type="float" office:value="4.4594316186373" calcext:value-type="float">
            <text:p>4.45943161863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8181818181818" calcext:value-type="float">
            <text:p>4.18181818181818</text:p>
          </table:table-cell>
          <table:table-cell table:formula="of:=LOG([.S24];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52173913043478" calcext:value-type="float">
            <text:p>4.52173913043478</text:p>
          </table:table-cell>
          <table:table-cell table:formula="of:=LOG([.A25];2)" office:value-type="float" office:value="4.52356195605701" calcext:value-type="float">
            <text:p>4.523561956057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304347826087" calcext:value-type="float">
            <text:p>4.1304347826087</text:p>
          </table:table-cell>
          <table:table-cell table:formula="of:=LOG([.G25];2)" office:value-type="float" office:value="4.52356195605701" calcext:value-type="float">
            <text:p>4.523561956057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91304347826087" calcext:value-type="float">
            <text:p>3.91304347826087</text:p>
          </table:table-cell>
          <table:table-cell table:formula="of:=LOG([.M25];2)" office:value-type="float" office:value="4.52356195605701" calcext:value-type="float">
            <text:p>4.523561956057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304347826087" calcext:value-type="float">
            <text:p>4.1304347826087</text:p>
          </table:table-cell>
          <table:table-cell table:formula="of:=LOG([.S25];2)" office:value-type="float" office:value="4.52356195605701" calcext:value-type="float">
            <text:p>4.523561956057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58333333333333" calcext:value-type="float">
            <text:p>4.58333333333333</text:p>
          </table:table-cell>
          <table:table-cell table:formula="of:=LOG([.A26];2)" office:value-type="float" office:value="4.58496250072116" calcext:value-type="float">
            <text:p>4.584962500721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LOG([.G26];2)" office:value-type="float" office:value="4.58496250072116" calcext:value-type="float">
            <text:p>4.584962500721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LOG([.M26];2)" office:value-type="float" office:value="4.58496250072116" calcext:value-type="float">
            <text:p>4.584962500721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LOG([.S26];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formula="of:=LOG([.A27];2)" office:value-type="float" office:value="4.64385618977472" calcext:value-type="float">
            <text:p>4.643856189774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table:formula="of:=LOG([.G27];2)" office:value-type="float" office:value="4.64385618977472" calcext:value-type="float">
            <text:p>4.643856189774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04" calcext:value-type="float">
            <text:p>4.04</text:p>
          </table:table-cell>
          <table:table-cell table:formula="of:=LOG([.M27];2)" office:value-type="float" office:value="4.64385618977472" calcext:value-type="float">
            <text:p>4.643856189774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table:formula="of:=LOG([.S27];2)" office:value-type="float" office:value="4.64385618977472" calcext:value-type="float">
            <text:p>4.64385618977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9230769230769" calcext:value-type="float">
            <text:p>4.69230769230769</text:p>
          </table:table-cell>
          <table:table-cell table:formula="of:=LOG([.A28];2)" office:value-type="float" office:value="4.70043971814109" calcext:value-type="float">
            <text:p>4.70043971814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6153846153846" calcext:value-type="float">
            <text:p>4.46153846153846</text:p>
          </table:table-cell>
          <table:table-cell table:formula="of:=LOG([.G28];2)" office:value-type="float" office:value="4.70043971814109" calcext:value-type="float">
            <text:p>4.70043971814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07692307692308" calcext:value-type="float">
            <text:p>4.07692307692308</text:p>
          </table:table-cell>
          <table:table-cell table:formula="of:=LOG([.M28];2)" office:value-type="float" office:value="4.70043971814109" calcext:value-type="float">
            <text:p>4.70043971814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6153846153846" calcext:value-type="float">
            <text:p>4.46153846153846</text:p>
          </table:table-cell>
          <table:table-cell table:formula="of:=LOG([.S28];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74074074074074" calcext:value-type="float">
            <text:p>4.74074074074074</text:p>
          </table:table-cell>
          <table:table-cell table:formula="of:=LOG([.A29];2)" office:value-type="float" office:value="4.75488750216347" calcext:value-type="float">
            <text:p>4.7548875021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8148148148148" calcext:value-type="float">
            <text:p>4.48148148148148</text:p>
          </table:table-cell>
          <table:table-cell table:formula="of:=LOG([.G29];2)" office:value-type="float" office:value="4.75488750216347" calcext:value-type="float">
            <text:p>4.7548875021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4814814814815" calcext:value-type="float">
            <text:p>4.14814814814815</text:p>
          </table:table-cell>
          <table:table-cell table:formula="of:=LOG([.M29];2)" office:value-type="float" office:value="4.75488750216347" calcext:value-type="float">
            <text:p>4.7548875021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48148148148148" calcext:value-type="float">
            <text:p>4.48148148148148</text:p>
          </table:table-cell>
          <table:table-cell table:formula="of:=LOG([.S29];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LOG([.A30];2)" office:value-type="float" office:value="4.8073549220576" calcext:value-type="float">
            <text:p>4.80735492205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53571428571429" calcext:value-type="float">
            <text:p>4.53571428571429</text:p>
          </table:table-cell>
          <table:table-cell table:formula="of:=LOG([.G30];2)" office:value-type="float" office:value="4.8073549220576" calcext:value-type="float">
            <text:p>4.80735492205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7857142857143" calcext:value-type="float">
            <text:p>4.17857142857143</text:p>
          </table:table-cell>
          <table:table-cell table:formula="of:=LOG([.M30];2)" office:value-type="float" office:value="4.8073549220576" calcext:value-type="float">
            <text:p>4.80735492205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53571428571429" calcext:value-type="float">
            <text:p>4.53571428571429</text:p>
          </table:table-cell>
          <table:table-cell table:formula="of:=LOG([.S30];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2758620689655" calcext:value-type="float">
            <text:p>4.82758620689655</text:p>
          </table:table-cell>
          <table:table-cell table:formula="of:=LOG([.A31];2)" office:value-type="float" office:value="4.85798099512757" calcext:value-type="float">
            <text:p>4.857980995127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2068965517241" calcext:value-type="float">
            <text:p>4.62068965517241</text:p>
          </table:table-cell>
          <table:table-cell table:formula="of:=LOG([.G31];2)" office:value-type="float" office:value="4.85798099512757" calcext:value-type="float">
            <text:p>4.857980995127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0689655172414" calcext:value-type="float">
            <text:p>4.20689655172414</text:p>
          </table:table-cell>
          <table:table-cell table:formula="of:=LOG([.M31];2)" office:value-type="float" office:value="4.85798099512757" calcext:value-type="float">
            <text:p>4.857980995127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62068965517241" calcext:value-type="float">
            <text:p>4.62068965517241</text:p>
          </table:table-cell>
          <table:table-cell table:formula="of:=LOG([.S31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6666666666667" calcext:value-type="float">
            <text:p>4.86666666666667</text:p>
          </table:table-cell>
          <table:table-cell table:formula="of:=LOG([.A32];2)" office:value-type="float" office:value="4.90689059560852" calcext:value-type="float">
            <text:p>4.906890595608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3333333333333" calcext:value-type="float">
            <text:p>4.73333333333333</text:p>
          </table:table-cell>
          <table:table-cell table:formula="of:=LOG([.G32];2)" office:value-type="float" office:value="4.90689059560852" calcext:value-type="float">
            <text:p>4.906890595608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6666666666667" calcext:value-type="float">
            <text:p>4.26666666666667</text:p>
          </table:table-cell>
          <table:table-cell table:formula="of:=LOG([.M32];2)" office:value-type="float" office:value="4.90689059560852" calcext:value-type="float">
            <text:p>4.906890595608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3333333333333" calcext:value-type="float">
            <text:p>4.73333333333333</text:p>
          </table:table-cell>
          <table:table-cell table:formula="of:=LOG([.S32];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7096774193548" calcext:value-type="float">
            <text:p>4.87096774193548</text:p>
          </table:table-cell>
          <table:table-cell table:formula="of:=LOG([.A33];2)" office:value-type="float" office:value="4.95419631038688" calcext:value-type="float">
            <text:p>4.9541963103868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741935483871" calcext:value-type="float">
            <text:p>4.7741935483871</text:p>
          </table:table-cell>
          <table:table-cell table:formula="of:=LOG([.G33];2)" office:value-type="float" office:value="4.95419631038688" calcext:value-type="float">
            <text:p>4.9541963103868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9032258064516" calcext:value-type="float">
            <text:p>4.29032258064516</text:p>
          </table:table-cell>
          <table:table-cell table:formula="of:=LOG([.M33];2)" office:value-type="float" office:value="4.95419631038688" calcext:value-type="float">
            <text:p>4.9541963103868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741935483871" calcext:value-type="float">
            <text:p>4.7741935483871</text:p>
          </table:table-cell>
          <table:table-cell table:formula="of:=LOG([.S3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0625" calcext:value-type="float">
            <text:p>4.90625</text:p>
          </table:table-cell>
          <table:table-cell table:formula="of:=LOG([.A34];2)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125" calcext:value-type="float">
            <text:p>4.8125</text:p>
          </table:table-cell>
          <table:table-cell table:formula="of:=LOG([.G34];2)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34375" calcext:value-type="float">
            <text:p>4.34375</text:p>
          </table:table-cell>
          <table:table-cell table:formula="of:=LOG([.M34];2)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125" calcext:value-type="float">
            <text:p>4.8125</text:p>
          </table:table-cell>
          <table:table-cell table:formula="of:=LOG([.S34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G([.A35];2)" office:value-type="float" office:value="5.04439411935845" calcext:value-type="float">
            <text:p>5.044394119358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7878787878788" calcext:value-type="float">
            <text:p>4.87878787878788</text:p>
          </table:table-cell>
          <table:table-cell table:formula="of:=LOG([.G35];2)" office:value-type="float" office:value="5.04439411935845" calcext:value-type="float">
            <text:p>5.044394119358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39393939393939" calcext:value-type="float">
            <text:p>4.39393939393939</text:p>
          </table:table-cell>
          <table:table-cell table:formula="of:=LOG([.M35];2)" office:value-type="float" office:value="5.04439411935845" calcext:value-type="float">
            <text:p>5.044394119358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7878787878788" calcext:value-type="float">
            <text:p>4.87878787878788</text:p>
          </table:table-cell>
          <table:table-cell table:formula="of:=LOG([.S35];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G([.A36];2)" office:value-type="float" office:value="5.08746284125034" calcext:value-type="float">
            <text:p>5.087462841250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94117647058824" calcext:value-type="float">
            <text:p>4.94117647058824</text:p>
          </table:table-cell>
          <table:table-cell table:formula="of:=LOG([.G36];2)" office:value-type="float" office:value="5.08746284125034" calcext:value-type="float">
            <text:p>5.087462841250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41176470588235" calcext:value-type="float">
            <text:p>4.41176470588235</text:p>
          </table:table-cell>
          <table:table-cell table:formula="of:=LOG([.M36];2)" office:value-type="float" office:value="5.08746284125034" calcext:value-type="float">
            <text:p>5.087462841250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94117647058824" calcext:value-type="float">
            <text:p>4.94117647058824</text:p>
          </table:table-cell>
          <table:table-cell table:formula="of:=LOG([.S36];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02857142857143" calcext:value-type="float">
            <text:p>5.02857142857143</text:p>
          </table:table-cell>
          <table:table-cell table:formula="of:=LOG([.A37];2)" office:value-type="float" office:value="5.12928301694497" calcext:value-type="float">
            <text:p>5.129283016944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G([.G37];2)" office:value-type="float" office:value="5.12928301694497" calcext:value-type="float">
            <text:p>5.129283016944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45714285714286" calcext:value-type="float">
            <text:p>4.45714285714286</text:p>
          </table:table-cell>
          <table:table-cell table:formula="of:=LOG([.M37];2)" office:value-type="float" office:value="5.12928301694497" calcext:value-type="float">
            <text:p>5.129283016944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LOG([.S37];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05555555555556" calcext:value-type="float">
            <text:p>5.05555555555556</text:p>
          </table:table-cell>
          <table:table-cell table:formula="of:=LOG([.A38];2)" office:value-type="float" office:value="5.16992500144231" calcext:value-type="float">
            <text:p>5.169925001442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05555555555556" calcext:value-type="float">
            <text:p>5.05555555555556</text:p>
          </table:table-cell>
          <table:table-cell table:formula="of:=LOG([.G38];2)" office:value-type="float" office:value="5.16992500144231" calcext:value-type="float">
            <text:p>5.169925001442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LOG([.M38];2)" office:value-type="float" office:value="5.16992500144231" calcext:value-type="float">
            <text:p>5.169925001442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05555555555556" calcext:value-type="float">
            <text:p>5.05555555555556</text:p>
          </table:table-cell>
          <table:table-cell table:formula="of:=LOG([.S38];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13513513513514" calcext:value-type="float">
            <text:p>5.13513513513514</text:p>
          </table:table-cell>
          <table:table-cell table:formula="of:=LOG([.A39];2)" office:value-type="float" office:value="5.20945336562895" calcext:value-type="float">
            <text:p>5.2094533656289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16216216216216" calcext:value-type="float">
            <text:p>5.16216216216216</text:p>
          </table:table-cell>
          <table:table-cell table:formula="of:=LOG([.G39];2)" office:value-type="float" office:value="5.20945336562895" calcext:value-type="float">
            <text:p>5.2094533656289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54054054054054" calcext:value-type="float">
            <text:p>4.54054054054054</text:p>
          </table:table-cell>
          <table:table-cell table:formula="of:=LOG([.M39];2)" office:value-type="float" office:value="5.20945336562895" calcext:value-type="float">
            <text:p>5.2094533656289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16216216216216" calcext:value-type="float">
            <text:p>5.16216216216216</text:p>
          </table:table-cell>
          <table:table-cell table:formula="of:=LOG([.S39];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21052631578947" calcext:value-type="float">
            <text:p>5.21052631578947</text:p>
          </table:table-cell>
          <table:table-cell table:formula="of:=LOG([.A40];2)" office:value-type="float" office:value="5.24792751344359" calcext:value-type="float">
            <text:p>5.24792751344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3684210526316" calcext:value-type="float">
            <text:p>5.23684210526316</text:p>
          </table:table-cell>
          <table:table-cell table:formula="of:=LOG([.G40];2)" office:value-type="float" office:value="5.24792751344359" calcext:value-type="float">
            <text:p>5.24792751344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57894736842105" calcext:value-type="float">
            <text:p>4.57894736842105</text:p>
          </table:table-cell>
          <table:table-cell table:formula="of:=LOG([.M40];2)" office:value-type="float" office:value="5.24792751344359" calcext:value-type="float">
            <text:p>5.24792751344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3684210526316" calcext:value-type="float">
            <text:p>5.23684210526316</text:p>
          </table:table-cell>
          <table:table-cell table:formula="of:=LOG([.S40];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23076923076923" calcext:value-type="float">
            <text:p>5.23076923076923</text:p>
          </table:table-cell>
          <table:table-cell table:formula="of:=LOG([.A41];2)" office:value-type="float" office:value="5.28540221886225" calcext:value-type="float">
            <text:p>5.285402218862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5641025641026" calcext:value-type="float">
            <text:p>5.25641025641026</text:p>
          </table:table-cell>
          <table:table-cell table:formula="of:=LOG([.G41];2)" office:value-type="float" office:value="5.28540221886225" calcext:value-type="float">
            <text:p>5.285402218862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61538461538462" calcext:value-type="float">
            <text:p>4.61538461538462</text:p>
          </table:table-cell>
          <table:table-cell table:formula="of:=LOG([.M41];2)" office:value-type="float" office:value="5.28540221886225" calcext:value-type="float">
            <text:p>5.285402218862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5641025641026" calcext:value-type="float">
            <text:p>5.25641025641026</text:p>
          </table:table-cell>
          <table:table-cell table:formula="of:=LOG([.S41];2)" office:value-type="float" office:value="5.28540221886225" calcext:value-type="float">
            <text:p>5.28540221886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table:formula="of:=LOG([.A42];2)" office:value-type="float" office:value="5.32192809488736" calcext:value-type="float">
            <text:p>5.32192809488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325" calcext:value-type="float">
            <text:p>5.325</text:p>
          </table:table-cell>
          <table:table-cell table:formula="of:=LOG([.G42];2)" office:value-type="float" office:value="5.32192809488736" calcext:value-type="float">
            <text:p>5.32192809488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65" calcext:value-type="float">
            <text:p>4.65</text:p>
          </table:table-cell>
          <table:table-cell table:formula="of:=LOG([.M42];2)" office:value-type="float" office:value="5.32192809488736" calcext:value-type="float">
            <text:p>5.32192809488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325" calcext:value-type="float">
            <text:p>5.325</text:p>
          </table:table-cell>
          <table:table-cell table:formula="of:=LOG([.S42];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36585365853659" calcext:value-type="float">
            <text:p>5.36585365853659</text:p>
          </table:table-cell>
          <table:table-cell table:formula="of:=LOG([.A43];2)" office:value-type="float" office:value="5.35755200461808" calcext:value-type="float">
            <text:p>5.357552004618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36585365853659" calcext:value-type="float">
            <text:p>5.36585365853659</text:p>
          </table:table-cell>
          <table:table-cell table:formula="of:=LOG([.G43];2)" office:value-type="float" office:value="5.35755200461808" calcext:value-type="float">
            <text:p>5.357552004618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68292682926829" calcext:value-type="float">
            <text:p>4.68292682926829</text:p>
          </table:table-cell>
          <table:table-cell table:formula="of:=LOG([.M43];2)" office:value-type="float" office:value="5.35755200461808" calcext:value-type="float">
            <text:p>5.357552004618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36585365853659" calcext:value-type="float">
            <text:p>5.36585365853659</text:p>
          </table:table-cell>
          <table:table-cell table:formula="of:=LOG([.S43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38095238095238" calcext:value-type="float">
            <text:p>5.38095238095238</text:p>
          </table:table-cell>
          <table:table-cell table:formula="of:=LOG([.A44];2)" office:value-type="float" office:value="5.39231742277876" calcext:value-type="float">
            <text:p>5.3923174227787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2857142857143" calcext:value-type="float">
            <text:p>5.42857142857143</text:p>
          </table:table-cell>
          <table:table-cell table:formula="of:=LOG([.G44];2)" office:value-type="float" office:value="5.39231742277876" calcext:value-type="float">
            <text:p>5.3923174227787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1428571428571" calcext:value-type="float">
            <text:p>4.71428571428571</text:p>
          </table:table-cell>
          <table:table-cell table:formula="of:=LOG([.M44];2)" office:value-type="float" office:value="5.39231742277876" calcext:value-type="float">
            <text:p>5.3923174227787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2857142857143" calcext:value-type="float">
            <text:p>5.42857142857143</text:p>
          </table:table-cell>
          <table:table-cell table:formula="of:=LOG([.S44];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3953488372093" calcext:value-type="float">
            <text:p>5.3953488372093</text:p>
          </table:table-cell>
          <table:table-cell table:formula="of:=LOG([.A45];2)" office:value-type="float" office:value="5.4262647547021" calcext:value-type="float">
            <text:p>5.4262647547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6511627906977" calcext:value-type="float">
            <text:p>5.46511627906977</text:p>
          </table:table-cell>
          <table:table-cell table:formula="of:=LOG([.G45];2)" office:value-type="float" office:value="5.4262647547021" calcext:value-type="float">
            <text:p>5.4262647547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4418604651163" calcext:value-type="float">
            <text:p>4.74418604651163</text:p>
          </table:table-cell>
          <table:table-cell table:formula="of:=LOG([.M45];2)" office:value-type="float" office:value="5.4262647547021" calcext:value-type="float">
            <text:p>5.4262647547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6511627906977" calcext:value-type="float">
            <text:p>5.46511627906977</text:p>
          </table:table-cell>
          <table:table-cell table:formula="of:=LOG([.S45];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45454545454545" calcext:value-type="float">
            <text:p>5.45454545454545</text:p>
          </table:table-cell>
          <table:table-cell table:formula="of:=LOG([.A46];2)" office:value-type="float" office:value="5.4594316186373" calcext:value-type="float">
            <text:p>5.45943161863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54545454545455" calcext:value-type="float">
            <text:p>5.54545454545455</text:p>
          </table:table-cell>
          <table:table-cell table:formula="of:=LOG([.G46];2)" office:value-type="float" office:value="5.4594316186373" calcext:value-type="float">
            <text:p>5.45943161863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7272727272727" calcext:value-type="float">
            <text:p>4.77272727272727</text:p>
          </table:table-cell>
          <table:table-cell table:formula="of:=LOG([.M46];2)" office:value-type="float" office:value="5.4594316186373" calcext:value-type="float">
            <text:p>5.45943161863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54545454545455" calcext:value-type="float">
            <text:p>5.54545454545455</text:p>
          </table:table-cell>
          <table:table-cell table:formula="of:=LOG([.S46];2)" office:value-type="float" office:value="5.4594316186373" calcext:value-type="float">
            <text:p>5.45943161863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1111111111111" calcext:value-type="float">
            <text:p>5.51111111111111</text:p>
          </table:table-cell>
          <table:table-cell table:formula="of:=LOG([.A47];2)" office:value-type="float" office:value="5.49185309632968" calcext:value-type="float">
            <text:p>5.491853096329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formula="of:=LOG([.G47];2)" office:value-type="float" office:value="5.49185309632968" calcext:value-type="float">
            <text:p>5.491853096329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table:formula="of:=LOG([.M47];2)" office:value-type="float" office:value="5.49185309632968" calcext:value-type="float">
            <text:p>5.491853096329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formula="of:=LOG([.S47];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6521739130435" calcext:value-type="float">
            <text:p>5.56521739130435</text:p>
          </table:table-cell>
          <table:table-cell table:formula="of:=LOG([.A48];2)" office:value-type="float" office:value="5.52356195605701" calcext:value-type="float">
            <text:p>5.523561956057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7391304347826" calcext:value-type="float">
            <text:p>5.67391304347826</text:p>
          </table:table-cell>
          <table:table-cell table:formula="of:=LOG([.G48];2)" office:value-type="float" office:value="5.52356195605701" calcext:value-type="float">
            <text:p>5.523561956057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82608695652174" calcext:value-type="float">
            <text:p>4.82608695652174</text:p>
          </table:table-cell>
          <table:table-cell table:formula="of:=LOG([.M48];2)" office:value-type="float" office:value="5.52356195605701" calcext:value-type="float">
            <text:p>5.523561956057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7391304347826" calcext:value-type="float">
            <text:p>5.67391304347826</text:p>
          </table:table-cell>
          <table:table-cell table:formula="of:=LOG([.S48];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7446808510638" calcext:value-type="float">
            <text:p>5.57446808510638</text:p>
          </table:table-cell>
          <table:table-cell table:formula="of:=LOG([.A49];2)" office:value-type="float" office:value="5.55458885167764" calcext:value-type="float">
            <text:p>5.55458885167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5957446808511" calcext:value-type="float">
            <text:p>5.65957446808511</text:p>
          </table:table-cell>
          <table:table-cell table:formula="of:=LOG([.G49];2)" office:value-type="float" office:value="5.55458885167764" calcext:value-type="float">
            <text:p>5.55458885167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85106382978723" calcext:value-type="float">
            <text:p>4.85106382978723</text:p>
          </table:table-cell>
          <table:table-cell table:formula="of:=LOG([.M49];2)" office:value-type="float" office:value="5.55458885167764" calcext:value-type="float">
            <text:p>5.55458885167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5957446808511" calcext:value-type="float">
            <text:p>5.65957446808511</text:p>
          </table:table-cell>
          <table:table-cell table:formula="of:=LOG([.S49];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25" calcext:value-type="float">
            <text:p>5.625</text:p>
          </table:table-cell>
          <table:table-cell table:formula="of:=LOG([.A50];2)" office:value-type="float" office:value="5.58496250072116" calcext:value-type="float">
            <text:p>5.584962500721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875" calcext:value-type="float">
            <text:p>5.6875</text:p>
          </table:table-cell>
          <table:table-cell table:formula="of:=LOG([.G50];2)" office:value-type="float" office:value="5.58496250072116" calcext:value-type="float">
            <text:p>5.584962500721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83333333333333" calcext:value-type="float">
            <text:p>4.83333333333333</text:p>
          </table:table-cell>
          <table:table-cell table:formula="of:=LOG([.M50];2)" office:value-type="float" office:value="5.58496250072116" calcext:value-type="float">
            <text:p>5.584962500721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6875" calcext:value-type="float">
            <text:p>5.6875</text:p>
          </table:table-cell>
          <table:table-cell table:formula="of:=LOG([.S50];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530612244898" calcext:value-type="float">
            <text:p>5.6530612244898</text:p>
          </table:table-cell>
          <table:table-cell table:formula="of:=LOG([.A51];2)" office:value-type="float" office:value="5.61470984411521" calcext:value-type="float">
            <text:p>5.614709844115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1428571428571" calcext:value-type="float">
            <text:p>5.71428571428571</text:p>
          </table:table-cell>
          <table:table-cell table:formula="of:=LOG([.G51];2)" office:value-type="float" office:value="5.61470984411521" calcext:value-type="float">
            <text:p>5.614709844115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7755102040816" calcext:value-type="float">
            <text:p>4.87755102040816</text:p>
          </table:table-cell>
          <table:table-cell table:formula="of:=LOG([.M51];2)" office:value-type="float" office:value="5.61470984411521" calcext:value-type="float">
            <text:p>5.614709844115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1428571428571" calcext:value-type="float">
            <text:p>5.71428571428571</text:p>
          </table:table-cell>
          <table:table-cell table:formula="of:=LOG([.S51];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8" calcext:value-type="float">
            <text:p>5.68</text:p>
          </table:table-cell>
          <table:table-cell table:formula="of:=LOG([.A52];2)" office:value-type="float" office:value="5.64385618977472" calcext:value-type="float">
            <text:p>5.643856189774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6" calcext:value-type="float">
            <text:p>5.76</text:p>
          </table:table-cell>
          <table:table-cell table:formula="of:=LOG([.G52];2)" office:value-type="float" office:value="5.64385618977472" calcext:value-type="float">
            <text:p>5.643856189774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2" calcext:value-type="float">
            <text:p>4.92</text:p>
          </table:table-cell>
          <table:table-cell table:formula="of:=LOG([.M52];2)" office:value-type="float" office:value="5.64385618977472" calcext:value-type="float">
            <text:p>5.643856189774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6" calcext:value-type="float">
            <text:p>5.76</text:p>
          </table:table-cell>
          <table:table-cell table:formula="of:=LOG([.S52];2)" office:value-type="float" office:value="5.64385618977472" calcext:value-type="float">
            <text:p>5.643856189774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8627450980392" calcext:value-type="float">
            <text:p>5.68627450980392</text:p>
          </table:table-cell>
          <table:table-cell table:formula="of:=LOG([.A53];2)" office:value-type="float" office:value="5.6724253419715" calcext:value-type="float">
            <text:p>5.67242534197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4509803921569" calcext:value-type="float">
            <text:p>5.74509803921569</text:p>
          </table:table-cell>
          <table:table-cell table:formula="of:=LOG([.G53];2)" office:value-type="float" office:value="5.6724253419715" calcext:value-type="float">
            <text:p>5.67242534197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4117647058824" calcext:value-type="float">
            <text:p>4.94117647058824</text:p>
          </table:table-cell>
          <table:table-cell table:formula="of:=LOG([.M53];2)" office:value-type="float" office:value="5.6724253419715" calcext:value-type="float">
            <text:p>5.67242534197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4509803921569" calcext:value-type="float">
            <text:p>5.74509803921569</text:p>
          </table:table-cell>
          <table:table-cell table:formula="of:=LOG([.S53];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3076923076923" calcext:value-type="float">
            <text:p>5.73076923076923</text:p>
          </table:table-cell>
          <table:table-cell table:formula="of:=LOG([.A54];2)" office:value-type="float" office:value="5.70043971814109" calcext:value-type="float">
            <text:p>5.700439718141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5" calcext:value-type="float">
            <text:p>5.75</text:p>
          </table:table-cell>
          <table:table-cell table:formula="of:=LOG([.G54];2)" office:value-type="float" office:value="5.70043971814109" calcext:value-type="float">
            <text:p>5.700439718141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6153846153846" calcext:value-type="float">
            <text:p>4.96153846153846</text:p>
          </table:table-cell>
          <table:table-cell table:formula="of:=LOG([.M54];2)" office:value-type="float" office:value="5.70043971814109" calcext:value-type="float">
            <text:p>5.700439718141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5" calcext:value-type="float">
            <text:p>5.75</text:p>
          </table:table-cell>
          <table:table-cell table:formula="of:=LOG([.S54];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7358490566038" calcext:value-type="float">
            <text:p>5.77358490566038</text:p>
          </table:table-cell>
          <table:table-cell table:formula="of:=LOG([.A55];2)" office:value-type="float" office:value="5.7279204545632" calcext:value-type="float">
            <text:p>5.72792045456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83018867924528" calcext:value-type="float">
            <text:p>5.83018867924528</text:p>
          </table:table-cell>
          <table:table-cell table:formula="of:=LOG([.G55];2)" office:value-type="float" office:value="5.7279204545632" calcext:value-type="float">
            <text:p>5.72792045456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811320754717" calcext:value-type="float">
            <text:p>4.9811320754717</text:p>
          </table:table-cell>
          <table:table-cell table:formula="of:=LOG([.M55];2)" office:value-type="float" office:value="5.7279204545632" calcext:value-type="float">
            <text:p>5.72792045456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83018867924528" calcext:value-type="float">
            <text:p>5.83018867924528</text:p>
          </table:table-cell>
          <table:table-cell table:formula="of:=LOG([.S55];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962962962963" calcext:value-type="float">
            <text:p>5.7962962962963</text:p>
          </table:table-cell>
          <table:table-cell table:formula="of:=LOG([.A56];2)" office:value-type="float" office:value="5.75488750216347" calcext:value-type="float">
            <text:p>5.754887502163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2592592592593" calcext:value-type="float">
            <text:p>5.92592592592593</text:p>
          </table:table-cell>
          <table:table-cell table:formula="of:=LOG([.G56];2)" office:value-type="float" office:value="5.75488750216347" calcext:value-type="float">
            <text:p>5.754887502163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01851851851852" calcext:value-type="float">
            <text:p>5.01851851851852</text:p>
          </table:table-cell>
          <table:table-cell table:formula="of:=LOG([.M56];2)" office:value-type="float" office:value="5.75488750216347" calcext:value-type="float">
            <text:p>5.7548875021634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2592592592593" calcext:value-type="float">
            <text:p>5.92592592592593</text:p>
          </table:table-cell>
          <table:table-cell table:formula="of:=LOG([.S56];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1818181818182" calcext:value-type="float">
            <text:p>5.81818181818182</text:p>
          </table:table-cell>
          <table:table-cell table:formula="of:=LOG([.A57];2)" office:value-type="float" office:value="5.78135971352466" calcext:value-type="float">
            <text:p>5.781359713524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2727272727273" calcext:value-type="float">
            <text:p>5.92727272727273</text:p>
          </table:table-cell>
          <table:table-cell table:formula="of:=LOG([.G57];2)" office:value-type="float" office:value="5.78135971352466" calcext:value-type="float">
            <text:p>5.781359713524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05454545454546" calcext:value-type="float">
            <text:p>5.05454545454546</text:p>
          </table:table-cell>
          <table:table-cell table:formula="of:=LOG([.M57];2)" office:value-type="float" office:value="5.78135971352466" calcext:value-type="float">
            <text:p>5.781359713524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2727272727273" calcext:value-type="float">
            <text:p>5.92727272727273</text:p>
          </table:table-cell>
          <table:table-cell table:formula="of:=LOG([.S57];2)" office:value-type="float" office:value="5.78135971352466" calcext:value-type="float">
            <text:p>5.781359713524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3928571428571" calcext:value-type="float">
            <text:p>5.83928571428571</text:p>
          </table:table-cell>
          <table:table-cell table:formula="of:=LOG([.A58];2)" office:value-type="float" office:value="5.8073549220576" calcext:value-type="float">
            <text:p>5.80735492205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4642857142857" calcext:value-type="float">
            <text:p>5.94642857142857</text:p>
          </table:table-cell>
          <table:table-cell table:formula="of:=LOG([.G58];2)" office:value-type="float" office:value="5.8073549220576" calcext:value-type="float">
            <text:p>5.80735492205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08928571428571" calcext:value-type="float">
            <text:p>5.08928571428571</text:p>
          </table:table-cell>
          <table:table-cell table:formula="of:=LOG([.M58];2)" office:value-type="float" office:value="5.8073549220576" calcext:value-type="float">
            <text:p>5.80735492205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4642857142857" calcext:value-type="float">
            <text:p>5.94642857142857</text:p>
          </table:table-cell>
          <table:table-cell table:formula="of:=LOG([.S58];2)" office:value-type="float" office:value="5.8073549220576" calcext:value-type="float">
            <text:p>5.807354922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5964912280702" calcext:value-type="float">
            <text:p>5.85964912280702</text:p>
          </table:table-cell>
          <table:table-cell table:formula="of:=LOG([.A59];2)" office:value-type="float" office:value="5.83289001416474" calcext:value-type="float">
            <text:p>5.832890014164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8245614035088" calcext:value-type="float">
            <text:p>5.98245614035088</text:p>
          </table:table-cell>
          <table:table-cell table:formula="of:=LOG([.G59];2)" office:value-type="float" office:value="5.83289001416474" calcext:value-type="float">
            <text:p>5.832890014164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12280701754386" calcext:value-type="float">
            <text:p>5.12280701754386</text:p>
          </table:table-cell>
          <table:table-cell table:formula="of:=LOG([.M59];2)" office:value-type="float" office:value="5.83289001416474" calcext:value-type="float">
            <text:p>5.832890014164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98245614035088" calcext:value-type="float">
            <text:p>5.98245614035088</text:p>
          </table:table-cell>
          <table:table-cell table:formula="of:=LOG([.S59];2)" office:value-type="float" office:value="5.83289001416474" calcext:value-type="float">
            <text:p>5.832890014164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7931034482759" calcext:value-type="float">
            <text:p>5.87931034482759</text:p>
          </table:table-cell>
          <table:table-cell table:formula="of:=LOG([.A60];2)" office:value-type="float" office:value="5.85798099512757" calcext:value-type="float">
            <text:p>5.857980995127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1724137931035" calcext:value-type="float">
            <text:p>6.01724137931035</text:p>
          </table:table-cell>
          <table:table-cell table:formula="of:=LOG([.G60];2)" office:value-type="float" office:value="5.85798099512757" calcext:value-type="float">
            <text:p>5.857980995127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1551724137931" calcext:value-type="float">
            <text:p>5.1551724137931</text:p>
          </table:table-cell>
          <table:table-cell table:formula="of:=LOG([.M60];2)" office:value-type="float" office:value="5.85798099512757" calcext:value-type="float">
            <text:p>5.857980995127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1724137931035" calcext:value-type="float">
            <text:p>6.01724137931035</text:p>
          </table:table-cell>
          <table:table-cell table:formula="of:=LOG([.S60];2)" office:value-type="float" office:value="5.85798099512757" calcext:value-type="float">
            <text:p>5.857980995127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1525423728814" calcext:value-type="float">
            <text:p>5.91525423728814</text:p>
          </table:table-cell>
          <table:table-cell table:formula="of:=LOG([.A61];2)" office:value-type="float" office:value="5.88264304936184" calcext:value-type="float">
            <text:p>5.882643049361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1694915254237" calcext:value-type="float">
            <text:p>6.01694915254237</text:p>
          </table:table-cell>
          <table:table-cell table:formula="of:=LOG([.G61];2)" office:value-type="float" office:value="5.88264304936184" calcext:value-type="float">
            <text:p>5.882643049361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16949152542373" calcext:value-type="float">
            <text:p>5.16949152542373</text:p>
          </table:table-cell>
          <table:table-cell table:formula="of:=LOG([.M61];2)" office:value-type="float" office:value="5.88264304936184" calcext:value-type="float">
            <text:p>5.882643049361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1694915254237" calcext:value-type="float">
            <text:p>6.01694915254237</text:p>
          </table:table-cell>
          <table:table-cell table:formula="of:=LOG([.S61];2)" office:value-type="float" office:value="5.88264304936184" calcext:value-type="float">
            <text:p>5.882643049361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3333333333333" calcext:value-type="float">
            <text:p>5.93333333333333</text:p>
          </table:table-cell>
          <table:table-cell table:formula="of:=LOG([.A62];2)" office:value-type="float" office:value="5.90689059560852" calcext:value-type="float">
            <text:p>5.906890595608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5" calcext:value-type="float">
            <text:p>6.05</text:p>
          </table:table-cell>
          <table:table-cell table:formula="of:=LOG([.G62];2)" office:value-type="float" office:value="5.90689059560852" calcext:value-type="float">
            <text:p>5.906890595608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table:formula="of:=LOG([.M62];2)" office:value-type="float" office:value="5.90689059560852" calcext:value-type="float">
            <text:p>5.906890595608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5" calcext:value-type="float">
            <text:p>6.05</text:p>
          </table:table-cell>
          <table:table-cell table:formula="of:=LOG([.S62];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5081967213115" calcext:value-type="float">
            <text:p>5.95081967213115</text:p>
          </table:table-cell>
          <table:table-cell table:formula="of:=LOG([.A63];2)" office:value-type="float" office:value="5.93073733756289" calcext:value-type="float">
            <text:p>5.9307373375628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983606557377" calcext:value-type="float">
            <text:p>6.0983606557377</text:p>
          </table:table-cell>
          <table:table-cell table:formula="of:=LOG([.G63];2)" office:value-type="float" office:value="5.93073733756289" calcext:value-type="float">
            <text:p>5.9307373375628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2950819672131" calcext:value-type="float">
            <text:p>5.22950819672131</text:p>
          </table:table-cell>
          <table:table-cell table:formula="of:=LOG([.M63];2)" office:value-type="float" office:value="5.93073733756289" calcext:value-type="float">
            <text:p>5.9307373375628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983606557377" calcext:value-type="float">
            <text:p>6.0983606557377</text:p>
          </table:table-cell>
          <table:table-cell table:formula="of:=LOG([.S63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8387096774194" calcext:value-type="float">
            <text:p>5.98387096774194</text:p>
          </table:table-cell>
          <table:table-cell table:formula="of:=LOG([.A64];2)" office:value-type="float" office:value="5.95419631038688" calcext:value-type="float">
            <text:p>5.954196310386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2903225806452" calcext:value-type="float">
            <text:p>6.12903225806452</text:p>
          </table:table-cell>
          <table:table-cell table:formula="of:=LOG([.G64];2)" office:value-type="float" office:value="5.95419631038688" calcext:value-type="float">
            <text:p>5.954196310386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4193548387097" calcext:value-type="float">
            <text:p>5.24193548387097</text:p>
          </table:table-cell>
          <table:table-cell table:formula="of:=LOG([.M64];2)" office:value-type="float" office:value="5.95419631038688" calcext:value-type="float">
            <text:p>5.954196310386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2903225806452" calcext:value-type="float">
            <text:p>6.12903225806452</text:p>
          </table:table-cell>
          <table:table-cell table:formula="of:=LOG([.S64];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LOG([.A65];2)" office:value-type="float" office:value="5.97727992349992" calcext:value-type="float">
            <text:p>5.977279923499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9047619047619" calcext:value-type="float">
            <text:p>6.19047619047619</text:p>
          </table:table-cell>
          <table:table-cell table:formula="of:=LOG([.G65];2)" office:value-type="float" office:value="5.97727992349992" calcext:value-type="float">
            <text:p>5.977279923499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6984126984127" calcext:value-type="float">
            <text:p>5.26984126984127</text:p>
          </table:table-cell>
          <table:table-cell table:formula="of:=LOG([.M65];2)" office:value-type="float" office:value="5.97727992349992" calcext:value-type="float">
            <text:p>5.977279923499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9047619047619" calcext:value-type="float">
            <text:p>6.19047619047619</text:p>
          </table:table-cell>
          <table:table-cell table:formula="of:=LOG([.S65];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15625" calcext:value-type="float">
            <text:p>6.015625</text:p>
          </table:table-cell>
          <table:table-cell table:formula="of:=LOG([.A66];2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265625" calcext:value-type="float">
            <text:p>6.265625</text:p>
          </table:table-cell>
          <table:table-cell table:formula="of:=LOG([.G66];2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96875" calcext:value-type="float">
            <text:p>5.296875</text:p>
          </table:table-cell>
          <table:table-cell table:formula="of:=LOG([.M66];2)"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265625" calcext:value-type="float">
            <text:p>6.265625</text:p>
          </table:table-cell>
          <table:table-cell table:formula="of:=LOG([.S66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4615384615385" calcext:value-type="float">
            <text:p>6.04615384615385</text:p>
          </table:table-cell>
          <table:table-cell table:formula="of:=LOG([.A67];2)" office:value-type="float" office:value="6.02236781302845" calcext:value-type="float">
            <text:p>6.022367813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27692307692308" calcext:value-type="float">
            <text:p>6.27692307692308</text:p>
          </table:table-cell>
          <table:table-cell table:formula="of:=LOG([.G67];2)" office:value-type="float" office:value="6.02236781302845" calcext:value-type="float">
            <text:p>6.022367813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29230769230769" calcext:value-type="float">
            <text:p>5.29230769230769</text:p>
          </table:table-cell>
          <table:table-cell table:formula="of:=LOG([.M67];2)" office:value-type="float" office:value="6.02236781302845" calcext:value-type="float">
            <text:p>6.022367813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27692307692308" calcext:value-type="float">
            <text:p>6.27692307692308</text:p>
          </table:table-cell>
          <table:table-cell table:formula="of:=LOG([.S67];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6060606060606" calcext:value-type="float">
            <text:p>6.06060606060606</text:p>
          </table:table-cell>
          <table:table-cell table:formula="of:=LOG([.A68];2)" office:value-type="float" office:value="6.04439411935845" calcext:value-type="float">
            <text:p>6.044394119358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030303030303" calcext:value-type="float">
            <text:p>6.3030303030303</text:p>
          </table:table-cell>
          <table:table-cell table:formula="of:=LOG([.G68];2)" office:value-type="float" office:value="6.04439411935845" calcext:value-type="float">
            <text:p>6.044394119358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31818181818182" calcext:value-type="float">
            <text:p>5.31818181818182</text:p>
          </table:table-cell>
          <table:table-cell table:formula="of:=LOG([.M68];2)" office:value-type="float" office:value="6.04439411935845" calcext:value-type="float">
            <text:p>6.0443941193584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030303030303" calcext:value-type="float">
            <text:p>6.3030303030303</text:p>
          </table:table-cell>
          <table:table-cell table:formula="of:=LOG([.S68];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044776119403" calcext:value-type="float">
            <text:p>6.1044776119403</text:p>
          </table:table-cell>
          <table:table-cell table:formula="of:=LOG([.A69];2)" office:value-type="float" office:value="6.06608919045777" calcext:value-type="float">
            <text:p>6.066089190457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2835820895522" calcext:value-type="float">
            <text:p>6.32835820895522</text:p>
          </table:table-cell>
          <table:table-cell table:formula="of:=LOG([.G69];2)" office:value-type="float" office:value="6.06608919045777" calcext:value-type="float">
            <text:p>6.066089190457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34328358208955" calcext:value-type="float">
            <text:p>5.34328358208955</text:p>
          </table:table-cell>
          <table:table-cell table:formula="of:=LOG([.M69];2)" office:value-type="float" office:value="6.06608919045777" calcext:value-type="float">
            <text:p>6.066089190457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2835820895522" calcext:value-type="float">
            <text:p>6.32835820895522</text:p>
          </table:table-cell>
          <table:table-cell table:formula="of:=LOG([.S69];2)" office:value-type="float" office:value="6.06608919045777" calcext:value-type="float">
            <text:p>6.066089190457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4705882352941" calcext:value-type="float">
            <text:p>6.14705882352941</text:p>
          </table:table-cell>
          <table:table-cell table:formula="of:=LOG([.A70];2)" office:value-type="float" office:value="6.08746284125034" calcext:value-type="float">
            <text:p>6.087462841250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6764705882353" calcext:value-type="float">
            <text:p>6.36764705882353</text:p>
          </table:table-cell>
          <table:table-cell table:formula="of:=LOG([.G70];2)" office:value-type="float" office:value="6.08746284125034" calcext:value-type="float">
            <text:p>6.087462841250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36764705882353" calcext:value-type="float">
            <text:p>5.36764705882353</text:p>
          </table:table-cell>
          <table:table-cell table:formula="of:=LOG([.M70];2)" office:value-type="float" office:value="6.08746284125034" calcext:value-type="float">
            <text:p>6.0874628412503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6764705882353" calcext:value-type="float">
            <text:p>6.36764705882353</text:p>
          </table:table-cell>
          <table:table-cell table:formula="of:=LOG([.S70];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5942028985507" calcext:value-type="float">
            <text:p>6.15942028985507</text:p>
          </table:table-cell>
          <table:table-cell table:formula="of:=LOG([.A71];2)" office:value-type="float" office:value="6.10852445677817" calcext:value-type="float">
            <text:p>6.108524456778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6231884057971" calcext:value-type="float">
            <text:p>6.36231884057971</text:p>
          </table:table-cell>
          <table:table-cell table:formula="of:=LOG([.G71];2)" office:value-type="float" office:value="6.10852445677817" calcext:value-type="float">
            <text:p>6.108524456778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39130434782609" calcext:value-type="float">
            <text:p>5.39130434782609</text:p>
          </table:table-cell>
          <table:table-cell table:formula="of:=LOG([.M71];2)" office:value-type="float" office:value="6.10852445677817" calcext:value-type="float">
            <text:p>6.108524456778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6231884057971" calcext:value-type="float">
            <text:p>6.36231884057971</text:p>
          </table:table-cell>
          <table:table-cell table:formula="of:=LOG([.S71];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table:formula="of:=LOG([.A72];2)" office:value-type="float" office:value="6.12928301694497" calcext:value-type="float">
            <text:p>6.129283016944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table:formula="of:=LOG([.G72];2)" office:value-type="float" office:value="6.12928301694497" calcext:value-type="float">
            <text:p>6.129283016944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1428571428571" calcext:value-type="float">
            <text:p>5.41428571428571</text:p>
          </table:table-cell>
          <table:table-cell table:formula="of:=LOG([.M72];2)" office:value-type="float" office:value="6.12928301694497" calcext:value-type="float">
            <text:p>6.129283016944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table:formula="of:=LOG([.S72];2)" office:value-type="float" office:value="6.12928301694497" calcext:value-type="float">
            <text:p>6.12928301694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3943661971831" calcext:value-type="float">
            <text:p>6.23943661971831</text:p>
          </table:table-cell>
          <table:table-cell table:formula="of:=LOG([.A73];2)" office:value-type="float" office:value="6.14974711950468" calcext:value-type="float">
            <text:p>6.149747119504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0845070422535" calcext:value-type="float">
            <text:p>6.40845070422535</text:p>
          </table:table-cell>
          <table:table-cell table:formula="of:=LOG([.G73];2)" office:value-type="float" office:value="6.14974711950468" calcext:value-type="float">
            <text:p>6.149747119504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3661971830986" calcext:value-type="float">
            <text:p>5.43661971830986</text:p>
          </table:table-cell>
          <table:table-cell table:formula="of:=LOG([.M73];2)" office:value-type="float" office:value="6.14974711950468" calcext:value-type="float">
            <text:p>6.149747119504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0845070422535" calcext:value-type="float">
            <text:p>6.40845070422535</text:p>
          </table:table-cell>
          <table:table-cell table:formula="of:=LOG([.S73];2)" office:value-type="float" office:value="6.14974711950468" calcext:value-type="float">
            <text:p>6.149747119504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6388888888889" calcext:value-type="float">
            <text:p>6.26388888888889</text:p>
          </table:table-cell>
          <table:table-cell table:formula="of:=LOG([.A74];2)" office:value-type="float" office:value="6.16992500144231" calcext:value-type="float">
            <text:p>6.169925001442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4444444444444" calcext:value-type="float">
            <text:p>6.44444444444444</text:p>
          </table:table-cell>
          <table:table-cell table:formula="of:=LOG([.G74];2)" office:value-type="float" office:value="6.16992500144231" calcext:value-type="float">
            <text:p>6.169925001442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4444444444444" calcext:value-type="float">
            <text:p>5.44444444444444</text:p>
          </table:table-cell>
          <table:table-cell table:formula="of:=LOG([.M74];2)" office:value-type="float" office:value="6.16992500144231" calcext:value-type="float">
            <text:p>6.169925001442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44444444444444" calcext:value-type="float">
            <text:p>6.44444444444444</text:p>
          </table:table-cell>
          <table:table-cell table:formula="of:=LOG([.S74];2)" office:value-type="float" office:value="6.16992500144231" calcext:value-type="float">
            <text:p>6.169925001442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013698630137" calcext:value-type="float">
            <text:p>6.3013698630137</text:p>
          </table:table-cell>
          <table:table-cell table:formula="of:=LOG([.A75];2)" office:value-type="float" office:value="6.18982455888002" calcext:value-type="float">
            <text:p>6.189824558880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2054794520548" calcext:value-type="float">
            <text:p>6.52054794520548</text:p>
          </table:table-cell>
          <table:table-cell table:formula="of:=LOG([.G75];2)" office:value-type="float" office:value="6.18982455888002" calcext:value-type="float">
            <text:p>6.189824558880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6575342465753" calcext:value-type="float">
            <text:p>5.46575342465753</text:p>
          </table:table-cell>
          <table:table-cell table:formula="of:=LOG([.M75];2)" office:value-type="float" office:value="6.18982455888002" calcext:value-type="float">
            <text:p>6.189824558880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2054794520548" calcext:value-type="float">
            <text:p>6.52054794520548</text:p>
          </table:table-cell>
          <table:table-cell table:formula="of:=LOG([.S75];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972972972973" calcext:value-type="float">
            <text:p>6.2972972972973</text:p>
          </table:table-cell>
          <table:table-cell table:formula="of:=LOG([.A76];2)" office:value-type="float" office:value="6.20945336562895" calcext:value-type="float">
            <text:p>6.209453365628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1351351351351" calcext:value-type="float">
            <text:p>6.51351351351351</text:p>
          </table:table-cell>
          <table:table-cell table:formula="of:=LOG([.G76];2)" office:value-type="float" office:value="6.20945336562895" calcext:value-type="float">
            <text:p>6.209453365628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7297297297297" calcext:value-type="float">
            <text:p>5.47297297297297</text:p>
          </table:table-cell>
          <table:table-cell table:formula="of:=LOG([.M76];2)" office:value-type="float" office:value="6.20945336562895" calcext:value-type="float">
            <text:p>6.209453365628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1351351351351" calcext:value-type="float">
            <text:p>6.51351351351351</text:p>
          </table:table-cell>
          <table:table-cell table:formula="of:=LOG([.S76];2)" office:value-type="float" office:value="6.20945336562895" calcext:value-type="float">
            <text:p>6.209453365628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3333333333333" calcext:value-type="float">
            <text:p>6.33333333333333</text:p>
          </table:table-cell>
          <table:table-cell table:formula="of:=LOG([.A77];2)" office:value-type="float" office:value="6.22881869049588" calcext:value-type="float">
            <text:p>6.228818690495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4666666666667" calcext:value-type="float">
            <text:p>6.54666666666667</text:p>
          </table:table-cell>
          <table:table-cell table:formula="of:=LOG([.G77];2)" office:value-type="float" office:value="6.22881869049588" calcext:value-type="float">
            <text:p>6.228818690495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9333333333333" calcext:value-type="float">
            <text:p>5.49333333333333</text:p>
          </table:table-cell>
          <table:table-cell table:formula="of:=LOG([.M77];2)" office:value-type="float" office:value="6.22881869049588" calcext:value-type="float">
            <text:p>6.228818690495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4666666666667" calcext:value-type="float">
            <text:p>6.54666666666667</text:p>
          </table:table-cell>
          <table:table-cell table:formula="of:=LOG([.S77];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421052631579" calcext:value-type="float">
            <text:p>6.3421052631579</text:p>
          </table:table-cell>
          <table:table-cell table:formula="of:=LOG([.A78];2)" office:value-type="float" office:value="6.24792751344359" calcext:value-type="float">
            <text:p>6.2479275134435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1315789473684" calcext:value-type="float">
            <text:p>6.51315789473684</text:p>
          </table:table-cell>
          <table:table-cell table:formula="of:=LOG([.G78];2)" office:value-type="float" office:value="6.24792751344359" calcext:value-type="float">
            <text:p>6.2479275134435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51315789473684" calcext:value-type="float">
            <text:p>5.51315789473684</text:p>
          </table:table-cell>
          <table:table-cell table:formula="of:=LOG([.M78];2)" office:value-type="float" office:value="6.24792751344359" calcext:value-type="float">
            <text:p>6.2479275134435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1315789473684" calcext:value-type="float">
            <text:p>6.51315789473684</text:p>
          </table:table-cell>
          <table:table-cell table:formula="of:=LOG([.S78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7662337662338" calcext:value-type="float">
            <text:p>6.37662337662338</text:p>
          </table:table-cell>
          <table:table-cell table:formula="of:=LOG([.A79];2)" office:value-type="float" office:value="6.2667865406949" calcext:value-type="float">
            <text:p>6.266786540694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4545454545455" calcext:value-type="float">
            <text:p>6.54545454545455</text:p>
          </table:table-cell>
          <table:table-cell table:formula="of:=LOG([.G79];2)" office:value-type="float" office:value="6.2667865406949" calcext:value-type="float">
            <text:p>6.266786540694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53246753246753" calcext:value-type="float">
            <text:p>5.53246753246753</text:p>
          </table:table-cell>
          <table:table-cell table:formula="of:=LOG([.M79];2)" office:value-type="float" office:value="6.2667865406949" calcext:value-type="float">
            <text:p>6.266786540694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4545454545455" calcext:value-type="float">
            <text:p>6.54545454545455</text:p>
          </table:table-cell>
          <table:table-cell table:formula="of:=LOG([.S79];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1025641025641" calcext:value-type="float">
            <text:p>6.41025641025641</text:p>
          </table:table-cell>
          <table:table-cell table:formula="of:=LOG([.A80];2)" office:value-type="float" office:value="6.28540221886225" calcext:value-type="float">
            <text:p>6.285402218862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3846153846154" calcext:value-type="float">
            <text:p>6.53846153846154</text:p>
          </table:table-cell>
          <table:table-cell table:formula="of:=LOG([.G80];2)" office:value-type="float" office:value="6.28540221886225" calcext:value-type="float">
            <text:p>6.285402218862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55128205128205" calcext:value-type="float">
            <text:p>5.55128205128205</text:p>
          </table:table-cell>
          <table:table-cell table:formula="of:=LOG([.M80];2)" office:value-type="float" office:value="6.28540221886225" calcext:value-type="float">
            <text:p>6.285402218862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3846153846154" calcext:value-type="float">
            <text:p>6.53846153846154</text:p>
          </table:table-cell>
          <table:table-cell table:formula="of:=LOG([.S80];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3037974683544" calcext:value-type="float">
            <text:p>6.43037974683544</text:p>
          </table:table-cell>
          <table:table-cell table:formula="of:=LOG([.A81];2)" office:value-type="float" office:value="6.3037807481771" calcext:value-type="float">
            <text:p>6.30378074817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3164556962025" calcext:value-type="float">
            <text:p>6.53164556962025</text:p>
          </table:table-cell>
          <table:table-cell table:formula="of:=LOG([.G81];2)" office:value-type="float" office:value="6.3037807481771" calcext:value-type="float">
            <text:p>6.30378074817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8227848101266" calcext:value-type="float">
            <text:p>5.58227848101266</text:p>
          </table:table-cell>
          <table:table-cell table:formula="of:=LOG([.M81];2)" office:value-type="float" office:value="6.3037807481771" calcext:value-type="float">
            <text:p>6.30378074817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3164556962025" calcext:value-type="float">
            <text:p>6.53164556962025</text:p>
          </table:table-cell>
          <table:table-cell table:formula="of:=LOG([.S81];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625" calcext:value-type="float">
            <text:p>6.4625</text:p>
          </table:table-cell>
          <table:table-cell table:formula="of:=LOG([.A82];2)" office:value-type="float" office:value="6.32192809488736" calcext:value-type="float">
            <text:p>6.321928094887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75" calcext:value-type="float">
            <text:p>6.575</text:p>
          </table:table-cell>
          <table:table-cell table:formula="of:=LOG([.G82];2)" office:value-type="float" office:value="6.32192809488736" calcext:value-type="float">
            <text:p>6.321928094887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formula="of:=LOG([.M82];2)" office:value-type="float" office:value="6.32192809488736" calcext:value-type="float">
            <text:p>6.321928094887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75" calcext:value-type="float">
            <text:p>6.575</text:p>
          </table:table-cell>
          <table:table-cell table:formula="of:=LOG([.S82];2)" office:value-type="float" office:value="6.32192809488736" calcext:value-type="float">
            <text:p>6.321928094887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9382716049383" calcext:value-type="float">
            <text:p>6.49382716049383</text:p>
          </table:table-cell>
          <table:table-cell table:formula="of:=LOG([.A83];2)" office:value-type="float" office:value="6.33985000288463" calcext:value-type="float">
            <text:p>6.339850002884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2962962962963" calcext:value-type="float">
            <text:p>6.62962962962963</text:p>
          </table:table-cell>
          <table:table-cell table:formula="of:=LOG([.G83];2)" office:value-type="float" office:value="6.33985000288463" calcext:value-type="float">
            <text:p>6.339850002884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1728395061728" calcext:value-type="float">
            <text:p>5.61728395061728</text:p>
          </table:table-cell>
          <table:table-cell table:formula="of:=LOG([.M83];2)" office:value-type="float" office:value="6.33985000288463" calcext:value-type="float">
            <text:p>6.3398500028846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2962962962963" calcext:value-type="float">
            <text:p>6.62962962962963</text:p>
          </table:table-cell>
          <table:table-cell table:formula="of:=LOG([.S83];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1219512195122" calcext:value-type="float">
            <text:p>6.51219512195122</text:p>
          </table:table-cell>
          <table:table-cell table:formula="of:=LOG([.A84];2)" office:value-type="float" office:value="6.35755200461809" calcext:value-type="float">
            <text:p>6.357552004618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4634146341463" calcext:value-type="float">
            <text:p>6.64634146341463</text:p>
          </table:table-cell>
          <table:table-cell table:formula="of:=LOG([.G84];2)" office:value-type="float" office:value="6.35755200461809" calcext:value-type="float">
            <text:p>6.357552004618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219512195122" calcext:value-type="float">
            <text:p>5.6219512195122</text:p>
          </table:table-cell>
          <table:table-cell table:formula="of:=LOG([.M84];2)" office:value-type="float" office:value="6.35755200461809" calcext:value-type="float">
            <text:p>6.357552004618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4634146341463" calcext:value-type="float">
            <text:p>6.64634146341463</text:p>
          </table:table-cell>
          <table:table-cell table:formula="of:=LOG([.S84];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3012048192771" calcext:value-type="float">
            <text:p>6.53012048192771</text:p>
          </table:table-cell>
          <table:table-cell table:formula="of:=LOG([.A85];2)" office:value-type="float" office:value="6.37503943134693" calcext:value-type="float">
            <text:p>6.375039431346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7469879518072" calcext:value-type="float">
            <text:p>6.67469879518072</text:p>
          </table:table-cell>
          <table:table-cell table:formula="of:=LOG([.G85];2)" office:value-type="float" office:value="6.37503943134693" calcext:value-type="float">
            <text:p>6.375039431346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5060240963855" calcext:value-type="float">
            <text:p>5.65060240963855</text:p>
          </table:table-cell>
          <table:table-cell table:formula="of:=LOG([.M85];2)" office:value-type="float" office:value="6.37503943134693" calcext:value-type="float">
            <text:p>6.3750394313469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7469879518072" calcext:value-type="float">
            <text:p>6.67469879518072</text:p>
          </table:table-cell>
          <table:table-cell table:formula="of:=LOG([.S85];2)" office:value-type="float" office:value="6.37503943134693" calcext:value-type="float">
            <text:p>6.375039431346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3571428571429" calcext:value-type="float">
            <text:p>6.53571428571429</text:p>
          </table:table-cell>
          <table:table-cell table:formula="of:=LOG([.A86];2)" office:value-type="float" office:value="6.39231742277876" calcext:value-type="float">
            <text:p>6.3923174227787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7857142857143" calcext:value-type="float">
            <text:p>6.67857142857143</text:p>
          </table:table-cell>
          <table:table-cell table:formula="of:=LOG([.G86];2)" office:value-type="float" office:value="6.39231742277876" calcext:value-type="float">
            <text:p>6.3923174227787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6666666666667" calcext:value-type="float">
            <text:p>5.66666666666667</text:p>
          </table:table-cell>
          <table:table-cell table:formula="of:=LOG([.M86];2)" office:value-type="float" office:value="6.39231742277876" calcext:value-type="float">
            <text:p>6.3923174227787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67857142857143" calcext:value-type="float">
            <text:p>6.67857142857143</text:p>
          </table:table-cell>
          <table:table-cell table:formula="of:=LOG([.S86];2)" office:value-type="float" office:value="6.39231742277876" calcext:value-type="float">
            <text:p>6.392317422778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5294117647059" calcext:value-type="float">
            <text:p>6.55294117647059</text:p>
          </table:table-cell>
          <table:table-cell table:formula="of:=LOG([.A87];2)" office:value-type="float" office:value="6.4093909361377" calcext:value-type="float">
            <text:p>6.40939093613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71764705882353" calcext:value-type="float">
            <text:p>6.71764705882353</text:p>
          </table:table-cell>
          <table:table-cell table:formula="of:=LOG([.G87];2)" office:value-type="float" office:value="6.4093909361377" calcext:value-type="float">
            <text:p>6.40939093613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69411764705882" calcext:value-type="float">
            <text:p>5.69411764705882</text:p>
          </table:table-cell>
          <table:table-cell table:formula="of:=LOG([.M87];2)" office:value-type="float" office:value="6.4093909361377" calcext:value-type="float">
            <text:p>6.40939093613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71764705882353" calcext:value-type="float">
            <text:p>6.71764705882353</text:p>
          </table:table-cell>
          <table:table-cell table:formula="of:=LOG([.S87];2)" office:value-type="float" office:value="6.4093909361377" calcext:value-type="float">
            <text:p>6.40939093613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8139534883721" calcext:value-type="float">
            <text:p>6.58139534883721</text:p>
          </table:table-cell>
          <table:table-cell table:formula="of:=LOG([.A88];2)" office:value-type="float" office:value="6.4262647547021" calcext:value-type="float">
            <text:p>6.42626475470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76744186046512" calcext:value-type="float">
            <text:p>6.76744186046512</text:p>
          </table:table-cell>
          <table:table-cell table:formula="of:=LOG([.G88];2)" office:value-type="float" office:value="6.4262647547021" calcext:value-type="float">
            <text:p>6.42626475470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093023255814" calcext:value-type="float">
            <text:p>5.7093023255814</text:p>
          </table:table-cell>
          <table:table-cell table:formula="of:=LOG([.M88];2)" office:value-type="float" office:value="6.4262647547021" calcext:value-type="float">
            <text:p>6.42626475470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76744186046512" calcext:value-type="float">
            <text:p>6.76744186046512</text:p>
          </table:table-cell>
          <table:table-cell table:formula="of:=LOG([.S88];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2068965517241" calcext:value-type="float">
            <text:p>6.62068965517241</text:p>
          </table:table-cell>
          <table:table-cell table:formula="of:=LOG([.A89];2)" office:value-type="float" office:value="6.44294349584873" calcext:value-type="float">
            <text:p>6.4429434958487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0459770114943" calcext:value-type="float">
            <text:p>6.80459770114943</text:p>
          </table:table-cell>
          <table:table-cell table:formula="of:=LOG([.G89];2)" office:value-type="float" office:value="6.44294349584873" calcext:value-type="float">
            <text:p>6.4429434958487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3563218390805" calcext:value-type="float">
            <text:p>5.73563218390805</text:p>
          </table:table-cell>
          <table:table-cell table:formula="of:=LOG([.M89];2)" office:value-type="float" office:value="6.44294349584873" calcext:value-type="float">
            <text:p>6.4429434958487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0459770114943" calcext:value-type="float">
            <text:p>6.80459770114943</text:p>
          </table:table-cell>
          <table:table-cell table:formula="of:=LOG([.S89];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3636363636364" calcext:value-type="float">
            <text:p>6.63636363636364</text:p>
          </table:table-cell>
          <table:table-cell table:formula="of:=LOG([.A90];2)" office:value-type="float" office:value="6.4594316186373" calcext:value-type="float">
            <text:p>6.45943161863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2954545454545" calcext:value-type="float">
            <text:p>6.82954545454545</text:p>
          </table:table-cell>
          <table:table-cell table:formula="of:=LOG([.G90];2)" office:value-type="float" office:value="6.4594316186373" calcext:value-type="float">
            <text:p>6.45943161863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3863636363636" calcext:value-type="float">
            <text:p>5.73863636363636</text:p>
          </table:table-cell>
          <table:table-cell table:formula="of:=LOG([.M90];2)" office:value-type="float" office:value="6.4594316186373" calcext:value-type="float">
            <text:p>6.45943161863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2954545454545" calcext:value-type="float">
            <text:p>6.82954545454545</text:p>
          </table:table-cell>
          <table:table-cell table:formula="of:=LOG([.S90];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5168539325843" calcext:value-type="float">
            <text:p>6.65168539325843</text:p>
          </table:table-cell>
          <table:table-cell table:formula="of:=LOG([.A91];2)" office:value-type="float" office:value="6.4757334309664" calcext:value-type="float">
            <text:p>6.475733430966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4269662921348" calcext:value-type="float">
            <text:p>6.84269662921348</text:p>
          </table:table-cell>
          <table:table-cell table:formula="of:=LOG([.G91];2)" office:value-type="float" office:value="6.4757334309664" calcext:value-type="float">
            <text:p>6.475733430966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6404494382023" calcext:value-type="float">
            <text:p>5.76404494382023</text:p>
          </table:table-cell>
          <table:table-cell table:formula="of:=LOG([.M91];2)" office:value-type="float" office:value="6.4757334309664" calcext:value-type="float">
            <text:p>6.475733430966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4269662921348" calcext:value-type="float">
            <text:p>6.84269662921348</text:p>
          </table:table-cell>
          <table:table-cell table:formula="of:=LOG([.S91];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67" calcext:value-type="float">
            <text:p>6.66666666666667</text:p>
          </table:table-cell>
          <table:table-cell table:formula="of:=LOG([.A92];2)" office:value-type="float" office:value="6.49185309632968" calcext:value-type="float">
            <text:p>6.4918530963296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4444444444444" calcext:value-type="float">
            <text:p>6.84444444444444</text:p>
          </table:table-cell>
          <table:table-cell table:formula="of:=LOG([.G92];2)" office:value-type="float" office:value="6.49185309632968" calcext:value-type="float">
            <text:p>6.4918530963296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6666666666667" calcext:value-type="float">
            <text:p>5.76666666666667</text:p>
          </table:table-cell>
          <table:table-cell table:formula="of:=LOG([.M92];2)" office:value-type="float" office:value="6.49185309632968" calcext:value-type="float">
            <text:p>6.4918530963296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84444444444444" calcext:value-type="float">
            <text:p>6.84444444444444</text:p>
          </table:table-cell>
          <table:table-cell table:formula="of:=LOG([.S92];2)" office:value-type="float" office:value="6.49185309632968" calcext:value-type="float">
            <text:p>6.49185309632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9230769230769" calcext:value-type="float">
            <text:p>6.69230769230769</text:p>
          </table:table-cell>
          <table:table-cell table:formula="of:=LOG([.A93];2)" office:value-type="float" office:value="6.5077946401987" calcext:value-type="float">
            <text:p>6.50779464019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010989010989" calcext:value-type="float">
            <text:p>6.9010989010989</text:p>
          </table:table-cell>
          <table:table-cell table:formula="of:=LOG([.G93];2)" office:value-type="float" office:value="6.5077946401987" calcext:value-type="float">
            <text:p>6.50779464019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8021978021978" calcext:value-type="float">
            <text:p>5.78021978021978</text:p>
          </table:table-cell>
          <table:table-cell table:formula="of:=LOG([.M93];2)" office:value-type="float" office:value="6.5077946401987" calcext:value-type="float">
            <text:p>6.50779464019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010989010989" calcext:value-type="float">
            <text:p>6.9010989010989</text:p>
          </table:table-cell>
          <table:table-cell table:formula="of:=LOG([.S93];2)" office:value-type="float" office:value="6.5077946401987" calcext:value-type="float">
            <text:p>6.50779464019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9565217391304" calcext:value-type="float">
            <text:p>6.69565217391304</text:p>
          </table:table-cell>
          <table:table-cell table:formula="of:=LOG([.A94];2)" office:value-type="float" office:value="6.52356195605701" calcext:value-type="float">
            <text:p>6.5235619560570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2391304347826" calcext:value-type="float">
            <text:p>6.92391304347826</text:p>
          </table:table-cell>
          <table:table-cell table:formula="of:=LOG([.G94];2)" office:value-type="float" office:value="6.52356195605701" calcext:value-type="float">
            <text:p>6.5235619560570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9347826086957" calcext:value-type="float">
            <text:p>5.79347826086957</text:p>
          </table:table-cell>
          <table:table-cell table:formula="of:=LOG([.M94];2)" office:value-type="float" office:value="6.52356195605701" calcext:value-type="float">
            <text:p>6.5235619560570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2391304347826" calcext:value-type="float">
            <text:p>6.92391304347826</text:p>
          </table:table-cell>
          <table:table-cell table:formula="of:=LOG([.S94];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2043010752688" calcext:value-type="float">
            <text:p>6.72043010752688</text:p>
          </table:table-cell>
          <table:table-cell table:formula="of:=LOG([.A95];2)" office:value-type="float" office:value="6.53915881110803" calcext:value-type="float">
            <text:p>6.539158811108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4623655913979" calcext:value-type="float">
            <text:p>6.94623655913979</text:p>
          </table:table-cell>
          <table:table-cell table:formula="of:=LOG([.G95];2)" office:value-type="float" office:value="6.53915881110803" calcext:value-type="float">
            <text:p>6.539158811108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0645161290323" calcext:value-type="float">
            <text:p>5.80645161290323</text:p>
          </table:table-cell>
          <table:table-cell table:formula="of:=LOG([.M95];2)" office:value-type="float" office:value="6.53915881110803" calcext:value-type="float">
            <text:p>6.539158811108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4623655913979" calcext:value-type="float">
            <text:p>6.94623655913979</text:p>
          </table:table-cell>
          <table:table-cell table:formula="of:=LOG([.S95];2)" office:value-type="float" office:value="6.53915881110803" calcext:value-type="float">
            <text:p>6.539158811108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2340425531915" calcext:value-type="float">
            <text:p>6.72340425531915</text:p>
          </table:table-cell>
          <table:table-cell table:formula="of:=LOG([.A96];2)" office:value-type="float" office:value="6.55458885167764" calcext:value-type="float">
            <text:p>6.554588851677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6808510638298" calcext:value-type="float">
            <text:p>6.96808510638298</text:p>
          </table:table-cell>
          <table:table-cell table:formula="of:=LOG([.G96];2)" office:value-type="float" office:value="6.55458885167764" calcext:value-type="float">
            <text:p>6.554588851677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1914893617021" calcext:value-type="float">
            <text:p>5.81914893617021</text:p>
          </table:table-cell>
          <table:table-cell table:formula="of:=LOG([.M96];2)" office:value-type="float" office:value="6.55458885167764" calcext:value-type="float">
            <text:p>6.554588851677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96808510638298" calcext:value-type="float">
            <text:p>6.96808510638298</text:p>
          </table:table-cell>
          <table:table-cell table:formula="of:=LOG([.S96];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2631578947368" calcext:value-type="float">
            <text:p>6.72631578947368</text:p>
          </table:table-cell>
          <table:table-cell table:formula="of:=LOG([.A97];2)" office:value-type="float" office:value="6.56985560833095" calcext:value-type="float">
            <text:p>6.569855608330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LOG([.G97];2)" office:value-type="float" office:value="6.56985560833095" calcext:value-type="float">
            <text:p>6.569855608330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3157894736842" calcext:value-type="float">
            <text:p>5.83157894736842</text:p>
          </table:table-cell>
          <table:table-cell table:formula="of:=LOG([.M97];2)" office:value-type="float" office:value="6.56985560833095" calcext:value-type="float">
            <text:p>6.569855608330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LOG([.S97];2)" office:value-type="float" office:value="6.56985560833095" calcext:value-type="float">
            <text:p>6.569855608330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6041666666667" calcext:value-type="float">
            <text:p>6.76041666666667</text:p>
          </table:table-cell>
          <table:table-cell table:formula="of:=LOG([.A98];2)" office:value-type="float" office:value="6.58496250072116" calcext:value-type="float">
            <text:p>6.584962500721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1041666666667" calcext:value-type="float">
            <text:p>7.01041666666667</text:p>
          </table:table-cell>
          <table:table-cell table:formula="of:=LOG([.G98];2)" office:value-type="float" office:value="6.58496250072116" calcext:value-type="float">
            <text:p>6.584962500721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3333333333333" calcext:value-type="float">
            <text:p>5.83333333333333</text:p>
          </table:table-cell>
          <table:table-cell table:formula="of:=LOG([.M98];2)" office:value-type="float" office:value="6.58496250072116" calcext:value-type="float">
            <text:p>6.584962500721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1041666666667" calcext:value-type="float">
            <text:p>7.01041666666667</text:p>
          </table:table-cell>
          <table:table-cell table:formula="of:=LOG([.S98];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78350515463918" calcext:value-type="float">
            <text:p>6.78350515463918</text:p>
          </table:table-cell>
          <table:table-cell table:formula="of:=LOG([.A99];2)" office:value-type="float" office:value="6.59991284218713" calcext:value-type="float">
            <text:p>6.599912842187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2061855670103" calcext:value-type="float">
            <text:p>7.02061855670103</text:p>
          </table:table-cell>
          <table:table-cell table:formula="of:=LOG([.G99];2)" office:value-type="float" office:value="6.59991284218713" calcext:value-type="float">
            <text:p>6.599912842187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4536082474227" calcext:value-type="float">
            <text:p>5.84536082474227</text:p>
          </table:table-cell>
          <table:table-cell table:formula="of:=LOG([.M99];2)" office:value-type="float" office:value="6.59991284218713" calcext:value-type="float">
            <text:p>6.599912842187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2061855670103" calcext:value-type="float">
            <text:p>7.02061855670103</text:p>
          </table:table-cell>
          <table:table-cell table:formula="of:=LOG([.S99];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0612244897959" calcext:value-type="float">
            <text:p>6.80612244897959</text:p>
          </table:table-cell>
          <table:table-cell table:formula="of:=LOG([.A100];2)" office:value-type="float" office:value="6.61470984411521" calcext:value-type="float">
            <text:p>6.614709844115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5102040816327" calcext:value-type="float">
            <text:p>7.05102040816327</text:p>
          </table:table-cell>
          <table:table-cell table:formula="of:=LOG([.G100];2)" office:value-type="float" office:value="6.61470984411521" calcext:value-type="float">
            <text:p>6.614709844115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5714285714286" calcext:value-type="float">
            <text:p>5.85714285714286</text:p>
          </table:table-cell>
          <table:table-cell table:formula="of:=LOG([.M100];2)" office:value-type="float" office:value="6.61470984411521" calcext:value-type="float">
            <text:p>6.614709844115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5102040816327" calcext:value-type="float">
            <text:p>7.05102040816327</text:p>
          </table:table-cell>
          <table:table-cell table:formula="of:=LOG([.S100];2)" office:value-type="float" office:value="6.61470984411521" calcext:value-type="float">
            <text:p>6.614709844115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2828282828283" calcext:value-type="float">
            <text:p>6.82828282828283</text:p>
          </table:table-cell>
          <table:table-cell table:formula="of:=LOG([.A101];2)" office:value-type="float" office:value="6.62935662007961" calcext:value-type="float">
            <text:p>6.6293566200796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1111111111111" calcext:value-type="float">
            <text:p>7.11111111111111</text:p>
          </table:table-cell>
          <table:table-cell table:formula="of:=LOG([.G101];2)" office:value-type="float" office:value="6.62935662007961" calcext:value-type="float">
            <text:p>6.6293566200796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4848484848485" calcext:value-type="float">
            <text:p>5.84848484848485</text:p>
          </table:table-cell>
          <table:table-cell table:formula="of:=LOG([.M101];2)" office:value-type="float" office:value="6.62935662007961" calcext:value-type="float">
            <text:p>6.6293566200796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1111111111111" calcext:value-type="float">
            <text:p>7.11111111111111</text:p>
          </table:table-cell>
          <table:table-cell table:formula="of:=LOG([.S101];2)" office:value-type="float" office:value="6.62935662007961" calcext:value-type="float">
            <text:p>6.629356620079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3" calcext:value-type="float">
            <text:p>6.83</text:p>
          </table:table-cell>
          <table:table-cell table:formula="of:=LOG([.A102];2)" office:value-type="float" office:value="6.64385618977473" calcext:value-type="float">
            <text:p>6.643856189774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3" calcext:value-type="float">
            <text:p>7.13</text:p>
          </table:table-cell>
          <table:table-cell table:formula="of:=LOG([.G102];2)" office:value-type="float" office:value="6.64385618977473" calcext:value-type="float">
            <text:p>6.643856189774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6" calcext:value-type="float">
            <text:p>5.86</text:p>
          </table:table-cell>
          <table:table-cell table:formula="of:=LOG([.M102];2)" office:value-type="float" office:value="6.64385618977473" calcext:value-type="float">
            <text:p>6.643856189774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3" calcext:value-type="float">
            <text:p>7.13</text:p>
          </table:table-cell>
          <table:table-cell table:formula="of:=LOG([.S102];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5148514851485" calcext:value-type="float">
            <text:p>6.85148514851485</text:p>
          </table:table-cell>
          <table:table-cell table:formula="of:=LOG([.A103];2)" office:value-type="float" office:value="6.6582114827518" calcext:value-type="float">
            <text:p>6.65821148275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0891089108911" calcext:value-type="float">
            <text:p>7.10891089108911</text:p>
          </table:table-cell>
          <table:table-cell table:formula="of:=LOG([.G103];2)" office:value-type="float" office:value="6.6582114827518" calcext:value-type="float">
            <text:p>6.65821148275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7128712871287" calcext:value-type="float">
            <text:p>5.87128712871287</text:p>
          </table:table-cell>
          <table:table-cell table:formula="of:=LOG([.M103];2)" office:value-type="float" office:value="6.6582114827518" calcext:value-type="float">
            <text:p>6.65821148275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0891089108911" calcext:value-type="float">
            <text:p>7.10891089108911</text:p>
          </table:table-cell>
          <table:table-cell table:formula="of:=LOG([.S103];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5294117647059" calcext:value-type="float">
            <text:p>6.85294117647059</text:p>
          </table:table-cell>
          <table:table-cell table:formula="of:=LOG([.A104];2)" office:value-type="float" office:value="6.6724253419715" calcext:value-type="float">
            <text:p>6.67242534197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078431372549" calcext:value-type="float">
            <text:p>7.1078431372549</text:p>
          </table:table-cell>
          <table:table-cell table:formula="of:=LOG([.G104];2)" office:value-type="float" office:value="6.6724253419715" calcext:value-type="float">
            <text:p>6.67242534197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8235294117647" calcext:value-type="float">
            <text:p>5.88235294117647</text:p>
          </table:table-cell>
          <table:table-cell table:formula="of:=LOG([.M104];2)" office:value-type="float" office:value="6.6724253419715" calcext:value-type="float">
            <text:p>6.67242534197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078431372549" calcext:value-type="float">
            <text:p>7.1078431372549</text:p>
          </table:table-cell>
          <table:table-cell table:formula="of:=LOG([.S104];2)" office:value-type="float" office:value="6.6724253419715" calcext:value-type="float">
            <text:p>6.67242534197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4466019417476" calcext:value-type="float">
            <text:p>6.84466019417476</text:p>
          </table:table-cell>
          <table:table-cell table:formula="of:=LOG([.A105];2)" office:value-type="float" office:value="6.68650052718322" calcext:value-type="float">
            <text:p>6.686500527183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873786407767" calcext:value-type="float">
            <text:p>7.0873786407767</text:p>
          </table:table-cell>
          <table:table-cell table:formula="of:=LOG([.G105];2)" office:value-type="float" office:value="6.68650052718322" calcext:value-type="float">
            <text:p>6.686500527183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8349514563107" calcext:value-type="float">
            <text:p>5.88349514563107</text:p>
          </table:table-cell>
          <table:table-cell table:formula="of:=LOG([.M105];2)" office:value-type="float" office:value="6.68650052718322" calcext:value-type="float">
            <text:p>6.686500527183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873786407767" calcext:value-type="float">
            <text:p>7.0873786407767</text:p>
          </table:table-cell>
          <table:table-cell table:formula="of:=LOG([.S105];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5576923076923" calcext:value-type="float">
            <text:p>6.85576923076923</text:p>
          </table:table-cell>
          <table:table-cell table:formula="of:=LOG([.A106];2)" office:value-type="float" office:value="6.70043971814109" calcext:value-type="float">
            <text:p>6.7004397181410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7692307692308" calcext:value-type="float">
            <text:p>7.07692307692308</text:p>
          </table:table-cell>
          <table:table-cell table:formula="of:=LOG([.G106];2)" office:value-type="float" office:value="6.70043971814109" calcext:value-type="float">
            <text:p>6.7004397181410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8461538461539" calcext:value-type="float">
            <text:p>5.88461538461539</text:p>
          </table:table-cell>
          <table:table-cell table:formula="of:=LOG([.M106];2)" office:value-type="float" office:value="6.70043971814109" calcext:value-type="float">
            <text:p>6.7004397181410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7692307692308" calcext:value-type="float">
            <text:p>7.07692307692308</text:p>
          </table:table-cell>
          <table:table-cell table:formula="of:=LOG([.S106];2)" office:value-type="float" office:value="6.70043971814109" calcext:value-type="float">
            <text:p>6.700439718141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5714285714286" calcext:value-type="float">
            <text:p>6.85714285714286</text:p>
          </table:table-cell>
          <table:table-cell table:formula="of:=LOG([.A107];2)" office:value-type="float" office:value="6.71424551766612" calcext:value-type="float">
            <text:p>6.7142455176661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5714285714286" calcext:value-type="float">
            <text:p>7.05714285714286</text:p>
          </table:table-cell>
          <table:table-cell table:formula="of:=LOG([.G107];2)" office:value-type="float" office:value="6.71424551766612" calcext:value-type="float">
            <text:p>6.7142455176661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8952380952381" calcext:value-type="float">
            <text:p>5.8952380952381</text:p>
          </table:table-cell>
          <table:table-cell table:formula="of:=LOG([.M107];2)" office:value-type="float" office:value="6.71424551766612" calcext:value-type="float">
            <text:p>6.7142455176661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5714285714286" calcext:value-type="float">
            <text:p>7.05714285714286</text:p>
          </table:table-cell>
          <table:table-cell table:formula="of:=LOG([.S107];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5849056603774" calcext:value-type="float">
            <text:p>6.85849056603774</text:p>
          </table:table-cell>
          <table:table-cell table:formula="of:=LOG([.A108];2)" office:value-type="float" office:value="6.7279204545632" calcext:value-type="float">
            <text:p>6.72792045456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6603773584906" calcext:value-type="float">
            <text:p>7.06603773584906</text:p>
          </table:table-cell>
          <table:table-cell table:formula="of:=LOG([.G108];2)" office:value-type="float" office:value="6.7279204545632" calcext:value-type="float">
            <text:p>6.72792045456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0566037735849" calcext:value-type="float">
            <text:p>5.90566037735849</text:p>
          </table:table-cell>
          <table:table-cell table:formula="of:=LOG([.M108];2)" office:value-type="float" office:value="6.7279204545632" calcext:value-type="float">
            <text:p>6.72792045456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6603773584906" calcext:value-type="float">
            <text:p>7.06603773584906</text:p>
          </table:table-cell>
          <table:table-cell table:formula="of:=LOG([.S108];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785046728972" calcext:value-type="float">
            <text:p>6.8785046728972</text:p>
          </table:table-cell>
          <table:table-cell table:formula="of:=LOG([.A109];2)" office:value-type="float" office:value="6.74146698640115" calcext:value-type="float">
            <text:p>6.74146698640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8411214953271" calcext:value-type="float">
            <text:p>7.08411214953271</text:p>
          </table:table-cell>
          <table:table-cell table:formula="of:=LOG([.G109];2)" office:value-type="float" office:value="6.74146698640115" calcext:value-type="float">
            <text:p>6.74146698640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1588785046729" calcext:value-type="float">
            <text:p>5.91588785046729</text:p>
          </table:table-cell>
          <table:table-cell table:formula="of:=LOG([.M109];2)" office:value-type="float" office:value="6.74146698640115" calcext:value-type="float">
            <text:p>6.74146698640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8411214953271" calcext:value-type="float">
            <text:p>7.08411214953271</text:p>
          </table:table-cell>
          <table:table-cell table:formula="of:=LOG([.S109];2)" office:value-type="float" office:value="6.74146698640115" calcext:value-type="float">
            <text:p>6.741466986401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9814814814815" calcext:value-type="float">
            <text:p>6.89814814814815</text:p>
          </table:table-cell>
          <table:table-cell table:formula="of:=LOG([.A110];2)" office:value-type="float" office:value="6.75488750216347" calcext:value-type="float">
            <text:p>6.754887502163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9259259259259" calcext:value-type="float">
            <text:p>7.09259259259259</text:p>
          </table:table-cell>
          <table:table-cell table:formula="of:=LOG([.G110];2)" office:value-type="float" office:value="6.75488750216347" calcext:value-type="float">
            <text:p>6.754887502163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2592592592593" calcext:value-type="float">
            <text:p>5.92592592592593</text:p>
          </table:table-cell>
          <table:table-cell table:formula="of:=LOG([.M110];2)" office:value-type="float" office:value="6.75488750216347" calcext:value-type="float">
            <text:p>6.754887502163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09259259259259" calcext:value-type="float">
            <text:p>7.09259259259259</text:p>
          </table:table-cell>
          <table:table-cell table:formula="of:=LOG([.S110];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89908256880734" calcext:value-type="float">
            <text:p>6.89908256880734</text:p>
          </table:table-cell>
          <table:table-cell table:formula="of:=LOG([.A111];2)" office:value-type="float" office:value="6.76818432477693" calcext:value-type="float">
            <text:p>6.768184324776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1926605504587" calcext:value-type="float">
            <text:p>7.11926605504587</text:p>
          </table:table-cell>
          <table:table-cell table:formula="of:=LOG([.G111];2)" office:value-type="float" office:value="6.76818432477693" calcext:value-type="float">
            <text:p>6.768184324776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3577981651376" calcext:value-type="float">
            <text:p>5.93577981651376</text:p>
          </table:table-cell>
          <table:table-cell table:formula="of:=LOG([.M111];2)" office:value-type="float" office:value="6.76818432477693" calcext:value-type="float">
            <text:p>6.768184324776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1926605504587" calcext:value-type="float">
            <text:p>7.11926605504587</text:p>
          </table:table-cell>
          <table:table-cell table:formula="of:=LOG([.S111];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1818181818182" calcext:value-type="float">
            <text:p>6.91818181818182</text:p>
          </table:table-cell>
          <table:table-cell table:formula="of:=LOG([.A112];2)" office:value-type="float" office:value="6.78135971352466" calcext:value-type="float">
            <text:p>6.781359713524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3636363636364" calcext:value-type="float">
            <text:p>7.13636363636364</text:p>
          </table:table-cell>
          <table:table-cell table:formula="of:=LOG([.G112];2)" office:value-type="float" office:value="6.78135971352466" calcext:value-type="float">
            <text:p>6.781359713524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4545454545455" calcext:value-type="float">
            <text:p>5.94545454545455</text:p>
          </table:table-cell>
          <table:table-cell table:formula="of:=LOG([.M112];2)" office:value-type="float" office:value="6.78135971352466" calcext:value-type="float">
            <text:p>6.781359713524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3636363636364" calcext:value-type="float">
            <text:p>7.13636363636364</text:p>
          </table:table-cell>
          <table:table-cell table:formula="of:=LOG([.S112];2)" office:value-type="float" office:value="6.78135971352466" calcext:value-type="float">
            <text:p>6.781359713524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4594594594595" calcext:value-type="float">
            <text:p>6.94594594594595</text:p>
          </table:table-cell>
          <table:table-cell table:formula="of:=LOG([.A113];2)" office:value-type="float" office:value="6.79441586635011" calcext:value-type="float">
            <text:p>6.794415866350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5315315315315" calcext:value-type="float">
            <text:p>7.15315315315315</text:p>
          </table:table-cell>
          <table:table-cell table:formula="of:=LOG([.G113];2)" office:value-type="float" office:value="6.79441586635011" calcext:value-type="float">
            <text:p>6.794415866350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6396396396396" calcext:value-type="float">
            <text:p>5.96396396396396</text:p>
          </table:table-cell>
          <table:table-cell table:formula="of:=LOG([.M113];2)" office:value-type="float" office:value="6.79441586635011" calcext:value-type="float">
            <text:p>6.794415866350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5315315315315" calcext:value-type="float">
            <text:p>7.15315315315315</text:p>
          </table:table-cell>
          <table:table-cell table:formula="of:=LOG([.S113];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4642857142857" calcext:value-type="float">
            <text:p>6.94642857142857</text:p>
          </table:table-cell>
          <table:table-cell table:formula="of:=LOG([.A114];2)" office:value-type="float" office:value="6.8073549220576" calcext:value-type="float">
            <text:p>6.807354922057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6964285714286" calcext:value-type="float">
            <text:p>7.16964285714286</text:p>
          </table:table-cell>
          <table:table-cell table:formula="of:=LOG([.G114];2)" office:value-type="float" office:value="6.8073549220576" calcext:value-type="float">
            <text:p>6.807354922057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7321428571429" calcext:value-type="float">
            <text:p>5.97321428571429</text:p>
          </table:table-cell>
          <table:table-cell table:formula="of:=LOG([.M114];2)" office:value-type="float" office:value="6.8073549220576" calcext:value-type="float">
            <text:p>6.807354922057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6964285714286" calcext:value-type="float">
            <text:p>7.16964285714286</text:p>
          </table:table-cell>
          <table:table-cell table:formula="of:=LOG([.S114];2)" office:value-type="float" office:value="6.8073549220576" calcext:value-type="float">
            <text:p>6.80735492205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5575221238938" calcext:value-type="float">
            <text:p>6.95575221238938</text:p>
          </table:table-cell>
          <table:table-cell table:formula="of:=LOG([.A115];2)" office:value-type="float" office:value="6.82017896241519" calcext:value-type="float">
            <text:p>6.8201789624151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9469026548673" calcext:value-type="float">
            <text:p>7.19469026548673</text:p>
          </table:table-cell>
          <table:table-cell table:formula="of:=LOG([.G115];2)" office:value-type="float" office:value="6.82017896241519" calcext:value-type="float">
            <text:p>6.8201789624151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9115044247788" calcext:value-type="float">
            <text:p>5.99115044247788</text:p>
          </table:table-cell>
          <table:table-cell table:formula="of:=LOG([.M115];2)" office:value-type="float" office:value="6.82017896241519" calcext:value-type="float">
            <text:p>6.8201789624151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19469026548673" calcext:value-type="float">
            <text:p>7.19469026548673</text:p>
          </table:table-cell>
          <table:table-cell table:formula="of:=LOG([.S115];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6491228070175" calcext:value-type="float">
            <text:p>6.96491228070175</text:p>
          </table:table-cell>
          <table:table-cell table:formula="of:=LOG([.A116];2)" office:value-type="float" office:value="6.83289001416474" calcext:value-type="float">
            <text:p>6.8328900141647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1929824561404" calcext:value-type="float">
            <text:p>7.21929824561404</text:p>
          </table:table-cell>
          <table:table-cell table:formula="of:=LOG([.G116];2)" office:value-type="float" office:value="6.83289001416474" calcext:value-type="float">
            <text:p>6.8328900141647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0877192982456" calcext:value-type="float">
            <text:p>6.00877192982456</text:p>
          </table:table-cell>
          <table:table-cell table:formula="of:=LOG([.M116];2)" office:value-type="float" office:value="6.83289001416474" calcext:value-type="float">
            <text:p>6.8328900141647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1929824561404" calcext:value-type="float">
            <text:p>7.21929824561404</text:p>
          </table:table-cell>
          <table:table-cell table:formula="of:=LOG([.S116];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8260869565217" calcext:value-type="float">
            <text:p>6.98260869565217</text:p>
          </table:table-cell>
          <table:table-cell table:formula="of:=LOG([.A117];2)" office:value-type="float" office:value="6.84549005094438" calcext:value-type="float">
            <text:p>6.8454900509443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0869565217391" calcext:value-type="float">
            <text:p>7.20869565217391</text:p>
          </table:table-cell>
          <table:table-cell table:formula="of:=LOG([.G117];2)" office:value-type="float" office:value="6.84549005094438" calcext:value-type="float">
            <text:p>6.8454900509443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1739130434783" calcext:value-type="float">
            <text:p>6.01739130434783</text:p>
          </table:table-cell>
          <table:table-cell table:formula="of:=LOG([.M117];2)" office:value-type="float" office:value="6.84549005094438" calcext:value-type="float">
            <text:p>6.8454900509443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0869565217391" calcext:value-type="float">
            <text:p>7.20869565217391</text:p>
          </table:table-cell>
          <table:table-cell table:formula="of:=LOG([.S117];2)" office:value-type="float" office:value="6.84549005094438" calcext:value-type="float">
            <text:p>6.845490050944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99137931034483" calcext:value-type="float">
            <text:p>6.99137931034483</text:p>
          </table:table-cell>
          <table:table-cell table:formula="of:=LOG([.A118];2)" office:value-type="float" office:value="6.85798099512757" calcext:value-type="float">
            <text:p>6.8579809951275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1551724137931" calcext:value-type="float">
            <text:p>7.21551724137931</text:p>
          </table:table-cell>
          <table:table-cell table:formula="of:=LOG([.G118];2)" office:value-type="float" office:value="6.85798099512757" calcext:value-type="float">
            <text:p>6.8579809951275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3448275862069" calcext:value-type="float">
            <text:p>6.03448275862069</text:p>
          </table:table-cell>
          <table:table-cell table:formula="of:=LOG([.M118];2)" office:value-type="float" office:value="6.85798099512757" calcext:value-type="float">
            <text:p>6.8579809951275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1551724137931" calcext:value-type="float">
            <text:p>7.21551724137931</text:p>
          </table:table-cell>
          <table:table-cell table:formula="of:=LOG([.S118];2)" office:value-type="float" office:value="6.85798099512757" calcext:value-type="float">
            <text:p>6.857980995127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0854700854701" calcext:value-type="float">
            <text:p>7.00854700854701</text:p>
          </table:table-cell>
          <table:table-cell table:formula="of:=LOG([.A119];2)" office:value-type="float" office:value="6.87036471958341" calcext:value-type="float">
            <text:p>6.8703647195834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076923076923" calcext:value-type="float">
            <text:p>7.23076923076923</text:p>
          </table:table-cell>
          <table:table-cell table:formula="of:=LOG([.G119];2)" office:value-type="float" office:value="6.87036471958341" calcext:value-type="float">
            <text:p>6.8703647195834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4273504273504" calcext:value-type="float">
            <text:p>6.04273504273504</text:p>
          </table:table-cell>
          <table:table-cell table:formula="of:=LOG([.M119];2)" office:value-type="float" office:value="6.87036471958341" calcext:value-type="float">
            <text:p>6.8703647195834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076923076923" calcext:value-type="float">
            <text:p>7.23076923076923</text:p>
          </table:table-cell>
          <table:table-cell table:formula="of:=LOG([.S119];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1694915254237" calcext:value-type="float">
            <text:p>7.01694915254237</text:p>
          </table:table-cell>
          <table:table-cell table:formula="of:=LOG([.A120];2)" office:value-type="float" office:value="6.88264304936184" calcext:value-type="float">
            <text:p>6.882643049361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728813559322" calcext:value-type="float">
            <text:p>7.23728813559322</text:p>
          </table:table-cell>
          <table:table-cell table:formula="of:=LOG([.G120];2)" office:value-type="float" office:value="6.88264304936184" calcext:value-type="float">
            <text:p>6.882643049361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5932203389831" calcext:value-type="float">
            <text:p>6.05932203389831</text:p>
          </table:table-cell>
          <table:table-cell table:formula="of:=LOG([.M120];2)" office:value-type="float" office:value="6.88264304936184" calcext:value-type="float">
            <text:p>6.882643049361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728813559322" calcext:value-type="float">
            <text:p>7.23728813559322</text:p>
          </table:table-cell>
          <table:table-cell table:formula="of:=LOG([.S120];2)" office:value-type="float" office:value="6.88264304936184" calcext:value-type="float">
            <text:p>6.882643049361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2521008403361" calcext:value-type="float">
            <text:p>7.02521008403361</text:p>
          </table:table-cell>
          <table:table-cell table:formula="of:=LOG([.A121];2)" office:value-type="float" office:value="6.89481776330794" calcext:value-type="float">
            <text:p>6.8948177633079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529411764706" calcext:value-type="float">
            <text:p>7.23529411764706</text:p>
          </table:table-cell>
          <table:table-cell table:formula="of:=LOG([.G121];2)" office:value-type="float" office:value="6.89481776330794" calcext:value-type="float">
            <text:p>6.8948177633079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7563025210084" calcext:value-type="float">
            <text:p>6.07563025210084</text:p>
          </table:table-cell>
          <table:table-cell table:formula="of:=LOG([.M121];2)" office:value-type="float" office:value="6.89481776330794" calcext:value-type="float">
            <text:p>6.8948177633079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3529411764706" calcext:value-type="float">
            <text:p>7.23529411764706</text:p>
          </table:table-cell>
          <table:table-cell table:formula="of:=LOG([.S121];2)" office:value-type="float" office:value="6.89481776330794" calcext:value-type="float">
            <text:p>6.894817763307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25" calcext:value-type="float">
            <text:p>7.025</text:p>
          </table:table-cell>
          <table:table-cell table:formula="of:=LOG([.A122];2)" office:value-type="float" office:value="6.90689059560852" calcext:value-type="float">
            <text:p>6.906890595608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25" calcext:value-type="float">
            <text:p>7.225</text:p>
          </table:table-cell>
          <table:table-cell table:formula="of:=LOG([.G122];2)" office:value-type="float" office:value="6.90689059560852" calcext:value-type="float">
            <text:p>6.906890595608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8333333333333" calcext:value-type="float">
            <text:p>6.08333333333333</text:p>
          </table:table-cell>
          <table:table-cell table:formula="of:=LOG([.M122];2)" office:value-type="float" office:value="6.90689059560852" calcext:value-type="float">
            <text:p>6.906890595608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25" calcext:value-type="float">
            <text:p>7.225</text:p>
          </table:table-cell>
          <table:table-cell table:formula="of:=LOG([.S122];2)" office:value-type="float" office:value="6.90689059560852" calcext:value-type="float">
            <text:p>6.906890595608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3305785123967" calcext:value-type="float">
            <text:p>7.03305785123967</text:p>
          </table:table-cell>
          <table:table-cell table:formula="of:=LOG([.A123];2)" office:value-type="float" office:value="6.9188632372746" calcext:value-type="float">
            <text:p>6.9188632372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6446280991736" calcext:value-type="float">
            <text:p>7.26446280991736</text:p>
          </table:table-cell>
          <table:table-cell table:formula="of:=LOG([.G123];2)" office:value-type="float" office:value="6.9188632372746" calcext:value-type="float">
            <text:p>6.9188632372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09917355371901" calcext:value-type="float">
            <text:p>6.09917355371901</text:p>
          </table:table-cell>
          <table:table-cell table:formula="of:=LOG([.M123];2)" office:value-type="float" office:value="6.9188632372746" calcext:value-type="float">
            <text:p>6.9188632372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6446280991736" calcext:value-type="float">
            <text:p>7.26446280991736</text:p>
          </table:table-cell>
          <table:table-cell table:formula="of:=LOG([.S123];2)" office:value-type="float" office:value="6.9188632372746" calcext:value-type="float">
            <text:p>6.9188632372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4098360655738" calcext:value-type="float">
            <text:p>7.04098360655738</text:p>
          </table:table-cell>
          <table:table-cell table:formula="of:=LOG([.A124];2)" office:value-type="float" office:value="6.93073733756289" calcext:value-type="float">
            <text:p>6.9307373375628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8688524590164" calcext:value-type="float">
            <text:p>7.28688524590164</text:p>
          </table:table-cell>
          <table:table-cell table:formula="of:=LOG([.G124];2)" office:value-type="float" office:value="6.93073733756289" calcext:value-type="float">
            <text:p>6.9307373375628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1475409836066" calcext:value-type="float">
            <text:p>6.11475409836066</text:p>
          </table:table-cell>
          <table:table-cell table:formula="of:=LOG([.M124];2)" office:value-type="float" office:value="6.93073733756289" calcext:value-type="float">
            <text:p>6.9307373375628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8688524590164" calcext:value-type="float">
            <text:p>7.28688524590164</text:p>
          </table:table-cell>
          <table:table-cell table:formula="of:=LOG([.S124];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4878048780488" calcext:value-type="float">
            <text:p>7.04878048780488</text:p>
          </table:table-cell>
          <table:table-cell table:formula="of:=LOG([.A125];2)" office:value-type="float" office:value="6.94251450533924" calcext:value-type="float">
            <text:p>6.9425145053392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8455284552846" calcext:value-type="float">
            <text:p>7.28455284552846</text:p>
          </table:table-cell>
          <table:table-cell table:formula="of:=LOG([.G125];2)" office:value-type="float" office:value="6.94251450533924" calcext:value-type="float">
            <text:p>6.9425145053392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3008130081301" calcext:value-type="float">
            <text:p>6.13008130081301</text:p>
          </table:table-cell>
          <table:table-cell table:formula="of:=LOG([.M125];2)" office:value-type="float" office:value="6.94251450533924" calcext:value-type="float">
            <text:p>6.9425145053392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28455284552846" calcext:value-type="float">
            <text:p>7.28455284552846</text:p>
          </table:table-cell>
          <table:table-cell table:formula="of:=LOG([.S125];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5645161290323" calcext:value-type="float">
            <text:p>7.05645161290323</text:p>
          </table:table-cell>
          <table:table-cell table:formula="of:=LOG([.A126];2)" office:value-type="float" office:value="6.95419631038688" calcext:value-type="float">
            <text:p>6.9541963103868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0645161290323" calcext:value-type="float">
            <text:p>7.30645161290323</text:p>
          </table:table-cell>
          <table:table-cell table:formula="of:=LOG([.G126];2)" office:value-type="float" office:value="6.95419631038688" calcext:value-type="float">
            <text:p>6.9541963103868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4516129032258" calcext:value-type="float">
            <text:p>6.14516129032258</text:p>
          </table:table-cell>
          <table:table-cell table:formula="of:=LOG([.M126];2)" office:value-type="float" office:value="6.95419631038688" calcext:value-type="float">
            <text:p>6.9541963103868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0645161290323" calcext:value-type="float">
            <text:p>7.30645161290323</text:p>
          </table:table-cell>
          <table:table-cell table:formula="of:=LOG([.S126];2)" office:value-type="float" office:value="6.95419631038688" calcext:value-type="float">
            <text:p>6.954196310386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56" calcext:value-type="float">
            <text:p>7.056</text:p>
          </table:table-cell>
          <table:table-cell table:formula="of:=LOG([.A127];2)" office:value-type="float" office:value="6.96578428466209" calcext:value-type="float">
            <text:p>6.965784284662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44" calcext:value-type="float">
            <text:p>7.344</text:p>
          </table:table-cell>
          <table:table-cell table:formula="of:=LOG([.G127];2)" office:value-type="float" office:value="6.96578428466209" calcext:value-type="float">
            <text:p>6.965784284662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52" calcext:value-type="float">
            <text:p>6.152</text:p>
          </table:table-cell>
          <table:table-cell table:formula="of:=LOG([.M127];2)" office:value-type="float" office:value="6.96578428466209" calcext:value-type="float">
            <text:p>6.965784284662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44" calcext:value-type="float">
            <text:p>7.344</text:p>
          </table:table-cell>
          <table:table-cell table:formula="of:=LOG([.S127];2)" office:value-type="float" office:value="6.96578428466209" calcext:value-type="float">
            <text:p>6.965784284662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7936507936508" calcext:value-type="float">
            <text:p>7.07936507936508</text:p>
          </table:table-cell>
          <table:table-cell table:formula="of:=LOG([.A128];2)" office:value-type="float" office:value="6.97727992349992" calcext:value-type="float">
            <text:p>6.9772799234999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5714285714286" calcext:value-type="float">
            <text:p>7.35714285714286</text:p>
          </table:table-cell>
          <table:table-cell table:formula="of:=LOG([.G128];2)" office:value-type="float" office:value="6.97727992349992" calcext:value-type="float">
            <text:p>6.9772799234999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6666666666667" calcext:value-type="float">
            <text:p>6.16666666666667</text:p>
          </table:table-cell>
          <table:table-cell table:formula="of:=LOG([.M128];2)" office:value-type="float" office:value="6.97727992349992" calcext:value-type="float">
            <text:p>6.9772799234999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5714285714286" calcext:value-type="float">
            <text:p>7.35714285714286</text:p>
          </table:table-cell>
          <table:table-cell table:formula="of:=LOG([.S128];2)" office:value-type="float" office:value="6.97727992349992" calcext:value-type="float">
            <text:p>6.977279923499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8661417322835" calcext:value-type="float">
            <text:p>7.08661417322835</text:p>
          </table:table-cell>
          <table:table-cell table:formula="of:=LOG([.A129];2)" office:value-type="float" office:value="6.98868468677217" calcext:value-type="float">
            <text:p>6.988684686772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8582677165354" calcext:value-type="float">
            <text:p>7.38582677165354</text:p>
          </table:table-cell>
          <table:table-cell table:formula="of:=LOG([.G129];2)" office:value-type="float" office:value="6.98868468677217" calcext:value-type="float">
            <text:p>6.988684686772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8110236220472" calcext:value-type="float">
            <text:p>6.18110236220472</text:p>
          </table:table-cell>
          <table:table-cell table:formula="of:=LOG([.M129];2)" office:value-type="float" office:value="6.98868468677217" calcext:value-type="float">
            <text:p>6.988684686772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8582677165354" calcext:value-type="float">
            <text:p>7.38582677165354</text:p>
          </table:table-cell>
          <table:table-cell table:formula="of:=LOG([.S129];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9375" calcext:value-type="float">
            <text:p>7.09375</text:p>
          </table:table-cell>
          <table:table-cell table:formula="of:=LOG([.A130];2)"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75" calcext:value-type="float">
            <text:p>7.375</text:p>
          </table:table-cell>
          <table:table-cell table:formula="of:=LOG([.G130];2)"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1953125" calcext:value-type="float">
            <text:p>6.1953125</text:p>
          </table:table-cell>
          <table:table-cell table:formula="of:=LOG([.M130];2)"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75" calcext:value-type="float">
            <text:p>7.375</text:p>
          </table:table-cell>
          <table:table-cell table:formula="of:=LOG([.S130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0077519379845" calcext:value-type="float">
            <text:p>7.10077519379845</text:p>
          </table:table-cell>
          <table:table-cell table:formula="of:=LOG([.A131];2)" office:value-type="float" office:value="7.01122725542325" calcext:value-type="float">
            <text:p>7.011227255423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8759689922481" calcext:value-type="float">
            <text:p>7.38759689922481</text:p>
          </table:table-cell>
          <table:table-cell table:formula="of:=LOG([.G131];2)" office:value-type="float" office:value="7.01122725542325" calcext:value-type="float">
            <text:p>7.011227255423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093023255814" calcext:value-type="float">
            <text:p>6.2093023255814</text:p>
          </table:table-cell>
          <table:table-cell table:formula="of:=LOG([.M131];2)" office:value-type="float" office:value="7.01122725542325" calcext:value-type="float">
            <text:p>7.011227255423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38759689922481" calcext:value-type="float">
            <text:p>7.38759689922481</text:p>
          </table:table-cell>
          <table:table-cell table:formula="of:=LOG([.S131];2)" office:value-type="float" office:value="7.01122725542325" calcext:value-type="float">
            <text:p>7.01122725542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1538461538462" calcext:value-type="float">
            <text:p>7.11538461538462</text:p>
          </table:table-cell>
          <table:table-cell table:formula="of:=LOG([.A132];2)" office:value-type="float" office:value="7.02236781302845" calcext:value-type="float">
            <text:p>7.0223678130284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2307692307692" calcext:value-type="float">
            <text:p>7.42307692307692</text:p>
          </table:table-cell>
          <table:table-cell table:formula="of:=LOG([.G132];2)" office:value-type="float" office:value="7.02236781302845" calcext:value-type="float">
            <text:p>7.0223678130284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1538461538462" calcext:value-type="float">
            <text:p>6.21538461538462</text:p>
          </table:table-cell>
          <table:table-cell table:formula="of:=LOG([.M132];2)" office:value-type="float" office:value="7.02236781302845" calcext:value-type="float">
            <text:p>7.0223678130284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2307692307692" calcext:value-type="float">
            <text:p>7.42307692307692</text:p>
          </table:table-cell>
          <table:table-cell table:formula="of:=LOG([.S132];2)" office:value-type="float" office:value="7.02236781302845" calcext:value-type="float">
            <text:p>7.022367813028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3740458015267" calcext:value-type="float">
            <text:p>7.13740458015267</text:p>
          </table:table-cell>
          <table:table-cell table:formula="of:=LOG([.A133];2)" office:value-type="float" office:value="7.03342300153745" calcext:value-type="float">
            <text:p>7.0334230015374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5038167938931" calcext:value-type="float">
            <text:p>7.45038167938931</text:p>
          </table:table-cell>
          <table:table-cell table:formula="of:=LOG([.G133];2)" office:value-type="float" office:value="7.03342300153745" calcext:value-type="float">
            <text:p>7.0334230015374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2900763358779" calcext:value-type="float">
            <text:p>6.22900763358779</text:p>
          </table:table-cell>
          <table:table-cell table:formula="of:=LOG([.M133];2)" office:value-type="float" office:value="7.03342300153745" calcext:value-type="float">
            <text:p>7.0334230015374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5038167938931" calcext:value-type="float">
            <text:p>7.45038167938931</text:p>
          </table:table-cell>
          <table:table-cell table:formula="of:=LOG([.S133];2)" office:value-type="float" office:value="7.03342300153745" calcext:value-type="float">
            <text:p>7.033423001537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3636363636364" calcext:value-type="float">
            <text:p>7.13636363636364</text:p>
          </table:table-cell>
          <table:table-cell table:formula="of:=LOG([.A134];2)" office:value-type="float" office:value="7.04439411935845" calcext:value-type="float">
            <text:p>7.0443941193584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469696969697" calcext:value-type="float">
            <text:p>7.4469696969697</text:p>
          </table:table-cell>
          <table:table-cell table:formula="of:=LOG([.G134];2)" office:value-type="float" office:value="7.04439411935845" calcext:value-type="float">
            <text:p>7.0443941193584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3484848484848" calcext:value-type="float">
            <text:p>6.23484848484848</text:p>
          </table:table-cell>
          <table:table-cell table:formula="of:=LOG([.M134];2)" office:value-type="float" office:value="7.04439411935845" calcext:value-type="float">
            <text:p>7.0443941193584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469696969697" calcext:value-type="float">
            <text:p>7.4469696969697</text:p>
          </table:table-cell>
          <table:table-cell table:formula="of:=LOG([.S134];2)" office:value-type="float" office:value="7.04439411935845" calcext:value-type="float">
            <text:p>7.044394119358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789473684211" calcext:value-type="float">
            <text:p>7.15789473684211</text:p>
          </table:table-cell>
          <table:table-cell table:formula="of:=LOG([.A135];2)" office:value-type="float" office:value="7.05528243550119" calcext:value-type="float">
            <text:p>7.0552824355011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6616541353384" calcext:value-type="float">
            <text:p>7.46616541353384</text:p>
          </table:table-cell>
          <table:table-cell table:formula="of:=LOG([.G135];2)" office:value-type="float" office:value="7.05528243550119" calcext:value-type="float">
            <text:p>7.0552824355011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4812030075188" calcext:value-type="float">
            <text:p>6.24812030075188</text:p>
          </table:table-cell>
          <table:table-cell table:formula="of:=LOG([.M135];2)" office:value-type="float" office:value="7.05528243550119" calcext:value-type="float">
            <text:p>7.0552824355011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6616541353384" calcext:value-type="float">
            <text:p>7.46616541353384</text:p>
          </table:table-cell>
          <table:table-cell table:formula="of:=LOG([.S135];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7910447761194" calcext:value-type="float">
            <text:p>7.17910447761194</text:p>
          </table:table-cell>
          <table:table-cell table:formula="of:=LOG([.A136];2)" office:value-type="float" office:value="7.06608919045777" calcext:value-type="float">
            <text:p>7.0660891904577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7014925373134" calcext:value-type="float">
            <text:p>7.47014925373134</text:p>
          </table:table-cell>
          <table:table-cell table:formula="of:=LOG([.G136];2)" office:value-type="float" office:value="7.06608919045777" calcext:value-type="float">
            <text:p>7.0660891904577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6119402985075" calcext:value-type="float">
            <text:p>6.26119402985075</text:p>
          </table:table-cell>
          <table:table-cell table:formula="of:=LOG([.M136];2)" office:value-type="float" office:value="7.06608919045777" calcext:value-type="float">
            <text:p>7.0660891904577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7014925373134" calcext:value-type="float">
            <text:p>7.47014925373134</text:p>
          </table:table-cell>
          <table:table-cell table:formula="of:=LOG([.S136];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8518518518519" calcext:value-type="float">
            <text:p>7.18518518518519</text:p>
          </table:table-cell>
          <table:table-cell table:formula="of:=LOG([.A137];2)" office:value-type="float" office:value="7.07681559705083" calcext:value-type="float">
            <text:p>7.0768155970508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6666666666667" calcext:value-type="float">
            <text:p>7.46666666666667</text:p>
          </table:table-cell>
          <table:table-cell table:formula="of:=LOG([.G137];2)" office:value-type="float" office:value="7.07681559705083" calcext:value-type="float">
            <text:p>7.0768155970508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7407407407407" calcext:value-type="float">
            <text:p>6.27407407407407</text:p>
          </table:table-cell>
          <table:table-cell table:formula="of:=LOG([.M137];2)" office:value-type="float" office:value="7.07681559705083" calcext:value-type="float">
            <text:p>7.0768155970508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6666666666667" calcext:value-type="float">
            <text:p>7.46666666666667</text:p>
          </table:table-cell>
          <table:table-cell table:formula="of:=LOG([.S137];2)" office:value-type="float" office:value="7.07681559705083" calcext:value-type="float">
            <text:p>7.076815597050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0588235294118" calcext:value-type="float">
            <text:p>7.20588235294118</text:p>
          </table:table-cell>
          <table:table-cell table:formula="of:=LOG([.A138];2)" office:value-type="float" office:value="7.08746284125034" calcext:value-type="float">
            <text:p>7.0874628412503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9264705882353" calcext:value-type="float">
            <text:p>7.49264705882353</text:p>
          </table:table-cell>
          <table:table-cell table:formula="of:=LOG([.G138];2)" office:value-type="float" office:value="7.08746284125034" calcext:value-type="float">
            <text:p>7.0874628412503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8676470588235" calcext:value-type="float">
            <text:p>6.28676470588235</text:p>
          </table:table-cell>
          <table:table-cell table:formula="of:=LOG([.M138];2)" office:value-type="float" office:value="7.08746284125034" calcext:value-type="float">
            <text:p>7.0874628412503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49264705882353" calcext:value-type="float">
            <text:p>7.49264705882353</text:p>
          </table:table-cell>
          <table:table-cell table:formula="of:=LOG([.S138];2)" office:value-type="float" office:value="7.08746284125034" calcext:value-type="float">
            <text:p>7.087462841250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2627737226277" calcext:value-type="float">
            <text:p>7.22627737226277</text:p>
          </table:table-cell>
          <table:table-cell table:formula="of:=LOG([.A139];2)" office:value-type="float" office:value="7.09803208296053" calcext:value-type="float">
            <text:p>7.098032082960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1094890510949" calcext:value-type="float">
            <text:p>7.51094890510949</text:p>
          </table:table-cell>
          <table:table-cell table:formula="of:=LOG([.G139];2)" office:value-type="float" office:value="7.09803208296053" calcext:value-type="float">
            <text:p>7.098032082960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9197080291971" calcext:value-type="float">
            <text:p>6.29197080291971</text:p>
          </table:table-cell>
          <table:table-cell table:formula="of:=LOG([.M139];2)" office:value-type="float" office:value="7.09803208296053" calcext:value-type="float">
            <text:p>7.098032082960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1094890510949" calcext:value-type="float">
            <text:p>7.51094890510949</text:p>
          </table:table-cell>
          <table:table-cell table:formula="of:=LOG([.S139];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3188405797101" calcext:value-type="float">
            <text:p>7.23188405797101</text:p>
          </table:table-cell>
          <table:table-cell table:formula="of:=LOG([.A140];2)" office:value-type="float" office:value="7.10852445677817" calcext:value-type="float">
            <text:p>7.1085244567781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1449275362319" calcext:value-type="float">
            <text:p>7.51449275362319</text:p>
          </table:table-cell>
          <table:table-cell table:formula="of:=LOG([.G140];2)" office:value-type="float" office:value="7.10852445677817" calcext:value-type="float">
            <text:p>7.1085244567781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0434782608696" calcext:value-type="float">
            <text:p>6.30434782608696</text:p>
          </table:table-cell>
          <table:table-cell table:formula="of:=LOG([.M140];2)" office:value-type="float" office:value="7.10852445677817" calcext:value-type="float">
            <text:p>7.1085244567781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1449275362319" calcext:value-type="float">
            <text:p>7.51449275362319</text:p>
          </table:table-cell>
          <table:table-cell table:formula="of:=LOG([.S140];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3741007194245" calcext:value-type="float">
            <text:p>7.23741007194245</text:p>
          </table:table-cell>
          <table:table-cell table:formula="of:=LOG([.A141];2)" office:value-type="float" office:value="7.11894107272351" calcext:value-type="float">
            <text:p>7.118941072723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3956834532374" calcext:value-type="float">
            <text:p>7.53956834532374</text:p>
          </table:table-cell>
          <table:table-cell table:formula="of:=LOG([.G141];2)" office:value-type="float" office:value="7.11894107272351" calcext:value-type="float">
            <text:p>7.118941072723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1654676258993" calcext:value-type="float">
            <text:p>6.31654676258993</text:p>
          </table:table-cell>
          <table:table-cell table:formula="of:=LOG([.M141];2)" office:value-type="float" office:value="7.11894107272351" calcext:value-type="float">
            <text:p>7.118941072723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3956834532374" calcext:value-type="float">
            <text:p>7.53956834532374</text:p>
          </table:table-cell>
          <table:table-cell table:formula="of:=LOG([.S141];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5714285714286" calcext:value-type="float">
            <text:p>7.25714285714286</text:p>
          </table:table-cell>
          <table:table-cell table:formula="of:=LOG([.A142];2)" office:value-type="float" office:value="7.12928301694497" calcext:value-type="float">
            <text:p>7.129283016944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.55</text:p>
          </table:table-cell>
          <table:table-cell table:formula="of:=LOG([.G142];2)" office:value-type="float" office:value="7.12928301694497" calcext:value-type="float">
            <text:p>7.129283016944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2857142857143" calcext:value-type="float">
            <text:p>6.32857142857143</text:p>
          </table:table-cell>
          <table:table-cell table:formula="of:=LOG([.M142];2)" office:value-type="float" office:value="7.12928301694497" calcext:value-type="float">
            <text:p>7.129283016944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.55</text:p>
          </table:table-cell>
          <table:table-cell table:formula="of:=LOG([.S142];2)" office:value-type="float" office:value="7.12928301694497" calcext:value-type="float">
            <text:p>7.129283016944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6241134751773" calcext:value-type="float">
            <text:p>7.26241134751773</text:p>
          </table:table-cell>
          <table:table-cell table:formula="of:=LOG([.A143];2)" office:value-type="float" office:value="7.13955135239879" calcext:value-type="float">
            <text:p>7.1395513523987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531914893617" calcext:value-type="float">
            <text:p>7.5531914893617</text:p>
          </table:table-cell>
          <table:table-cell table:formula="of:=LOG([.G143];2)" office:value-type="float" office:value="7.13955135239879" calcext:value-type="float">
            <text:p>7.1395513523987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4042553191489" calcext:value-type="float">
            <text:p>6.34042553191489</text:p>
          </table:table-cell>
          <table:table-cell table:formula="of:=LOG([.M143];2)" office:value-type="float" office:value="7.13955135239879" calcext:value-type="float">
            <text:p>7.1395513523987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531914893617" calcext:value-type="float">
            <text:p>7.5531914893617</text:p>
          </table:table-cell>
          <table:table-cell table:formula="of:=LOG([.S143];2)" office:value-type="float" office:value="7.13955135239879" calcext:value-type="float">
            <text:p>7.139551352398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6056338028169" calcext:value-type="float">
            <text:p>7.26056338028169</text:p>
          </table:table-cell>
          <table:table-cell table:formula="of:=LOG([.A144];2)" office:value-type="float" office:value="7.14974711950468" calcext:value-type="float">
            <text:p>7.1497471195046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8450704225352" calcext:value-type="float">
            <text:p>7.58450704225352</text:p>
          </table:table-cell>
          <table:table-cell table:formula="of:=LOG([.G144];2)" office:value-type="float" office:value="7.14974711950468" calcext:value-type="float">
            <text:p>7.1497471195046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4507042253521" calcext:value-type="float">
            <text:p>6.34507042253521</text:p>
          </table:table-cell>
          <table:table-cell table:formula="of:=LOG([.M144];2)" office:value-type="float" office:value="7.14974711950468" calcext:value-type="float">
            <text:p>7.1497471195046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8450704225352" calcext:value-type="float">
            <text:p>7.58450704225352</text:p>
          </table:table-cell>
          <table:table-cell table:formula="of:=LOG([.S144];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7972027972028" calcext:value-type="float">
            <text:p>7.27972027972028</text:p>
          </table:table-cell>
          <table:table-cell table:formula="of:=LOG([.A145];2)" office:value-type="float" office:value="7.15987133677839" calcext:value-type="float">
            <text:p>7.1598713367783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8741258741259" calcext:value-type="float">
            <text:p>7.58741258741259</text:p>
          </table:table-cell>
          <table:table-cell table:formula="of:=LOG([.G145];2)" office:value-type="float" office:value="7.15987133677839" calcext:value-type="float">
            <text:p>7.1598713367783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5664335664336" calcext:value-type="float">
            <text:p>6.35664335664336</text:p>
          </table:table-cell>
          <table:table-cell table:formula="of:=LOG([.M145];2)" office:value-type="float" office:value="7.15987133677839" calcext:value-type="float">
            <text:p>7.1598713367783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58741258741259" calcext:value-type="float">
            <text:p>7.58741258741259</text:p>
          </table:table-cell>
          <table:table-cell table:formula="of:=LOG([.S145];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9861111111111" calcext:value-type="float">
            <text:p>7.29861111111111</text:p>
          </table:table-cell>
          <table:table-cell table:formula="of:=LOG([.A146];2)" office:value-type="float" office:value="7.16992500144231" calcext:value-type="float">
            <text:p>7.1699250014423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1805555555556" calcext:value-type="float">
            <text:p>7.61805555555556</text:p>
          </table:table-cell>
          <table:table-cell table:formula="of:=LOG([.G146];2)" office:value-type="float" office:value="7.16992500144231" calcext:value-type="float">
            <text:p>7.1699250014423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6805555555556" calcext:value-type="float">
            <text:p>6.36805555555556</text:p>
          </table:table-cell>
          <table:table-cell table:formula="of:=LOG([.M146];2)" office:value-type="float" office:value="7.16992500144231" calcext:value-type="float">
            <text:p>7.1699250014423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1805555555556" calcext:value-type="float">
            <text:p>7.61805555555556</text:p>
          </table:table-cell>
          <table:table-cell table:formula="of:=LOG([.S146];2)" office:value-type="float" office:value="7.16992500144231" calcext:value-type="float">
            <text:p>7.169925001442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1724137931035" calcext:value-type="float">
            <text:p>7.31724137931035</text:p>
          </table:table-cell>
          <table:table-cell table:formula="of:=LOG([.A147];2)" office:value-type="float" office:value="7.17990909001493" calcext:value-type="float">
            <text:p>7.179909090014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551724137931" calcext:value-type="float">
            <text:p>7.6551724137931</text:p>
          </table:table-cell>
          <table:table-cell table:formula="of:=LOG([.G147];2)" office:value-type="float" office:value="7.17990909001493" calcext:value-type="float">
            <text:p>7.179909090014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7931034482759" calcext:value-type="float">
            <text:p>6.37931034482759</text:p>
          </table:table-cell>
          <table:table-cell table:formula="of:=LOG([.M147];2)" office:value-type="float" office:value="7.17990909001493" calcext:value-type="float">
            <text:p>7.179909090014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551724137931" calcext:value-type="float">
            <text:p>7.6551724137931</text:p>
          </table:table-cell>
          <table:table-cell table:formula="of:=LOG([.S147];2)" office:value-type="float" office:value="7.17990909001493" calcext:value-type="float">
            <text:p>7.179909090014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2191780821918" calcext:value-type="float">
            <text:p>7.32191780821918</text:p>
          </table:table-cell>
          <table:table-cell table:formula="of:=LOG([.A148];2)" office:value-type="float" office:value="7.18982455888002" calcext:value-type="float">
            <text:p>7.189824558880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9178082191781" calcext:value-type="float">
            <text:p>7.69178082191781</text:p>
          </table:table-cell>
          <table:table-cell table:formula="of:=LOG([.G148];2)" office:value-type="float" office:value="7.18982455888002" calcext:value-type="float">
            <text:p>7.189824558880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39041095890411" calcext:value-type="float">
            <text:p>6.39041095890411</text:p>
          </table:table-cell>
          <table:table-cell table:formula="of:=LOG([.M148];2)" office:value-type="float" office:value="7.18982455888002" calcext:value-type="float">
            <text:p>7.1898245588800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69178082191781" calcext:value-type="float">
            <text:p>7.69178082191781</text:p>
          </table:table-cell>
          <table:table-cell table:formula="of:=LOG([.S148];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4013605442177" calcext:value-type="float">
            <text:p>7.34013605442177</text:p>
          </table:table-cell>
          <table:table-cell table:formula="of:=LOG([.A149];2)" office:value-type="float" office:value="7.19967234483636" calcext:value-type="float">
            <text:p>7.1996723448363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0068027210884" calcext:value-type="float">
            <text:p>7.70068027210884</text:p>
          </table:table-cell>
          <table:table-cell table:formula="of:=LOG([.G149];2)" office:value-type="float" office:value="7.19967234483636" calcext:value-type="float">
            <text:p>7.1996723448363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40136054421769" calcext:value-type="float">
            <text:p>6.40136054421769</text:p>
          </table:table-cell>
          <table:table-cell table:formula="of:=LOG([.M149];2)" office:value-type="float" office:value="7.19967234483636" calcext:value-type="float">
            <text:p>7.1996723448363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0068027210884" calcext:value-type="float">
            <text:p>7.70068027210884</text:p>
          </table:table-cell>
          <table:table-cell table:formula="of:=LOG([.S149];2)" office:value-type="float" office:value="7.19967234483636" calcext:value-type="float">
            <text:p>7.199672344836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5810810810811" calcext:value-type="float">
            <text:p>7.35810810810811</text:p>
          </table:table-cell>
          <table:table-cell table:formula="of:=LOG([.A150];2)" office:value-type="float" office:value="7.20945336562895" calcext:value-type="float">
            <text:p>7.2094533656289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2297297297297" calcext:value-type="float">
            <text:p>7.72297297297297</text:p>
          </table:table-cell>
          <table:table-cell table:formula="of:=LOG([.G150];2)" office:value-type="float" office:value="7.20945336562895" calcext:value-type="float">
            <text:p>7.2094533656289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41216216216216" calcext:value-type="float">
            <text:p>6.41216216216216</text:p>
          </table:table-cell>
          <table:table-cell table:formula="of:=LOG([.M150];2)" office:value-type="float" office:value="7.20945336562895" calcext:value-type="float">
            <text:p>7.2094533656289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2297297297297" calcext:value-type="float">
            <text:p>7.72297297297297</text:p>
          </table:table-cell>
          <table:table-cell table:formula="of:=LOG([.S150];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6241610738255" calcext:value-type="float">
            <text:p>7.36241610738255</text:p>
          </table:table-cell>
          <table:table-cell table:formula="of:=LOG([.A151];2)" office:value-type="float" office:value="7.21916852046216" calcext:value-type="float">
            <text:p>7.219168520462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5838926174497" calcext:value-type="float">
            <text:p>7.75838926174497</text:p>
          </table:table-cell>
          <table:table-cell table:formula="of:=LOG([.G151];2)" office:value-type="float" office:value="7.21916852046216" calcext:value-type="float">
            <text:p>7.219168520462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42281879194631" calcext:value-type="float">
            <text:p>6.42281879194631</text:p>
          </table:table-cell>
          <table:table-cell table:formula="of:=LOG([.M151];2)" office:value-type="float" office:value="7.21916852046216" calcext:value-type="float">
            <text:p>7.219168520462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5838926174497" calcext:value-type="float">
            <text:p>7.75838926174497</text:p>
          </table:table-cell>
          <table:table-cell table:formula="of:=LOG([.S151];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8" calcext:value-type="float">
            <text:p>7.38</text:p>
          </table:table-cell>
          <table:table-cell table:formula="of:=LOG([.A152];2)" office:value-type="float" office:value="7.22881869049588" calcext:value-type="float">
            <text:p>7.2288186904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7333333333333" calcext:value-type="float">
            <text:p>7.77333333333333</text:p>
          </table:table-cell>
          <table:table-cell table:formula="of:=LOG([.G152];2)" office:value-type="float" office:value="7.22881869049588" calcext:value-type="float">
            <text:p>7.2288186904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43333333333333" calcext:value-type="float">
            <text:p>6.43333333333333</text:p>
          </table:table-cell>
          <table:table-cell table:formula="of:=LOG([.M152];2)" office:value-type="float" office:value="7.22881869049588" calcext:value-type="float">
            <text:p>7.2288186904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7333333333333" calcext:value-type="float">
            <text:p>7.77333333333333</text:p>
          </table:table-cell>
          <table:table-cell table:formula="of:=LOG([.S152];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9072847682119" calcext:value-type="float">
            <text:p>7.39072847682119</text:p>
          </table:table-cell>
          <table:table-cell table:formula="of:=LOG([.A153];2)" office:value-type="float" office:value="7.23840473932508" calcext:value-type="float">
            <text:p>7.2384047393250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8807947019868" calcext:value-type="float">
            <text:p>7.78807947019868</text:p>
          </table:table-cell>
          <table:table-cell table:formula="of:=LOG([.G153];2)" office:value-type="float" office:value="7.23840473932508" calcext:value-type="float">
            <text:p>7.2384047393250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5033112582781" calcext:value-type="float">
            <text:p>6.45033112582781</text:p>
          </table:table-cell>
          <table:table-cell table:formula="of:=LOG([.M153];2)" office:value-type="float" office:value="7.23840473932508" calcext:value-type="float">
            <text:p>7.2384047393250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8807947019868" calcext:value-type="float">
            <text:p>7.78807947019868</text:p>
          </table:table-cell>
          <table:table-cell table:formula="of:=LOG([.S153];2)" office:value-type="float" office:value="7.23840473932508" calcext:value-type="float">
            <text:p>7.238404739325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9473684210526" calcext:value-type="float">
            <text:p>7.39473684210526</text:p>
          </table:table-cell>
          <table:table-cell table:formula="of:=LOG([.A154];2)" office:value-type="float" office:value="7.24792751344359" calcext:value-type="float">
            <text:p>7.2479275134435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0921052631579" calcext:value-type="float">
            <text:p>7.80921052631579</text:p>
          </table:table-cell>
          <table:table-cell table:formula="of:=LOG([.G154];2)" office:value-type="float" office:value="7.24792751344359" calcext:value-type="float">
            <text:p>7.2479275134435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6052631578947" calcext:value-type="float">
            <text:p>6.46052631578947</text:p>
          </table:table-cell>
          <table:table-cell table:formula="of:=LOG([.M154];2)" office:value-type="float" office:value="7.24792751344359" calcext:value-type="float">
            <text:p>7.2479275134435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0921052631579" calcext:value-type="float">
            <text:p>7.80921052631579</text:p>
          </table:table-cell>
          <table:table-cell table:formula="of:=LOG([.S154];2)" office:value-type="float" office:value="7.24792751344359" calcext:value-type="float">
            <text:p>7.247927513443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0522875816994" calcext:value-type="float">
            <text:p>7.40522875816994</text:p>
          </table:table-cell>
          <table:table-cell table:formula="of:=LOG([.A155];2)" office:value-type="float" office:value="7.25738784269265" calcext:value-type="float">
            <text:p>7.2573878426926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1699346405229" calcext:value-type="float">
            <text:p>7.81699346405229</text:p>
          </table:table-cell>
          <table:table-cell table:formula="of:=LOG([.G155];2)" office:value-type="float" office:value="7.25738784269265" calcext:value-type="float">
            <text:p>7.2573878426926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640522875817" calcext:value-type="float">
            <text:p>6.4640522875817</text:p>
          </table:table-cell>
          <table:table-cell table:formula="of:=LOG([.M155];2)" office:value-type="float" office:value="7.25738784269265" calcext:value-type="float">
            <text:p>7.2573878426926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1699346405229" calcext:value-type="float">
            <text:p>7.81699346405229</text:p>
          </table:table-cell>
          <table:table-cell table:formula="of:=LOG([.S155];2)" office:value-type="float" office:value="7.25738784269265" calcext:value-type="float">
            <text:p>7.257387842692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0909090909091" calcext:value-type="float">
            <text:p>7.40909090909091</text:p>
          </table:table-cell>
          <table:table-cell table:formula="of:=LOG([.A156];2)" office:value-type="float" office:value="7.2667865406949" calcext:value-type="float">
            <text:p>7.26678654069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1818181818182" calcext:value-type="float">
            <text:p>7.81818181818182</text:p>
          </table:table-cell>
          <table:table-cell table:formula="of:=LOG([.G156];2)" office:value-type="float" office:value="7.2667865406949" calcext:value-type="float">
            <text:p>7.26678654069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7402597402597" calcext:value-type="float">
            <text:p>6.47402597402597</text:p>
          </table:table-cell>
          <table:table-cell table:formula="of:=LOG([.M156];2)" office:value-type="float" office:value="7.2667865406949" calcext:value-type="float">
            <text:p>7.26678654069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1818181818182" calcext:value-type="float">
            <text:p>7.81818181818182</text:p>
          </table:table-cell>
          <table:table-cell table:formula="of:=LOG([.S156];2)" office:value-type="float" office:value="7.2667865406949" calcext:value-type="float">
            <text:p>7.26678654069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1290322580645" calcext:value-type="float">
            <text:p>7.41290322580645</text:p>
          </table:table-cell>
          <table:table-cell table:formula="of:=LOG([.A157];2)" office:value-type="float" office:value="7.27612440527424" calcext:value-type="float">
            <text:p>7.2761244052742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5161290322581" calcext:value-type="float">
            <text:p>7.85161290322581</text:p>
          </table:table-cell>
          <table:table-cell table:formula="of:=LOG([.G157];2)" office:value-type="float" office:value="7.27612440527424" calcext:value-type="float">
            <text:p>7.2761244052742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8387096774194" calcext:value-type="float">
            <text:p>6.48387096774194</text:p>
          </table:table-cell>
          <table:table-cell table:formula="of:=LOG([.M157];2)" office:value-type="float" office:value="7.27612440527424" calcext:value-type="float">
            <text:p>7.2761244052742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5161290322581" calcext:value-type="float">
            <text:p>7.85161290322581</text:p>
          </table:table-cell>
          <table:table-cell table:formula="of:=LOG([.S157];2)" office:value-type="float" office:value="7.27612440527424" calcext:value-type="float">
            <text:p>7.276124405274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2307692307692" calcext:value-type="float">
            <text:p>7.42307692307692</text:p>
          </table:table-cell>
          <table:table-cell table:formula="of:=LOG([.A158];2)" office:value-type="float" office:value="7.28540221886225" calcext:value-type="float">
            <text:p>7.285402218862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4615384615385" calcext:value-type="float">
            <text:p>7.84615384615385</text:p>
          </table:table-cell>
          <table:table-cell table:formula="of:=LOG([.G158];2)" office:value-type="float" office:value="7.28540221886225" calcext:value-type="float">
            <text:p>7.285402218862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table:formula="of:=LOG([.M158];2)" office:value-type="float" office:value="7.28540221886225" calcext:value-type="float">
            <text:p>7.285402218862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4615384615385" calcext:value-type="float">
            <text:p>7.84615384615385</text:p>
          </table:table-cell>
          <table:table-cell table:formula="of:=LOG([.S158];2)" office:value-type="float" office:value="7.28540221886225" calcext:value-type="float">
            <text:p>7.285402218862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2675159235669" calcext:value-type="float">
            <text:p>7.42675159235669</text:p>
          </table:table-cell>
          <table:table-cell table:formula="of:=LOG([.A159];2)" office:value-type="float" office:value="7.29462074889163" calcext:value-type="float">
            <text:p>7.29462074889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343949044586" calcext:value-type="float">
            <text:p>7.8343949044586</text:p>
          </table:table-cell>
          <table:table-cell table:formula="of:=LOG([.G159];2)" office:value-type="float" office:value="7.29462074889163" calcext:value-type="float">
            <text:p>7.29462074889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0955414012739" calcext:value-type="float">
            <text:p>6.50955414012739</text:p>
          </table:table-cell>
          <table:table-cell table:formula="of:=LOG([.M159];2)" office:value-type="float" office:value="7.29462074889163" calcext:value-type="float">
            <text:p>7.29462074889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343949044586" calcext:value-type="float">
            <text:p>7.8343949044586</text:p>
          </table:table-cell>
          <table:table-cell table:formula="of:=LOG([.S159];2)" office:value-type="float" office:value="7.29462074889163" calcext:value-type="float">
            <text:p>7.29462074889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3037974683544" calcext:value-type="float">
            <text:p>7.43037974683544</text:p>
          </table:table-cell>
          <table:table-cell table:formula="of:=LOG([.A160];2)" office:value-type="float" office:value="7.3037807481771" calcext:value-type="float">
            <text:p>7.30378074817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2911392405063" calcext:value-type="float">
            <text:p>7.82911392405063</text:p>
          </table:table-cell>
          <table:table-cell table:formula="of:=LOG([.G160];2)" office:value-type="float" office:value="7.3037807481771" calcext:value-type="float">
            <text:p>7.30378074817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1898734177215" calcext:value-type="float">
            <text:p>6.51898734177215</text:p>
          </table:table-cell>
          <table:table-cell table:formula="of:=LOG([.M160];2)" office:value-type="float" office:value="7.3037807481771" calcext:value-type="float">
            <text:p>7.30378074817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2911392405063" calcext:value-type="float">
            <text:p>7.82911392405063</text:p>
          </table:table-cell>
          <table:table-cell table:formula="of:=LOG([.S160];2)" office:value-type="float" office:value="7.3037807481771" calcext:value-type="float">
            <text:p>7.30378074817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4654088050315" calcext:value-type="float">
            <text:p>7.44654088050315</text:p>
          </table:table-cell>
          <table:table-cell table:formula="of:=LOG([.A161];2)" office:value-type="float" office:value="7.31288295528436" calcext:value-type="float">
            <text:p>7.312882955284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5534591194969" calcext:value-type="float">
            <text:p>7.85534591194969</text:p>
          </table:table-cell>
          <table:table-cell table:formula="of:=LOG([.G161];2)" office:value-type="float" office:value="7.31288295528436" calcext:value-type="float">
            <text:p>7.312882955284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2830188679245" calcext:value-type="float">
            <text:p>6.52830188679245</text:p>
          </table:table-cell>
          <table:table-cell table:formula="of:=LOG([.M161];2)" office:value-type="float" office:value="7.31288295528436" calcext:value-type="float">
            <text:p>7.312882955284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5534591194969" calcext:value-type="float">
            <text:p>7.85534591194969</text:p>
          </table:table-cell>
          <table:table-cell table:formula="of:=LOG([.S161];2)" office:value-type="float" office:value="7.31288295528436" calcext:value-type="float">
            <text:p>7.31288295528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5" calcext:value-type="float">
            <text:p>7.45</text:p>
          </table:table-cell>
          <table:table-cell table:formula="of:=LOG([.A162];2)" office:value-type="float" office:value="7.32192809488736" calcext:value-type="float">
            <text:p>7.321928094887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6875" calcext:value-type="float">
            <text:p>7.86875</text:p>
          </table:table-cell>
          <table:table-cell table:formula="of:=LOG([.G162];2)" office:value-type="float" office:value="7.32192809488736" calcext:value-type="float">
            <text:p>7.321928094887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375" calcext:value-type="float">
            <text:p>6.5375</text:p>
          </table:table-cell>
          <table:table-cell table:formula="of:=LOG([.M162];2)" office:value-type="float" office:value="7.32192809488736" calcext:value-type="float">
            <text:p>7.321928094887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6875" calcext:value-type="float">
            <text:p>7.86875</text:p>
          </table:table-cell>
          <table:table-cell table:formula="of:=LOG([.S162];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5341614906832" calcext:value-type="float">
            <text:p>7.45341614906832</text:p>
          </table:table-cell>
          <table:table-cell table:formula="of:=LOG([.A163];2)" office:value-type="float" office:value="7.33091687811462" calcext:value-type="float">
            <text:p>7.3309168781146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7577639751553" calcext:value-type="float">
            <text:p>7.87577639751553</text:p>
          </table:table-cell>
          <table:table-cell table:formula="of:=LOG([.G163];2)" office:value-type="float" office:value="7.33091687811462" calcext:value-type="float">
            <text:p>7.3309168781146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4658385093168" calcext:value-type="float">
            <text:p>6.54658385093168</text:p>
          </table:table-cell>
          <table:table-cell table:formula="of:=LOG([.M163];2)" office:value-type="float" office:value="7.33091687811462" calcext:value-type="float">
            <text:p>7.3309168781146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7577639751553" calcext:value-type="float">
            <text:p>7.87577639751553</text:p>
          </table:table-cell>
          <table:table-cell table:formula="of:=LOG([.S163];2)" office:value-type="float" office:value="7.33091687811462" calcext:value-type="float">
            <text:p>7.330916878114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296296296296" calcext:value-type="float">
            <text:p>7.46296296296296</text:p>
          </table:table-cell>
          <table:table-cell table:formula="of:=LOG([.A164];2)" office:value-type="float" office:value="7.33985000288462" calcext:value-type="float">
            <text:p>7.339850002884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506172839506" calcext:value-type="float">
            <text:p>7.89506172839506</text:p>
          </table:table-cell>
          <table:table-cell table:formula="of:=LOG([.G164];2)" office:value-type="float" office:value="7.33985000288462" calcext:value-type="float">
            <text:p>7.339850002884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4938271604938" calcext:value-type="float">
            <text:p>6.54938271604938</text:p>
          </table:table-cell>
          <table:table-cell table:formula="of:=LOG([.M164];2)" office:value-type="float" office:value="7.33985000288462" calcext:value-type="float">
            <text:p>7.3398500028846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506172839506" calcext:value-type="float">
            <text:p>7.89506172839506</text:p>
          </table:table-cell>
          <table:table-cell table:formula="of:=LOG([.S164];2)" office:value-type="float" office:value="7.33985000288462" calcext:value-type="float">
            <text:p>7.339850002884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01226993865" calcext:value-type="float">
            <text:p>7.4601226993865</text:p>
          </table:table-cell>
          <table:table-cell table:formula="of:=LOG([.A165];2)" office:value-type="float" office:value="7.34872815423108" calcext:value-type="float">
            <text:p>7.3487281542310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8957055214724" calcext:value-type="float">
            <text:p>7.88957055214724</text:p>
          </table:table-cell>
          <table:table-cell table:formula="of:=LOG([.G165];2)" office:value-type="float" office:value="7.34872815423108" calcext:value-type="float">
            <text:p>7.3487281542310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521472392638" calcext:value-type="float">
            <text:p>6.5521472392638</text:p>
          </table:table-cell>
          <table:table-cell table:formula="of:=LOG([.M165];2)" office:value-type="float" office:value="7.34872815423108" calcext:value-type="float">
            <text:p>7.3487281542310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8957055214724" calcext:value-type="float">
            <text:p>7.88957055214724</text:p>
          </table:table-cell>
          <table:table-cell table:formula="of:=LOG([.S165];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5731707317073" calcext:value-type="float">
            <text:p>7.45731707317073</text:p>
          </table:table-cell>
          <table:table-cell table:formula="of:=LOG([.A166];2)" office:value-type="float" office:value="7.35755200461809" calcext:value-type="float">
            <text:p>7.3575520046180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024390243903" calcext:value-type="float">
            <text:p>7.89024390243903</text:p>
          </table:table-cell>
          <table:table-cell table:formula="of:=LOG([.G166];2)" office:value-type="float" office:value="7.35755200461809" calcext:value-type="float">
            <text:p>7.3575520046180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5487804878049" calcext:value-type="float">
            <text:p>6.55487804878049</text:p>
          </table:table-cell>
          <table:table-cell table:formula="of:=LOG([.M166];2)" office:value-type="float" office:value="7.35755200461809" calcext:value-type="float">
            <text:p>7.3575520046180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024390243903" calcext:value-type="float">
            <text:p>7.89024390243903</text:p>
          </table:table-cell>
          <table:table-cell table:formula="of:=LOG([.S166];2)" office:value-type="float" office:value="7.35755200461809" calcext:value-type="float">
            <text:p>7.357552004618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060606060606" calcext:value-type="float">
            <text:p>7.46060606060606</text:p>
          </table:table-cell>
          <table:table-cell table:formula="of:=LOG([.A167];2)" office:value-type="float" office:value="7.36632221424582" calcext:value-type="float">
            <text:p>7.366322214245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69696969697" calcext:value-type="float">
            <text:p>7.8969696969697</text:p>
          </table:table-cell>
          <table:table-cell table:formula="of:=LOG([.G167];2)" office:value-type="float" office:value="7.36632221424582" calcext:value-type="float">
            <text:p>7.366322214245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6363636363636" calcext:value-type="float">
            <text:p>6.56363636363636</text:p>
          </table:table-cell>
          <table:table-cell table:formula="of:=LOG([.M167];2)" office:value-type="float" office:value="7.36632221424582" calcext:value-type="float">
            <text:p>7.3663222142458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69696969697" calcext:value-type="float">
            <text:p>7.8969696969697</text:p>
          </table:table-cell>
          <table:table-cell table:formula="of:=LOG([.S167];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385542168675" calcext:value-type="float">
            <text:p>7.46385542168675</text:p>
          </table:table-cell>
          <table:table-cell table:formula="of:=LOG([.A168];2)" office:value-type="float" office:value="7.37503943134693" calcext:value-type="float">
            <text:p>7.3750394313469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759036144578" calcext:value-type="float">
            <text:p>7.89759036144578</text:p>
          </table:table-cell>
          <table:table-cell table:formula="of:=LOG([.G168];2)" office:value-type="float" office:value="7.37503943134693" calcext:value-type="float">
            <text:p>7.3750394313469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7228915662651" calcext:value-type="float">
            <text:p>6.57228915662651</text:p>
          </table:table-cell>
          <table:table-cell table:formula="of:=LOG([.M168];2)" office:value-type="float" office:value="7.37503943134693" calcext:value-type="float">
            <text:p>7.3750394313469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89759036144578" calcext:value-type="float">
            <text:p>7.89759036144578</text:p>
          </table:table-cell>
          <table:table-cell table:formula="of:=LOG([.S168];2)" office:value-type="float" office:value="7.37503943134693" calcext:value-type="float">
            <text:p>7.375039431346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7904191616767" calcext:value-type="float">
            <text:p>7.47904191616767</text:p>
          </table:table-cell>
          <table:table-cell table:formula="of:=LOG([.A169];2)" office:value-type="float" office:value="7.38370429247405" calcext:value-type="float">
            <text:p>7.383704292474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1017964071856" calcext:value-type="float">
            <text:p>7.91017964071856</text:p>
          </table:table-cell>
          <table:table-cell table:formula="of:=LOG([.G169];2)" office:value-type="float" office:value="7.38370429247405" calcext:value-type="float">
            <text:p>7.383704292474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8083832335329" calcext:value-type="float">
            <text:p>6.58083832335329</text:p>
          </table:table-cell>
          <table:table-cell table:formula="of:=LOG([.M169];2)" office:value-type="float" office:value="7.38370429247405" calcext:value-type="float">
            <text:p>7.383704292474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1017964071856" calcext:value-type="float">
            <text:p>7.91017964071856</text:p>
          </table:table-cell>
          <table:table-cell table:formula="of:=LOG([.S169];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9404761904762" calcext:value-type="float">
            <text:p>7.49404761904762</text:p>
          </table:table-cell>
          <table:table-cell table:formula="of:=LOG([.A170];2)" office:value-type="float" office:value="7.39231742277876" calcext:value-type="float">
            <text:p>7.3923174227787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452380952381" calcext:value-type="float">
            <text:p>7.93452380952381</text:p>
          </table:table-cell>
          <table:table-cell table:formula="of:=LOG([.G170];2)" office:value-type="float" office:value="7.39231742277876" calcext:value-type="float">
            <text:p>7.3923174227787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8333333333333" calcext:value-type="float">
            <text:p>6.58333333333333</text:p>
          </table:table-cell>
          <table:table-cell table:formula="of:=LOG([.M170];2)" office:value-type="float" office:value="7.39231742277876" calcext:value-type="float">
            <text:p>7.3923174227787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452380952381" calcext:value-type="float">
            <text:p>7.93452380952381</text:p>
          </table:table-cell>
          <table:table-cell table:formula="of:=LOG([.S170];2)" office:value-type="float" office:value="7.39231742277876" calcext:value-type="float">
            <text:p>7.392317422778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0887573964497" calcext:value-type="float">
            <text:p>7.50887573964497</text:p>
          </table:table-cell>
          <table:table-cell table:formula="of:=LOG([.A171];2)" office:value-type="float" office:value="7.40087943628218" calcext:value-type="float">
            <text:p>7.4008794362821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4082840236686" calcext:value-type="float">
            <text:p>7.94082840236686</text:p>
          </table:table-cell>
          <table:table-cell table:formula="of:=LOG([.G171];2)" office:value-type="float" office:value="7.40087943628218" calcext:value-type="float">
            <text:p>7.4008794362821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8579881656805" calcext:value-type="float">
            <text:p>6.58579881656805</text:p>
          </table:table-cell>
          <table:table-cell table:formula="of:=LOG([.M171];2)" office:value-type="float" office:value="7.40087943628218" calcext:value-type="float">
            <text:p>7.4008794362821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4082840236686" calcext:value-type="float">
            <text:p>7.94082840236686</text:p>
          </table:table-cell>
          <table:table-cell table:formula="of:=LOG([.S171];2)" office:value-type="float" office:value="7.40087943628218" calcext:value-type="float">
            <text:p>7.40087943628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1176470588235" calcext:value-type="float">
            <text:p>7.51176470588235</text:p>
          </table:table-cell>
          <table:table-cell table:formula="of:=LOG([.A172];2)" office:value-type="float" office:value="7.4093909361377" calcext:value-type="float">
            <text:p>7.40939093613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4705882352941" calcext:value-type="float">
            <text:p>7.94705882352941</text:p>
          </table:table-cell>
          <table:table-cell table:formula="of:=LOG([.G172];2)" office:value-type="float" office:value="7.4093909361377" calcext:value-type="float">
            <text:p>7.40939093613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9411764705882" calcext:value-type="float">
            <text:p>6.59411764705882</text:p>
          </table:table-cell>
          <table:table-cell table:formula="of:=LOG([.M172];2)" office:value-type="float" office:value="7.4093909361377" calcext:value-type="float">
            <text:p>7.40939093613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4705882352941" calcext:value-type="float">
            <text:p>7.94705882352941</text:p>
          </table:table-cell>
          <table:table-cell table:formula="of:=LOG([.S172];2)" office:value-type="float" office:value="7.4093909361377" calcext:value-type="float">
            <text:p>7.40939093613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1461988304094" calcext:value-type="float">
            <text:p>7.51461988304094</text:p>
          </table:table-cell>
          <table:table-cell table:formula="of:=LOG([.A173];2)" office:value-type="float" office:value="7.4178525148859" calcext:value-type="float">
            <text:p>7.417852514885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567251461988" calcext:value-type="float">
            <text:p>7.93567251461988</text:p>
          </table:table-cell>
          <table:table-cell table:formula="of:=LOG([.G173];2)" office:value-type="float" office:value="7.4178525148859" calcext:value-type="float">
            <text:p>7.417852514885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0233918128655" calcext:value-type="float">
            <text:p>6.60233918128655</text:p>
          </table:table-cell>
          <table:table-cell table:formula="of:=LOG([.M173];2)" office:value-type="float" office:value="7.4178525148859" calcext:value-type="float">
            <text:p>7.417852514885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567251461988" calcext:value-type="float">
            <text:p>7.93567251461988</text:p>
          </table:table-cell>
          <table:table-cell table:formula="of:=LOG([.S173];2)" office:value-type="float" office:value="7.4178525148859" calcext:value-type="float">
            <text:p>7.41785251488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2906976744186" calcext:value-type="float">
            <text:p>7.52906976744186</text:p>
          </table:table-cell>
          <table:table-cell table:formula="of:=LOG([.A174];2)" office:value-type="float" office:value="7.4262647547021" calcext:value-type="float">
            <text:p>7.426264754702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604651162791" calcext:value-type="float">
            <text:p>7.93604651162791</text:p>
          </table:table-cell>
          <table:table-cell table:formula="of:=LOG([.G174];2)" office:value-type="float" office:value="7.4262647547021" calcext:value-type="float">
            <text:p>7.426264754702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1046511627907" calcext:value-type="float">
            <text:p>6.61046511627907</text:p>
          </table:table-cell>
          <table:table-cell table:formula="of:=LOG([.M174];2)" office:value-type="float" office:value="7.4262647547021" calcext:value-type="float">
            <text:p>7.426264754702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3604651162791" calcext:value-type="float">
            <text:p>7.93604651162791</text:p>
          </table:table-cell>
          <table:table-cell table:formula="of:=LOG([.S174];2)" office:value-type="float" office:value="7.4262647547021" calcext:value-type="float">
            <text:p>7.42626475470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3179190751445" calcext:value-type="float">
            <text:p>7.53179190751445</text:p>
          </table:table-cell>
          <table:table-cell table:formula="of:=LOG([.A175];2)" office:value-type="float" office:value="7.43462822763673" calcext:value-type="float">
            <text:p>7.4346282276367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5375722543353" calcext:value-type="float">
            <text:p>7.95375722543353</text:p>
          </table:table-cell>
          <table:table-cell table:formula="of:=LOG([.G175];2)" office:value-type="float" office:value="7.43462822763673" calcext:value-type="float">
            <text:p>7.4346282276367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1849710982659" calcext:value-type="float">
            <text:p>6.61849710982659</text:p>
          </table:table-cell>
          <table:table-cell table:formula="of:=LOG([.M175];2)" office:value-type="float" office:value="7.43462822763673" calcext:value-type="float">
            <text:p>7.4346282276367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5375722543353" calcext:value-type="float">
            <text:p>7.95375722543353</text:p>
          </table:table-cell>
          <table:table-cell table:formula="of:=LOG([.S175];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4597701149425" calcext:value-type="float">
            <text:p>7.54597701149425</text:p>
          </table:table-cell>
          <table:table-cell table:formula="of:=LOG([.A176];2)" office:value-type="float" office:value="7.44294349584873" calcext:value-type="float">
            <text:p>7.442943495848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7701149425287" calcext:value-type="float">
            <text:p>7.97701149425287</text:p>
          </table:table-cell>
          <table:table-cell table:formula="of:=LOG([.G176];2)" office:value-type="float" office:value="7.44294349584873" calcext:value-type="float">
            <text:p>7.442943495848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264367816092" calcext:value-type="float">
            <text:p>6.6264367816092</text:p>
          </table:table-cell>
          <table:table-cell table:formula="of:=LOG([.M176];2)" office:value-type="float" office:value="7.44294349584873" calcext:value-type="float">
            <text:p>7.442943495848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7701149425287" calcext:value-type="float">
            <text:p>7.97701149425287</text:p>
          </table:table-cell>
          <table:table-cell table:formula="of:=LOG([.S176];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5428571428571" calcext:value-type="float">
            <text:p>7.55428571428571</text:p>
          </table:table-cell>
          <table:table-cell table:formula="of:=LOG([.A177];2)" office:value-type="float" office:value="7.45121111183233" calcext:value-type="float">
            <text:p>7.451211111832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7714285714286" calcext:value-type="float">
            <text:p>7.97714285714286</text:p>
          </table:table-cell>
          <table:table-cell table:formula="of:=LOG([.G177];2)" office:value-type="float" office:value="7.45121111183233" calcext:value-type="float">
            <text:p>7.451211111832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2857142857143" calcext:value-type="float">
            <text:p>6.62857142857143</text:p>
          </table:table-cell>
          <table:table-cell table:formula="of:=LOG([.M177];2)" office:value-type="float" office:value="7.45121111183233" calcext:value-type="float">
            <text:p>7.451211111832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7714285714286" calcext:value-type="float">
            <text:p>7.97714285714286</text:p>
          </table:table-cell>
          <table:table-cell table:formula="of:=LOG([.S177];2)" office:value-type="float" office:value="7.45121111183233" calcext:value-type="float">
            <text:p>7.451211111832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625" calcext:value-type="float">
            <text:p>7.5625</text:p>
          </table:table-cell>
          <table:table-cell table:formula="of:=LOG([.A178];2)" office:value-type="float" office:value="7.4594316186373" calcext:value-type="float">
            <text:p>7.459431618637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9431818181818" calcext:value-type="float">
            <text:p>7.99431818181818</text:p>
          </table:table-cell>
          <table:table-cell table:formula="of:=LOG([.G178];2)" office:value-type="float" office:value="7.4594316186373" calcext:value-type="float">
            <text:p>7.459431618637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3068181818182" calcext:value-type="float">
            <text:p>6.63068181818182</text:p>
          </table:table-cell>
          <table:table-cell table:formula="of:=LOG([.M178];2)" office:value-type="float" office:value="7.4594316186373" calcext:value-type="float">
            <text:p>7.459431618637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99431818181818" calcext:value-type="float">
            <text:p>7.99431818181818</text:p>
          </table:table-cell>
          <table:table-cell table:formula="of:=LOG([.S178];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7627118644068" calcext:value-type="float">
            <text:p>7.57627118644068</text:p>
          </table:table-cell>
          <table:table-cell table:formula="of:=LOG([.A179];2)" office:value-type="float" office:value="7.467605550083" calcext:value-type="float">
            <text:p>7.46760555008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225988700565" calcext:value-type="float">
            <text:p>8.0225988700565</text:p>
          </table:table-cell>
          <table:table-cell table:formula="of:=LOG([.G179];2)" office:value-type="float" office:value="7.467605550083" calcext:value-type="float">
            <text:p>7.46760555008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3841807909605" calcext:value-type="float">
            <text:p>6.63841807909605</text:p>
          </table:table-cell>
          <table:table-cell table:formula="of:=LOG([.M179];2)" office:value-type="float" office:value="7.467605550083" calcext:value-type="float">
            <text:p>7.46760555008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225988700565" calcext:value-type="float">
            <text:p>8.0225988700565</text:p>
          </table:table-cell>
          <table:table-cell table:formula="of:=LOG([.S179];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8988764044944" calcext:value-type="float">
            <text:p>7.58988764044944</text:p>
          </table:table-cell>
          <table:table-cell table:formula="of:=LOG([.A180];2)" office:value-type="float" office:value="7.4757334309664" calcext:value-type="float">
            <text:p>7.47573343096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5056179775281" calcext:value-type="float">
            <text:p>8.05056179775281</text:p>
          </table:table-cell>
          <table:table-cell table:formula="of:=LOG([.G180];2)" office:value-type="float" office:value="7.4757334309664" calcext:value-type="float">
            <text:p>7.47573343096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4606741573034" calcext:value-type="float">
            <text:p>6.64606741573034</text:p>
          </table:table-cell>
          <table:table-cell table:formula="of:=LOG([.M180];2)" office:value-type="float" office:value="7.4757334309664" calcext:value-type="float">
            <text:p>7.47573343096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5056179775281" calcext:value-type="float">
            <text:p>8.05056179775281</text:p>
          </table:table-cell>
          <table:table-cell table:formula="of:=LOG([.S180];2)" office:value-type="float" office:value="7.4757334309664" calcext:value-type="float">
            <text:p>7.47573343096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9776536312849" calcext:value-type="float">
            <text:p>7.59776536312849</text:p>
          </table:table-cell>
          <table:table-cell table:formula="of:=LOG([.A181];2)" office:value-type="float" office:value="7.48381577726426" calcext:value-type="float">
            <text:p>7.4838157772642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6703910614525" calcext:value-type="float">
            <text:p>8.06703910614525</text:p>
          </table:table-cell>
          <table:table-cell table:formula="of:=LOG([.G181];2)" office:value-type="float" office:value="7.48381577726426" calcext:value-type="float">
            <text:p>7.4838157772642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5921787709497" calcext:value-type="float">
            <text:p>6.65921787709497</text:p>
          </table:table-cell>
          <table:table-cell table:formula="of:=LOG([.M181];2)" office:value-type="float" office:value="7.48381577726426" calcext:value-type="float">
            <text:p>7.4838157772642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6703910614525" calcext:value-type="float">
            <text:p>8.06703910614525</text:p>
          </table:table-cell>
          <table:table-cell table:formula="of:=LOG([.S181];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555555555556" calcext:value-type="float">
            <text:p>7.60555555555556</text:p>
          </table:table-cell>
          <table:table-cell table:formula="of:=LOG([.A182];2)" office:value-type="float" office:value="7.49185309632968" calcext:value-type="float">
            <text:p>7.4918530963296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8333333333333" calcext:value-type="float">
            <text:p>8.08333333333333</text:p>
          </table:table-cell>
          <table:table-cell table:formula="of:=LOG([.G182];2)" office:value-type="float" office:value="7.49185309632968" calcext:value-type="float">
            <text:p>7.4918530963296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7222222222222" calcext:value-type="float">
            <text:p>6.67222222222222</text:p>
          </table:table-cell>
          <table:table-cell table:formula="of:=LOG([.M182];2)" office:value-type="float" office:value="7.49185309632968" calcext:value-type="float">
            <text:p>7.4918530963296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8333333333333" calcext:value-type="float">
            <text:p>8.08333333333333</text:p>
          </table:table-cell>
          <table:table-cell table:formula="of:=LOG([.S182];2)" office:value-type="float" office:value="7.49185309632968" calcext:value-type="float">
            <text:p>7.4918530963296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773480662983" calcext:value-type="float">
            <text:p>7.60773480662983</text:p>
          </table:table-cell>
          <table:table-cell table:formula="of:=LOG([.A183];2)" office:value-type="float" office:value="7.49984588708321" calcext:value-type="float">
            <text:p>7.499845887083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39226519337" calcext:value-type="float">
            <text:p>8.0939226519337</text:p>
          </table:table-cell>
          <table:table-cell table:formula="of:=LOG([.G183];2)" office:value-type="float" office:value="7.49984588708321" calcext:value-type="float">
            <text:p>7.499845887083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7955801104972" calcext:value-type="float">
            <text:p>6.67955801104972</text:p>
          </table:table-cell>
          <table:table-cell table:formula="of:=LOG([.M183];2)" office:value-type="float" office:value="7.49984588708321" calcext:value-type="float">
            <text:p>7.4998458870832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39226519337" calcext:value-type="float">
            <text:p>8.0939226519337</text:p>
          </table:table-cell>
          <table:table-cell table:formula="of:=LOG([.S183];2)" office:value-type="float" office:value="7.49984588708321" calcext:value-type="float">
            <text:p>7.499845887083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989010989011" calcext:value-type="float">
            <text:p>7.60989010989011</text:p>
          </table:table-cell>
          <table:table-cell table:formula="of:=LOG([.A184];2)" office:value-type="float" office:value="7.5077946401987" calcext:value-type="float">
            <text:p>7.507794640198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043956043956" calcext:value-type="float">
            <text:p>8.1043956043956</text:p>
          </table:table-cell>
          <table:table-cell table:formula="of:=LOG([.G184];2)" office:value-type="float" office:value="7.5077946401987" calcext:value-type="float">
            <text:p>7.507794640198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8681318681319" calcext:value-type="float">
            <text:p>6.68681318681319</text:p>
          </table:table-cell>
          <table:table-cell table:formula="of:=LOG([.M184];2)" office:value-type="float" office:value="7.5077946401987" calcext:value-type="float">
            <text:p>7.507794640198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043956043956" calcext:value-type="float">
            <text:p>8.1043956043956</text:p>
          </table:table-cell>
          <table:table-cell table:formula="of:=LOG([.S184];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2295081967213" calcext:value-type="float">
            <text:p>7.62295081967213</text:p>
          </table:table-cell>
          <table:table-cell table:formula="of:=LOG([.A185];2)" office:value-type="float" office:value="7.51569983828404" calcext:value-type="float">
            <text:p>7.515699838284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836065573771" calcext:value-type="float">
            <text:p>8.09836065573771</text:p>
          </table:table-cell>
          <table:table-cell table:formula="of:=LOG([.G185];2)" office:value-type="float" office:value="7.51569983828404" calcext:value-type="float">
            <text:p>7.515699838284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69398907103825" calcext:value-type="float">
            <text:p>6.69398907103825</text:p>
          </table:table-cell>
          <table:table-cell table:formula="of:=LOG([.M185];2)" office:value-type="float" office:value="7.51569983828404" calcext:value-type="float">
            <text:p>7.515699838284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836065573771" calcext:value-type="float">
            <text:p>8.09836065573771</text:p>
          </table:table-cell>
          <table:table-cell table:formula="of:=LOG([.S185];2)" office:value-type="float" office:value="7.51569983828404" calcext:value-type="float">
            <text:p>7.515699838284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586956521739" calcext:value-type="float">
            <text:p>7.63586956521739</text:p>
          </table:table-cell>
          <table:table-cell table:formula="of:=LOG([.A186];2)" office:value-type="float" office:value="7.52356195605701" calcext:value-type="float">
            <text:p>7.5235619560570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0326086956522" calcext:value-type="float">
            <text:p>8.10326086956522</text:p>
          </table:table-cell>
          <table:table-cell table:formula="of:=LOG([.G186];2)" office:value-type="float" office:value="7.52356195605701" calcext:value-type="float">
            <text:p>7.5235619560570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0108695652174" calcext:value-type="float">
            <text:p>6.70108695652174</text:p>
          </table:table-cell>
          <table:table-cell table:formula="of:=LOG([.M186];2)" office:value-type="float" office:value="7.52356195605701" calcext:value-type="float">
            <text:p>7.5235619560570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0326086956522" calcext:value-type="float">
            <text:p>8.10326086956522</text:p>
          </table:table-cell>
          <table:table-cell table:formula="of:=LOG([.S186];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783783783784" calcext:value-type="float">
            <text:p>7.63783783783784</text:p>
          </table:table-cell>
          <table:table-cell table:formula="of:=LOG([.A187];2)" office:value-type="float" office:value="7.53138146051631" calcext:value-type="float">
            <text:p>7.5313814605163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72972972973" calcext:value-type="float">
            <text:p>8.0972972972973</text:p>
          </table:table-cell>
          <table:table-cell table:formula="of:=LOG([.G187];2)" office:value-type="float" office:value="7.53138146051631" calcext:value-type="float">
            <text:p>7.5313814605163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0810810810811" calcext:value-type="float">
            <text:p>6.70810810810811</text:p>
          </table:table-cell>
          <table:table-cell table:formula="of:=LOG([.M187];2)" office:value-type="float" office:value="7.53138146051631" calcext:value-type="float">
            <text:p>7.5313814605163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72972972973" calcext:value-type="float">
            <text:p>8.0972972972973</text:p>
          </table:table-cell>
          <table:table-cell table:formula="of:=LOG([.S187];2)" office:value-type="float" office:value="7.53138146051631" calcext:value-type="float">
            <text:p>7.531381460516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505376344086" calcext:value-type="float">
            <text:p>7.6505376344086</text:p>
          </table:table-cell>
          <table:table-cell table:formula="of:=LOG([.A188];2)" office:value-type="float" office:value="7.53915881110803" calcext:value-type="float">
            <text:p>7.5391588111080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677419354839" calcext:value-type="float">
            <text:p>8.09677419354839</text:p>
          </table:table-cell>
          <table:table-cell table:formula="of:=LOG([.G188];2)" office:value-type="float" office:value="7.53915881110803" calcext:value-type="float">
            <text:p>7.5391588111080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1505376344086" calcext:value-type="float">
            <text:p>6.71505376344086</text:p>
          </table:table-cell>
          <table:table-cell table:formula="of:=LOG([.M188];2)" office:value-type="float" office:value="7.53915881110803" calcext:value-type="float">
            <text:p>7.5391588111080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677419354839" calcext:value-type="float">
            <text:p>8.09677419354839</text:p>
          </table:table-cell>
          <table:table-cell table:formula="of:=LOG([.S188];2)" office:value-type="float" office:value="7.53915881110803" calcext:value-type="float">
            <text:p>7.539158811108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524064171123" calcext:value-type="float">
            <text:p>7.6524064171123</text:p>
          </table:table-cell>
          <table:table-cell table:formula="of:=LOG([.A189];2)" office:value-type="float" office:value="7.54689445988764" calcext:value-type="float">
            <text:p>7.5468944598876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625668449198" calcext:value-type="float">
            <text:p>8.09625668449198</text:p>
          </table:table-cell>
          <table:table-cell table:formula="of:=LOG([.G189];2)" office:value-type="float" office:value="7.54689445988764" calcext:value-type="float">
            <text:p>7.5468944598876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2192513368984" calcext:value-type="float">
            <text:p>6.72192513368984</text:p>
          </table:table-cell>
          <table:table-cell table:formula="of:=LOG([.M189];2)" office:value-type="float" office:value="7.54689445988764" calcext:value-type="float">
            <text:p>7.5468944598876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09625668449198" calcext:value-type="float">
            <text:p>8.09625668449198</text:p>
          </table:table-cell>
          <table:table-cell table:formula="of:=LOG([.S189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6489361702128" calcext:value-type="float">
            <text:p>7.66489361702128</text:p>
          </table:table-cell>
          <table:table-cell table:formula="of:=LOG([.A190];2)" office:value-type="float" office:value="7.55458885167764" calcext:value-type="float">
            <text:p>7.5545888516776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1170212765957" calcext:value-type="float">
            <text:p>8.11170212765957</text:p>
          </table:table-cell>
          <table:table-cell table:formula="of:=LOG([.G190];2)" office:value-type="float" office:value="7.55458885167764" calcext:value-type="float">
            <text:p>7.5545888516776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2872340425532" calcext:value-type="float">
            <text:p>6.72872340425532</text:p>
          </table:table-cell>
          <table:table-cell table:formula="of:=LOG([.M190];2)" office:value-type="float" office:value="7.55458885167764" calcext:value-type="float">
            <text:p>7.5545888516776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1170212765957" calcext:value-type="float">
            <text:p>8.11170212765957</text:p>
          </table:table-cell>
          <table:table-cell table:formula="of:=LOG([.S190];2)" office:value-type="float" office:value="7.55458885167764" calcext:value-type="float">
            <text:p>7.554588851677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6666666666667" calcext:value-type="float">
            <text:p>7.66666666666667</text:p>
          </table:table-cell>
          <table:table-cell table:formula="of:=LOG([.A191];2)" office:value-type="float" office:value="7.56224242422107" calcext:value-type="float">
            <text:p>7.5622424242210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2169312169312" calcext:value-type="float">
            <text:p>8.12169312169312</text:p>
          </table:table-cell>
          <table:table-cell table:formula="of:=LOG([.G191];2)" office:value-type="float" office:value="7.56224242422107" calcext:value-type="float">
            <text:p>7.5622424242210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3544973544974" calcext:value-type="float">
            <text:p>6.73544973544974</text:p>
          </table:table-cell>
          <table:table-cell table:formula="of:=LOG([.M191];2)" office:value-type="float" office:value="7.56224242422107" calcext:value-type="float">
            <text:p>7.5622424242210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2169312169312" calcext:value-type="float">
            <text:p>8.12169312169312</text:p>
          </table:table-cell>
          <table:table-cell table:formula="of:=LOG([.S191];2)" office:value-type="float" office:value="7.56224242422107" calcext:value-type="float">
            <text:p>7.562242424221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7368421052632" calcext:value-type="float">
            <text:p>7.67368421052632</text:p>
          </table:table-cell>
          <table:table-cell table:formula="of:=LOG([.A192];2)" office:value-type="float" office:value="7.56985560833095" calcext:value-type="float">
            <text:p>7.569855608330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4736842105263" calcext:value-type="float">
            <text:p>8.14736842105263</text:p>
          </table:table-cell>
          <table:table-cell table:formula="of:=LOG([.G192];2)" office:value-type="float" office:value="7.56985560833095" calcext:value-type="float">
            <text:p>7.569855608330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4736842105263" calcext:value-type="float">
            <text:p>6.74736842105263</text:p>
          </table:table-cell>
          <table:table-cell table:formula="of:=LOG([.M192];2)" office:value-type="float" office:value="7.56985560833095" calcext:value-type="float">
            <text:p>7.569855608330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4736842105263" calcext:value-type="float">
            <text:p>8.14736842105263</text:p>
          </table:table-cell>
          <table:table-cell table:formula="of:=LOG([.S192];2)" office:value-type="float" office:value="7.56985560833095" calcext:value-type="float">
            <text:p>7.569855608330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8586387434555" calcext:value-type="float">
            <text:p>7.68586387434555</text:p>
          </table:table-cell>
          <table:table-cell table:formula="of:=LOG([.A193];2)" office:value-type="float" office:value="7.57742882803575" calcext:value-type="float">
            <text:p>7.5774288280357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5706806282723" calcext:value-type="float">
            <text:p>8.15706806282723</text:p>
          </table:table-cell>
          <table:table-cell table:formula="of:=LOG([.G193];2)" office:value-type="float" office:value="7.57742882803575" calcext:value-type="float">
            <text:p>7.5774288280357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5392670157068" calcext:value-type="float">
            <text:p>6.75392670157068</text:p>
          </table:table-cell>
          <table:table-cell table:formula="of:=LOG([.M193];2)" office:value-type="float" office:value="7.57742882803575" calcext:value-type="float">
            <text:p>7.5774288280357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5706806282723" calcext:value-type="float">
            <text:p>8.15706806282723</text:p>
          </table:table-cell>
          <table:table-cell table:formula="of:=LOG([.S193];2)" office:value-type="float" office:value="7.57742882803575" calcext:value-type="float">
            <text:p>7.577428828035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875" calcext:value-type="float">
            <text:p>7.6875</text:p>
          </table:table-cell>
          <table:table-cell table:formula="of:=LOG([.A194];2)" office:value-type="float" office:value="7.58496250072116" calcext:value-type="float">
            <text:p>7.584962500721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4583333333333" calcext:value-type="float">
            <text:p>8.14583333333333</text:p>
          </table:table-cell>
          <table:table-cell table:formula="of:=LOG([.G194];2)" office:value-type="float" office:value="7.58496250072116" calcext:value-type="float">
            <text:p>7.584962500721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6041666666667" calcext:value-type="float">
            <text:p>6.76041666666667</text:p>
          </table:table-cell>
          <table:table-cell table:formula="of:=LOG([.M194];2)" office:value-type="float" office:value="7.58496250072116" calcext:value-type="float">
            <text:p>7.584962500721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4583333333333" calcext:value-type="float">
            <text:p>8.14583333333333</text:p>
          </table:table-cell>
          <table:table-cell table:formula="of:=LOG([.S194];2)" office:value-type="float" office:value="7.58496250072116" calcext:value-type="float">
            <text:p>7.584962500721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9948186528497" calcext:value-type="float">
            <text:p>7.69948186528497</text:p>
          </table:table-cell>
          <table:table-cell table:formula="of:=LOG([.A195];2)" office:value-type="float" office:value="7.59245703726808" calcext:value-type="float">
            <text:p>7.5924570372680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6062176165803" calcext:value-type="float">
            <text:p>8.16062176165803</text:p>
          </table:table-cell>
          <table:table-cell table:formula="of:=LOG([.G195];2)" office:value-type="float" office:value="7.59245703726808" calcext:value-type="float">
            <text:p>7.5924570372680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6683937823834" calcext:value-type="float">
            <text:p>6.76683937823834</text:p>
          </table:table-cell>
          <table:table-cell table:formula="of:=LOG([.M195];2)" office:value-type="float" office:value="7.59245703726808" calcext:value-type="float">
            <text:p>7.5924570372680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6062176165803" calcext:value-type="float">
            <text:p>8.16062176165803</text:p>
          </table:table-cell>
          <table:table-cell table:formula="of:=LOG([.S195];2)" office:value-type="float" office:value="7.59245703726808" calcext:value-type="float">
            <text:p>7.592457037268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1134020618557" calcext:value-type="float">
            <text:p>7.71134020618557</text:p>
          </table:table-cell>
          <table:table-cell table:formula="of:=LOG([.A196];2)" office:value-type="float" office:value="7.59991284218713" calcext:value-type="float">
            <text:p>7.5999128421871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7525773195876" calcext:value-type="float">
            <text:p>8.17525773195876</text:p>
          </table:table-cell>
          <table:table-cell table:formula="of:=LOG([.G196];2)" office:value-type="float" office:value="7.59991284218713" calcext:value-type="float">
            <text:p>7.5999128421871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7319587628866" calcext:value-type="float">
            <text:p>6.77319587628866</text:p>
          </table:table-cell>
          <table:table-cell table:formula="of:=LOG([.M196];2)" office:value-type="float" office:value="7.59991284218713" calcext:value-type="float">
            <text:p>7.5999128421871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7525773195876" calcext:value-type="float">
            <text:p>8.17525773195876</text:p>
          </table:table-cell>
          <table:table-cell table:formula="of:=LOG([.S196];2)" office:value-type="float" office:value="7.59991284218713" calcext:value-type="float">
            <text:p>7.599912842187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2307692307692" calcext:value-type="float">
            <text:p>7.72307692307692</text:p>
          </table:table-cell>
          <table:table-cell table:formula="of:=LOG([.A197];2)" office:value-type="float" office:value="7.60733031374961" calcext:value-type="float">
            <text:p>7.607330313749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7948717948718" calcext:value-type="float">
            <text:p>8.17948717948718</text:p>
          </table:table-cell>
          <table:table-cell table:formula="of:=LOG([.G197];2)" office:value-type="float" office:value="7.60733031374961" calcext:value-type="float">
            <text:p>7.607330313749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7948717948718" calcext:value-type="float">
            <text:p>6.77948717948718</text:p>
          </table:table-cell>
          <table:table-cell table:formula="of:=LOG([.M197];2)" office:value-type="float" office:value="7.60733031374961" calcext:value-type="float">
            <text:p>7.607330313749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7948717948718" calcext:value-type="float">
            <text:p>8.17948717948718</text:p>
          </table:table-cell>
          <table:table-cell table:formula="of:=LOG([.S197];2)" office:value-type="float" office:value="7.60733031374961" calcext:value-type="float">
            <text:p>7.607330313749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2448979591837" calcext:value-type="float">
            <text:p>7.72448979591837</text:p>
          </table:table-cell>
          <table:table-cell table:formula="of:=LOG([.A198];2)" office:value-type="float" office:value="7.61470984411521" calcext:value-type="float">
            <text:p>7.6147098441152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9897959183673" calcext:value-type="float">
            <text:p>8.19897959183673</text:p>
          </table:table-cell>
          <table:table-cell table:formula="of:=LOG([.G198];2)" office:value-type="float" office:value="7.61470984411521" calcext:value-type="float">
            <text:p>7.6147098441152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8571428571429" calcext:value-type="float">
            <text:p>6.78571428571429</text:p>
          </table:table-cell>
          <table:table-cell table:formula="of:=LOG([.M198];2)" office:value-type="float" office:value="7.61470984411521" calcext:value-type="float">
            <text:p>7.6147098441152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19897959183673" calcext:value-type="float">
            <text:p>8.19897959183673</text:p>
          </table:table-cell>
          <table:table-cell table:formula="of:=LOG([.S198];2)" office:value-type="float" office:value="7.61470984411521" calcext:value-type="float">
            <text:p>7.614709844115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3604060913706" calcext:value-type="float">
            <text:p>7.73604060913706</text:p>
          </table:table-cell>
          <table:table-cell table:formula="of:=LOG([.A199];2)" office:value-type="float" office:value="7.62205181945638" calcext:value-type="float">
            <text:p>7.6220518194563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22335025380711" calcext:value-type="float">
            <text:p>8.22335025380711</text:p>
          </table:table-cell>
          <table:table-cell table:formula="of:=LOG([.G199];2)" office:value-type="float" office:value="7.62205181945638" calcext:value-type="float">
            <text:p>7.6220518194563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79187817258883" calcext:value-type="float">
            <text:p>6.79187817258883</text:p>
          </table:table-cell>
          <table:table-cell table:formula="of:=LOG([.M199];2)" office:value-type="float" office:value="7.62205181945638" calcext:value-type="float">
            <text:p>7.6220518194563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22335025380711" calcext:value-type="float">
            <text:p>8.22335025380711</text:p>
          </table:table-cell>
          <table:table-cell table:formula="of:=LOG([.S199];2)" office:value-type="float" office:value="7.62205181945638" calcext:value-type="float">
            <text:p>7.622051819456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242424242424" calcext:value-type="float">
            <text:p>7.74242424242424</text:p>
          </table:table-cell>
          <table:table-cell table:formula="of:=LOG([.A200];2)" office:value-type="float" office:value="7.62935662007961" calcext:value-type="float">
            <text:p>7.629356620079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24747474747475" calcext:value-type="float">
            <text:p>8.24747474747475</text:p>
          </table:table-cell>
          <table:table-cell table:formula="of:=LOG([.G200];2)" office:value-type="float" office:value="7.62935662007961" calcext:value-type="float">
            <text:p>7.629356620079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030303030303" calcext:value-type="float">
            <text:p>6.8030303030303</text:p>
          </table:table-cell>
          <table:table-cell table:formula="of:=LOG([.M200];2)" office:value-type="float" office:value="7.62935662007961" calcext:value-type="float">
            <text:p>7.6293566200796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24747474747475" calcext:value-type="float">
            <text:p>8.24747474747475</text:p>
          </table:table-cell>
          <table:table-cell table:formula="of:=LOG([.S200];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5376884422111" calcext:value-type="float">
            <text:p>7.75376884422111</text:p>
          </table:table-cell>
          <table:table-cell table:formula="of:=LOG([.A201];2)" office:value-type="float" office:value="7.63662462054365" calcext:value-type="float">
            <text:p>7.6366246205436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27638190954774" calcext:value-type="float">
            <text:p>8.27638190954774</text:p>
          </table:table-cell>
          <table:table-cell table:formula="of:=LOG([.G201];2)" office:value-type="float" office:value="7.63662462054365" calcext:value-type="float">
            <text:p>7.6366246205436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0904522613065" calcext:value-type="float">
            <text:p>6.80904522613065</text:p>
          </table:table-cell>
          <table:table-cell table:formula="of:=LOG([.M201];2)" office:value-type="float" office:value="7.63662462054365" calcext:value-type="float">
            <text:p>7.6366246205436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27638190954774" calcext:value-type="float">
            <text:p>8.27638190954774</text:p>
          </table:table-cell>
          <table:table-cell table:formula="of:=LOG([.S201];2)" office:value-type="float" office:value="7.63662462054365" calcext:value-type="float">
            <text:p>7.636624620543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table:formula="of:=LOG([.A202];2)" office:value-type="float" office:value="7.64385618977472" calcext:value-type="float">
            <text:p>7.643856189774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29" calcext:value-type="float">
            <text:p>8.29</text:p>
          </table:table-cell>
          <table:table-cell table:formula="of:=LOG([.G202];2)" office:value-type="float" office:value="7.64385618977472" calcext:value-type="float">
            <text:p>7.643856189774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2" calcext:value-type="float">
            <text:p>6.82</text:p>
          </table:table-cell>
          <table:table-cell table:formula="of:=LOG([.M202];2)" office:value-type="float" office:value="7.64385618977472" calcext:value-type="float">
            <text:p>7.643856189774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29" calcext:value-type="float">
            <text:p>8.29</text:p>
          </table:table-cell>
          <table:table-cell table:formula="of:=LOG([.S202];2)" office:value-type="float" office:value="7.64385618977472" calcext:value-type="float">
            <text:p>7.643856189774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6616915422886" calcext:value-type="float">
            <text:p>7.76616915422886</text:p>
          </table:table-cell>
          <table:table-cell table:formula="of:=LOG([.A203];2)" office:value-type="float" office:value="7.65105169117893" calcext:value-type="float">
            <text:p>7.6510516911789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1840796019901" calcext:value-type="float">
            <text:p>8.31840796019901</text:p>
          </table:table-cell>
          <table:table-cell table:formula="of:=LOG([.G203];2)" office:value-type="float" office:value="7.65105169117893" calcext:value-type="float">
            <text:p>7.6510516911789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3084577114428" calcext:value-type="float">
            <text:p>6.83084577114428</text:p>
          </table:table-cell>
          <table:table-cell table:formula="of:=LOG([.M203];2)" office:value-type="float" office:value="7.65105169117893" calcext:value-type="float">
            <text:p>7.6510516911789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1840796019901" calcext:value-type="float">
            <text:p>8.31840796019901</text:p>
          </table:table-cell>
          <table:table-cell table:formula="of:=LOG([.S203];2)" office:value-type="float" office:value="7.65105169117893" calcext:value-type="float">
            <text:p>7.651051691178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7722772277228" calcext:value-type="float">
            <text:p>7.77722772277228</text:p>
          </table:table-cell>
          <table:table-cell table:formula="of:=LOG([.A204];2)" office:value-type="float" office:value="7.6582114827518" calcext:value-type="float">
            <text:p>7.658211482751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2178217821782" calcext:value-type="float">
            <text:p>8.32178217821782</text:p>
          </table:table-cell>
          <table:table-cell table:formula="of:=LOG([.G204];2)" office:value-type="float" office:value="7.6582114827518" calcext:value-type="float">
            <text:p>7.658211482751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3663366336634" calcext:value-type="float">
            <text:p>6.83663366336634</text:p>
          </table:table-cell>
          <table:table-cell table:formula="of:=LOG([.M204];2)" office:value-type="float" office:value="7.6582114827518" calcext:value-type="float">
            <text:p>7.658211482751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2178217821782" calcext:value-type="float">
            <text:p>8.32178217821782</text:p>
          </table:table-cell>
          <table:table-cell table:formula="of:=LOG([.S204];2)" office:value-type="float" office:value="7.6582114827518" calcext:value-type="float">
            <text:p>7.65821148275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79310344827586" calcext:value-type="float">
            <text:p>7.79310344827586</text:p>
          </table:table-cell>
          <table:table-cell table:formula="of:=LOG([.A205];2)" office:value-type="float" office:value="7.66533591718518" calcext:value-type="float">
            <text:p>7.6653359171851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990147783251" calcext:value-type="float">
            <text:p>8.33990147783251</text:p>
          </table:table-cell>
          <table:table-cell table:formula="of:=LOG([.G205];2)" office:value-type="float" office:value="7.66533591718518" calcext:value-type="float">
            <text:p>7.6653359171851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4729064039409" calcext:value-type="float">
            <text:p>6.84729064039409</text:p>
          </table:table-cell>
          <table:table-cell table:formula="of:=LOG([.M205];2)" office:value-type="float" office:value="7.66533591718518" calcext:value-type="float">
            <text:p>7.6653359171851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990147783251" calcext:value-type="float">
            <text:p>8.33990147783251</text:p>
          </table:table-cell>
          <table:table-cell table:formula="of:=LOG([.S205];2)" office:value-type="float" office:value="7.66533591718518" calcext:value-type="float">
            <text:p>7.665335917185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79901960784314" calcext:value-type="float">
            <text:p>7.79901960784314</text:p>
          </table:table-cell>
          <table:table-cell table:formula="of:=LOG([.A206];2)" office:value-type="float" office:value="7.6724253419715" calcext:value-type="float">
            <text:p>7.672425341971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333333333333" calcext:value-type="float">
            <text:p>8.33333333333333</text:p>
          </table:table-cell>
          <table:table-cell table:formula="of:=LOG([.G206];2)" office:value-type="float" office:value="7.6724253419715" calcext:value-type="float">
            <text:p>7.672425341971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578431372549" calcext:value-type="float">
            <text:p>6.8578431372549</text:p>
          </table:table-cell>
          <table:table-cell table:formula="of:=LOG([.M206];2)" office:value-type="float" office:value="7.6724253419715" calcext:value-type="float">
            <text:p>7.672425341971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333333333333" calcext:value-type="float">
            <text:p>8.33333333333333</text:p>
          </table:table-cell>
          <table:table-cell table:formula="of:=LOG([.S206];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0975609756098" calcext:value-type="float">
            <text:p>7.80975609756098</text:p>
          </table:table-cell>
          <table:table-cell table:formula="of:=LOG([.A207];2)" office:value-type="float" office:value="7.67948009950545" calcext:value-type="float">
            <text:p>7.6794800995054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658536585366" calcext:value-type="float">
            <text:p>8.33658536585366</text:p>
          </table:table-cell>
          <table:table-cell table:formula="of:=LOG([.G207];2)" office:value-type="float" office:value="7.67948009950545" calcext:value-type="float">
            <text:p>7.6794800995054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6341463414634" calcext:value-type="float">
            <text:p>6.86341463414634</text:p>
          </table:table-cell>
          <table:table-cell table:formula="of:=LOG([.M207];2)" office:value-type="float" office:value="7.67948009950545" calcext:value-type="float">
            <text:p>7.6794800995054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3658536585366" calcext:value-type="float">
            <text:p>8.33658536585366</text:p>
          </table:table-cell>
          <table:table-cell table:formula="of:=LOG([.S207];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1553398058252" calcext:value-type="float">
            <text:p>7.81553398058252</text:p>
          </table:table-cell>
          <table:table-cell table:formula="of:=LOG([.A208];2)" office:value-type="float" office:value="7.68650052718322" calcext:value-type="float">
            <text:p>7.6865005271832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5922330097087" calcext:value-type="float">
            <text:p>8.35922330097087</text:p>
          </table:table-cell>
          <table:table-cell table:formula="of:=LOG([.G208];2)" office:value-type="float" office:value="7.68650052718322" calcext:value-type="float">
            <text:p>7.6865005271832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7378640776699" calcext:value-type="float">
            <text:p>6.87378640776699</text:p>
          </table:table-cell>
          <table:table-cell table:formula="of:=LOG([.M208];2)" office:value-type="float" office:value="7.68650052718322" calcext:value-type="float">
            <text:p>7.6865005271832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5922330097087" calcext:value-type="float">
            <text:p>8.35922330097087</text:p>
          </table:table-cell>
          <table:table-cell table:formula="of:=LOG([.S208];2)" office:value-type="float" office:value="7.68650052718322" calcext:value-type="float">
            <text:p>7.686500527183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1642512077295" calcext:value-type="float">
            <text:p>7.81642512077295</text:p>
          </table:table-cell>
          <table:table-cell table:formula="of:=LOG([.A209];2)" office:value-type="float" office:value="7.69348695749933" calcext:value-type="float">
            <text:p>7.6934869574993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6714975845411" calcext:value-type="float">
            <text:p>8.36714975845411</text:p>
          </table:table-cell>
          <table:table-cell table:formula="of:=LOG([.G209];2)" office:value-type="float" office:value="7.69348695749933" calcext:value-type="float">
            <text:p>7.6934869574993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792270531401" calcext:value-type="float">
            <text:p>6.8792270531401</text:p>
          </table:table-cell>
          <table:table-cell table:formula="of:=LOG([.M209];2)" office:value-type="float" office:value="7.69348695749933" calcext:value-type="float">
            <text:p>7.6934869574993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6714975845411" calcext:value-type="float">
            <text:p>8.36714975845411</text:p>
          </table:table-cell>
          <table:table-cell table:formula="of:=LOG([.S209];2)" office:value-type="float" office:value="7.69348695749933" calcext:value-type="float">
            <text:p>7.693486957499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2692307692308" calcext:value-type="float">
            <text:p>7.82692307692308</text:p>
          </table:table-cell>
          <table:table-cell table:formula="of:=LOG([.A210];2)" office:value-type="float" office:value="7.70043971814109" calcext:value-type="float">
            <text:p>7.7004397181410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7980769230769" calcext:value-type="float">
            <text:p>8.37980769230769</text:p>
          </table:table-cell>
          <table:table-cell table:formula="of:=LOG([.G210];2)" office:value-type="float" office:value="7.70043971814109" calcext:value-type="float">
            <text:p>7.7004397181410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8461538461539" calcext:value-type="float">
            <text:p>6.88461538461539</text:p>
          </table:table-cell>
          <table:table-cell table:formula="of:=LOG([.M210];2)" office:value-type="float" office:value="7.70043971814109" calcext:value-type="float">
            <text:p>7.7004397181410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7980769230769" calcext:value-type="float">
            <text:p>8.37980769230769</text:p>
          </table:table-cell>
          <table:table-cell table:formula="of:=LOG([.S210];2)" office:value-type="float" office:value="7.70043971814109" calcext:value-type="float">
            <text:p>7.700439718141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3732057416268" calcext:value-type="float">
            <text:p>7.83732057416268</text:p>
          </table:table-cell>
          <table:table-cell table:formula="of:=LOG([.A211];2)" office:value-type="float" office:value="7.70735913208088" calcext:value-type="float">
            <text:p>7.7073591320808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7320574162679" calcext:value-type="float">
            <text:p>8.37320574162679</text:p>
          </table:table-cell>
          <table:table-cell table:formula="of:=LOG([.G211];2)" office:value-type="float" office:value="7.70735913208088" calcext:value-type="float">
            <text:p>7.7073591320808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8995215311005" calcext:value-type="float">
            <text:p>6.88995215311005</text:p>
          </table:table-cell>
          <table:table-cell table:formula="of:=LOG([.M211];2)" office:value-type="float" office:value="7.70735913208088" calcext:value-type="float">
            <text:p>7.7073591320808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7320574162679" calcext:value-type="float">
            <text:p>8.37320574162679</text:p>
          </table:table-cell>
          <table:table-cell table:formula="of:=LOG([.S211];2)" office:value-type="float" office:value="7.70735913208088" calcext:value-type="float">
            <text:p>7.707359132080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5238095238095" calcext:value-type="float">
            <text:p>7.85238095238095</text:p>
          </table:table-cell>
          <table:table-cell table:formula="of:=LOG([.A212];2)" office:value-type="float" office:value="7.71424551766612" calcext:value-type="float">
            <text:p>7.714245517666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0476190476191" calcext:value-type="float">
            <text:p>8.40476190476191</text:p>
          </table:table-cell>
          <table:table-cell table:formula="of:=LOG([.G212];2)" office:value-type="float" office:value="7.71424551766612" calcext:value-type="float">
            <text:p>7.714245517666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  <table:table-cell table:formula="of:=LOG([.M212];2)" office:value-type="float" office:value="7.71424551766612" calcext:value-type="float">
            <text:p>7.714245517666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0476190476191" calcext:value-type="float">
            <text:p>8.40476190476191</text:p>
          </table:table-cell>
          <table:table-cell table:formula="of:=LOG([.S212];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5781990521327" calcext:value-type="float">
            <text:p>7.85781990521327</text:p>
          </table:table-cell>
          <table:table-cell table:formula="of:=LOG([.A213];2)" office:value-type="float" office:value="7.72109918870719" calcext:value-type="float">
            <text:p>7.7210991887071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1232227488152" calcext:value-type="float">
            <text:p>8.41232227488152</text:p>
          </table:table-cell>
          <table:table-cell table:formula="of:=LOG([.G213];2)" office:value-type="float" office:value="7.72109918870719" calcext:value-type="float">
            <text:p>7.7210991887071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0047393364929" calcext:value-type="float">
            <text:p>6.90047393364929</text:p>
          </table:table-cell>
          <table:table-cell table:formula="of:=LOG([.M213];2)" office:value-type="float" office:value="7.72109918870719" calcext:value-type="float">
            <text:p>7.7210991887071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1232227488152" calcext:value-type="float">
            <text:p>8.41232227488152</text:p>
          </table:table-cell>
          <table:table-cell table:formula="of:=LOG([.S213];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6320754716981" calcext:value-type="float">
            <text:p>7.86320754716981</text:p>
          </table:table-cell>
          <table:table-cell table:formula="of:=LOG([.A214];2)" office:value-type="float" office:value="7.7279204545632" calcext:value-type="float">
            <text:p>7.727920454563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1981132075472" calcext:value-type="float">
            <text:p>8.41981132075472</text:p>
          </table:table-cell>
          <table:table-cell table:formula="of:=LOG([.G214];2)" office:value-type="float" office:value="7.7279204545632" calcext:value-type="float">
            <text:p>7.727920454563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1037735849057" calcext:value-type="float">
            <text:p>6.91037735849057</text:p>
          </table:table-cell>
          <table:table-cell table:formula="of:=LOG([.M214];2)" office:value-type="float" office:value="7.7279204545632" calcext:value-type="float">
            <text:p>7.727920454563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1981132075472" calcext:value-type="float">
            <text:p>8.41981132075472</text:p>
          </table:table-cell>
          <table:table-cell table:formula="of:=LOG([.S214];2)" office:value-type="float" office:value="7.7279204545632" calcext:value-type="float">
            <text:p>7.72792045456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6854460093897" calcext:value-type="float">
            <text:p>7.86854460093897</text:p>
          </table:table-cell>
          <table:table-cell table:formula="of:=LOG([.A215];2)" office:value-type="float" office:value="7.73470962022584" calcext:value-type="float">
            <text:p>7.7347096202258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3192488262911" calcext:value-type="float">
            <text:p>8.43192488262911</text:p>
          </table:table-cell>
          <table:table-cell table:formula="of:=LOG([.G215];2)" office:value-type="float" office:value="7.73470962022584" calcext:value-type="float">
            <text:p>7.7347096202258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2018779342723" calcext:value-type="float">
            <text:p>6.92018779342723</text:p>
          </table:table-cell>
          <table:table-cell table:formula="of:=LOG([.M215];2)" office:value-type="float" office:value="7.73470962022584" calcext:value-type="float">
            <text:p>7.7347096202258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3192488262911" calcext:value-type="float">
            <text:p>8.43192488262911</text:p>
          </table:table-cell>
          <table:table-cell table:formula="of:=LOG([.S215];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6915887850467" calcext:value-type="float">
            <text:p>7.86915887850467</text:p>
          </table:table-cell>
          <table:table-cell table:formula="of:=LOG([.A216];2)" office:value-type="float" office:value="7.74146698640115" calcext:value-type="float">
            <text:p>7.7414669864011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2990654205608" calcext:value-type="float">
            <text:p>8.42990654205608</text:p>
          </table:table-cell>
          <table:table-cell table:formula="of:=LOG([.G216];2)" office:value-type="float" office:value="7.74146698640115" calcext:value-type="float">
            <text:p>7.7414669864011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2523364485981" calcext:value-type="float">
            <text:p>6.92523364485981</text:p>
          </table:table-cell>
          <table:table-cell table:formula="of:=LOG([.M216];2)" office:value-type="float" office:value="7.74146698640115" calcext:value-type="float">
            <text:p>7.7414669864011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2990654205608" calcext:value-type="float">
            <text:p>8.42990654205608</text:p>
          </table:table-cell>
          <table:table-cell table:formula="of:=LOG([.S216];2)" office:value-type="float" office:value="7.74146698640115" calcext:value-type="float">
            <text:p>7.741466986401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7441860465116" calcext:value-type="float">
            <text:p>7.87441860465116</text:p>
          </table:table-cell>
          <table:table-cell table:formula="of:=LOG([.A217];2)" office:value-type="float" office:value="7.74819284958946" calcext:value-type="float">
            <text:p>7.7481928495894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4186046511628" calcext:value-type="float">
            <text:p>8.44186046511628</text:p>
          </table:table-cell>
          <table:table-cell table:formula="of:=LOG([.G217];2)" office:value-type="float" office:value="7.74819284958946" calcext:value-type="float">
            <text:p>7.7481928495894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3488372093023" calcext:value-type="float">
            <text:p>6.93488372093023</text:p>
          </table:table-cell>
          <table:table-cell table:formula="of:=LOG([.M217];2)" office:value-type="float" office:value="7.74819284958946" calcext:value-type="float">
            <text:p>7.7481928495894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4186046511628" calcext:value-type="float">
            <text:p>8.44186046511628</text:p>
          </table:table-cell>
          <table:table-cell table:formula="of:=LOG([.S217];2)" office:value-type="float" office:value="7.74819284958946" calcext:value-type="float">
            <text:p>7.748192849589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8888888888889" calcext:value-type="float">
            <text:p>7.88888888888889</text:p>
          </table:table-cell>
          <table:table-cell table:formula="of:=LOG([.A218];2)" office:value-type="float" office:value="7.75488750216347" calcext:value-type="float">
            <text:p>7.7548875021634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6759259259259" calcext:value-type="float">
            <text:p>8.46759259259259</text:p>
          </table:table-cell>
          <table:table-cell table:formula="of:=LOG([.G218];2)" office:value-type="float" office:value="7.75488750216347" calcext:value-type="float">
            <text:p>7.7548875021634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4444444444444" calcext:value-type="float">
            <text:p>6.94444444444444</text:p>
          </table:table-cell>
          <table:table-cell table:formula="of:=LOG([.M218];2)" office:value-type="float" office:value="7.75488750216347" calcext:value-type="float">
            <text:p>7.7548875021634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6759259259259" calcext:value-type="float">
            <text:p>8.46759259259259</text:p>
          </table:table-cell>
          <table:table-cell table:formula="of:=LOG([.S218];2)" office:value-type="float" office:value="7.75488750216347" calcext:value-type="float">
            <text:p>7.754887502163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89861751152074" calcext:value-type="float">
            <text:p>7.89861751152074</text:p>
          </table:table-cell>
          <table:table-cell table:formula="of:=LOG([.A219];2)" office:value-type="float" office:value="7.76155123244448" calcext:value-type="float">
            <text:p>7.7615512324444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6543778801843" calcext:value-type="float">
            <text:p>8.46543778801843</text:p>
          </table:table-cell>
          <table:table-cell table:formula="of:=LOG([.G219];2)" office:value-type="float" office:value="7.76155123244448" calcext:value-type="float">
            <text:p>7.7615512324444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4930875576037" calcext:value-type="float">
            <text:p>6.94930875576037</text:p>
          </table:table-cell>
          <table:table-cell table:formula="of:=LOG([.M219];2)" office:value-type="float" office:value="7.76155123244448" calcext:value-type="float">
            <text:p>7.7615512324444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6543778801843" calcext:value-type="float">
            <text:p>8.46543778801843</text:p>
          </table:table-cell>
          <table:table-cell table:formula="of:=LOG([.S219];2)" office:value-type="float" office:value="7.76155123244448" calcext:value-type="float">
            <text:p>7.761551232444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0366972477064" calcext:value-type="float">
            <text:p>7.90366972477064</text:p>
          </table:table-cell>
          <table:table-cell table:formula="of:=LOG([.A220];2)" office:value-type="float" office:value="7.76818432477693" calcext:value-type="float">
            <text:p>7.768184324776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7706422018349" calcext:value-type="float">
            <text:p>8.47706422018349</text:p>
          </table:table-cell>
          <table:table-cell table:formula="of:=LOG([.G220];2)" office:value-type="float" office:value="7.76818432477693" calcext:value-type="float">
            <text:p>7.768184324776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5871559633028" calcext:value-type="float">
            <text:p>6.95871559633028</text:p>
          </table:table-cell>
          <table:table-cell table:formula="of:=LOG([.M220];2)" office:value-type="float" office:value="7.76818432477693" calcext:value-type="float">
            <text:p>7.768184324776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47706422018349" calcext:value-type="float">
            <text:p>8.47706422018349</text:p>
          </table:table-cell>
          <table:table-cell table:formula="of:=LOG([.S220];2)" office:value-type="float" office:value="7.76818432477693" calcext:value-type="float">
            <text:p>7.768184324776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1780821917808" calcext:value-type="float">
            <text:p>7.91780821917808</text:p>
          </table:table-cell>
          <table:table-cell table:formula="of:=LOG([.A221];2)" office:value-type="float" office:value="7.77478705960117" calcext:value-type="float">
            <text:p>7.774787059601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0228310502283" calcext:value-type="float">
            <text:p>8.50228310502283</text:p>
          </table:table-cell>
          <table:table-cell table:formula="of:=LOG([.G221];2)" office:value-type="float" office:value="7.77478705960117" calcext:value-type="float">
            <text:p>7.774787059601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634703196347" calcext:value-type="float">
            <text:p>6.9634703196347</text:p>
          </table:table-cell>
          <table:table-cell table:formula="of:=LOG([.M221];2)" office:value-type="float" office:value="7.77478705960117" calcext:value-type="float">
            <text:p>7.774787059601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0228310502283" calcext:value-type="float">
            <text:p>8.50228310502283</text:p>
          </table:table-cell>
          <table:table-cell table:formula="of:=LOG([.S221];2)" office:value-type="float" office:value="7.77478705960117" calcext:value-type="float">
            <text:p>7.774787059601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2272727272727" calcext:value-type="float">
            <text:p>7.92272727272727</text:p>
          </table:table-cell>
          <table:table-cell table:formula="of:=LOG([.A222];2)" office:value-type="float" office:value="7.78135971352466" calcext:value-type="float">
            <text:p>7.781359713524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727272727273" calcext:value-type="float">
            <text:p>8.52727272727273</text:p>
          </table:table-cell>
          <table:table-cell table:formula="of:=LOG([.G222];2)" office:value-type="float" office:value="7.78135971352466" calcext:value-type="float">
            <text:p>7.781359713524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7272727272727" calcext:value-type="float">
            <text:p>6.97272727272727</text:p>
          </table:table-cell>
          <table:table-cell table:formula="of:=LOG([.M222];2)" office:value-type="float" office:value="7.78135971352466" calcext:value-type="float">
            <text:p>7.781359713524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727272727273" calcext:value-type="float">
            <text:p>8.52727272727273</text:p>
          </table:table-cell>
          <table:table-cell table:formula="of:=LOG([.S222];2)" office:value-type="float" office:value="7.78135971352466" calcext:value-type="float">
            <text:p>7.781359713524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3212669683258" calcext:value-type="float">
            <text:p>7.93212669683258</text:p>
          </table:table-cell>
          <table:table-cell table:formula="of:=LOG([.A223];2)" office:value-type="float" office:value="7.78790255939143" calcext:value-type="float">
            <text:p>7.7879025593914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941176470588" calcext:value-type="float">
            <text:p>8.52941176470588</text:p>
          </table:table-cell>
          <table:table-cell table:formula="of:=LOG([.G223];2)" office:value-type="float" office:value="7.78790255939143" calcext:value-type="float">
            <text:p>7.7879025593914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7737556561086" calcext:value-type="float">
            <text:p>6.97737556561086</text:p>
          </table:table-cell>
          <table:table-cell table:formula="of:=LOG([.M223];2)" office:value-type="float" office:value="7.78790255939143" calcext:value-type="float">
            <text:p>7.7879025593914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941176470588" calcext:value-type="float">
            <text:p>8.52941176470588</text:p>
          </table:table-cell>
          <table:table-cell table:formula="of:=LOG([.S223];2)" office:value-type="float" office:value="7.78790255939143" calcext:value-type="float">
            <text:p>7.787902559391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4144144144144" calcext:value-type="float">
            <text:p>7.94144144144144</text:p>
          </table:table-cell>
          <table:table-cell table:formula="of:=LOG([.A224];2)" office:value-type="float" office:value="7.79441586635011" calcext:value-type="float">
            <text:p>7.7944158663501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153153153153" calcext:value-type="float">
            <text:p>8.53153153153153</text:p>
          </table:table-cell>
          <table:table-cell table:formula="of:=LOG([.G224];2)" office:value-type="float" office:value="7.79441586635011" calcext:value-type="float">
            <text:p>7.7944158663501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8198198198198" calcext:value-type="float">
            <text:p>6.98198198198198</text:p>
          </table:table-cell>
          <table:table-cell table:formula="of:=LOG([.M224];2)" office:value-type="float" office:value="7.79441586635011" calcext:value-type="float">
            <text:p>7.7944158663501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153153153153" calcext:value-type="float">
            <text:p>8.53153153153153</text:p>
          </table:table-cell>
          <table:table-cell table:formula="of:=LOG([.S224];2)" office:value-type="float" office:value="7.79441586635011" calcext:value-type="float">
            <text:p>7.794415866350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4618834080718" calcext:value-type="float">
            <text:p>7.94618834080718</text:p>
          </table:table-cell>
          <table:table-cell table:formula="of:=LOG([.A225];2)" office:value-type="float" office:value="7.80089989992031" calcext:value-type="float">
            <text:p>7.8008998999203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914798206278" calcext:value-type="float">
            <text:p>8.52914798206278</text:p>
          </table:table-cell>
          <table:table-cell table:formula="of:=LOG([.G225];2)" office:value-type="float" office:value="7.80089989992031" calcext:value-type="float">
            <text:p>7.8008998999203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8206278026906" calcext:value-type="float">
            <text:p>6.98206278026906</text:p>
          </table:table-cell>
          <table:table-cell table:formula="of:=LOG([.M225];2)" office:value-type="float" office:value="7.80089989992031" calcext:value-type="float">
            <text:p>7.8008998999203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2914798206278" calcext:value-type="float">
            <text:p>8.52914798206278</text:p>
          </table:table-cell>
          <table:table-cell table:formula="of:=LOG([.S225];2)" office:value-type="float" office:value="7.80089989992031" calcext:value-type="float">
            <text:p>7.800899899920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5535714285714" calcext:value-type="float">
            <text:p>7.95535714285714</text:p>
          </table:table-cell>
          <table:table-cell table:formula="of:=LOG([.A226];2)" office:value-type="float" office:value="7.8073549220576" calcext:value-type="float">
            <text:p>7.807354922057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125" calcext:value-type="float">
            <text:p>8.53125</text:p>
          </table:table-cell>
          <table:table-cell table:formula="of:=LOG([.G226];2)" office:value-type="float" office:value="7.8073549220576" calcext:value-type="float">
            <text:p>7.807354922057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8660714285714" calcext:value-type="float">
            <text:p>6.98660714285714</text:p>
          </table:table-cell>
          <table:table-cell table:formula="of:=LOG([.M226];2)" office:value-type="float" office:value="7.8073549220576" calcext:value-type="float">
            <text:p>7.807354922057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125" calcext:value-type="float">
            <text:p>8.53125</text:p>
          </table:table-cell>
          <table:table-cell table:formula="of:=LOG([.S226];2)" office:value-type="float" office:value="7.8073549220576" calcext:value-type="float">
            <text:p>7.80735492205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6444444444444" calcext:value-type="float">
            <text:p>7.96444444444444</text:p>
          </table:table-cell>
          <table:table-cell table:formula="of:=LOG([.A227];2)" office:value-type="float" office:value="7.81378119121704" calcext:value-type="float">
            <text:p>7.8137811912170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333333333333" calcext:value-type="float">
            <text:p>8.53333333333333</text:p>
          </table:table-cell>
          <table:table-cell table:formula="of:=LOG([.G227];2)" office:value-type="float" office:value="7.81378119121704" calcext:value-type="float">
            <text:p>7.8137811912170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9111111111111" calcext:value-type="float">
            <text:p>6.99111111111111</text:p>
          </table:table-cell>
          <table:table-cell table:formula="of:=LOG([.M227];2)" office:value-type="float" office:value="7.81378119121704" calcext:value-type="float">
            <text:p>7.8137811912170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53333333333333" calcext:value-type="float">
            <text:p>8.53333333333333</text:p>
          </table:table-cell>
          <table:table-cell table:formula="of:=LOG([.S227];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7345132743363" calcext:value-type="float">
            <text:p>7.97345132743363</text:p>
          </table:table-cell>
          <table:table-cell table:formula="of:=LOG([.A228];2)" office:value-type="float" office:value="7.82017896241519" calcext:value-type="float">
            <text:p>7.8201789624151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6637168141593" calcext:value-type="float">
            <text:p>8.56637168141593</text:p>
          </table:table-cell>
          <table:table-cell table:formula="of:=LOG([.G228];2)" office:value-type="float" office:value="7.82017896241519" calcext:value-type="float">
            <text:p>7.8201789624151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0442477876106" calcext:value-type="float">
            <text:p>7.00442477876106</text:p>
          </table:table-cell>
          <table:table-cell table:formula="of:=LOG([.M228];2)" office:value-type="float" office:value="7.82017896241519" calcext:value-type="float">
            <text:p>7.8201789624151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6637168141593" calcext:value-type="float">
            <text:p>8.56637168141593</text:p>
          </table:table-cell>
          <table:table-cell table:formula="of:=LOG([.S228];2)" office:value-type="float" office:value="7.82017896241519" calcext:value-type="float">
            <text:p>7.820178962415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8237885462555" calcext:value-type="float">
            <text:p>7.98237885462555</text:p>
          </table:table-cell>
          <table:table-cell table:formula="of:=LOG([.A229];2)" office:value-type="float" office:value="7.82654848729092" calcext:value-type="float">
            <text:p>7.8265484872909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726872246696" calcext:value-type="float">
            <text:p>8.5726872246696</text:p>
          </table:table-cell>
          <table:table-cell table:formula="of:=LOG([.G229];2)" office:value-type="float" office:value="7.82654848729092" calcext:value-type="float">
            <text:p>7.8265484872909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0881057268722" calcext:value-type="float">
            <text:p>7.00881057268722</text:p>
          </table:table-cell>
          <table:table-cell table:formula="of:=LOG([.M229];2)" office:value-type="float" office:value="7.82654848729092" calcext:value-type="float">
            <text:p>7.8265484872909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726872246696" calcext:value-type="float">
            <text:p>8.5726872246696</text:p>
          </table:table-cell>
          <table:table-cell table:formula="of:=LOG([.S229];2)" office:value-type="float" office:value="7.82654848729092" calcext:value-type="float">
            <text:p>7.826548487290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9561403508772" calcext:value-type="float">
            <text:p>7.99561403508772</text:p>
          </table:table-cell>
          <table:table-cell table:formula="of:=LOG([.A230];2)" office:value-type="float" office:value="7.83289001416474" calcext:value-type="float">
            <text:p>7.832890014164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7017543859649" calcext:value-type="float">
            <text:p>8.57017543859649</text:p>
          </table:table-cell>
          <table:table-cell table:formula="of:=LOG([.G230];2)" office:value-type="float" office:value="7.83289001416474" calcext:value-type="float">
            <text:p>7.832890014164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1754385964912" calcext:value-type="float">
            <text:p>7.01754385964912</text:p>
          </table:table-cell>
          <table:table-cell table:formula="of:=LOG([.M230];2)" office:value-type="float" office:value="7.83289001416474" calcext:value-type="float">
            <text:p>7.832890014164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7017543859649" calcext:value-type="float">
            <text:p>8.57017543859649</text:p>
          </table:table-cell>
          <table:table-cell table:formula="of:=LOG([.S230];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99563318777293" calcext:value-type="float">
            <text:p>7.99563318777293</text:p>
          </table:table-cell>
          <table:table-cell table:formula="of:=LOG([.A231];2)" office:value-type="float" office:value="7.83920378809694" calcext:value-type="float">
            <text:p>7.8392037880969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8951965065502" calcext:value-type="float">
            <text:p>8.58951965065502</text:p>
          </table:table-cell>
          <table:table-cell table:formula="of:=LOG([.G231];2)" office:value-type="float" office:value="7.83920378809694" calcext:value-type="float">
            <text:p>7.8392037880969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2183406113537" calcext:value-type="float">
            <text:p>7.02183406113537</text:p>
          </table:table-cell>
          <table:table-cell table:formula="of:=LOG([.M231];2)" office:value-type="float" office:value="7.83920378809694" calcext:value-type="float">
            <text:p>7.8392037880969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58951965065502" calcext:value-type="float">
            <text:p>8.58951965065502</text:p>
          </table:table-cell>
          <table:table-cell table:formula="of:=LOG([.S231];2)" office:value-type="float" office:value="7.83920378809694" calcext:value-type="float">
            <text:p>7.839203788096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0434782608696" calcext:value-type="float">
            <text:p>8.00434782608696</text:p>
          </table:table-cell>
          <table:table-cell table:formula="of:=LOG([.A232];2)" office:value-type="float" office:value="7.84549005094438" calcext:value-type="float">
            <text:p>7.8454900509443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table:formula="of:=LOG([.G232];2)" office:value-type="float" office:value="7.84549005094438" calcext:value-type="float">
            <text:p>7.8454900509443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2608695652174" calcext:value-type="float">
            <text:p>7.02608695652174</text:p>
          </table:table-cell>
          <table:table-cell table:formula="of:=LOG([.M232];2)" office:value-type="float" office:value="7.84549005094438" calcext:value-type="float">
            <text:p>7.8454900509443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table:formula="of:=LOG([.S232];2)" office:value-type="float" office:value="7.84549005094438" calcext:value-type="float">
            <text:p>7.845490050944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1298701298701" calcext:value-type="float">
            <text:p>8.01298701298701</text:p>
          </table:table-cell>
          <table:table-cell table:formula="of:=LOG([.A233];2)" office:value-type="float" office:value="7.85174904141606" calcext:value-type="float">
            <text:p>7.8517490414160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038961038961" calcext:value-type="float">
            <text:p>8.61038961038961</text:p>
          </table:table-cell>
          <table:table-cell table:formula="of:=LOG([.G233];2)" office:value-type="float" office:value="7.85174904141606" calcext:value-type="float">
            <text:p>7.8517490414160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3030303030303" calcext:value-type="float">
            <text:p>7.03030303030303</text:p>
          </table:table-cell>
          <table:table-cell table:formula="of:=LOG([.M233];2)" office:value-type="float" office:value="7.85174904141606" calcext:value-type="float">
            <text:p>7.8517490414160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038961038961" calcext:value-type="float">
            <text:p>8.61038961038961</text:p>
          </table:table-cell>
          <table:table-cell table:formula="of:=LOG([.S233];2)" office:value-type="float" office:value="7.85174904141606" calcext:value-type="float">
            <text:p>7.851749041416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2155172413793" calcext:value-type="float">
            <text:p>8.02155172413793</text:p>
          </table:table-cell>
          <table:table-cell table:formula="of:=LOG([.A234];2)" office:value-type="float" office:value="7.85798099512757" calcext:value-type="float">
            <text:p>7.8579809951275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206896551724" calcext:value-type="float">
            <text:p>8.61206896551724</text:p>
          </table:table-cell>
          <table:table-cell table:formula="of:=LOG([.G234];2)" office:value-type="float" office:value="7.85798099512757" calcext:value-type="float">
            <text:p>7.8579809951275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3448275862069" calcext:value-type="float">
            <text:p>7.03448275862069</text:p>
          </table:table-cell>
          <table:table-cell table:formula="of:=LOG([.M234];2)" office:value-type="float" office:value="7.85798099512757" calcext:value-type="float">
            <text:p>7.8579809951275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206896551724" calcext:value-type="float">
            <text:p>8.61206896551724</text:p>
          </table:table-cell>
          <table:table-cell table:formula="of:=LOG([.S234];2)" office:value-type="float" office:value="7.85798099512757" calcext:value-type="float">
            <text:p>7.857980995127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3004291845494" calcext:value-type="float">
            <text:p>8.03004291845494</text:p>
          </table:table-cell>
          <table:table-cell table:formula="of:=LOG([.A235];2)" office:value-type="float" office:value="7.86418614465428" calcext:value-type="float">
            <text:p>7.8641861446542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802575107296" calcext:value-type="float">
            <text:p>8.61802575107296</text:p>
          </table:table-cell>
          <table:table-cell table:formula="of:=LOG([.G235];2)" office:value-type="float" office:value="7.86418614465428" calcext:value-type="float">
            <text:p>7.8641861446542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3862660944206" calcext:value-type="float">
            <text:p>7.03862660944206</text:p>
          </table:table-cell>
          <table:table-cell table:formula="of:=LOG([.M235];2)" office:value-type="float" office:value="7.86418614465428" calcext:value-type="float">
            <text:p>7.8641861446542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1802575107296" calcext:value-type="float">
            <text:p>8.61802575107296</text:p>
          </table:table-cell>
          <table:table-cell table:formula="of:=LOG([.S235];2)" office:value-type="float" office:value="7.86418614465428" calcext:value-type="float">
            <text:p>7.864186144654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3846153846154" calcext:value-type="float">
            <text:p>8.03846153846154</text:p>
          </table:table-cell>
          <table:table-cell table:formula="of:=LOG([.A236];2)" office:value-type="float" office:value="7.87036471958341" calcext:value-type="float">
            <text:p>7.8703647195834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4102564102564" calcext:value-type="float">
            <text:p>8.64102564102564</text:p>
          </table:table-cell>
          <table:table-cell table:formula="of:=LOG([.G236];2)" office:value-type="float" office:value="7.87036471958341" calcext:value-type="float">
            <text:p>7.8703647195834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4273504273504" calcext:value-type="float">
            <text:p>7.04273504273504</text:p>
          </table:table-cell>
          <table:table-cell table:formula="of:=LOG([.M236];2)" office:value-type="float" office:value="7.87036471958341" calcext:value-type="float">
            <text:p>7.8703647195834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4102564102564" calcext:value-type="float">
            <text:p>8.64102564102564</text:p>
          </table:table-cell>
          <table:table-cell table:formula="of:=LOG([.S236];2)" office:value-type="float" office:value="7.87036471958341" calcext:value-type="float">
            <text:p>7.870364719583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4255319148936" calcext:value-type="float">
            <text:p>8.04255319148936</text:p>
          </table:table-cell>
          <table:table-cell table:formula="of:=LOG([.A237];2)" office:value-type="float" office:value="7.876516946565" calcext:value-type="float">
            <text:p>7.87651694656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468085106383" calcext:value-type="float">
            <text:p>8.6468085106383</text:p>
          </table:table-cell>
          <table:table-cell table:formula="of:=LOG([.G237];2)" office:value-type="float" office:value="7.876516946565" calcext:value-type="float">
            <text:p>7.87651694656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5106382978723" calcext:value-type="float">
            <text:p>7.05106382978723</text:p>
          </table:table-cell>
          <table:table-cell table:formula="of:=LOG([.M237];2)" office:value-type="float" office:value="7.876516946565" calcext:value-type="float">
            <text:p>7.87651694656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468085106383" calcext:value-type="float">
            <text:p>8.6468085106383</text:p>
          </table:table-cell>
          <table:table-cell table:formula="of:=LOG([.S237];2)" office:value-type="float" office:value="7.876516946565" calcext:value-type="float">
            <text:p>7.8765169465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5508474576271" calcext:value-type="float">
            <text:p>8.05508474576271</text:p>
          </table:table-cell>
          <table:table-cell table:formula="of:=LOG([.A238];2)" office:value-type="float" office:value="7.88264304936184" calcext:value-type="float">
            <text:p>7.8826430493618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6101694915254" calcext:value-type="float">
            <text:p>8.66101694915254</text:p>
          </table:table-cell>
          <table:table-cell table:formula="of:=LOG([.G238];2)" office:value-type="float" office:value="7.88264304936184" calcext:value-type="float">
            <text:p>7.8826430493618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5932203389831" calcext:value-type="float">
            <text:p>7.05932203389831</text:p>
          </table:table-cell>
          <table:table-cell table:formula="of:=LOG([.M238];2)" office:value-type="float" office:value="7.88264304936184" calcext:value-type="float">
            <text:p>7.8826430493618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6101694915254" calcext:value-type="float">
            <text:p>8.66101694915254</text:p>
          </table:table-cell>
          <table:table-cell table:formula="of:=LOG([.S238];2)" office:value-type="float" office:value="7.88264304936184" calcext:value-type="float">
            <text:p>7.882643049361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6751054852321" calcext:value-type="float">
            <text:p>8.06751054852321</text:p>
          </table:table-cell>
          <table:table-cell table:formula="of:=LOG([.A239];2)" office:value-type="float" office:value="7.88874324889826" calcext:value-type="float">
            <text:p>7.888743248898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7088607594937" calcext:value-type="float">
            <text:p>8.67088607594937</text:p>
          </table:table-cell>
          <table:table-cell table:formula="of:=LOG([.G239];2)" office:value-type="float" office:value="7.88874324889826" calcext:value-type="float">
            <text:p>7.888743248898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6751054852321" calcext:value-type="float">
            <text:p>7.06751054852321</text:p>
          </table:table-cell>
          <table:table-cell table:formula="of:=LOG([.M239];2)" office:value-type="float" office:value="7.88874324889826" calcext:value-type="float">
            <text:p>7.888743248898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7088607594937" calcext:value-type="float">
            <text:p>8.67088607594937</text:p>
          </table:table-cell>
          <table:table-cell table:formula="of:=LOG([.S239];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7563025210084" calcext:value-type="float">
            <text:p>8.07563025210084</text:p>
          </table:table-cell>
          <table:table-cell table:formula="of:=LOG([.A240];2)" office:value-type="float" office:value="7.89481776330794" calcext:value-type="float">
            <text:p>7.8948177633079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6806722689076" calcext:value-type="float">
            <text:p>8.66806722689076</text:p>
          </table:table-cell>
          <table:table-cell table:formula="of:=LOG([.G240];2)" office:value-type="float" office:value="7.89481776330794" calcext:value-type="float">
            <text:p>7.8948177633079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7142857142857" calcext:value-type="float">
            <text:p>7.07142857142857</text:p>
          </table:table-cell>
          <table:table-cell table:formula="of:=LOG([.M240];2)" office:value-type="float" office:value="7.89481776330794" calcext:value-type="float">
            <text:p>7.8948177633079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6806722689076" calcext:value-type="float">
            <text:p>8.66806722689076</text:p>
          </table:table-cell>
          <table:table-cell table:formula="of:=LOG([.S240];2)" office:value-type="float" office:value="7.89481776330794" calcext:value-type="float">
            <text:p>7.894817763307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836820083682" calcext:value-type="float">
            <text:p>8.0836820083682</text:p>
          </table:table-cell>
          <table:table-cell table:formula="of:=LOG([.A241];2)" office:value-type="float" office:value="7.90086680798075" calcext:value-type="float">
            <text:p>7.9008668079807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7782426778243" calcext:value-type="float">
            <text:p>8.67782426778243</text:p>
          </table:table-cell>
          <table:table-cell table:formula="of:=LOG([.G241];2)" office:value-type="float" office:value="7.90086680798075" calcext:value-type="float">
            <text:p>7.9008668079807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7531380753138" calcext:value-type="float">
            <text:p>7.07531380753138</text:p>
          </table:table-cell>
          <table:table-cell table:formula="of:=LOG([.M241];2)" office:value-type="float" office:value="7.90086680798075" calcext:value-type="float">
            <text:p>7.9008668079807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7782426778243" calcext:value-type="float">
            <text:p>8.67782426778243</text:p>
          </table:table-cell>
          <table:table-cell table:formula="of:=LOG([.S241];2)" office:value-type="float" office:value="7.90086680798075" calcext:value-type="float">
            <text:p>7.900866807980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9166666666667" calcext:value-type="float">
            <text:p>8.09166666666667</text:p>
          </table:table-cell>
          <table:table-cell table:formula="of:=LOG([.A242];2)" office:value-type="float" office:value="7.90689059560852" calcext:value-type="float">
            <text:p>7.906890595608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333333333333" calcext:value-type="float">
            <text:p>8.68333333333333</text:p>
          </table:table-cell>
          <table:table-cell table:formula="of:=LOG([.G242];2)" office:value-type="float" office:value="7.90689059560852" calcext:value-type="float">
            <text:p>7.906890595608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75" calcext:value-type="float">
            <text:p>7.075</text:p>
          </table:table-cell>
          <table:table-cell table:formula="of:=LOG([.M242];2)" office:value-type="float" office:value="7.90689059560852" calcext:value-type="float">
            <text:p>7.906890595608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333333333333" calcext:value-type="float">
            <text:p>8.68333333333333</text:p>
          </table:table-cell>
          <table:table-cell table:formula="of:=LOG([.S242];2)" office:value-type="float" office:value="7.90689059560852" calcext:value-type="float">
            <text:p>7.906890595608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954356846473" calcext:value-type="float">
            <text:p>8.0954356846473</text:p>
          </table:table-cell>
          <table:table-cell table:formula="of:=LOG([.A243];2)" office:value-type="float" office:value="7.91288933622996" calcext:value-type="float">
            <text:p>7.9128893362299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464730290456" calcext:value-type="float">
            <text:p>8.68464730290456</text:p>
          </table:table-cell>
          <table:table-cell table:formula="of:=LOG([.G243];2)" office:value-type="float" office:value="7.91288933622996" calcext:value-type="float">
            <text:p>7.9128893362299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8298755186722" calcext:value-type="float">
            <text:p>7.08298755186722</text:p>
          </table:table-cell>
          <table:table-cell table:formula="of:=LOG([.M243];2)" office:value-type="float" office:value="7.91288933622996" calcext:value-type="float">
            <text:p>7.9128893362299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464730290456" calcext:value-type="float">
            <text:p>8.68464730290456</text:p>
          </table:table-cell>
          <table:table-cell table:formula="of:=LOG([.S243];2)" office:value-type="float" office:value="7.91288933622996" calcext:value-type="float">
            <text:p>7.912889336229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9917355371901" calcext:value-type="float">
            <text:p>8.09917355371901</text:p>
          </table:table-cell>
          <table:table-cell table:formula="of:=LOG([.A244];2)" office:value-type="float" office:value="7.9188632372746" calcext:value-type="float">
            <text:p>7.918863237274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00826446281" calcext:value-type="float">
            <text:p>8.6900826446281</text:p>
          </table:table-cell>
          <table:table-cell table:formula="of:=LOG([.G244];2)" office:value-type="float" office:value="7.9188632372746" calcext:value-type="float">
            <text:p>7.918863237274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9090909090909" calcext:value-type="float">
            <text:p>7.09090909090909</text:p>
          </table:table-cell>
          <table:table-cell table:formula="of:=LOG([.M244];2)" office:value-type="float" office:value="7.9188632372746" calcext:value-type="float">
            <text:p>7.918863237274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00826446281" calcext:value-type="float">
            <text:p>8.6900826446281</text:p>
          </table:table-cell>
          <table:table-cell table:formula="of:=LOG([.S244];2)" office:value-type="float" office:value="7.9188632372746" calcext:value-type="float">
            <text:p>7.91886323727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9465020576132" calcext:value-type="float">
            <text:p>8.09465020576132</text:p>
          </table:table-cell>
          <table:table-cell table:formula="of:=LOG([.A245];2)" office:value-type="float" office:value="7.92481250360578" calcext:value-type="float">
            <text:p>7.9248125036057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135802469136" calcext:value-type="float">
            <text:p>8.69135802469136</text:p>
          </table:table-cell>
          <table:table-cell table:formula="of:=LOG([.G245];2)" office:value-type="float" office:value="7.92481250360578" calcext:value-type="float">
            <text:p>7.9248125036057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9053497942387" calcext:value-type="float">
            <text:p>7.09053497942387</text:p>
          </table:table-cell>
          <table:table-cell table:formula="of:=LOG([.M245];2)" office:value-type="float" office:value="7.92481250360578" calcext:value-type="float">
            <text:p>7.9248125036057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135802469136" calcext:value-type="float">
            <text:p>8.69135802469136</text:p>
          </table:table-cell>
          <table:table-cell table:formula="of:=LOG([.S245];2)" office:value-type="float" office:value="7.92481250360578" calcext:value-type="float">
            <text:p>7.924812503605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09836065573771" calcext:value-type="float">
            <text:p>8.09836065573771</text:p>
          </table:table-cell>
          <table:table-cell table:formula="of:=LOG([.A246];2)" office:value-type="float" office:value="7.93073733756289" calcext:value-type="float">
            <text:p>7.9307373375628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262295081967" calcext:value-type="float">
            <text:p>8.69262295081967</text:p>
          </table:table-cell>
          <table:table-cell table:formula="of:=LOG([.G246];2)" office:value-type="float" office:value="7.93073733756289" calcext:value-type="float">
            <text:p>7.9307373375628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0983606557377" calcext:value-type="float">
            <text:p>7.0983606557377</text:p>
          </table:table-cell>
          <table:table-cell table:formula="of:=LOG([.M246];2)" office:value-type="float" office:value="7.93073733756289" calcext:value-type="float">
            <text:p>7.9307373375628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9262295081967" calcext:value-type="float">
            <text:p>8.69262295081967</text:p>
          </table:table-cell>
          <table:table-cell table:formula="of:=LOG([.S246];2)" office:value-type="float" office:value="7.93073733756289" calcext:value-type="float">
            <text:p>7.930737337562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0204081632653" calcext:value-type="float">
            <text:p>8.10204081632653</text:p>
          </table:table-cell>
          <table:table-cell table:formula="of:=LOG([.A247];2)" office:value-type="float" office:value="7.93663793900257" calcext:value-type="float">
            <text:p>7.9366379390025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571428571429" calcext:value-type="float">
            <text:p>8.68571428571429</text:p>
          </table:table-cell>
          <table:table-cell table:formula="of:=LOG([.G247];2)" office:value-type="float" office:value="7.93663793900257" calcext:value-type="float">
            <text:p>7.9366379390025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0612244897959" calcext:value-type="float">
            <text:p>7.10612244897959</text:p>
          </table:table-cell>
          <table:table-cell table:formula="of:=LOG([.M247];2)" office:value-type="float" office:value="7.93663793900257" calcext:value-type="float">
            <text:p>7.9366379390025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68571428571429" calcext:value-type="float">
            <text:p>8.68571428571429</text:p>
          </table:table-cell>
          <table:table-cell table:formula="of:=LOG([.S247];2)" office:value-type="float" office:value="7.93663793900257" calcext:value-type="float">
            <text:p>7.936637939002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1382113821138" calcext:value-type="float">
            <text:p>8.11382113821138</text:p>
          </table:table-cell>
          <table:table-cell table:formula="of:=LOG([.A248];2)" office:value-type="float" office:value="7.94251450533924" calcext:value-type="float">
            <text:p>7.9425145053392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0731707317073" calcext:value-type="float">
            <text:p>8.70731707317073</text:p>
          </table:table-cell>
          <table:table-cell table:formula="of:=LOG([.G248];2)" office:value-type="float" office:value="7.94251450533924" calcext:value-type="float">
            <text:p>7.9425145053392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1382113821138" calcext:value-type="float">
            <text:p>7.11382113821138</text:p>
          </table:table-cell>
          <table:table-cell table:formula="of:=LOG([.M248];2)" office:value-type="float" office:value="7.94251450533924" calcext:value-type="float">
            <text:p>7.9425145053392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0731707317073" calcext:value-type="float">
            <text:p>8.70731707317073</text:p>
          </table:table-cell>
          <table:table-cell table:formula="of:=LOG([.S248];2)" office:value-type="float" office:value="7.94251450533924" calcext:value-type="float">
            <text:p>7.942514505339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2145748987854" calcext:value-type="float">
            <text:p>8.12145748987854</text:p>
          </table:table-cell>
          <table:table-cell table:formula="of:=LOG([.A249];2)" office:value-type="float" office:value="7.94836723158468" calcext:value-type="float">
            <text:p>7.9483672315846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1255060728745" calcext:value-type="float">
            <text:p>8.71255060728745</text:p>
          </table:table-cell>
          <table:table-cell table:formula="of:=LOG([.G249];2)" office:value-type="float" office:value="7.94836723158468" calcext:value-type="float">
            <text:p>7.9483672315846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1740890688259" calcext:value-type="float">
            <text:p>7.11740890688259</text:p>
          </table:table-cell>
          <table:table-cell table:formula="of:=LOG([.M249];2)" office:value-type="float" office:value="7.94836723158468" calcext:value-type="float">
            <text:p>7.9483672315846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1255060728745" calcext:value-type="float">
            <text:p>8.71255060728745</text:p>
          </table:table-cell>
          <table:table-cell table:formula="of:=LOG([.S249];2)" office:value-type="float" office:value="7.94836723158468" calcext:value-type="float">
            <text:p>7.9483672315846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25" calcext:value-type="float">
            <text:p>8.125</text:p>
          </table:table-cell>
          <table:table-cell table:formula="of:=LOG([.A250];2)" office:value-type="float" office:value="7.95419631038688" calcext:value-type="float">
            <text:p>7.9541963103868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1774193548387" calcext:value-type="float">
            <text:p>8.71774193548387</text:p>
          </table:table-cell>
          <table:table-cell table:formula="of:=LOG([.G250];2)" office:value-type="float" office:value="7.95419631038688" calcext:value-type="float">
            <text:p>7.9541963103868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25" calcext:value-type="float">
            <text:p>7.125</text:p>
          </table:table-cell>
          <table:table-cell table:formula="of:=LOG([.M250];2)" office:value-type="float" office:value="7.95419631038688" calcext:value-type="float">
            <text:p>7.9541963103868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1774193548387" calcext:value-type="float">
            <text:p>8.71774193548387</text:p>
          </table:table-cell>
          <table:table-cell table:formula="of:=LOG([.S250];2)" office:value-type="float" office:value="7.95419631038688" calcext:value-type="float">
            <text:p>7.954196310386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253012048193" calcext:value-type="float">
            <text:p>8.13253012048193</text:p>
          </table:table-cell>
          <table:table-cell table:formula="of:=LOG([.A251];2)" office:value-type="float" office:value="7.96000193206808" calcext:value-type="float">
            <text:p>7.9600019320680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3493975903615" calcext:value-type="float">
            <text:p>8.73493975903615</text:p>
          </table:table-cell>
          <table:table-cell table:formula="of:=LOG([.G251];2)" office:value-type="float" office:value="7.96000193206808" calcext:value-type="float">
            <text:p>7.9600019320680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285140562249" calcext:value-type="float">
            <text:p>7.1285140562249</text:p>
          </table:table-cell>
          <table:table-cell table:formula="of:=LOG([.M251];2)" office:value-type="float" office:value="7.96000193206808" calcext:value-type="float">
            <text:p>7.9600019320680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3493975903615" calcext:value-type="float">
            <text:p>8.73493975903615</text:p>
          </table:table-cell>
          <table:table-cell table:formula="of:=LOG([.S251];2)" office:value-type="float" office:value="7.96000193206808" calcext:value-type="float">
            <text:p>7.960001932068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6" calcext:value-type="float">
            <text:p>8.136</text:p>
          </table:table-cell>
          <table:table-cell table:formula="of:=LOG([.A252];2)" office:value-type="float" office:value="7.96578428466209" calcext:value-type="float">
            <text:p>7.965784284662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52" calcext:value-type="float">
            <text:p>8.752</text:p>
          </table:table-cell>
          <table:table-cell table:formula="of:=LOG([.G252];2)" office:value-type="float" office:value="7.96578428466209" calcext:value-type="float">
            <text:p>7.965784284662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36" calcext:value-type="float">
            <text:p>7.136</text:p>
          </table:table-cell>
          <table:table-cell table:formula="of:=LOG([.M252];2)" office:value-type="float" office:value="7.96578428466209" calcext:value-type="float">
            <text:p>7.965784284662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52" calcext:value-type="float">
            <text:p>8.752</text:p>
          </table:table-cell>
          <table:table-cell table:formula="of:=LOG([.S252];2)" office:value-type="float" office:value="7.96578428466209" calcext:value-type="float">
            <text:p>7.965784284662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94422310757" calcext:value-type="float">
            <text:p>8.1394422310757</text:p>
          </table:table-cell>
          <table:table-cell table:formula="of:=LOG([.A253];2)" office:value-type="float" office:value="7.97154355395077" calcext:value-type="float">
            <text:p>7.9715435539507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5697211155378" calcext:value-type="float">
            <text:p>8.75697211155378</text:p>
          </table:table-cell>
          <table:table-cell table:formula="of:=LOG([.G253];2)" office:value-type="float" office:value="7.97154355395077" calcext:value-type="float">
            <text:p>7.9715435539507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4342629482072" calcext:value-type="float">
            <text:p>7.14342629482072</text:p>
          </table:table-cell>
          <table:table-cell table:formula="of:=LOG([.M253];2)" office:value-type="float" office:value="7.97154355395077" calcext:value-type="float">
            <text:p>7.9715435539507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5697211155378" calcext:value-type="float">
            <text:p>8.75697211155378</text:p>
          </table:table-cell>
          <table:table-cell table:formula="of:=LOG([.S253];2)" office:value-type="float" office:value="7.97154355395077" calcext:value-type="float">
            <text:p>7.971543553950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888888888889" calcext:value-type="float">
            <text:p>8.13888888888889</text:p>
          </table:table-cell>
          <table:table-cell table:formula="of:=LOG([.A254];2)" office:value-type="float" office:value="7.97727992349992" calcext:value-type="float">
            <text:p>7.9772799234999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7380952380952" calcext:value-type="float">
            <text:p>8.77380952380952</text:p>
          </table:table-cell>
          <table:table-cell table:formula="of:=LOG([.G254];2)" office:value-type="float" office:value="7.97727992349992" calcext:value-type="float">
            <text:p>7.9772799234999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468253968254" calcext:value-type="float">
            <text:p>7.1468253968254</text:p>
          </table:table-cell>
          <table:table-cell table:formula="of:=LOG([.M254];2)" office:value-type="float" office:value="7.97727992349992" calcext:value-type="float">
            <text:p>7.9772799234999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7380952380952" calcext:value-type="float">
            <text:p>8.77380952380952</text:p>
          </table:table-cell>
          <table:table-cell table:formula="of:=LOG([.S254];2)" office:value-type="float" office:value="7.97727992349992" calcext:value-type="float">
            <text:p>7.977279923499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501976284585" calcext:value-type="float">
            <text:p>8.1501976284585</text:p>
          </table:table-cell>
          <table:table-cell table:formula="of:=LOG([.A255];2)" office:value-type="float" office:value="7.98299357469431" calcext:value-type="float">
            <text:p>7.9829935746943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7865612648221" calcext:value-type="float">
            <text:p>8.77865612648221</text:p>
          </table:table-cell>
          <table:table-cell table:formula="of:=LOG([.G255];2)" office:value-type="float" office:value="7.98299357469431" calcext:value-type="float">
            <text:p>7.9829935746943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01976284585" calcext:value-type="float">
            <text:p>7.1501976284585</text:p>
          </table:table-cell>
          <table:table-cell table:formula="of:=LOG([.M255];2)" office:value-type="float" office:value="7.98299357469431" calcext:value-type="float">
            <text:p>7.9829935746943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7865612648221" calcext:value-type="float">
            <text:p>8.77865612648221</text:p>
          </table:table-cell>
          <table:table-cell table:formula="of:=LOG([.S255];2)" office:value-type="float" office:value="7.98299357469431" calcext:value-type="float">
            <text:p>7.982993574694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5748031496063" calcext:value-type="float">
            <text:p>8.15748031496063</text:p>
          </table:table-cell>
          <table:table-cell table:formula="of:=LOG([.A256];2)" office:value-type="float" office:value="7.98868468677217" calcext:value-type="float">
            <text:p>7.98868468677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8346456692913" calcext:value-type="float">
            <text:p>8.78346456692913</text:p>
          </table:table-cell>
          <table:table-cell table:formula="of:=LOG([.G256];2)" office:value-type="float" office:value="7.98868468677217" calcext:value-type="float">
            <text:p>7.98868468677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354330708661" calcext:value-type="float">
            <text:p>7.15354330708661</text:p>
          </table:table-cell>
          <table:table-cell table:formula="of:=LOG([.M256];2)" office:value-type="float" office:value="7.98868468677217" calcext:value-type="float">
            <text:p>7.988684686772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8346456692913" calcext:value-type="float">
            <text:p>8.78346456692913</text:p>
          </table:table-cell>
          <table:table-cell table:formula="of:=LOG([.S256];2)" office:value-type="float" office:value="7.98868468677217" calcext:value-type="float">
            <text:p>7.988684686772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6470588235294" calcext:value-type="float">
            <text:p>8.16470588235294</text:p>
          </table:table-cell>
          <table:table-cell table:formula="of:=LOG([.A257];2)" office:value-type="float" office:value="7.99435343685886" calcext:value-type="float">
            <text:p>7.9943534368588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921568627451" calcext:value-type="float">
            <text:p>8.7921568627451</text:p>
          </table:table-cell>
          <table:table-cell table:formula="of:=LOG([.G257];2)" office:value-type="float" office:value="7.99435343685886" calcext:value-type="float">
            <text:p>7.9943534368588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686274509804" calcext:value-type="float">
            <text:p>7.15686274509804</text:p>
          </table:table-cell>
          <table:table-cell table:formula="of:=LOG([.M257];2)" office:value-type="float" office:value="7.99435343685886" calcext:value-type="float">
            <text:p>7.9943534368588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7921568627451" calcext:value-type="float">
            <text:p>8.7921568627451</text:p>
          </table:table-cell>
          <table:table-cell table:formula="of:=LOG([.S257];2)" office:value-type="float" office:value="7.99435343685886" calcext:value-type="float">
            <text:p>7.994353436858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6796875" calcext:value-type="float">
            <text:p>8.16796875</text:p>
          </table:table-cell>
          <table:table-cell table:formula="of:=LOG([.A258];2)" office:value-type="float" office:value="8" calcext:value-type="float">
            <text:p>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0859375" calcext:value-type="float">
            <text:p>8.80859375</text:p>
          </table:table-cell>
          <table:table-cell table:formula="of:=LOG([.G258];2)" office:value-type="float" office:value="8" calcext:value-type="float">
            <text:p>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640625" calcext:value-type="float">
            <text:p>7.1640625</text:p>
          </table:table-cell>
          <table:table-cell table:formula="of:=LOG([.M258];2)" office:value-type="float" office:value="8" calcext:value-type="float">
            <text:p>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0859375" calcext:value-type="float">
            <text:p>8.80859375</text:p>
          </table:table-cell>
          <table:table-cell table:formula="of:=LOG([.S258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7509727626459" calcext:value-type="float">
            <text:p>8.17509727626459</text:p>
          </table:table-cell>
          <table:table-cell table:formula="of:=LOG([.A259];2)" office:value-type="float" office:value="8.00562454919388" calcext:value-type="float">
            <text:p>8.0056245491938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1712062256809" calcext:value-type="float">
            <text:p>8.81712062256809</text:p>
          </table:table-cell>
          <table:table-cell table:formula="of:=LOG([.G259];2)" office:value-type="float" office:value="8.00562454919388" calcext:value-type="float">
            <text:p>8.0056245491938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6731517509728" calcext:value-type="float">
            <text:p>7.16731517509728</text:p>
          </table:table-cell>
          <table:table-cell table:formula="of:=LOG([.M259];2)" office:value-type="float" office:value="8.00562454919388" calcext:value-type="float">
            <text:p>8.0056245491938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1712062256809" calcext:value-type="float">
            <text:p>8.81712062256809</text:p>
          </table:table-cell>
          <table:table-cell table:formula="of:=LOG([.S259];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7829457364341" calcext:value-type="float">
            <text:p>8.17829457364341</text:p>
          </table:table-cell>
          <table:table-cell table:formula="of:=LOG([.A260];2)" office:value-type="float" office:value="8.01122725542325" calcext:value-type="float">
            <text:p>8.0112272554232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2170542635659" calcext:value-type="float">
            <text:p>8.82170542635659</text:p>
          </table:table-cell>
          <table:table-cell table:formula="of:=LOG([.G260];2)" office:value-type="float" office:value="8.01122725542325" calcext:value-type="float">
            <text:p>8.0112272554232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7441860465116" calcext:value-type="float">
            <text:p>7.17441860465116</text:p>
          </table:table-cell>
          <table:table-cell table:formula="of:=LOG([.M260];2)" office:value-type="float" office:value="8.01122725542325" calcext:value-type="float">
            <text:p>8.0112272554232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2170542635659" calcext:value-type="float">
            <text:p>8.82170542635659</text:p>
          </table:table-cell>
          <table:table-cell table:formula="of:=LOG([.S260];2)" office:value-type="float" office:value="8.01122725542325" calcext:value-type="float">
            <text:p>8.011227255423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7760617760618" calcext:value-type="float">
            <text:p>8.17760617760618</text:p>
          </table:table-cell>
          <table:table-cell table:formula="of:=LOG([.A261];2)" office:value-type="float" office:value="8.01680828768655" calcext:value-type="float">
            <text:p>8.0168082876865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3011583011583" calcext:value-type="float">
            <text:p>8.83011583011583</text:p>
          </table:table-cell>
          <table:table-cell table:formula="of:=LOG([.G261];2)" office:value-type="float" office:value="8.01680828768655" calcext:value-type="float">
            <text:p>8.0168082876865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7760617760618" calcext:value-type="float">
            <text:p>7.17760617760618</text:p>
          </table:table-cell>
          <table:table-cell table:formula="of:=LOG([.M261];2)" office:value-type="float" office:value="8.01680828768655" calcext:value-type="float">
            <text:p>8.0168082876865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3011583011583" calcext:value-type="float">
            <text:p>8.83011583011583</text:p>
          </table:table-cell>
          <table:table-cell table:formula="of:=LOG([.S261];2)" office:value-type="float" office:value="8.01680828768655" calcext:value-type="float">
            <text:p>8.016808287686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7692307692308" calcext:value-type="float">
            <text:p>8.17692307692308</text:p>
          </table:table-cell>
          <table:table-cell table:formula="of:=LOG([.A262];2)" office:value-type="float" office:value="8.02236781302845" calcext:value-type="float">
            <text:p>8.0223678130284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5" calcext:value-type="float">
            <text:p>8.85</text:p>
          </table:table-cell>
          <table:table-cell table:formula="of:=LOG([.G262];2)" office:value-type="float" office:value="8.02236781302845" calcext:value-type="float">
            <text:p>8.0223678130284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8076923076923" calcext:value-type="float">
            <text:p>7.18076923076923</text:p>
          </table:table-cell>
          <table:table-cell table:formula="of:=LOG([.M262];2)" office:value-type="float" office:value="8.02236781302845" calcext:value-type="float">
            <text:p>8.0223678130284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5" calcext:value-type="float">
            <text:p>8.85</text:p>
          </table:table-cell>
          <table:table-cell table:formula="of:=LOG([.S262];2)" office:value-type="float" office:value="8.02236781302845" calcext:value-type="float">
            <text:p>8.022367813028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8007662835249" calcext:value-type="float">
            <text:p>8.18007662835249</text:p>
          </table:table-cell>
          <table:table-cell table:formula="of:=LOG([.A263];2)" office:value-type="float" office:value="8.02790599656989" calcext:value-type="float">
            <text:p>8.0279059965698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544061302682" calcext:value-type="float">
            <text:p>8.8544061302682</text:p>
          </table:table-cell>
          <table:table-cell table:formula="of:=LOG([.G263];2)" office:value-type="float" office:value="8.02790599656989" calcext:value-type="float">
            <text:p>8.0279059965698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8773946360153" calcext:value-type="float">
            <text:p>7.18773946360153</text:p>
          </table:table-cell>
          <table:table-cell table:formula="of:=LOG([.M263];2)" office:value-type="float" office:value="8.02790599656989" calcext:value-type="float">
            <text:p>8.0279059965698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544061302682" calcext:value-type="float">
            <text:p>8.8544061302682</text:p>
          </table:table-cell>
          <table:table-cell table:formula="of:=LOG([.S263];2)" office:value-type="float" office:value="8.02790599656989" calcext:value-type="float">
            <text:p>8.0279059965698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9083969465649" calcext:value-type="float">
            <text:p>8.19083969465649</text:p>
          </table:table-cell>
          <table:table-cell table:formula="of:=LOG([.A264];2)" office:value-type="float" office:value="8.03342300153745" calcext:value-type="float">
            <text:p>8.0334230015374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7022900763359" calcext:value-type="float">
            <text:p>8.87022900763359</text:p>
          </table:table-cell>
          <table:table-cell table:formula="of:=LOG([.G264];2)" office:value-type="float" office:value="8.03342300153745" calcext:value-type="float">
            <text:p>8.0334230015374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9465648854962" calcext:value-type="float">
            <text:p>7.19465648854962</text:p>
          </table:table-cell>
          <table:table-cell table:formula="of:=LOG([.M264];2)" office:value-type="float" office:value="8.03342300153745" calcext:value-type="float">
            <text:p>8.0334230015374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7022900763359" calcext:value-type="float">
            <text:p>8.87022900763359</text:p>
          </table:table-cell>
          <table:table-cell table:formula="of:=LOG([.S264];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9391634980989" calcext:value-type="float">
            <text:p>8.19391634980989</text:p>
          </table:table-cell>
          <table:table-cell table:formula="of:=LOG([.A265];2)" office:value-type="float" office:value="8.0389189892923" calcext:value-type="float">
            <text:p>8.038918989292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7072243346008" calcext:value-type="float">
            <text:p>8.87072243346008</text:p>
          </table:table-cell>
          <table:table-cell table:formula="of:=LOG([.G265];2)" office:value-type="float" office:value="8.0389189892923" calcext:value-type="float">
            <text:p>8.038918989292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0152091254753" calcext:value-type="float">
            <text:p>7.20152091254753</text:p>
          </table:table-cell>
          <table:table-cell table:formula="of:=LOG([.M265];2)" office:value-type="float" office:value="8.0389189892923" calcext:value-type="float">
            <text:p>8.038918989292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7072243346008" calcext:value-type="float">
            <text:p>8.87072243346008</text:p>
          </table:table-cell>
          <table:table-cell table:formula="of:=LOG([.S265];2)" office:value-type="float" office:value="8.0389189892923" calcext:value-type="float">
            <text:p>8.03891898929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969696969697" calcext:value-type="float">
            <text:p>8.1969696969697</text:p>
          </table:table-cell>
          <table:table-cell table:formula="of:=LOG([.A266];2)" office:value-type="float" office:value="8.04439411935845" calcext:value-type="float">
            <text:p>8.0443941193584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8257575757576" calcext:value-type="float">
            <text:p>8.88257575757576</text:p>
          </table:table-cell>
          <table:table-cell table:formula="of:=LOG([.G266];2)" office:value-type="float" office:value="8.04439411935845" calcext:value-type="float">
            <text:p>8.0443941193584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0833333333333" calcext:value-type="float">
            <text:p>7.20833333333333</text:p>
          </table:table-cell>
          <table:table-cell table:formula="of:=LOG([.M266];2)" office:value-type="float" office:value="8.04439411935845" calcext:value-type="float">
            <text:p>8.0443941193584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88257575757576" calcext:value-type="float">
            <text:p>8.88257575757576</text:p>
          </table:table-cell>
          <table:table-cell table:formula="of:=LOG([.S266];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0377358490566" calcext:value-type="float">
            <text:p>8.20377358490566</text:p>
          </table:table-cell>
          <table:table-cell table:formula="of:=LOG([.A267];2)" office:value-type="float" office:value="8.04984854945056" calcext:value-type="float">
            <text:p>8.0498485494505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0566037735849" calcext:value-type="float">
            <text:p>8.90566037735849</text:p>
          </table:table-cell>
          <table:table-cell table:formula="of:=LOG([.G267];2)" office:value-type="float" office:value="8.04984854945056" calcext:value-type="float">
            <text:p>8.0498485494505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1132075471698" calcext:value-type="float">
            <text:p>7.21132075471698</text:p>
          </table:table-cell>
          <table:table-cell table:formula="of:=LOG([.M267];2)" office:value-type="float" office:value="8.04984854945056" calcext:value-type="float">
            <text:p>8.04984854945056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0566037735849" calcext:value-type="float">
            <text:p>8.90566037735849</text:p>
          </table:table-cell>
          <table:table-cell table:formula="of:=LOG([.S267];2)" office:value-type="float" office:value="8.04984854945056" calcext:value-type="float">
            <text:p>8.049848549450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0676691729323" calcext:value-type="float">
            <text:p>8.20676691729323</text:p>
          </table:table-cell>
          <table:table-cell table:formula="of:=LOG([.A268];2)" office:value-type="float" office:value="8.05528243550119" calcext:value-type="float">
            <text:p>8.0552824355011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729323308271" calcext:value-type="float">
            <text:p>8.91729323308271</text:p>
          </table:table-cell>
          <table:table-cell table:formula="of:=LOG([.G268];2)" office:value-type="float" office:value="8.05528243550119" calcext:value-type="float">
            <text:p>8.0552824355011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1804511278195" calcext:value-type="float">
            <text:p>7.21804511278195</text:p>
          </table:table-cell>
          <table:table-cell table:formula="of:=LOG([.M268];2)" office:value-type="float" office:value="8.05528243550119" calcext:value-type="float">
            <text:p>8.0552824355011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729323308271" calcext:value-type="float">
            <text:p>8.91729323308271</text:p>
          </table:table-cell>
          <table:table-cell table:formula="of:=LOG([.S268];2)" office:value-type="float" office:value="8.05528243550119" calcext:value-type="float">
            <text:p>8.055282435501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0973782771536" calcext:value-type="float">
            <text:p>8.20973782771536</text:p>
          </table:table-cell>
          <table:table-cell table:formula="of:=LOG([.A269];2)" office:value-type="float" office:value="8.06069593168755" calcext:value-type="float">
            <text:p>8.0606959316875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50936329588" calcext:value-type="float">
            <text:p>8.9250936329588</text:p>
          </table:table-cell>
          <table:table-cell table:formula="of:=LOG([.G269];2)" office:value-type="float" office:value="8.06069593168755" calcext:value-type="float">
            <text:p>8.0606959316875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247191011236" calcext:value-type="float">
            <text:p>7.2247191011236</text:p>
          </table:table-cell>
          <table:table-cell table:formula="of:=LOG([.M269];2)" office:value-type="float" office:value="8.06069593168755" calcext:value-type="float">
            <text:p>8.0606959316875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50936329588" calcext:value-type="float">
            <text:p>8.9250936329588</text:p>
          </table:table-cell>
          <table:table-cell table:formula="of:=LOG([.S269];2)" office:value-type="float" office:value="8.06069593168755" calcext:value-type="float">
            <text:p>8.060695931687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1641791044776" calcext:value-type="float">
            <text:p>8.21641791044776</text:p>
          </table:table-cell>
          <table:table-cell table:formula="of:=LOG([.A270];2)" office:value-type="float" office:value="8.06608919045777" calcext:value-type="float">
            <text:p>8.0660891904577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791044776119" calcext:value-type="float">
            <text:p>8.91791044776119</text:p>
          </table:table-cell>
          <table:table-cell table:formula="of:=LOG([.G270];2)" office:value-type="float" office:value="8.06608919045777" calcext:value-type="float">
            <text:p>8.0660891904577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2761194029851" calcext:value-type="float">
            <text:p>7.22761194029851</text:p>
          </table:table-cell>
          <table:table-cell table:formula="of:=LOG([.M270];2)" office:value-type="float" office:value="8.06608919045777" calcext:value-type="float">
            <text:p>8.0660891904577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791044776119" calcext:value-type="float">
            <text:p>8.91791044776119</text:p>
          </table:table-cell>
          <table:table-cell table:formula="of:=LOG([.S270];2)" office:value-type="float" office:value="8.06608919045777" calcext:value-type="float">
            <text:p>8.066089190457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2676579925651" calcext:value-type="float">
            <text:p>8.22676579925651</text:p>
          </table:table-cell>
          <table:table-cell table:formula="of:=LOG([.A271];2)" office:value-type="float" office:value="8.07146236255663" calcext:value-type="float">
            <text:p>8.0714623625566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449814126394" calcext:value-type="float">
            <text:p>8.91449814126394</text:p>
          </table:table-cell>
          <table:table-cell table:formula="of:=LOG([.G271];2)" office:value-type="float" office:value="8.07146236255663" calcext:value-type="float">
            <text:p>8.0714623625566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3048327137547" calcext:value-type="float">
            <text:p>7.23048327137547</text:p>
          </table:table-cell>
          <table:table-cell table:formula="of:=LOG([.M271];2)" office:value-type="float" office:value="8.07146236255663" calcext:value-type="float">
            <text:p>8.0714623625566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1449814126394" calcext:value-type="float">
            <text:p>8.91449814126394</text:p>
          </table:table-cell>
          <table:table-cell table:formula="of:=LOG([.S271];2)" office:value-type="float" office:value="8.07146236255663" calcext:value-type="float">
            <text:p>8.071462362556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3703703703704" calcext:value-type="float">
            <text:p>8.23703703703704</text:p>
          </table:table-cell>
          <table:table-cell table:formula="of:=LOG([.A272];2)" office:value-type="float" office:value="8.07681559705083" calcext:value-type="float">
            <text:p>8.0768155970508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592592592593" calcext:value-type="float">
            <text:p>8.92592592592593</text:p>
          </table:table-cell>
          <table:table-cell table:formula="of:=LOG([.G272];2)" office:value-type="float" office:value="8.07681559705083" calcext:value-type="float">
            <text:p>8.0768155970508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3703703703704" calcext:value-type="float">
            <text:p>7.23703703703704</text:p>
          </table:table-cell>
          <table:table-cell table:formula="of:=LOG([.M272];2)" office:value-type="float" office:value="8.07681559705083" calcext:value-type="float">
            <text:p>8.0768155970508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592592592593" calcext:value-type="float">
            <text:p>8.92592592592593</text:p>
          </table:table-cell>
          <table:table-cell table:formula="of:=LOG([.S272];2)" office:value-type="float" office:value="8.07681559705083" calcext:value-type="float">
            <text:p>8.076815597050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3616236162362" calcext:value-type="float">
            <text:p>8.23616236162362</text:p>
          </table:table-cell>
          <table:table-cell table:formula="of:=LOG([.A273];2)" office:value-type="float" office:value="8.08214904135387" calcext:value-type="float">
            <text:p>8.0821490413538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619926199262" calcext:value-type="float">
            <text:p>8.92619926199262</text:p>
          </table:table-cell>
          <table:table-cell table:formula="of:=LOG([.G273];2)" office:value-type="float" office:value="8.08214904135387" calcext:value-type="float">
            <text:p>8.0821490413538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3985239852399" calcext:value-type="float">
            <text:p>7.23985239852399</text:p>
          </table:table-cell>
          <table:table-cell table:formula="of:=LOG([.M273];2)" office:value-type="float" office:value="8.08214904135387" calcext:value-type="float">
            <text:p>8.0821490413538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2619926199262" calcext:value-type="float">
            <text:p>8.92619926199262</text:p>
          </table:table-cell>
          <table:table-cell table:formula="of:=LOG([.S273];2)" office:value-type="float" office:value="8.08214904135387" calcext:value-type="float">
            <text:p>8.082149041353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4264705882353" calcext:value-type="float">
            <text:p>8.24264705882353</text:p>
          </table:table-cell>
          <table:table-cell table:formula="of:=LOG([.A274];2)" office:value-type="float" office:value="8.08746284125034" calcext:value-type="float">
            <text:p>8.0874628412503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375" calcext:value-type="float">
            <text:p>8.9375</text:p>
          </table:table-cell>
          <table:table-cell table:formula="of:=LOG([.G274];2)" office:value-type="float" office:value="8.08746284125034" calcext:value-type="float">
            <text:p>8.0874628412503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4264705882353" calcext:value-type="float">
            <text:p>7.24264705882353</text:p>
          </table:table-cell>
          <table:table-cell table:formula="of:=LOG([.M274];2)" office:value-type="float" office:value="8.08746284125034" calcext:value-type="float">
            <text:p>8.0874628412503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375" calcext:value-type="float">
            <text:p>8.9375</text:p>
          </table:table-cell>
          <table:table-cell table:formula="of:=LOG([.S274];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4542124542124" calcext:value-type="float">
            <text:p>8.24542124542124</text:p>
          </table:table-cell>
          <table:table-cell table:formula="of:=LOG([.A275];2)" office:value-type="float" office:value="8.09275714091985" calcext:value-type="float">
            <text:p>8.092757140919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4505494505495" calcext:value-type="float">
            <text:p>8.94505494505495</text:p>
          </table:table-cell>
          <table:table-cell table:formula="of:=LOG([.G275];2)" office:value-type="float" office:value="8.09275714091985" calcext:value-type="float">
            <text:p>8.092757140919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4908424908425" calcext:value-type="float">
            <text:p>7.24908424908425</text:p>
          </table:table-cell>
          <table:table-cell table:formula="of:=LOG([.M275];2)" office:value-type="float" office:value="8.09275714091985" calcext:value-type="float">
            <text:p>8.092757140919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4505494505495" calcext:value-type="float">
            <text:p>8.94505494505495</text:p>
          </table:table-cell>
          <table:table-cell table:formula="of:=LOG([.S275];2)" office:value-type="float" office:value="8.09275714091985" calcext:value-type="float">
            <text:p>8.092757140919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4817518248175" calcext:value-type="float">
            <text:p>8.24817518248175</text:p>
          </table:table-cell>
          <table:table-cell table:formula="of:=LOG([.A276];2)" office:value-type="float" office:value="8.09803208296053" calcext:value-type="float">
            <text:p>8.0980320829605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5620437956204" calcext:value-type="float">
            <text:p>8.95620437956204</text:p>
          </table:table-cell>
          <table:table-cell table:formula="of:=LOG([.G276];2)" office:value-type="float" office:value="8.09803208296053" calcext:value-type="float">
            <text:p>8.0980320829605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5547445255474" calcext:value-type="float">
            <text:p>7.25547445255474</text:p>
          </table:table-cell>
          <table:table-cell table:formula="of:=LOG([.M276];2)" office:value-type="float" office:value="8.09803208296053" calcext:value-type="float">
            <text:p>8.0980320829605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5620437956204" calcext:value-type="float">
            <text:p>8.95620437956204</text:p>
          </table:table-cell>
          <table:table-cell table:formula="of:=LOG([.S276];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5090909090909" calcext:value-type="float">
            <text:p>8.25090909090909</text:p>
          </table:table-cell>
          <table:table-cell table:formula="of:=LOG([.A277];2)" office:value-type="float" office:value="8.10328780841202" calcext:value-type="float">
            <text:p>8.1032878084120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7818181818182" calcext:value-type="float">
            <text:p>8.97818181818182</text:p>
          </table:table-cell>
          <table:table-cell table:formula="of:=LOG([.G277];2)" office:value-type="float" office:value="8.10328780841202" calcext:value-type="float">
            <text:p>8.1032878084120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6181818181818" calcext:value-type="float">
            <text:p>7.26181818181818</text:p>
          </table:table-cell>
          <table:table-cell table:formula="of:=LOG([.M277];2)" office:value-type="float" office:value="8.10328780841202" calcext:value-type="float">
            <text:p>8.1032878084120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7818181818182" calcext:value-type="float">
            <text:p>8.97818181818182</text:p>
          </table:table-cell>
          <table:table-cell table:formula="of:=LOG([.S277];2)" office:value-type="float" office:value="8.10328780841202" calcext:value-type="float">
            <text:p>8.103287808412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6086956521739" calcext:value-type="float">
            <text:p>8.26086956521739</text:p>
          </table:table-cell>
          <table:table-cell table:formula="of:=LOG([.A278];2)" office:value-type="float" office:value="8.10852445677817" calcext:value-type="float">
            <text:p>8.1085244567781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8913043478261" calcext:value-type="float">
            <text:p>8.98913043478261</text:p>
          </table:table-cell>
          <table:table-cell table:formula="of:=LOG([.G278];2)" office:value-type="float" office:value="8.10852445677817" calcext:value-type="float">
            <text:p>8.1085244567781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6811594202899" calcext:value-type="float">
            <text:p>7.26811594202899</text:p>
          </table:table-cell>
          <table:table-cell table:formula="of:=LOG([.M278];2)" office:value-type="float" office:value="8.10852445677817" calcext:value-type="float">
            <text:p>8.1085244567781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8913043478261" calcext:value-type="float">
            <text:p>8.98913043478261</text:p>
          </table:table-cell>
          <table:table-cell table:formula="of:=LOG([.S278];2)" office:value-type="float" office:value="8.10852445677817" calcext:value-type="float">
            <text:p>8.108524456778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6353790613718" calcext:value-type="float">
            <text:p>8.26353790613718</text:p>
          </table:table-cell>
          <table:table-cell table:formula="of:=LOG([.A279];2)" office:value-type="float" office:value="8.11374216604919" calcext:value-type="float">
            <text:p>8.1137421660491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85559566787" calcext:value-type="float">
            <text:p>8.985559566787</text:p>
          </table:table-cell>
          <table:table-cell table:formula="of:=LOG([.G279];2)" office:value-type="float" office:value="8.11374216604919" calcext:value-type="float">
            <text:p>8.1137421660491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7436823104693" calcext:value-type="float">
            <text:p>7.27436823104693</text:p>
          </table:table-cell>
          <table:table-cell table:formula="of:=LOG([.M279];2)" office:value-type="float" office:value="8.11374216604919" calcext:value-type="float">
            <text:p>8.1137421660491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85559566787" calcext:value-type="float">
            <text:p>8.985559566787</text:p>
          </table:table-cell>
          <table:table-cell table:formula="of:=LOG([.S279];2)" office:value-type="float" office:value="8.11374216604919" calcext:value-type="float">
            <text:p>8.113742166049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6978417266187" calcext:value-type="float">
            <text:p>8.26978417266187</text:p>
          </table:table-cell>
          <table:table-cell table:formula="of:=LOG([.A280];2)" office:value-type="float" office:value="8.11894107272351" calcext:value-type="float">
            <text:p>8.11894107272351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9640287769784" calcext:value-type="float">
            <text:p>8.99640287769784</text:p>
          </table:table-cell>
          <table:table-cell table:formula="of:=LOG([.G280];2)" office:value-type="float" office:value="8.11894107272351" calcext:value-type="float">
            <text:p>8.11894107272351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7697841726619" calcext:value-type="float">
            <text:p>7.27697841726619</text:p>
          </table:table-cell>
          <table:table-cell table:formula="of:=LOG([.M280];2)" office:value-type="float" office:value="8.11894107272351" calcext:value-type="float">
            <text:p>8.11894107272351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9640287769784" calcext:value-type="float">
            <text:p>8.99640287769784</text:p>
          </table:table-cell>
          <table:table-cell table:formula="of:=LOG([.S280];2)" office:value-type="float" office:value="8.11894107272351" calcext:value-type="float">
            <text:p>8.118941072723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7240143369176" calcext:value-type="float">
            <text:p>8.27240143369176</text:p>
          </table:table-cell>
          <table:table-cell table:formula="of:=LOG([.A281];2)" office:value-type="float" office:value="8.12412131182919" calcext:value-type="float">
            <text:p>8.1241213118291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9283154121864" calcext:value-type="float">
            <text:p>8.99283154121864</text:p>
          </table:table-cell>
          <table:table-cell table:formula="of:=LOG([.G281];2)" office:value-type="float" office:value="8.12412131182919" calcext:value-type="float">
            <text:p>8.1241213118291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831541218638" calcext:value-type="float">
            <text:p>7.2831541218638</text:p>
          </table:table-cell>
          <table:table-cell table:formula="of:=LOG([.M281];2)" office:value-type="float" office:value="8.12412131182919" calcext:value-type="float">
            <text:p>8.1241213118291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.99283154121864" calcext:value-type="float">
            <text:p>8.99283154121864</text:p>
          </table:table-cell>
          <table:table-cell table:formula="of:=LOG([.S281];2)" office:value-type="float" office:value="8.12412131182919" calcext:value-type="float">
            <text:p>8.124121311829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75" calcext:value-type="float">
            <text:p>8.275</text:p>
          </table:table-cell>
          <table:table-cell table:formula="of:=LOG([.A282];2)" office:value-type="float" office:value="8.12928301694497" calcext:value-type="float">
            <text:p>8.129283016944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0714285714286" calcext:value-type="float">
            <text:p>9.00714285714286</text:p>
          </table:table-cell>
          <table:table-cell table:formula="of:=LOG([.G282];2)" office:value-type="float" office:value="8.12928301694497" calcext:value-type="float">
            <text:p>8.129283016944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8928571428571" calcext:value-type="float">
            <text:p>7.28928571428571</text:p>
          </table:table-cell>
          <table:table-cell table:formula="of:=LOG([.M282];2)" office:value-type="float" office:value="8.12928301694497" calcext:value-type="float">
            <text:p>8.129283016944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0714285714286" calcext:value-type="float">
            <text:p>9.00714285714286</text:p>
          </table:table-cell>
          <table:table-cell table:formula="of:=LOG([.S282];2)" office:value-type="float" office:value="8.12928301694497" calcext:value-type="float">
            <text:p>8.129283016944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7402135231317" calcext:value-type="float">
            <text:p>8.27402135231317</text:p>
          </table:table-cell>
          <table:table-cell table:formula="of:=LOG([.A283];2)" office:value-type="float" office:value="8.13442632022093" calcext:value-type="float">
            <text:p>8.13442632022093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0711743772242" calcext:value-type="float">
            <text:p>9.00711743772242</text:p>
          </table:table-cell>
          <table:table-cell table:formula="of:=LOG([.G283];2)" office:value-type="float" office:value="8.13442632022093" calcext:value-type="float">
            <text:p>8.13442632022093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9181494661922" calcext:value-type="float">
            <text:p>7.29181494661922</text:p>
          </table:table-cell>
          <table:table-cell table:formula="of:=LOG([.M283];2)" office:value-type="float" office:value="8.13442632022093" calcext:value-type="float">
            <text:p>8.13442632022093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0711743772242" calcext:value-type="float">
            <text:p>9.00711743772242</text:p>
          </table:table-cell>
          <table:table-cell table:formula="of:=LOG([.S283];2)" office:value-type="float" office:value="8.13442632022093" calcext:value-type="float">
            <text:p>8.134426320220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8368794326241" calcext:value-type="float">
            <text:p>8.28368794326241</text:p>
          </table:table-cell>
          <table:table-cell table:formula="of:=LOG([.A284];2)" office:value-type="float" office:value="8.13955135239879" calcext:value-type="float">
            <text:p>8.1395513523987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1418439716312" calcext:value-type="float">
            <text:p>9.01418439716312</text:p>
          </table:table-cell>
          <table:table-cell table:formula="of:=LOG([.G284];2)" office:value-type="float" office:value="8.13955135239879" calcext:value-type="float">
            <text:p>8.1395513523987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9787234042553" calcext:value-type="float">
            <text:p>7.29787234042553</text:p>
          </table:table-cell>
          <table:table-cell table:formula="of:=LOG([.M284];2)" office:value-type="float" office:value="8.13955135239879" calcext:value-type="float">
            <text:p>8.1395513523987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1418439716312" calcext:value-type="float">
            <text:p>9.01418439716312</text:p>
          </table:table-cell>
          <table:table-cell table:formula="of:=LOG([.S284];2)" office:value-type="float" office:value="8.13955135239879" calcext:value-type="float">
            <text:p>8.139551352398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8621908127209" calcext:value-type="float">
            <text:p>8.28621908127209</text:p>
          </table:table-cell>
          <table:table-cell table:formula="of:=LOG([.A285];2)" office:value-type="float" office:value="8.14465824283188" calcext:value-type="float">
            <text:p>8.1446582428318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1060070671378" calcext:value-type="float">
            <text:p>9.01060070671378</text:p>
          </table:table-cell>
          <table:table-cell table:formula="of:=LOG([.G285];2)" office:value-type="float" office:value="8.14465824283188" calcext:value-type="float">
            <text:p>8.1446582428318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0388692579505" calcext:value-type="float">
            <text:p>7.30388692579505</text:p>
          </table:table-cell>
          <table:table-cell table:formula="of:=LOG([.M285];2)" office:value-type="float" office:value="8.14465824283188" calcext:value-type="float">
            <text:p>8.1446582428318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1060070671378" calcext:value-type="float">
            <text:p>9.01060070671378</text:p>
          </table:table-cell>
          <table:table-cell table:formula="of:=LOG([.S285];2)" office:value-type="float" office:value="8.14465824283188" calcext:value-type="float">
            <text:p>8.144658242831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9225352112676" calcext:value-type="float">
            <text:p>8.29225352112676</text:p>
          </table:table-cell>
          <table:table-cell table:formula="of:=LOG([.A286];2)" office:value-type="float" office:value="8.14974711950468" calcext:value-type="float">
            <text:p>8.1497471195046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69014084507" calcext:value-type="float">
            <text:p>9.03169014084507</text:p>
          </table:table-cell>
          <table:table-cell table:formula="of:=LOG([.G286];2)" office:value-type="float" office:value="8.14974711950468" calcext:value-type="float">
            <text:p>8.1497471195046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1338028169014" calcext:value-type="float">
            <text:p>7.31338028169014</text:p>
          </table:table-cell>
          <table:table-cell table:formula="of:=LOG([.M286];2)" office:value-type="float" office:value="8.14974711950468" calcext:value-type="float">
            <text:p>8.1497471195046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69014084507" calcext:value-type="float">
            <text:p>9.03169014084507</text:p>
          </table:table-cell>
          <table:table-cell table:formula="of:=LOG([.S286];2)" office:value-type="float" office:value="8.14974711950468" calcext:value-type="float">
            <text:p>8.149747119504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9473684210526" calcext:value-type="float">
            <text:p>8.29473684210526</text:p>
          </table:table-cell>
          <table:table-cell table:formula="of:=LOG([.A287];2)" office:value-type="float" office:value="8.15481810905211" calcext:value-type="float">
            <text:p>8.1548181090521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57894736842" calcext:value-type="float">
            <text:p>9.03157894736842</text:p>
          </table:table-cell>
          <table:table-cell table:formula="of:=LOG([.G287];2)" office:value-type="float" office:value="8.15481810905211" calcext:value-type="float">
            <text:p>8.1548181090521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1929824561404" calcext:value-type="float">
            <text:p>7.31929824561404</text:p>
          </table:table-cell>
          <table:table-cell table:formula="of:=LOG([.M287];2)" office:value-type="float" office:value="8.15481810905211" calcext:value-type="float">
            <text:p>8.1548181090521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57894736842" calcext:value-type="float">
            <text:p>9.03157894736842</text:p>
          </table:table-cell>
          <table:table-cell table:formula="of:=LOG([.S287];2)" office:value-type="float" office:value="8.15481810905211" calcext:value-type="float">
            <text:p>8.154818109052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972027972028" calcext:value-type="float">
            <text:p>8.2972027972028</text:p>
          </table:table-cell>
          <table:table-cell table:formula="of:=LOG([.A288];2)" office:value-type="float" office:value="8.15987133677839" calcext:value-type="float">
            <text:p>8.1598713367783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46853146853" calcext:value-type="float">
            <text:p>9.03146853146853</text:p>
          </table:table-cell>
          <table:table-cell table:formula="of:=LOG([.G288];2)" office:value-type="float" office:value="8.15987133677839" calcext:value-type="float">
            <text:p>8.1598713367783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2517482517483" calcext:value-type="float">
            <text:p>7.32517482517483</text:p>
          </table:table-cell>
          <table:table-cell table:formula="of:=LOG([.M288];2)" office:value-type="float" office:value="8.15987133677839" calcext:value-type="float">
            <text:p>8.1598713367783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146853146853" calcext:value-type="float">
            <text:p>9.03146853146853</text:p>
          </table:table-cell>
          <table:table-cell table:formula="of:=LOG([.S288];2)" office:value-type="float" office:value="8.15987133677839" calcext:value-type="float">
            <text:p>8.159871336778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29965156794425" calcext:value-type="float">
            <text:p>8.29965156794425</text:p>
          </table:table-cell>
          <table:table-cell table:formula="of:=LOG([.A289];2)" office:value-type="float" office:value="8.16490692667569" calcext:value-type="float">
            <text:p>8.1649069266756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418118466899" calcext:value-type="float">
            <text:p>9.0418118466899</text:p>
          </table:table-cell>
          <table:table-cell table:formula="of:=LOG([.G289];2)" office:value-type="float" office:value="8.16490692667569" calcext:value-type="float">
            <text:p>8.1649069266756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3101045296167" calcext:value-type="float">
            <text:p>7.33101045296167</text:p>
          </table:table-cell>
          <table:table-cell table:formula="of:=LOG([.M289];2)" office:value-type="float" office:value="8.16490692667569" calcext:value-type="float">
            <text:p>8.1649069266756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418118466899" calcext:value-type="float">
            <text:p>9.0418118466899</text:p>
          </table:table-cell>
          <table:table-cell table:formula="of:=LOG([.S289];2)" office:value-type="float" office:value="8.16490692667569" calcext:value-type="float">
            <text:p>8.1649069266756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0208333333333" calcext:value-type="float">
            <text:p>8.30208333333333</text:p>
          </table:table-cell>
          <table:table-cell table:formula="of:=LOG([.A290];2)" office:value-type="float" office:value="8.16992500144231" calcext:value-type="float">
            <text:p>8.1699250014423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819444444444" calcext:value-type="float">
            <text:p>9.03819444444444</text:p>
          </table:table-cell>
          <table:table-cell table:formula="of:=LOG([.G290];2)" office:value-type="float" office:value="8.16992500144231" calcext:value-type="float">
            <text:p>8.1699250014423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3680555555556" calcext:value-type="float">
            <text:p>7.33680555555556</text:p>
          </table:table-cell>
          <table:table-cell table:formula="of:=LOG([.M290];2)" office:value-type="float" office:value="8.16992500144231" calcext:value-type="float">
            <text:p>8.1699250014423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3819444444444" calcext:value-type="float">
            <text:p>9.03819444444444</text:p>
          </table:table-cell>
          <table:table-cell table:formula="of:=LOG([.S290];2)" office:value-type="float" office:value="8.16992500144231" calcext:value-type="float">
            <text:p>8.169925001442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0795847750865" calcext:value-type="float">
            <text:p>8.30795847750865</text:p>
          </table:table-cell>
          <table:table-cell table:formula="of:=LOG([.A291];2)" office:value-type="float" office:value="8.17492568250068" calcext:value-type="float">
            <text:p>8.1749256825006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4152249134948" calcext:value-type="float">
            <text:p>9.04152249134948</text:p>
          </table:table-cell>
          <table:table-cell table:formula="of:=LOG([.G291];2)" office:value-type="float" office:value="8.17492568250068" calcext:value-type="float">
            <text:p>8.1749256825006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4602076124568" calcext:value-type="float">
            <text:p>7.34602076124568</text:p>
          </table:table-cell>
          <table:table-cell table:formula="of:=LOG([.M291];2)" office:value-type="float" office:value="8.17492568250068" calcext:value-type="float">
            <text:p>8.1749256825006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4152249134948" calcext:value-type="float">
            <text:p>9.04152249134948</text:p>
          </table:table-cell>
          <table:table-cell table:formula="of:=LOG([.S291];2)" office:value-type="float" office:value="8.17492568250068" calcext:value-type="float">
            <text:p>8.174925682500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1034482758621" calcext:value-type="float">
            <text:p>8.31034482758621</text:p>
          </table:table-cell>
          <table:table-cell table:formula="of:=LOG([.A292];2)" office:value-type="float" office:value="8.17990909001493" calcext:value-type="float">
            <text:p>8.1799090900149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862068965517" calcext:value-type="float">
            <text:p>9.05862068965517</text:p>
          </table:table-cell>
          <table:table-cell table:formula="of:=LOG([.G292];2)" office:value-type="float" office:value="8.17990909001493" calcext:value-type="float">
            <text:p>8.1799090900149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5172413793103" calcext:value-type="float">
            <text:p>7.35172413793103</text:p>
          </table:table-cell>
          <table:table-cell table:formula="of:=LOG([.M292];2)" office:value-type="float" office:value="8.17990909001493" calcext:value-type="float">
            <text:p>8.1799090900149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862068965517" calcext:value-type="float">
            <text:p>9.05862068965517</text:p>
          </table:table-cell>
          <table:table-cell table:formula="of:=LOG([.S292];2)" office:value-type="float" office:value="8.17990909001493" calcext:value-type="float">
            <text:p>8.179909090014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127147766323" calcext:value-type="float">
            <text:p>8.3127147766323</text:p>
          </table:table-cell>
          <table:table-cell table:formula="of:=LOG([.A293];2)" office:value-type="float" office:value="8.18487534290829" calcext:value-type="float">
            <text:p>8.1848753429082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498281786942" calcext:value-type="float">
            <text:p>9.05498281786942</text:p>
          </table:table-cell>
          <table:table-cell table:formula="of:=LOG([.G293];2)" office:value-type="float" office:value="8.18487534290829" calcext:value-type="float">
            <text:p>8.1848753429082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573883161512" calcext:value-type="float">
            <text:p>7.3573883161512</text:p>
          </table:table-cell>
          <table:table-cell table:formula="of:=LOG([.M293];2)" office:value-type="float" office:value="8.18487534290829" calcext:value-type="float">
            <text:p>8.1848753429082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498281786942" calcext:value-type="float">
            <text:p>9.05498281786942</text:p>
          </table:table-cell>
          <table:table-cell table:formula="of:=LOG([.S293];2)" office:value-type="float" office:value="8.18487534290829" calcext:value-type="float">
            <text:p>8.1848753429082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1506849315069" calcext:value-type="float">
            <text:p>8.31506849315069</text:p>
          </table:table-cell>
          <table:table-cell table:formula="of:=LOG([.A294];2)" office:value-type="float" office:value="8.18982455888002" calcext:value-type="float">
            <text:p>8.1898245588800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821917808219" calcext:value-type="float">
            <text:p>9.05821917808219</text:p>
          </table:table-cell>
          <table:table-cell table:formula="of:=LOG([.G294];2)" office:value-type="float" office:value="8.18982455888002" calcext:value-type="float">
            <text:p>8.1898245588800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6301369863014" calcext:value-type="float">
            <text:p>7.36301369863014</text:p>
          </table:table-cell>
          <table:table-cell table:formula="of:=LOG([.M294];2)" office:value-type="float" office:value="8.18982455888002" calcext:value-type="float">
            <text:p>8.1898245588800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5821917808219" calcext:value-type="float">
            <text:p>9.05821917808219</text:p>
          </table:table-cell>
          <table:table-cell table:formula="of:=LOG([.S294];2)" office:value-type="float" office:value="8.18982455888002" calcext:value-type="float">
            <text:p>8.189824558880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1740614334471" calcext:value-type="float">
            <text:p>8.31740614334471</text:p>
          </table:table-cell>
          <table:table-cell table:formula="of:=LOG([.A295];2)" office:value-type="float" office:value="8.19475685442225" calcext:value-type="float">
            <text:p>8.1947568544222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7167235494881" calcext:value-type="float">
            <text:p>9.07167235494881</text:p>
          </table:table-cell>
          <table:table-cell table:formula="of:=LOG([.G295];2)" office:value-type="float" office:value="8.19475685442225" calcext:value-type="float">
            <text:p>8.1947568544222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6860068259386" calcext:value-type="float">
            <text:p>7.36860068259386</text:p>
          </table:table-cell>
          <table:table-cell table:formula="of:=LOG([.M295];2)" office:value-type="float" office:value="8.19475685442225" calcext:value-type="float">
            <text:p>8.1947568544222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7167235494881" calcext:value-type="float">
            <text:p>9.07167235494881</text:p>
          </table:table-cell>
          <table:table-cell table:formula="of:=LOG([.S295];2)" office:value-type="float" office:value="8.19475685442225" calcext:value-type="float">
            <text:p>8.194756854422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2312925170068" calcext:value-type="float">
            <text:p>8.32312925170068</text:p>
          </table:table-cell>
          <table:table-cell table:formula="of:=LOG([.A296];2)" office:value-type="float" office:value="8.19967234483636" calcext:value-type="float">
            <text:p>8.1996723448363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8163265306122" calcext:value-type="float">
            <text:p>9.08163265306122</text:p>
          </table:table-cell>
          <table:table-cell table:formula="of:=LOG([.G296];2)" office:value-type="float" office:value="8.19967234483636" calcext:value-type="float">
            <text:p>8.1996723448363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7755102040816" calcext:value-type="float">
            <text:p>7.37755102040816</text:p>
          </table:table-cell>
          <table:table-cell table:formula="of:=LOG([.M296];2)" office:value-type="float" office:value="8.19967234483636" calcext:value-type="float">
            <text:p>8.1996723448363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8163265306122" calcext:value-type="float">
            <text:p>9.08163265306122</text:p>
          </table:table-cell>
          <table:table-cell table:formula="of:=LOG([.S296];2)" office:value-type="float" office:value="8.19967234483636" calcext:value-type="float">
            <text:p>8.199672344836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2542372881356" calcext:value-type="float">
            <text:p>8.32542372881356</text:p>
          </table:table-cell>
          <table:table-cell table:formula="of:=LOG([.A297];2)" office:value-type="float" office:value="8.2045711442492" calcext:value-type="float">
            <text:p>8.204571144249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9491525423729" calcext:value-type="float">
            <text:p>9.09491525423729</text:p>
          </table:table-cell>
          <table:table-cell table:formula="of:=LOG([.G297];2)" office:value-type="float" office:value="8.2045711442492" calcext:value-type="float">
            <text:p>8.204571144249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8305084745763" calcext:value-type="float">
            <text:p>7.38305084745763</text:p>
          </table:table-cell>
          <table:table-cell table:formula="of:=LOG([.M297];2)" office:value-type="float" office:value="8.2045711442492" calcext:value-type="float">
            <text:p>8.204571144249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09491525423729" calcext:value-type="float">
            <text:p>9.09491525423729</text:p>
          </table:table-cell>
          <table:table-cell table:formula="of:=LOG([.S297];2)" office:value-type="float" office:value="8.2045711442492" calcext:value-type="float">
            <text:p>8.20457114424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277027027027" calcext:value-type="float">
            <text:p>8.3277027027027</text:p>
          </table:table-cell>
          <table:table-cell table:formula="of:=LOG([.A298];2)" office:value-type="float" office:value="8.20945336562895" calcext:value-type="float">
            <text:p>8.2094533656289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0472972972973" calcext:value-type="float">
            <text:p>9.10472972972973</text:p>
          </table:table-cell>
          <table:table-cell table:formula="of:=LOG([.G298];2)" office:value-type="float" office:value="8.20945336562895" calcext:value-type="float">
            <text:p>8.2094533656289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8851351351351" calcext:value-type="float">
            <text:p>7.38851351351351</text:p>
          </table:table-cell>
          <table:table-cell table:formula="of:=LOG([.M298];2)" office:value-type="float" office:value="8.20945336562895" calcext:value-type="float">
            <text:p>8.2094533656289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0472972972973" calcext:value-type="float">
            <text:p>9.10472972972973</text:p>
          </table:table-cell>
          <table:table-cell table:formula="of:=LOG([.S298];2)" office:value-type="float" office:value="8.20945336562895" calcext:value-type="float">
            <text:p>8.209453365628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2996632996633" calcext:value-type="float">
            <text:p>8.32996632996633</text:p>
          </table:table-cell>
          <table:table-cell table:formula="of:=LOG([.A299];2)" office:value-type="float" office:value="8.21431912080077" calcext:value-type="float">
            <text:p>8.2143191208007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043771043771" calcext:value-type="float">
            <text:p>9.1043771043771</text:p>
          </table:table-cell>
          <table:table-cell table:formula="of:=LOG([.G299];2)" office:value-type="float" office:value="8.21431912080077" calcext:value-type="float">
            <text:p>8.2143191208007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9393939393939" calcext:value-type="float">
            <text:p>7.39393939393939</text:p>
          </table:table-cell>
          <table:table-cell table:formula="of:=LOG([.M299];2)" office:value-type="float" office:value="8.21431912080077" calcext:value-type="float">
            <text:p>8.2143191208007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043771043771" calcext:value-type="float">
            <text:p>9.1043771043771</text:p>
          </table:table-cell>
          <table:table-cell table:formula="of:=LOG([.S299];2)" office:value-type="float" office:value="8.21431912080077" calcext:value-type="float">
            <text:p>8.214319120800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3892617449664" calcext:value-type="float">
            <text:p>8.33892617449664</text:p>
          </table:table-cell>
          <table:table-cell table:formula="of:=LOG([.A300];2)" office:value-type="float" office:value="8.21916852046216" calcext:value-type="float">
            <text:p>8.2191685204621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073825503356" calcext:value-type="float">
            <text:p>9.11073825503356</text:p>
          </table:table-cell>
          <table:table-cell table:formula="of:=LOG([.G300];2)" office:value-type="float" office:value="8.21916852046216" calcext:value-type="float">
            <text:p>8.2191685204621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3993288590604" calcext:value-type="float">
            <text:p>7.3993288590604</text:p>
          </table:table-cell>
          <table:table-cell table:formula="of:=LOG([.M300];2)" office:value-type="float" office:value="8.21916852046216" calcext:value-type="float">
            <text:p>8.2191685204621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073825503356" calcext:value-type="float">
            <text:p>9.11073825503356</text:p>
          </table:table-cell>
          <table:table-cell table:formula="of:=LOG([.S300];2)" office:value-type="float" office:value="8.21916852046216" calcext:value-type="float">
            <text:p>8.219168520462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4113712374582" calcext:value-type="float">
            <text:p>8.34113712374582</text:p>
          </table:table-cell>
          <table:table-cell table:formula="of:=LOG([.A301];2)" office:value-type="float" office:value="8.22400167419811" calcext:value-type="float">
            <text:p>8.2240016741981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371237458194" calcext:value-type="float">
            <text:p>9.11371237458194</text:p>
          </table:table-cell>
          <table:table-cell table:formula="of:=LOG([.G301];2)" office:value-type="float" office:value="8.22400167419811" calcext:value-type="float">
            <text:p>8.2240016741981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0468227424749" calcext:value-type="float">
            <text:p>7.40468227424749</text:p>
          </table:table-cell>
          <table:table-cell table:formula="of:=LOG([.M301];2)" office:value-type="float" office:value="8.22400167419811" calcext:value-type="float">
            <text:p>8.2240016741981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371237458194" calcext:value-type="float">
            <text:p>9.11371237458194</text:p>
          </table:table-cell>
          <table:table-cell table:formula="of:=LOG([.S301];2)" office:value-type="float" office:value="8.22400167419811" calcext:value-type="float">
            <text:p>8.224001674198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4333333333333" calcext:value-type="float">
            <text:p>8.34333333333333</text:p>
          </table:table-cell>
          <table:table-cell table:formula="of:=LOG([.A302];2)" office:value-type="float" office:value="8.22881869049588" calcext:value-type="float">
            <text:p>8.228818690495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666666666667" calcext:value-type="float">
            <text:p>9.11666666666667</text:p>
          </table:table-cell>
          <table:table-cell table:formula="of:=LOG([.G302];2)" office:value-type="float" office:value="8.22881869049588" calcext:value-type="float">
            <text:p>8.228818690495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1" calcext:value-type="float">
            <text:p>7.41</text:p>
          </table:table-cell>
          <table:table-cell table:formula="of:=LOG([.M302];2)" office:value-type="float" office:value="8.22881869049588" calcext:value-type="float">
            <text:p>8.228818690495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1666666666667" calcext:value-type="float">
            <text:p>9.11666666666667</text:p>
          </table:table-cell>
          <table:table-cell table:formula="of:=LOG([.S302];2)" office:value-type="float" office:value="8.22881869049588" calcext:value-type="float">
            <text:p>8.228818690495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4551495016611" calcext:value-type="float">
            <text:p>8.34551495016611</text:p>
          </table:table-cell>
          <table:table-cell table:formula="of:=LOG([.A303];2)" office:value-type="float" office:value="8.2336196767597" calcext:value-type="float">
            <text:p>8.233619676759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2956810631229" calcext:value-type="float">
            <text:p>9.12956810631229</text:p>
          </table:table-cell>
          <table:table-cell table:formula="of:=LOG([.G303];2)" office:value-type="float" office:value="8.2336196767597" calcext:value-type="float">
            <text:p>8.233619676759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1528239202658" calcext:value-type="float">
            <text:p>7.41528239202658</text:p>
          </table:table-cell>
          <table:table-cell table:formula="of:=LOG([.M303];2)" office:value-type="float" office:value="8.2336196767597" calcext:value-type="float">
            <text:p>8.233619676759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2956810631229" calcext:value-type="float">
            <text:p>9.12956810631229</text:p>
          </table:table-cell>
          <table:table-cell table:formula="of:=LOG([.S303];2)" office:value-type="float" office:value="8.2336196767597" calcext:value-type="float">
            <text:p>8.23361967675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476821192053" calcext:value-type="float">
            <text:p>8.3476821192053</text:p>
          </table:table-cell>
          <table:table-cell table:formula="of:=LOG([.A304];2)" office:value-type="float" office:value="8.23840473932508" calcext:value-type="float">
            <text:p>8.2384047393250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3245033112583" calcext:value-type="float">
            <text:p>9.13245033112583</text:p>
          </table:table-cell>
          <table:table-cell table:formula="of:=LOG([.G304];2)" office:value-type="float" office:value="8.23840473932508" calcext:value-type="float">
            <text:p>8.2384047393250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205298013245" calcext:value-type="float">
            <text:p>7.4205298013245</text:p>
          </table:table-cell>
          <table:table-cell table:formula="of:=LOG([.M304];2)" office:value-type="float" office:value="8.23840473932508" calcext:value-type="float">
            <text:p>8.2384047393250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3245033112583" calcext:value-type="float">
            <text:p>9.13245033112583</text:p>
          </table:table-cell>
          <table:table-cell table:formula="of:=LOG([.S304];2)" office:value-type="float" office:value="8.23840473932508" calcext:value-type="float">
            <text:p>8.238404739325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5643564356436" calcext:value-type="float">
            <text:p>8.35643564356436</text:p>
          </table:table-cell>
          <table:table-cell table:formula="of:=LOG([.A305];2)" office:value-type="float" office:value="8.24317398347295" calcext:value-type="float">
            <text:p>8.2431739834729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4851485148515" calcext:value-type="float">
            <text:p>9.14851485148515</text:p>
          </table:table-cell>
          <table:table-cell table:formula="of:=LOG([.G305];2)" office:value-type="float" office:value="8.24317398347295" calcext:value-type="float">
            <text:p>8.2431739834729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2574257425743" calcext:value-type="float">
            <text:p>7.42574257425743</text:p>
          </table:table-cell>
          <table:table-cell table:formula="of:=LOG([.M305];2)" office:value-type="float" office:value="8.24317398347295" calcext:value-type="float">
            <text:p>8.2431739834729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4851485148515" calcext:value-type="float">
            <text:p>9.14851485148515</text:p>
          </table:table-cell>
          <table:table-cell table:formula="of:=LOG([.S305];2)" office:value-type="float" office:value="8.24317398347295" calcext:value-type="float">
            <text:p>8.243173983472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6184210526316" calcext:value-type="float">
            <text:p>8.36184210526316</text:p>
          </table:table-cell>
          <table:table-cell table:formula="of:=LOG([.A306];2)" office:value-type="float" office:value="8.24792751344359" calcext:value-type="float">
            <text:p>8.2479275134435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6118421052632" calcext:value-type="float">
            <text:p>9.16118421052632</text:p>
          </table:table-cell>
          <table:table-cell table:formula="of:=LOG([.G306];2)" office:value-type="float" office:value="8.24792751344359" calcext:value-type="float">
            <text:p>8.2479275134435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3421052631579" calcext:value-type="float">
            <text:p>7.43421052631579</text:p>
          </table:table-cell>
          <table:table-cell table:formula="of:=LOG([.M306];2)" office:value-type="float" office:value="8.24792751344359" calcext:value-type="float">
            <text:p>8.2479275134435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6118421052632" calcext:value-type="float">
            <text:p>9.16118421052632</text:p>
          </table:table-cell>
          <table:table-cell table:formula="of:=LOG([.S306];2)" office:value-type="float" office:value="8.24792751344359" calcext:value-type="float">
            <text:p>8.247927513443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6393442622951" calcext:value-type="float">
            <text:p>8.36393442622951</text:p>
          </table:table-cell>
          <table:table-cell table:formula="of:=LOG([.A307];2)" office:value-type="float" office:value="8.25266543245025" calcext:value-type="float">
            <text:p>8.2526654324502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7049180327869" calcext:value-type="float">
            <text:p>9.17049180327869</text:p>
          </table:table-cell>
          <table:table-cell table:formula="of:=LOG([.G307];2)" office:value-type="float" office:value="8.25266543245025" calcext:value-type="float">
            <text:p>8.2526654324502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3934426229508" calcext:value-type="float">
            <text:p>7.43934426229508</text:p>
          </table:table-cell>
          <table:table-cell table:formula="of:=LOG([.M307];2)" office:value-type="float" office:value="8.25266543245025" calcext:value-type="float">
            <text:p>8.2526654324502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7049180327869" calcext:value-type="float">
            <text:p>9.17049180327869</text:p>
          </table:table-cell>
          <table:table-cell table:formula="of:=LOG([.S307];2)" office:value-type="float" office:value="8.25266543245025" calcext:value-type="float">
            <text:p>8.252665432450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7254901960784" calcext:value-type="float">
            <text:p>8.37254901960784</text:p>
          </table:table-cell>
          <table:table-cell table:formula="of:=LOG([.A308];2)" office:value-type="float" office:value="8.25738784269265" calcext:value-type="float">
            <text:p>8.2573878426926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8300653594771" calcext:value-type="float">
            <text:p>9.18300653594771</text:p>
          </table:table-cell>
          <table:table-cell table:formula="of:=LOG([.G308];2)" office:value-type="float" office:value="8.25738784269265" calcext:value-type="float">
            <text:p>8.2573878426926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4444444444444" calcext:value-type="float">
            <text:p>7.44444444444444</text:p>
          </table:table-cell>
          <table:table-cell table:formula="of:=LOG([.M308];2)" office:value-type="float" office:value="8.25738784269265" calcext:value-type="float">
            <text:p>8.2573878426926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8300653594771" calcext:value-type="float">
            <text:p>9.18300653594771</text:p>
          </table:table-cell>
          <table:table-cell table:formula="of:=LOG([.S308];2)" office:value-type="float" office:value="8.25738784269265" calcext:value-type="float">
            <text:p>8.2573878426926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8110749185668" calcext:value-type="float">
            <text:p>8.38110749185668</text:p>
          </table:table-cell>
          <table:table-cell table:formula="of:=LOG([.A309];2)" office:value-type="float" office:value="8.26209484537018" calcext:value-type="float">
            <text:p>8.2620948453701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543973941368" calcext:value-type="float">
            <text:p>9.19543973941368</text:p>
          </table:table-cell>
          <table:table-cell table:formula="of:=LOG([.G309];2)" office:value-type="float" office:value="8.26209484537018" calcext:value-type="float">
            <text:p>8.2620948453701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4951140065147" calcext:value-type="float">
            <text:p>7.44951140065147</text:p>
          </table:table-cell>
          <table:table-cell table:formula="of:=LOG([.M309];2)" office:value-type="float" office:value="8.26209484537018" calcext:value-type="float">
            <text:p>8.2620948453701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543973941368" calcext:value-type="float">
            <text:p>9.19543973941368</text:p>
          </table:table-cell>
          <table:table-cell table:formula="of:=LOG([.S309];2)" office:value-type="float" office:value="8.26209484537018" calcext:value-type="float">
            <text:p>8.26209484537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8961038961039" calcext:value-type="float">
            <text:p>8.38961038961039</text:p>
          </table:table-cell>
          <table:table-cell table:formula="of:=LOG([.A310];2)" office:value-type="float" office:value="8.2667865406949" calcext:value-type="float">
            <text:p>8.266786540694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012987012987" calcext:value-type="float">
            <text:p>9.2012987012987</text:p>
          </table:table-cell>
          <table:table-cell table:formula="of:=LOG([.G310];2)" office:value-type="float" office:value="8.2667865406949" calcext:value-type="float">
            <text:p>8.266786540694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5454545454545" calcext:value-type="float">
            <text:p>7.45454545454545</text:p>
          </table:table-cell>
          <table:table-cell table:formula="of:=LOG([.M310];2)" office:value-type="float" office:value="8.2667865406949" calcext:value-type="float">
            <text:p>8.266786540694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012987012987" calcext:value-type="float">
            <text:p>9.2012987012987</text:p>
          </table:table-cell>
          <table:table-cell table:formula="of:=LOG([.S310];2)" office:value-type="float" office:value="8.2667865406949" calcext:value-type="float">
            <text:p>8.26678654069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3915857605178" calcext:value-type="float">
            <text:p>8.3915857605178</text:p>
          </table:table-cell>
          <table:table-cell table:formula="of:=LOG([.A311];2)" office:value-type="float" office:value="8.27146302790437" calcext:value-type="float">
            <text:p>8.2714630279043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741100323625" calcext:value-type="float">
            <text:p>9.19741100323625</text:p>
          </table:table-cell>
          <table:table-cell table:formula="of:=LOG([.G311];2)" office:value-type="float" office:value="8.27146302790437" calcext:value-type="float">
            <text:p>8.2714630279043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5954692556634" calcext:value-type="float">
            <text:p>7.45954692556634</text:p>
          </table:table-cell>
          <table:table-cell table:formula="of:=LOG([.M311];2)" office:value-type="float" office:value="8.27146302790437" calcext:value-type="float">
            <text:p>8.2714630279043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741100323625" calcext:value-type="float">
            <text:p>9.19741100323625</text:p>
          </table:table-cell>
          <table:table-cell table:formula="of:=LOG([.S311];2)" office:value-type="float" office:value="8.27146302790437" calcext:value-type="float">
            <text:p>8.271463027904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table:formula="of:=LOG([.A312];2)" office:value-type="float" office:value="8.27612440527424" calcext:value-type="float">
            <text:p>8.2761244052742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032258064516" calcext:value-type="float">
            <text:p>9.19032258064516</text:p>
          </table:table-cell>
          <table:table-cell table:formula="of:=LOG([.G312];2)" office:value-type="float" office:value="8.27612440527424" calcext:value-type="float">
            <text:p>8.2761244052742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451612903226" calcext:value-type="float">
            <text:p>7.46451612903226</text:p>
          </table:table-cell>
          <table:table-cell table:formula="of:=LOG([.M312];2)" office:value-type="float" office:value="8.27612440527424" calcext:value-type="float">
            <text:p>8.2761244052742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032258064516" calcext:value-type="float">
            <text:p>9.19032258064516</text:p>
          </table:table-cell>
          <table:table-cell table:formula="of:=LOG([.S312];2)" office:value-type="float" office:value="8.27612440527424" calcext:value-type="float">
            <text:p>8.276124405274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0836012861736" calcext:value-type="float">
            <text:p>8.40836012861736</text:p>
          </table:table-cell>
          <table:table-cell table:formula="of:=LOG([.A313];2)" office:value-type="float" office:value="8.2807707701306" calcext:value-type="float">
            <text:p>8.28077077013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614147909968" calcext:value-type="float">
            <text:p>9.19614147909968</text:p>
          </table:table-cell>
          <table:table-cell table:formula="of:=LOG([.G313];2)" office:value-type="float" office:value="8.2807707701306" calcext:value-type="float">
            <text:p>8.28077077013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6945337620579" calcext:value-type="float">
            <text:p>7.46945337620579</text:p>
          </table:table-cell>
          <table:table-cell table:formula="of:=LOG([.M313];2)" office:value-type="float" office:value="8.2807707701306" calcext:value-type="float">
            <text:p>8.28077077013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614147909968" calcext:value-type="float">
            <text:p>9.19614147909968</text:p>
          </table:table-cell>
          <table:table-cell table:formula="of:=LOG([.S313];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1346153846154" calcext:value-type="float">
            <text:p>8.41346153846154</text:p>
          </table:table-cell>
          <table:table-cell table:formula="of:=LOG([.A314];2)" office:value-type="float" office:value="8.28540221886225" calcext:value-type="float">
            <text:p>8.2854022188622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8589743589744" calcext:value-type="float">
            <text:p>9.18589743589744</text:p>
          </table:table-cell>
          <table:table-cell table:formula="of:=LOG([.G314];2)" office:value-type="float" office:value="8.28540221886225" calcext:value-type="float">
            <text:p>8.2854022188622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7115384615385" calcext:value-type="float">
            <text:p>7.47115384615385</text:p>
          </table:table-cell>
          <table:table-cell table:formula="of:=LOG([.M314];2)" office:value-type="float" office:value="8.28540221886225" calcext:value-type="float">
            <text:p>8.2854022188622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8589743589744" calcext:value-type="float">
            <text:p>9.18589743589744</text:p>
          </table:table-cell>
          <table:table-cell table:formula="of:=LOG([.S314];2)" office:value-type="float" office:value="8.28540221886225" calcext:value-type="float">
            <text:p>8.285402218862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185303514377" calcext:value-type="float">
            <text:p>8.4185303514377</text:p>
          </table:table-cell>
          <table:table-cell table:formula="of:=LOG([.A315];2)" office:value-type="float" office:value="8.29001884693262" calcext:value-type="float">
            <text:p>8.2900188469326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169329073482" calcext:value-type="float">
            <text:p>9.19169329073482</text:p>
          </table:table-cell>
          <table:table-cell table:formula="of:=LOG([.G315];2)" office:value-type="float" office:value="8.29001884693262" calcext:value-type="float">
            <text:p>8.2900188469326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7923322683706" calcext:value-type="float">
            <text:p>7.47923322683706</text:p>
          </table:table-cell>
          <table:table-cell table:formula="of:=LOG([.M315];2)" office:value-type="float" office:value="8.29001884693262" calcext:value-type="float">
            <text:p>8.2900188469326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19169329073482" calcext:value-type="float">
            <text:p>9.19169329073482</text:p>
          </table:table-cell>
          <table:table-cell table:formula="of:=LOG([.S315];2)" office:value-type="float" office:value="8.29001884693262" calcext:value-type="float">
            <text:p>8.2900188469326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203821656051" calcext:value-type="float">
            <text:p>8.4203821656051</text:p>
          </table:table-cell>
          <table:table-cell table:formula="of:=LOG([.A316];2)" office:value-type="float" office:value="8.29462074889163" calcext:value-type="float">
            <text:p>8.2946207488916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0063694267516" calcext:value-type="float">
            <text:p>9.20063694267516</text:p>
          </table:table-cell>
          <table:table-cell table:formula="of:=LOG([.G316];2)" office:value-type="float" office:value="8.29462074889163" calcext:value-type="float">
            <text:p>8.2946207488916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8407643312102" calcext:value-type="float">
            <text:p>7.48407643312102</text:p>
          </table:table-cell>
          <table:table-cell table:formula="of:=LOG([.M316];2)" office:value-type="float" office:value="8.29462074889163" calcext:value-type="float">
            <text:p>8.2946207488916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0063694267516" calcext:value-type="float">
            <text:p>9.20063694267516</text:p>
          </table:table-cell>
          <table:table-cell table:formula="of:=LOG([.S316];2)" office:value-type="float" office:value="8.29462074889163" calcext:value-type="float">
            <text:p>8.294620748891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42539682539683" calcext:value-type="float">
            <text:p>8.42539682539683</text:p>
          </table:table-cell>
          <table:table-cell table:formula="of:=LOG([.A317];2)" office:value-type="float" office:value="8.29920801838728" calcext:value-type="float">
            <text:p>8.2992080183872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1587301587302" calcext:value-type="float">
            <text:p>9.21587301587302</text:p>
          </table:table-cell>
          <table:table-cell table:formula="of:=LOG([.G317];2)" office:value-type="float" office:value="8.29920801838728" calcext:value-type="float">
            <text:p>8.2992080183872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49206349206349" calcext:value-type="float">
            <text:p>7.49206349206349</text:p>
          </table:table-cell>
          <table:table-cell table:formula="of:=LOG([.M317];2)" office:value-type="float" office:value="8.29920801838728" calcext:value-type="float">
            <text:p>8.2992080183872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1587301587302" calcext:value-type="float">
            <text:p>9.21587301587302</text:p>
          </table:table-cell>
          <table:table-cell table:formula="of:=LOG([.S317];2)" office:value-type="float" office:value="8.29920801838728" calcext:value-type="float">
            <text:p>8.299208018387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3670886075949" calcext:value-type="float">
            <text:p>8.43670886075949</text:p>
          </table:table-cell>
          <table:table-cell table:formula="of:=LOG([.A318];2)" office:value-type="float" office:value="8.3037807481771" calcext:value-type="float">
            <text:p>8.303780748177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373417721519" calcext:value-type="float">
            <text:p>9.2373417721519</text:p>
          </table:table-cell>
          <table:table-cell table:formula="of:=LOG([.G318];2)" office:value-type="float" office:value="8.3037807481771" calcext:value-type="float">
            <text:p>8.303780748177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LOG([.M318];2)" office:value-type="float" office:value="8.3037807481771" calcext:value-type="float">
            <text:p>8.303780748177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373417721519" calcext:value-type="float">
            <text:p>9.2373417721519</text:p>
          </table:table-cell>
          <table:table-cell table:formula="of:=LOG([.S318];2)" office:value-type="float" office:value="8.3037807481771" calcext:value-type="float">
            <text:p>8.30378074817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384858044164" calcext:value-type="float">
            <text:p>8.4384858044164</text:p>
          </table:table-cell>
          <table:table-cell table:formula="of:=LOG([.A319];2)" office:value-type="float" office:value="8.30833903013941" calcext:value-type="float">
            <text:p>8.3083390301394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290220820189" calcext:value-type="float">
            <text:p>9.24290220820189</text:p>
          </table:table-cell>
          <table:table-cell table:formula="of:=LOG([.G319];2)" office:value-type="float" office:value="8.30833903013941" calcext:value-type="float">
            <text:p>8.3083390301394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0473186119874" calcext:value-type="float">
            <text:p>7.50473186119874</text:p>
          </table:table-cell>
          <table:table-cell table:formula="of:=LOG([.M319];2)" office:value-type="float" office:value="8.30833903013941" calcext:value-type="float">
            <text:p>8.3083390301394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290220820189" calcext:value-type="float">
            <text:p>9.24290220820189</text:p>
          </table:table-cell>
          <table:table-cell table:formula="of:=LOG([.S319];2)" office:value-type="float" office:value="8.30833903013941" calcext:value-type="float">
            <text:p>8.308339030139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4025157232704" calcext:value-type="float">
            <text:p>8.44025157232704</text:p>
          </table:table-cell>
          <table:table-cell table:formula="of:=LOG([.A320];2)" office:value-type="float" office:value="8.31288295528436" calcext:value-type="float">
            <text:p>8.3128829552843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528301886793" calcext:value-type="float">
            <text:p>9.24528301886793</text:p>
          </table:table-cell>
          <table:table-cell table:formula="of:=LOG([.G320];2)" office:value-type="float" office:value="8.31288295528436" calcext:value-type="float">
            <text:p>8.3128829552843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0943396226415" calcext:value-type="float">
            <text:p>7.50943396226415</text:p>
          </table:table-cell>
          <table:table-cell table:formula="of:=LOG([.M320];2)" office:value-type="float" office:value="8.31288295528436" calcext:value-type="float">
            <text:p>8.3128829552843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528301886793" calcext:value-type="float">
            <text:p>9.24528301886793</text:p>
          </table:table-cell>
          <table:table-cell table:formula="of:=LOG([.S320];2)" office:value-type="float" office:value="8.31288295528436" calcext:value-type="float">
            <text:p>8.312882955284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4827586206897" calcext:value-type="float">
            <text:p>8.44827586206897</text:p>
          </table:table-cell>
          <table:table-cell table:formula="of:=LOG([.A321];2)" office:value-type="float" office:value="8.31741261376487" calcext:value-type="float">
            <text:p>8.3174126137648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391849529781" calcext:value-type="float">
            <text:p>9.25391849529781</text:p>
          </table:table-cell>
          <table:table-cell table:formula="of:=LOG([.G321];2)" office:value-type="float" office:value="8.31741261376487" calcext:value-type="float">
            <text:p>8.3174126137648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141065830721" calcext:value-type="float">
            <text:p>7.5141065830721</text:p>
          </table:table-cell>
          <table:table-cell table:formula="of:=LOG([.M321];2)" office:value-type="float" office:value="8.31741261376487" calcext:value-type="float">
            <text:p>8.3174126137648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391849529781" calcext:value-type="float">
            <text:p>9.25391849529781</text:p>
          </table:table-cell>
          <table:table-cell table:formula="of:=LOG([.S321];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5625" calcext:value-type="float">
            <text:p>8.45625</text:p>
          </table:table-cell>
          <table:table-cell table:formula="of:=LOG([.A322];2)" office:value-type="float" office:value="8.32192809488736" calcext:value-type="float">
            <text:p>8.3219280948873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" calcext:value-type="float">
            <text:p>9.25</text:p>
          </table:table-cell>
          <table:table-cell table:formula="of:=LOG([.G322];2)" office:value-type="float" office:value="8.32192809488736" calcext:value-type="float">
            <text:p>8.3219280948873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1875" calcext:value-type="float">
            <text:p>7.51875</text:p>
          </table:table-cell>
          <table:table-cell table:formula="of:=LOG([.M322];2)" office:value-type="float" office:value="8.32192809488736" calcext:value-type="float">
            <text:p>8.3219280948873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" calcext:value-type="float">
            <text:p>9.25</text:p>
          </table:table-cell>
          <table:table-cell table:formula="of:=LOG([.S322];2)" office:value-type="float" office:value="8.32192809488736" calcext:value-type="float">
            <text:p>8.321928094887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6105919003115" calcext:value-type="float">
            <text:p>8.46105919003115</text:p>
          </table:table-cell>
          <table:table-cell table:formula="of:=LOG([.A323];2)" office:value-type="float" office:value="8.3264294871223" calcext:value-type="float">
            <text:p>8.326429487122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233644859813" calcext:value-type="float">
            <text:p>9.25233644859813</text:p>
          </table:table-cell>
          <table:table-cell table:formula="of:=LOG([.G323];2)" office:value-type="float" office:value="8.3264294871223" calcext:value-type="float">
            <text:p>8.326429487122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202492211838" calcext:value-type="float">
            <text:p>7.5202492211838</text:p>
          </table:table-cell>
          <table:table-cell table:formula="of:=LOG([.M323];2)" office:value-type="float" office:value="8.3264294871223" calcext:value-type="float">
            <text:p>8.326429487122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233644859813" calcext:value-type="float">
            <text:p>9.25233644859813</text:p>
          </table:table-cell>
          <table:table-cell table:formula="of:=LOG([.S323];2)" office:value-type="float" office:value="8.3264294871223" calcext:value-type="float">
            <text:p>8.32642948712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6583850931677" calcext:value-type="float">
            <text:p>8.46583850931677</text:p>
          </table:table-cell>
          <table:table-cell table:formula="of:=LOG([.A324];2)" office:value-type="float" office:value="8.33091687811462" calcext:value-type="float">
            <text:p>8.3309168781146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465838509317" calcext:value-type="float">
            <text:p>9.25465838509317</text:p>
          </table:table-cell>
          <table:table-cell table:formula="of:=LOG([.G324];2)" office:value-type="float" office:value="8.33091687811462" calcext:value-type="float">
            <text:p>8.3309168781146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2795031055901" calcext:value-type="float">
            <text:p>7.52795031055901</text:p>
          </table:table-cell>
          <table:table-cell table:formula="of:=LOG([.M324];2)" office:value-type="float" office:value="8.33091687811462" calcext:value-type="float">
            <text:p>8.3309168781146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465838509317" calcext:value-type="float">
            <text:p>9.25465838509317</text:p>
          </table:table-cell>
          <table:table-cell table:formula="of:=LOG([.S324];2)" office:value-type="float" office:value="8.33091687811462" calcext:value-type="float">
            <text:p>8.330916878114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6749226006192" calcext:value-type="float">
            <text:p>8.46749226006192</text:p>
          </table:table-cell>
          <table:table-cell table:formula="of:=LOG([.A325];2)" office:value-type="float" office:value="8.33539035469392" calcext:value-type="float">
            <text:p>8.3353903546939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386996904025" calcext:value-type="float">
            <text:p>9.25386996904025</text:p>
          </table:table-cell>
          <table:table-cell table:formula="of:=LOG([.G325];2)" office:value-type="float" office:value="8.33539035469392" calcext:value-type="float">
            <text:p>8.3353903546939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3250773993808" calcext:value-type="float">
            <text:p>7.53250773993808</text:p>
          </table:table-cell>
          <table:table-cell table:formula="of:=LOG([.M325];2)" office:value-type="float" office:value="8.33539035469392" calcext:value-type="float">
            <text:p>8.3353903546939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386996904025" calcext:value-type="float">
            <text:p>9.25386996904025</text:p>
          </table:table-cell>
          <table:table-cell table:formula="of:=LOG([.S325];2)" office:value-type="float" office:value="8.33539035469392" calcext:value-type="float">
            <text:p>8.335390354693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6913580246914" calcext:value-type="float">
            <text:p>8.46913580246914</text:p>
          </table:table-cell>
          <table:table-cell table:formula="of:=LOG([.A326];2)" office:value-type="float" office:value="8.33985000288462" calcext:value-type="float">
            <text:p>8.3398500028846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691358024691" calcext:value-type="float">
            <text:p>9.24691358024691</text:p>
          </table:table-cell>
          <table:table-cell table:formula="of:=LOG([.G326];2)" office:value-type="float" office:value="8.33985000288462" calcext:value-type="float">
            <text:p>8.3398500028846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3703703703704" calcext:value-type="float">
            <text:p>7.53703703703704</text:p>
          </table:table-cell>
          <table:table-cell table:formula="of:=LOG([.M326];2)" office:value-type="float" office:value="8.33985000288462" calcext:value-type="float">
            <text:p>8.3398500028846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691358024691" calcext:value-type="float">
            <text:p>9.24691358024691</text:p>
          </table:table-cell>
          <table:table-cell table:formula="of:=LOG([.S326];2)" office:value-type="float" office:value="8.33985000288462" calcext:value-type="float">
            <text:p>8.339850002884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7692307692308" calcext:value-type="float">
            <text:p>8.47692307692308</text:p>
          </table:table-cell>
          <table:table-cell table:formula="of:=LOG([.A327];2)" office:value-type="float" office:value="8.34429590791582" calcext:value-type="float">
            <text:p>8.3442959079158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923076923077" calcext:value-type="float">
            <text:p>9.24923076923077</text:p>
          </table:table-cell>
          <table:table-cell table:formula="of:=LOG([.G327];2)" office:value-type="float" office:value="8.34429590791582" calcext:value-type="float">
            <text:p>8.3442959079158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4153846153846" calcext:value-type="float">
            <text:p>7.54153846153846</text:p>
          </table:table-cell>
          <table:table-cell table:formula="of:=LOG([.M327];2)" office:value-type="float" office:value="8.34429590791582" calcext:value-type="float">
            <text:p>8.3442959079158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4923076923077" calcext:value-type="float">
            <text:p>9.24923076923077</text:p>
          </table:table-cell>
          <table:table-cell table:formula="of:=LOG([.S327];2)" office:value-type="float" office:value="8.34429590791582" calcext:value-type="float">
            <text:p>8.344295907915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7852760736196" calcext:value-type="float">
            <text:p>8.47852760736196</text:p>
          </table:table-cell>
          <table:table-cell table:formula="of:=LOG([.A328];2)" office:value-type="float" office:value="8.34872815423108" calcext:value-type="float">
            <text:p>8.3487281542310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460122699387" calcext:value-type="float">
            <text:p>9.25460122699387</text:p>
          </table:table-cell>
          <table:table-cell table:formula="of:=LOG([.G328];2)" office:value-type="float" office:value="8.34872815423108" calcext:value-type="float">
            <text:p>8.3487281542310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4601226993865" calcext:value-type="float">
            <text:p>7.54601226993865</text:p>
          </table:table-cell>
          <table:table-cell table:formula="of:=LOG([.M328];2)" office:value-type="float" office:value="8.34872815423108" calcext:value-type="float">
            <text:p>8.3487281542310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5460122699387" calcext:value-type="float">
            <text:p>9.25460122699387</text:p>
          </table:table-cell>
          <table:table-cell table:formula="of:=LOG([.S328];2)" office:value-type="float" office:value="8.34872815423108" calcext:value-type="float">
            <text:p>8.348728154231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8623853211009" calcext:value-type="float">
            <text:p>8.48623853211009</text:p>
          </table:table-cell>
          <table:table-cell table:formula="of:=LOG([.A329];2)" office:value-type="float" office:value="8.35314682549808" calcext:value-type="float">
            <text:p>8.35314682549808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217125382263" calcext:value-type="float">
            <text:p>9.27217125382263</text:p>
          </table:table-cell>
          <table:table-cell table:formula="of:=LOG([.G329];2)" office:value-type="float" office:value="8.35314682549808" calcext:value-type="float">
            <text:p>8.35314682549808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5045871559633" calcext:value-type="float">
            <text:p>7.55045871559633</text:p>
          </table:table-cell>
          <table:table-cell table:formula="of:=LOG([.M329];2)" office:value-type="float" office:value="8.35314682549808" calcext:value-type="float">
            <text:p>8.35314682549808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217125382263" calcext:value-type="float">
            <text:p>9.27217125382263</text:p>
          </table:table-cell>
          <table:table-cell table:formula="of:=LOG([.S329];2)" office:value-type="float" office:value="8.35314682549808" calcext:value-type="float">
            <text:p>8.353146825498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49390243902439" calcext:value-type="float">
            <text:p>8.49390243902439</text:p>
          </table:table-cell>
          <table:table-cell table:formula="of:=LOG([.A330];2)" office:value-type="float" office:value="8.35755200461808" calcext:value-type="float">
            <text:p>8.3575520046180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439024390244" calcext:value-type="float">
            <text:p>9.27439024390244</text:p>
          </table:table-cell>
          <table:table-cell table:formula="of:=LOG([.G330];2)" office:value-type="float" office:value="8.35755200461808" calcext:value-type="float">
            <text:p>8.3575520046180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5487804878049" calcext:value-type="float">
            <text:p>7.55487804878049</text:p>
          </table:table-cell>
          <table:table-cell table:formula="of:=LOG([.M330];2)" office:value-type="float" office:value="8.35755200461808" calcext:value-type="float">
            <text:p>8.3575520046180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439024390244" calcext:value-type="float">
            <text:p>9.27439024390244</text:p>
          </table:table-cell>
          <table:table-cell table:formula="of:=LOG([.S330];2)" office:value-type="float" office:value="8.35755200461808" calcext:value-type="float">
            <text:p>8.357552004618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0151975683891" calcext:value-type="float">
            <text:p>8.50151975683891</text:p>
          </table:table-cell>
          <table:table-cell table:formula="of:=LOG([.A331];2)" office:value-type="float" office:value="8.36194377373524" calcext:value-type="float">
            <text:p>8.3619437737352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963525835866" calcext:value-type="float">
            <text:p>9.27963525835866</text:p>
          </table:table-cell>
          <table:table-cell table:formula="of:=LOG([.G331];2)" office:value-type="float" office:value="8.36194377373524" calcext:value-type="float">
            <text:p>8.3619437737352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5927051671733" calcext:value-type="float">
            <text:p>7.55927051671733</text:p>
          </table:table-cell>
          <table:table-cell table:formula="of:=LOG([.M331];2)" office:value-type="float" office:value="8.36194377373524" calcext:value-type="float">
            <text:p>8.3619437737352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7963525835866" calcext:value-type="float">
            <text:p>9.27963525835866</text:p>
          </table:table-cell>
          <table:table-cell table:formula="of:=LOG([.S331];2)" office:value-type="float" office:value="8.36194377373524" calcext:value-type="float">
            <text:p>8.361943773735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0606060606061" calcext:value-type="float">
            <text:p>8.50606060606061</text:p>
          </table:table-cell>
          <table:table-cell table:formula="of:=LOG([.A332];2)" office:value-type="float" office:value="8.36632221424582" calcext:value-type="float">
            <text:p>8.3663222142458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8787878787879" calcext:value-type="float">
            <text:p>9.28787878787879</text:p>
          </table:table-cell>
          <table:table-cell table:formula="of:=LOG([.G332];2)" office:value-type="float" office:value="8.36632221424582" calcext:value-type="float">
            <text:p>8.3663222142458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6666666666667" calcext:value-type="float">
            <text:p>7.56666666666667</text:p>
          </table:table-cell>
          <table:table-cell table:formula="of:=LOG([.M332];2)" office:value-type="float" office:value="8.36632221424582" calcext:value-type="float">
            <text:p>8.3663222142458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28787878787879" calcext:value-type="float">
            <text:p>9.28787878787879</text:p>
          </table:table-cell>
          <table:table-cell table:formula="of:=LOG([.S332];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0453172205438" calcext:value-type="float">
            <text:p>8.50453172205438</text:p>
          </table:table-cell>
          <table:table-cell table:formula="of:=LOG([.A333];2)" office:value-type="float" office:value="8.37068740680722" calcext:value-type="float">
            <text:p>8.3706874068072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0211480362538" calcext:value-type="float">
            <text:p>9.30211480362538</text:p>
          </table:table-cell>
          <table:table-cell table:formula="of:=LOG([.G333];2)" office:value-type="float" office:value="8.37068740680722" calcext:value-type="float">
            <text:p>8.3706874068072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6797583081571" calcext:value-type="float">
            <text:p>7.56797583081571</text:p>
          </table:table-cell>
          <table:table-cell table:formula="of:=LOG([.M333];2)" office:value-type="float" office:value="8.37068740680722" calcext:value-type="float">
            <text:p>8.3706874068072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0211480362538" calcext:value-type="float">
            <text:p>9.30211480362538</text:p>
          </table:table-cell>
          <table:table-cell table:formula="of:=LOG([.S333];2)" office:value-type="float" office:value="8.37068740680722" calcext:value-type="float">
            <text:p>8.370687406807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0903614457831" calcext:value-type="float">
            <text:p>8.50903614457831</text:p>
          </table:table-cell>
          <table:table-cell table:formula="of:=LOG([.A334];2)" office:value-type="float" office:value="8.37503943134692" calcext:value-type="float">
            <text:p>8.3750394313469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1325301204819" calcext:value-type="float">
            <text:p>9.31325301204819</text:p>
          </table:table-cell>
          <table:table-cell table:formula="of:=LOG([.G334];2)" office:value-type="float" office:value="8.37503943134692" calcext:value-type="float">
            <text:p>8.3750394313469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7530120481928" calcext:value-type="float">
            <text:p>7.57530120481928</text:p>
          </table:table-cell>
          <table:table-cell table:formula="of:=LOG([.M334];2)" office:value-type="float" office:value="8.37503943134692" calcext:value-type="float">
            <text:p>8.3750394313469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1325301204819" calcext:value-type="float">
            <text:p>9.31325301204819</text:p>
          </table:table-cell>
          <table:table-cell table:formula="of:=LOG([.S334];2)" office:value-type="float" office:value="8.37503943134692" calcext:value-type="float">
            <text:p>8.3750394313469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1351351351351" calcext:value-type="float">
            <text:p>8.51351351351351</text:p>
          </table:table-cell>
          <table:table-cell table:formula="of:=LOG([.A335];2)" office:value-type="float" office:value="8.37937836707126" calcext:value-type="float">
            <text:p>8.3793783670712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0930930930931" calcext:value-type="float">
            <text:p>9.30930930930931</text:p>
          </table:table-cell>
          <table:table-cell table:formula="of:=LOG([.G335];2)" office:value-type="float" office:value="8.37937836707126" calcext:value-type="float">
            <text:p>8.3793783670712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7657657657658" calcext:value-type="float">
            <text:p>7.57657657657658</text:p>
          </table:table-cell>
          <table:table-cell table:formula="of:=LOG([.M335];2)" office:value-type="float" office:value="8.37937836707126" calcext:value-type="float">
            <text:p>8.3793783670712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0930930930931" calcext:value-type="float">
            <text:p>9.30930930930931</text:p>
          </table:table-cell>
          <table:table-cell table:formula="of:=LOG([.S335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2395209580838" calcext:value-type="float">
            <text:p>8.52395209580838</text:p>
          </table:table-cell>
          <table:table-cell table:formula="of:=LOG([.A336];2)" office:value-type="float" office:value="8.38370429247405" calcext:value-type="float">
            <text:p>8.38370429247405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2634730538922" calcext:value-type="float">
            <text:p>9.32634730538922</text:p>
          </table:table-cell>
          <table:table-cell table:formula="of:=LOG([.G336];2)" office:value-type="float" office:value="8.38370429247405" calcext:value-type="float">
            <text:p>8.38370429247405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8383233532934" calcext:value-type="float">
            <text:p>7.58383233532934</text:p>
          </table:table-cell>
          <table:table-cell table:formula="of:=LOG([.M336];2)" office:value-type="float" office:value="8.38370429247405" calcext:value-type="float">
            <text:p>8.38370429247405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2634730538922" calcext:value-type="float">
            <text:p>9.32634730538922</text:p>
          </table:table-cell>
          <table:table-cell table:formula="of:=LOG([.S336];2)" office:value-type="float" office:value="8.38370429247405" calcext:value-type="float">
            <text:p>8.383704292474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2835820895522" calcext:value-type="float">
            <text:p>8.52835820895522</text:p>
          </table:table-cell>
          <table:table-cell table:formula="of:=LOG([.A337];2)" office:value-type="float" office:value="8.38801728534514" calcext:value-type="float">
            <text:p>8.3880172853451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3134328358209" calcext:value-type="float">
            <text:p>9.33134328358209</text:p>
          </table:table-cell>
          <table:table-cell table:formula="of:=LOG([.G337];2)" office:value-type="float" office:value="8.38801728534514" calcext:value-type="float">
            <text:p>8.3880172853451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8507462686567" calcext:value-type="float">
            <text:p>7.58507462686567</text:p>
          </table:table-cell>
          <table:table-cell table:formula="of:=LOG([.M337];2)" office:value-type="float" office:value="8.38801728534514" calcext:value-type="float">
            <text:p>8.3880172853451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3134328358209" calcext:value-type="float">
            <text:p>9.33134328358209</text:p>
          </table:table-cell>
          <table:table-cell table:formula="of:=LOG([.S337];2)" office:value-type="float" office:value="8.38801728534514" calcext:value-type="float">
            <text:p>8.388017285345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3571428571429" calcext:value-type="float">
            <text:p>8.53571428571429</text:p>
          </table:table-cell>
          <table:table-cell table:formula="of:=LOG([.A338];2)" office:value-type="float" office:value="8.39231742277876" calcext:value-type="float">
            <text:p>8.3923174227787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4821428571429" calcext:value-type="float">
            <text:p>9.34821428571429</text:p>
          </table:table-cell>
          <table:table-cell table:formula="of:=LOG([.G338];2)" office:value-type="float" office:value="8.39231742277876" calcext:value-type="float">
            <text:p>8.3923174227787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8928571428571" calcext:value-type="float">
            <text:p>7.58928571428571</text:p>
          </table:table-cell>
          <table:table-cell table:formula="of:=LOG([.M338];2)" office:value-type="float" office:value="8.39231742277876" calcext:value-type="float">
            <text:p>8.3923174227787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4821428571429" calcext:value-type="float">
            <text:p>9.34821428571429</text:p>
          </table:table-cell>
          <table:table-cell table:formula="of:=LOG([.S338];2)" office:value-type="float" office:value="8.39231742277876" calcext:value-type="float">
            <text:p>8.392317422778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3709198813056" calcext:value-type="float">
            <text:p>8.53709198813056</text:p>
          </table:table-cell>
          <table:table-cell table:formula="of:=LOG([.A339];2)" office:value-type="float" office:value="8.39660478118186" calcext:value-type="float">
            <text:p>8.3966047811818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6498516320475" calcext:value-type="float">
            <text:p>9.36498516320475</text:p>
          </table:table-cell>
          <table:table-cell table:formula="of:=LOG([.G339];2)" office:value-type="float" office:value="8.39660478118186" calcext:value-type="float">
            <text:p>8.3966047811818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9347181008902" calcext:value-type="float">
            <text:p>7.59347181008902</text:p>
          </table:table-cell>
          <table:table-cell table:formula="of:=LOG([.M339];2)" office:value-type="float" office:value="8.39660478118186" calcext:value-type="float">
            <text:p>8.3966047811818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6498516320475" calcext:value-type="float">
            <text:p>9.36498516320475</text:p>
          </table:table-cell>
          <table:table-cell table:formula="of:=LOG([.S339];2)" office:value-type="float" office:value="8.39660478118186" calcext:value-type="float">
            <text:p>8.396604781181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4733727810651" calcext:value-type="float">
            <text:p>8.54733727810651</text:p>
          </table:table-cell>
          <table:table-cell table:formula="of:=LOG([.A340];2)" office:value-type="float" office:value="8.40087943628219" calcext:value-type="float">
            <text:p>8.4008794362821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8461538461539" calcext:value-type="float">
            <text:p>9.38461538461539</text:p>
          </table:table-cell>
          <table:table-cell table:formula="of:=LOG([.G340];2)" office:value-type="float" office:value="8.40087943628219" calcext:value-type="float">
            <text:p>8.4008794362821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059171597633" calcext:value-type="float">
            <text:p>7.60059171597633</text:p>
          </table:table-cell>
          <table:table-cell table:formula="of:=LOG([.M340];2)" office:value-type="float" office:value="8.40087943628219" calcext:value-type="float">
            <text:p>8.4008794362821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8461538461539" calcext:value-type="float">
            <text:p>9.38461538461539</text:p>
          </table:table-cell>
          <table:table-cell table:formula="of:=LOG([.S340];2)" office:value-type="float" office:value="8.40087943628219" calcext:value-type="float">
            <text:p>8.400879436282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162241887906" calcext:value-type="float">
            <text:p>8.55162241887906</text:p>
          </table:table-cell>
          <table:table-cell table:formula="of:=LOG([.A341];2)" office:value-type="float" office:value="8.40514146313634" calcext:value-type="float">
            <text:p>8.4051414631363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9233038348083" calcext:value-type="float">
            <text:p>9.39233038348083</text:p>
          </table:table-cell>
          <table:table-cell table:formula="of:=LOG([.G341];2)" office:value-type="float" office:value="8.40514146313634" calcext:value-type="float">
            <text:p>8.4051414631363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176991150443" calcext:value-type="float">
            <text:p>7.60176991150443</text:p>
          </table:table-cell>
          <table:table-cell table:formula="of:=LOG([.M341];2)" office:value-type="float" office:value="8.40514146313634" calcext:value-type="float">
            <text:p>8.4051414631363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39233038348083" calcext:value-type="float">
            <text:p>9.39233038348083</text:p>
          </table:table-cell>
          <table:table-cell table:formula="of:=LOG([.S341];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" calcext:value-type="float">
            <text:p>8.55</text:p>
          </table:table-cell>
          <table:table-cell table:formula="of:=LOG([.A342];2)" office:value-type="float" office:value="8.4093909361377" calcext:value-type="float">
            <text:p>8.40939093613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0588235294118" calcext:value-type="float">
            <text:p>9.40588235294118</text:p>
          </table:table-cell>
          <table:table-cell table:formula="of:=LOG([.G342];2)" office:value-type="float" office:value="8.4093909361377" calcext:value-type="float">
            <text:p>8.40939093613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294117647059" calcext:value-type="float">
            <text:p>7.60294117647059</text:p>
          </table:table-cell>
          <table:table-cell table:formula="of:=LOG([.M342];2)" office:value-type="float" office:value="8.4093909361377" calcext:value-type="float">
            <text:p>8.40939093613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0588235294118" calcext:value-type="float">
            <text:p>9.40588235294118</text:p>
          </table:table-cell>
          <table:table-cell table:formula="of:=LOG([.S342];2)" office:value-type="float" office:value="8.4093909361377" calcext:value-type="float">
            <text:p>8.40939093613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131964809384" calcext:value-type="float">
            <text:p>8.55131964809384</text:p>
          </table:table-cell>
          <table:table-cell table:formula="of:=LOG([.A343];2)" office:value-type="float" office:value="8.41362792902417" calcext:value-type="float">
            <text:p>8.4136279290241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228739002933" calcext:value-type="float">
            <text:p>9.42228739002933</text:p>
          </table:table-cell>
          <table:table-cell table:formula="of:=LOG([.G343];2)" office:value-type="float" office:value="8.41362792902417" calcext:value-type="float">
            <text:p>8.4136279290241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703812316716" calcext:value-type="float">
            <text:p>7.60703812316716</text:p>
          </table:table-cell>
          <table:table-cell table:formula="of:=LOG([.M343];2)" office:value-type="float" office:value="8.41362792902417" calcext:value-type="float">
            <text:p>8.4136279290241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228739002933" calcext:value-type="float">
            <text:p>9.42228739002933</text:p>
          </table:table-cell>
          <table:table-cell table:formula="of:=LOG([.S343];2)" office:value-type="float" office:value="8.41362792902417" calcext:value-type="float">
            <text:p>8.413627929024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555555555556" calcext:value-type="float">
            <text:p>8.55555555555556</text:p>
          </table:table-cell>
          <table:table-cell table:formula="of:=LOG([.A344];2)" office:value-type="float" office:value="8.4178525148859" calcext:value-type="float">
            <text:p>8.4178525148859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982456140351" calcext:value-type="float">
            <text:p>9.42982456140351</text:p>
          </table:table-cell>
          <table:table-cell table:formula="of:=LOG([.G344];2)" office:value-type="float" office:value="8.4178525148859" calcext:value-type="float">
            <text:p>8.4178525148859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0818713450292" calcext:value-type="float">
            <text:p>7.60818713450292</text:p>
          </table:table-cell>
          <table:table-cell table:formula="of:=LOG([.M344];2)" office:value-type="float" office:value="8.4178525148859" calcext:value-type="float">
            <text:p>8.4178525148859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982456140351" calcext:value-type="float">
            <text:p>9.42982456140351</text:p>
          </table:table-cell>
          <table:table-cell table:formula="of:=LOG([.S344];2)" office:value-type="float" office:value="8.4178525148859" calcext:value-type="float">
            <text:p>8.41785251488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685131195335" calcext:value-type="float">
            <text:p>8.55685131195335</text:p>
          </table:table-cell>
          <table:table-cell table:formula="of:=LOG([.A345];2)" office:value-type="float" office:value="8.42206476617281" calcext:value-type="float">
            <text:p>8.4220647661728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148688046647" calcext:value-type="float">
            <text:p>9.43148688046647</text:p>
          </table:table-cell>
          <table:table-cell table:formula="of:=LOG([.G345];2)" office:value-type="float" office:value="8.42206476617281" calcext:value-type="float">
            <text:p>8.4220647661728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1224489795918" calcext:value-type="float">
            <text:p>7.61224489795918</text:p>
          </table:table-cell>
          <table:table-cell table:formula="of:=LOG([.M345];2)" office:value-type="float" office:value="8.42206476617281" calcext:value-type="float">
            <text:p>8.42206476617281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148688046647" calcext:value-type="float">
            <text:p>9.43148688046647</text:p>
          </table:table-cell>
          <table:table-cell table:formula="of:=LOG([.S345];2)" office:value-type="float" office:value="8.42206476617281" calcext:value-type="float">
            <text:p>8.4220647661728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5813953488372" calcext:value-type="float">
            <text:p>8.55813953488372</text:p>
          </table:table-cell>
          <table:table-cell table:formula="of:=LOG([.A346];2)" office:value-type="float" office:value="8.4262647547021" calcext:value-type="float">
            <text:p>8.426264754702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441860465116" calcext:value-type="float">
            <text:p>9.42441860465116</text:p>
          </table:table-cell>
          <table:table-cell table:formula="of:=LOG([.G346];2)" office:value-type="float" office:value="8.4262647547021" calcext:value-type="float">
            <text:p>8.426264754702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1627906976744" calcext:value-type="float">
            <text:p>7.61627906976744</text:p>
          </table:table-cell>
          <table:table-cell table:formula="of:=LOG([.M346];2)" office:value-type="float" office:value="8.4262647547021" calcext:value-type="float">
            <text:p>8.426264754702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2441860465116" calcext:value-type="float">
            <text:p>9.42441860465116</text:p>
          </table:table-cell>
          <table:table-cell table:formula="of:=LOG([.S346];2)" office:value-type="float" office:value="8.4262647547021" calcext:value-type="float">
            <text:p>8.42626475470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6811594202899" calcext:value-type="float">
            <text:p>8.56811594202899</text:p>
          </table:table-cell>
          <table:table-cell table:formula="of:=LOG([.A347];2)" office:value-type="float" office:value="8.43045255166553" calcext:value-type="float">
            <text:p>8.4304525516655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768115942029" calcext:value-type="float">
            <text:p>9.43768115942029</text:p>
          </table:table-cell>
          <table:table-cell table:formula="of:=LOG([.G347];2)" office:value-type="float" office:value="8.43045255166553" calcext:value-type="float">
            <text:p>8.4304525516655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231884057971" calcext:value-type="float">
            <text:p>7.6231884057971</text:p>
          </table:table-cell>
          <table:table-cell table:formula="of:=LOG([.M347];2)" office:value-type="float" office:value="8.43045255166553" calcext:value-type="float">
            <text:p>8.4304525516655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768115942029" calcext:value-type="float">
            <text:p>9.43768115942029</text:p>
          </table:table-cell>
          <table:table-cell table:formula="of:=LOG([.S347];2)" office:value-type="float" office:value="8.43045255166553" calcext:value-type="float">
            <text:p>8.4304525516655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6936416184971" calcext:value-type="float">
            <text:p>8.56936416184971</text:p>
          </table:table-cell>
          <table:table-cell table:formula="of:=LOG([.A348];2)" office:value-type="float" office:value="8.43462822763673" calcext:value-type="float">
            <text:p>8.4346282276367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64161849711" calcext:value-type="float">
            <text:p>9.4364161849711</text:p>
          </table:table-cell>
          <table:table-cell table:formula="of:=LOG([.G348];2)" office:value-type="float" office:value="8.43462822763673" calcext:value-type="float">
            <text:p>8.4346282276367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271676300578" calcext:value-type="float">
            <text:p>7.6271676300578</text:p>
          </table:table-cell>
          <table:table-cell table:formula="of:=LOG([.M348];2)" office:value-type="float" office:value="8.43462822763673" calcext:value-type="float">
            <text:p>8.4346282276367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364161849711" calcext:value-type="float">
            <text:p>9.4364161849711</text:p>
          </table:table-cell>
          <table:table-cell table:formula="of:=LOG([.S348];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7060518731988" calcext:value-type="float">
            <text:p>8.57060518731988</text:p>
          </table:table-cell>
          <table:table-cell table:formula="of:=LOG([.A349];2)" office:value-type="float" office:value="8.43879185257826" calcext:value-type="float">
            <text:p>8.4387918525782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33141210375" calcext:value-type="float">
            <text:p>9.45533141210375</text:p>
          </table:table-cell>
          <table:table-cell table:formula="of:=LOG([.G349];2)" office:value-type="float" office:value="8.43879185257826" calcext:value-type="float">
            <text:p>8.4387918525782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112391930836" calcext:value-type="float">
            <text:p>7.63112391930836</text:p>
          </table:table-cell>
          <table:table-cell table:formula="of:=LOG([.M349];2)" office:value-type="float" office:value="8.43879185257826" calcext:value-type="float">
            <text:p>8.4387918525782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33141210375" calcext:value-type="float">
            <text:p>9.45533141210375</text:p>
          </table:table-cell>
          <table:table-cell table:formula="of:=LOG([.S349];2)" office:value-type="float" office:value="8.43879185257826" calcext:value-type="float">
            <text:p>8.438791852578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6896551724138" calcext:value-type="float">
            <text:p>8.56896551724138</text:p>
          </table:table-cell>
          <table:table-cell table:formula="of:=LOG([.A350];2)" office:value-type="float" office:value="8.44294349584873" calcext:value-type="float">
            <text:p>8.4429434958487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689655172414" calcext:value-type="float">
            <text:p>9.45689655172414</text:p>
          </table:table-cell>
          <table:table-cell table:formula="of:=LOG([.G350];2)" office:value-type="float" office:value="8.44294349584873" calcext:value-type="float">
            <text:p>8.4429434958487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218390804598" calcext:value-type="float">
            <text:p>7.63218390804598</text:p>
          </table:table-cell>
          <table:table-cell table:formula="of:=LOG([.M350];2)" office:value-type="float" office:value="8.44294349584873" calcext:value-type="float">
            <text:p>8.44294349584873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689655172414" calcext:value-type="float">
            <text:p>9.45689655172414</text:p>
          </table:table-cell>
          <table:table-cell table:formula="of:=LOG([.S350];2)" office:value-type="float" office:value="8.44294349584873" calcext:value-type="float">
            <text:p>8.442943495848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702005730659" calcext:value-type="float">
            <text:p>8.5702005730659</text:p>
          </table:table-cell>
          <table:table-cell table:formula="of:=LOG([.A351];2)" office:value-type="float" office:value="8.44708322620965" calcext:value-type="float">
            <text:p>8.4470832262096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58739255014" calcext:value-type="float">
            <text:p>9.45558739255014</text:p>
          </table:table-cell>
          <table:table-cell table:formula="of:=LOG([.G351];2)" office:value-type="float" office:value="8.44708322620965" calcext:value-type="float">
            <text:p>8.4470832262096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3610315186246" calcext:value-type="float">
            <text:p>7.63610315186246</text:p>
          </table:table-cell>
          <table:table-cell table:formula="of:=LOG([.M351];2)" office:value-type="float" office:value="8.44708322620965" calcext:value-type="float">
            <text:p>8.4470832262096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58739255014" calcext:value-type="float">
            <text:p>9.45558739255014</text:p>
          </table:table-cell>
          <table:table-cell table:formula="of:=LOG([.S351];2)" office:value-type="float" office:value="8.44708322620965" calcext:value-type="float">
            <text:p>8.447083226209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7142857142857" calcext:value-type="float">
            <text:p>8.57142857142857</text:p>
          </table:table-cell>
          <table:table-cell table:formula="of:=LOG([.A352];2)" office:value-type="float" office:value="8.45121111183233" calcext:value-type="float">
            <text:p>8.4512111118323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714285714286" calcext:value-type="float">
            <text:p>9.45714285714286</text:p>
          </table:table-cell>
          <table:table-cell table:formula="of:=LOG([.G352];2)" office:value-type="float" office:value="8.45121111183233" calcext:value-type="float">
            <text:p>8.4512111118323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4" calcext:value-type="float">
            <text:p>7.64</text:p>
          </table:table-cell>
          <table:table-cell table:formula="of:=LOG([.M352];2)" office:value-type="float" office:value="8.45121111183233" calcext:value-type="float">
            <text:p>8.4512111118323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714285714286" calcext:value-type="float">
            <text:p>9.45714285714286</text:p>
          </table:table-cell>
          <table:table-cell table:formula="of:=LOG([.S352];2)" office:value-type="float" office:value="8.45121111183233" calcext:value-type="float">
            <text:p>8.451211111832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7834757834758" calcext:value-type="float">
            <text:p>8.57834757834758</text:p>
          </table:table-cell>
          <table:table-cell table:formula="of:=LOG([.A353];2)" office:value-type="float" office:value="8.45532722030456" calcext:value-type="float">
            <text:p>8.4553272203045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84045584046" calcext:value-type="float">
            <text:p>9.45584045584046</text:p>
          </table:table-cell>
          <table:table-cell table:formula="of:=LOG([.G353];2)" office:value-type="float" office:value="8.45532722030456" calcext:value-type="float">
            <text:p>8.4553272203045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4102564102564" calcext:value-type="float">
            <text:p>7.64102564102564</text:p>
          </table:table-cell>
          <table:table-cell table:formula="of:=LOG([.M353];2)" office:value-type="float" office:value="8.45532722030456" calcext:value-type="float">
            <text:p>8.4553272203045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584045584046" calcext:value-type="float">
            <text:p>9.45584045584046</text:p>
          </table:table-cell>
          <table:table-cell table:formula="of:=LOG([.S353];2)" office:value-type="float" office:value="8.45532722030456" calcext:value-type="float">
            <text:p>8.455327220304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7954545454546" calcext:value-type="float">
            <text:p>8.57954545454546</text:p>
          </table:table-cell>
          <table:table-cell table:formula="of:=LOG([.A354];2)" office:value-type="float" office:value="8.4594316186373" calcext:value-type="float">
            <text:p>8.459431618637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454545454546" calcext:value-type="float">
            <text:p>9.45454545454546</text:p>
          </table:table-cell>
          <table:table-cell table:formula="of:=LOG([.G354];2)" office:value-type="float" office:value="8.4594316186373" calcext:value-type="float">
            <text:p>8.459431618637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4488636363636" calcext:value-type="float">
            <text:p>7.64488636363636</text:p>
          </table:table-cell>
          <table:table-cell table:formula="of:=LOG([.M354];2)" office:value-type="float" office:value="8.4594316186373" calcext:value-type="float">
            <text:p>8.459431618637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5454545454546" calcext:value-type="float">
            <text:p>9.45454545454546</text:p>
          </table:table-cell>
          <table:table-cell table:formula="of:=LOG([.S354];2)" office:value-type="float" office:value="8.4594316186373" calcext:value-type="float">
            <text:p>8.459431618637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8923512747875" calcext:value-type="float">
            <text:p>8.58923512747875</text:p>
          </table:table-cell>
          <table:table-cell table:formula="of:=LOG([.A355];2)" office:value-type="float" office:value="8.46352437327118" calcext:value-type="float">
            <text:p>8.4635243732711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6742209631728" calcext:value-type="float">
            <text:p>9.46742209631728</text:p>
          </table:table-cell>
          <table:table-cell table:formula="of:=LOG([.G355];2)" office:value-type="float" office:value="8.46352437327118" calcext:value-type="float">
            <text:p>8.4635243732711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5155807365439" calcext:value-type="float">
            <text:p>7.65155807365439</text:p>
          </table:table-cell>
          <table:table-cell table:formula="of:=LOG([.M355];2)" office:value-type="float" office:value="8.46352437327118" calcext:value-type="float">
            <text:p>8.4635243732711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6742209631728" calcext:value-type="float">
            <text:p>9.46742209631728</text:p>
          </table:table-cell>
          <table:table-cell table:formula="of:=LOG([.S355];2)" office:value-type="float" office:value="8.46352437327118" calcext:value-type="float">
            <text:p>8.463524373271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9604519774011" calcext:value-type="float">
            <text:p>8.59604519774011</text:p>
          </table:table-cell>
          <table:table-cell table:formula="of:=LOG([.A356];2)" office:value-type="float" office:value="8.467605550083" calcext:value-type="float">
            <text:p>8.46760555008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7457627118644" calcext:value-type="float">
            <text:p>9.47457627118644</text:p>
          </table:table-cell>
          <table:table-cell table:formula="of:=LOG([.G356];2)" office:value-type="float" office:value="8.467605550083" calcext:value-type="float">
            <text:p>8.46760555008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5536723163842" calcext:value-type="float">
            <text:p>7.65536723163842</text:p>
          </table:table-cell>
          <table:table-cell table:formula="of:=LOG([.M356];2)" office:value-type="float" office:value="8.467605550083" calcext:value-type="float">
            <text:p>8.46760555008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7457627118644" calcext:value-type="float">
            <text:p>9.47457627118644</text:p>
          </table:table-cell>
          <table:table-cell table:formula="of:=LOG([.S356];2)" office:value-type="float" office:value="8.467605550083" calcext:value-type="float">
            <text:p>8.4676055500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9718309859155" calcext:value-type="float">
            <text:p>8.59718309859155</text:p>
          </table:table-cell>
          <table:table-cell table:formula="of:=LOG([.A357];2)" office:value-type="float" office:value="8.47167521439205" calcext:value-type="float">
            <text:p>8.4716752143920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014084507042" calcext:value-type="float">
            <text:p>9.49014084507042</text:p>
          </table:table-cell>
          <table:table-cell table:formula="of:=LOG([.G357];2)" office:value-type="float" office:value="8.47167521439205" calcext:value-type="float">
            <text:p>8.4716752143920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5915492957747" calcext:value-type="float">
            <text:p>7.65915492957747</text:p>
          </table:table-cell>
          <table:table-cell table:formula="of:=LOG([.M357];2)" office:value-type="float" office:value="8.47167521439205" calcext:value-type="float">
            <text:p>8.4716752143920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014084507042" calcext:value-type="float">
            <text:p>9.49014084507042</text:p>
          </table:table-cell>
          <table:table-cell table:formula="of:=LOG([.S357];2)" office:value-type="float" office:value="8.47167521439205" calcext:value-type="float">
            <text:p>8.471675214392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9831460674157" calcext:value-type="float">
            <text:p>8.59831460674157</text:p>
          </table:table-cell>
          <table:table-cell table:formula="of:=LOG([.A358];2)" office:value-type="float" office:value="8.4757334309664" calcext:value-type="float">
            <text:p>8.4757334309664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876404494382" calcext:value-type="float">
            <text:p>9.48876404494382</text:p>
          </table:table-cell>
          <table:table-cell table:formula="of:=LOG([.G358];2)" office:value-type="float" office:value="8.4757334309664" calcext:value-type="float">
            <text:p>8.4757334309664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6292134831461" calcext:value-type="float">
            <text:p>7.66292134831461</text:p>
          </table:table-cell>
          <table:table-cell table:formula="of:=LOG([.M358];2)" office:value-type="float" office:value="8.4757334309664" calcext:value-type="float">
            <text:p>8.4757334309664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876404494382" calcext:value-type="float">
            <text:p>9.48876404494382</text:p>
          </table:table-cell>
          <table:table-cell table:formula="of:=LOG([.S358];2)" office:value-type="float" office:value="8.4757334309664" calcext:value-type="float">
            <text:p>8.47573343096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0504201680672" calcext:value-type="float">
            <text:p>8.60504201680672</text:p>
          </table:table-cell>
          <table:table-cell table:formula="of:=LOG([.A359];2)" office:value-type="float" office:value="8.4797802640291" calcext:value-type="float">
            <text:p>8.479780264029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7619047619048" calcext:value-type="float">
            <text:p>9.47619047619048</text:p>
          </table:table-cell>
          <table:table-cell table:formula="of:=LOG([.G359];2)" office:value-type="float" office:value="8.4797802640291" calcext:value-type="float">
            <text:p>8.479780264029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6666666666667" calcext:value-type="float">
            <text:p>7.66666666666667</text:p>
          </table:table-cell>
          <table:table-cell table:formula="of:=LOG([.M359];2)" office:value-type="float" office:value="8.4797802640291" calcext:value-type="float">
            <text:p>8.479780264029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7619047619048" calcext:value-type="float">
            <text:p>9.47619047619048</text:p>
          </table:table-cell>
          <table:table-cell table:formula="of:=LOG([.S359];2)" office:value-type="float" office:value="8.4797802640291" calcext:value-type="float">
            <text:p>8.479780264029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0614525139665" calcext:value-type="float">
            <text:p>8.60614525139665</text:p>
          </table:table-cell>
          <table:table-cell table:formula="of:=LOG([.A360];2)" office:value-type="float" office:value="8.48381577726426" calcext:value-type="float">
            <text:p>8.4838157772642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162011173184" calcext:value-type="float">
            <text:p>9.49162011173184</text:p>
          </table:table-cell>
          <table:table-cell table:formula="of:=LOG([.G360];2)" office:value-type="float" office:value="8.48381577726426" calcext:value-type="float">
            <text:p>8.4838157772642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7039106145251" calcext:value-type="float">
            <text:p>7.67039106145251</text:p>
          </table:table-cell>
          <table:table-cell table:formula="of:=LOG([.M360];2)" office:value-type="float" office:value="8.48381577726426" calcext:value-type="float">
            <text:p>8.4838157772642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162011173184" calcext:value-type="float">
            <text:p>9.49162011173184</text:p>
          </table:table-cell>
          <table:table-cell table:formula="of:=LOG([.S360];2)" office:value-type="float" office:value="8.48381577726426" calcext:value-type="float">
            <text:p>8.483815777264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100278551532" calcext:value-type="float">
            <text:p>8.6100278551532</text:p>
          </table:table-cell>
          <table:table-cell table:formula="of:=LOG([.A361];2)" office:value-type="float" office:value="8.48784003382305" calcext:value-type="float">
            <text:p>8.48784003382305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467966573816" calcext:value-type="float">
            <text:p>9.48467966573816</text:p>
          </table:table-cell>
          <table:table-cell table:formula="of:=LOG([.G361];2)" office:value-type="float" office:value="8.48784003382305" calcext:value-type="float">
            <text:p>8.48784003382305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7130919220056" calcext:value-type="float">
            <text:p>7.67130919220056</text:p>
          </table:table-cell>
          <table:table-cell table:formula="of:=LOG([.M361];2)" office:value-type="float" office:value="8.48784003382305" calcext:value-type="float">
            <text:p>8.48784003382305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467966573816" calcext:value-type="float">
            <text:p>9.48467966573816</text:p>
          </table:table-cell>
          <table:table-cell table:formula="of:=LOG([.S361];2)" office:value-type="float" office:value="8.48784003382305" calcext:value-type="float">
            <text:p>8.487840033823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1666666666667" calcext:value-type="float">
            <text:p>8.61666666666667</text:p>
          </table:table-cell>
          <table:table-cell table:formula="of:=LOG([.A362];2)" office:value-type="float" office:value="8.49185309632968" calcext:value-type="float">
            <text:p>8.4918530963296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611111111111" calcext:value-type="float">
            <text:p>9.48611111111111</text:p>
          </table:table-cell>
          <table:table-cell table:formula="of:=LOG([.G362];2)" office:value-type="float" office:value="8.49185309632968" calcext:value-type="float">
            <text:p>8.4918530963296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75" calcext:value-type="float">
            <text:p>7.675</text:p>
          </table:table-cell>
          <table:table-cell table:formula="of:=LOG([.M362];2)" office:value-type="float" office:value="8.49185309632968" calcext:value-type="float">
            <text:p>8.4918530963296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8611111111111" calcext:value-type="float">
            <text:p>9.48611111111111</text:p>
          </table:table-cell>
          <table:table-cell table:formula="of:=LOG([.S362];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2049861495845" calcext:value-type="float">
            <text:p>8.62049861495845</text:p>
          </table:table-cell>
          <table:table-cell table:formula="of:=LOG([.A363];2)" office:value-type="float" office:value="8.49585502688717" calcext:value-type="float">
            <text:p>8.4958550268871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861495844875" calcext:value-type="float">
            <text:p>9.49861495844875</text:p>
          </table:table-cell>
          <table:table-cell table:formula="of:=LOG([.G363];2)" office:value-type="float" office:value="8.49585502688717" calcext:value-type="float">
            <text:p>8.4958550268871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814404432133" calcext:value-type="float">
            <text:p>7.6814404432133</text:p>
          </table:table-cell>
          <table:table-cell table:formula="of:=LOG([.M363];2)" office:value-type="float" office:value="8.49585502688717" calcext:value-type="float">
            <text:p>8.4958550268871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49861495844875" calcext:value-type="float">
            <text:p>9.49861495844875</text:p>
          </table:table-cell>
          <table:table-cell table:formula="of:=LOG([.S363];2)" office:value-type="float" office:value="8.49585502688717" calcext:value-type="float">
            <text:p>8.495855026887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2430939226519" calcext:value-type="float">
            <text:p>8.62430939226519</text:p>
          </table:table-cell>
          <table:table-cell table:formula="of:=LOG([.A364];2)" office:value-type="float" office:value="8.49984588708321" calcext:value-type="float">
            <text:p>8.4998458870832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552486187845" calcext:value-type="float">
            <text:p>9.50552486187845</text:p>
          </table:table-cell>
          <table:table-cell table:formula="of:=LOG([.G364];2)" office:value-type="float" office:value="8.49984588708321" calcext:value-type="float">
            <text:p>8.4998458870832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8232044198895" calcext:value-type="float">
            <text:p>7.68232044198895</text:p>
          </table:table-cell>
          <table:table-cell table:formula="of:=LOG([.M364];2)" office:value-type="float" office:value="8.49984588708321" calcext:value-type="float">
            <text:p>8.4998458870832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552486187845" calcext:value-type="float">
            <text:p>9.50552486187845</text:p>
          </table:table-cell>
          <table:table-cell table:formula="of:=LOG([.S364];2)" office:value-type="float" office:value="8.49984588708321" calcext:value-type="float">
            <text:p>8.49984588708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2809917355372" calcext:value-type="float">
            <text:p>8.62809917355372</text:p>
          </table:table-cell>
          <table:table-cell table:formula="of:=LOG([.A365];2)" office:value-type="float" office:value="8.50382573799575" calcext:value-type="float">
            <text:p>8.5038257379957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68870523416" calcext:value-type="float">
            <text:p>9.5068870523416</text:p>
          </table:table-cell>
          <table:table-cell table:formula="of:=LOG([.G365];2)" office:value-type="float" office:value="8.50382573799575" calcext:value-type="float">
            <text:p>8.5038257379957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8870523415978" calcext:value-type="float">
            <text:p>7.68870523415978</text:p>
          </table:table-cell>
          <table:table-cell table:formula="of:=LOG([.M365];2)" office:value-type="float" office:value="8.50382573799575" calcext:value-type="float">
            <text:p>8.5038257379957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68870523416" calcext:value-type="float">
            <text:p>9.5068870523416</text:p>
          </table:table-cell>
          <table:table-cell table:formula="of:=LOG([.S365];2)" office:value-type="float" office:value="8.50382573799575" calcext:value-type="float">
            <text:p>8.503825737995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2912087912088" calcext:value-type="float">
            <text:p>8.62912087912088</text:p>
          </table:table-cell>
          <table:table-cell table:formula="of:=LOG([.A366];2)" office:value-type="float" office:value="8.5077946401987" calcext:value-type="float">
            <text:p>8.507794640198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824175824176" calcext:value-type="float">
            <text:p>9.50824175824176</text:p>
          </table:table-cell>
          <table:table-cell table:formula="of:=LOG([.G366];2)" office:value-type="float" office:value="8.5077946401987" calcext:value-type="float">
            <text:p>8.507794640198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9230769230769" calcext:value-type="float">
            <text:p>7.69230769230769</text:p>
          </table:table-cell>
          <table:table-cell table:formula="of:=LOG([.M366];2)" office:value-type="float" office:value="8.5077946401987" calcext:value-type="float">
            <text:p>8.507794640198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824175824176" calcext:value-type="float">
            <text:p>9.50824175824176</text:p>
          </table:table-cell>
          <table:table-cell table:formula="of:=LOG([.S366];2)" office:value-type="float" office:value="8.5077946401987" calcext:value-type="float">
            <text:p>8.507794640198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3013698630137" calcext:value-type="float">
            <text:p>8.63013698630137</text:p>
          </table:table-cell>
          <table:table-cell table:formula="of:=LOG([.A367];2)" office:value-type="float" office:value="8.51175265376738" calcext:value-type="float">
            <text:p>8.5117526537673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958904109589" calcext:value-type="float">
            <text:p>9.50958904109589</text:p>
          </table:table-cell>
          <table:table-cell table:formula="of:=LOG([.G367];2)" office:value-type="float" office:value="8.51175265376738" calcext:value-type="float">
            <text:p>8.5117526537673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958904109589" calcext:value-type="float">
            <text:p>7.6958904109589</text:p>
          </table:table-cell>
          <table:table-cell table:formula="of:=LOG([.M367];2)" office:value-type="float" office:value="8.51175265376738" calcext:value-type="float">
            <text:p>8.5117526537673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0958904109589" calcext:value-type="float">
            <text:p>9.50958904109589</text:p>
          </table:table-cell>
          <table:table-cell table:formula="of:=LOG([.S367];2)" office:value-type="float" office:value="8.51175265376738" calcext:value-type="float">
            <text:p>8.5117526537673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3114754098361" calcext:value-type="float">
            <text:p>8.63114754098361</text:p>
          </table:table-cell>
          <table:table-cell table:formula="of:=LOG([.A368];2)" office:value-type="float" office:value="8.51569983828404" calcext:value-type="float">
            <text:p>8.5156998382840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092896174863" calcext:value-type="float">
            <text:p>9.51092896174863</text:p>
          </table:table-cell>
          <table:table-cell table:formula="of:=LOG([.G368];2)" office:value-type="float" office:value="8.51569983828404" calcext:value-type="float">
            <text:p>8.5156998382840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9945355191257" calcext:value-type="float">
            <text:p>7.69945355191257</text:p>
          </table:table-cell>
          <table:table-cell table:formula="of:=LOG([.M368];2)" office:value-type="float" office:value="8.51569983828404" calcext:value-type="float">
            <text:p>8.5156998382840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092896174863" calcext:value-type="float">
            <text:p>9.51092896174863</text:p>
          </table:table-cell>
          <table:table-cell table:formula="of:=LOG([.S368];2)" office:value-type="float" office:value="8.51569983828404" calcext:value-type="float">
            <text:p>8.515699838284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3487738419619" calcext:value-type="float">
            <text:p>8.63487738419619</text:p>
          </table:table-cell>
          <table:table-cell table:formula="of:=LOG([.A369];2)" office:value-type="float" office:value="8.51963625284321" calcext:value-type="float">
            <text:p>8.5196362528432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49863760218" calcext:value-type="float">
            <text:p>9.5149863760218</text:p>
          </table:table-cell>
          <table:table-cell table:formula="of:=LOG([.G369];2)" office:value-type="float" office:value="8.51963625284321" calcext:value-type="float">
            <text:p>8.5196362528432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0572207084469" calcext:value-type="float">
            <text:p>7.70572207084469</text:p>
          </table:table-cell>
          <table:table-cell table:formula="of:=LOG([.M369];2)" office:value-type="float" office:value="8.51963625284321" calcext:value-type="float">
            <text:p>8.5196362528432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49863760218" calcext:value-type="float">
            <text:p>9.5149863760218</text:p>
          </table:table-cell>
          <table:table-cell table:formula="of:=LOG([.S369];2)" office:value-type="float" office:value="8.51963625284321" calcext:value-type="float">
            <text:p>8.519636252843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4130434782609" calcext:value-type="float">
            <text:p>8.64130434782609</text:p>
          </table:table-cell>
          <table:table-cell table:formula="of:=LOG([.A370];2)" office:value-type="float" office:value="8.52356195605701" calcext:value-type="float">
            <text:p>8.5235619560570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902173913044" calcext:value-type="float">
            <text:p>9.51902173913044</text:p>
          </table:table-cell>
          <table:table-cell table:formula="of:=LOG([.G370];2)" office:value-type="float" office:value="8.52356195605701" calcext:value-type="float">
            <text:p>8.5235619560570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0923913043478" calcext:value-type="float">
            <text:p>7.70923913043478</text:p>
          </table:table-cell>
          <table:table-cell table:formula="of:=LOG([.M370];2)" office:value-type="float" office:value="8.52356195605701" calcext:value-type="float">
            <text:p>8.5235619560570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51902173913044" calcext:value-type="float">
            <text:p>9.51902173913044</text:p>
          </table:table-cell>
          <table:table-cell table:formula="of:=LOG([.S370];2)" office:value-type="float" office:value="8.52356195605701" calcext:value-type="float">
            <text:p>8.523561956057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4769647696477" calcext:value-type="float">
            <text:p>8.64769647696477</text:p>
          </table:table-cell>
          <table:table-cell table:formula="of:=LOG([.A371];2)" office:value-type="float" office:value="8.5274770060604" calcext:value-type="float">
            <text:p>8.527477006060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3929539295393" calcext:value-type="float">
            <text:p>9.53929539295393</text:p>
          </table:table-cell>
          <table:table-cell table:formula="of:=LOG([.G371];2)" office:value-type="float" office:value="8.5274770060604" calcext:value-type="float">
            <text:p>8.527477006060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1273712737127" calcext:value-type="float">
            <text:p>7.71273712737127</text:p>
          </table:table-cell>
          <table:table-cell table:formula="of:=LOG([.M371];2)" office:value-type="float" office:value="8.5274770060604" calcext:value-type="float">
            <text:p>8.527477006060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3929539295393" calcext:value-type="float">
            <text:p>9.53929539295393</text:p>
          </table:table-cell>
          <table:table-cell table:formula="of:=LOG([.S371];2)" office:value-type="float" office:value="8.5274770060604" calcext:value-type="float">
            <text:p>8.52747700606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4864864864865" calcext:value-type="float">
            <text:p>8.64864864864865</text:p>
          </table:table-cell>
          <table:table-cell table:formula="of:=LOG([.A372];2)" office:value-type="float" office:value="8.53138146051631" calcext:value-type="float">
            <text:p>8.5313814605163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4864864864865" calcext:value-type="float">
            <text:p>9.54864864864865</text:p>
          </table:table-cell>
          <table:table-cell table:formula="of:=LOG([.G372];2)" office:value-type="float" office:value="8.53138146051631" calcext:value-type="float">
            <text:p>8.5313814605163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1621621621622" calcext:value-type="float">
            <text:p>7.71621621621622</text:p>
          </table:table-cell>
          <table:table-cell table:formula="of:=LOG([.M372];2)" office:value-type="float" office:value="8.53138146051631" calcext:value-type="float">
            <text:p>8.5313814605163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4864864864865" calcext:value-type="float">
            <text:p>9.54864864864865</text:p>
          </table:table-cell>
          <table:table-cell table:formula="of:=LOG([.S372];2)" office:value-type="float" office:value="8.53138146051631" calcext:value-type="float">
            <text:p>8.531381460516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5768194070081" calcext:value-type="float">
            <text:p>8.65768194070081</text:p>
          </table:table-cell>
          <table:table-cell table:formula="of:=LOG([.A373];2)" office:value-type="float" office:value="8.5352753766208" calcext:value-type="float">
            <text:p>8.535275376620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5525606469003" calcext:value-type="float">
            <text:p>9.55525606469003</text:p>
          </table:table-cell>
          <table:table-cell table:formula="of:=LOG([.G373];2)" office:value-type="float" office:value="8.5352753766208" calcext:value-type="float">
            <text:p>8.535275376620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2237196765499" calcext:value-type="float">
            <text:p>7.72237196765499</text:p>
          </table:table-cell>
          <table:table-cell table:formula="of:=LOG([.M373];2)" office:value-type="float" office:value="8.5352753766208" calcext:value-type="float">
            <text:p>8.535275376620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5525606469003" calcext:value-type="float">
            <text:p>9.55525606469003</text:p>
          </table:table-cell>
          <table:table-cell table:formula="of:=LOG([.S373];2)" office:value-type="float" office:value="8.5352753766208" calcext:value-type="float">
            <text:p>8.53527537662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6666666666667" calcext:value-type="float">
            <text:p>8.66666666666667</text:p>
          </table:table-cell>
          <table:table-cell table:formula="of:=LOG([.A374];2)" office:value-type="float" office:value="8.53915881110803" calcext:value-type="float">
            <text:p>8.5391588111080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6451612903226" calcext:value-type="float">
            <text:p>9.56451612903226</text:p>
          </table:table-cell>
          <table:table-cell table:formula="of:=LOG([.G374];2)" office:value-type="float" office:value="8.53915881110803" calcext:value-type="float">
            <text:p>8.5391588111080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2849462365591" calcext:value-type="float">
            <text:p>7.72849462365591</text:p>
          </table:table-cell>
          <table:table-cell table:formula="of:=LOG([.M374];2)" office:value-type="float" office:value="8.53915881110803" calcext:value-type="float">
            <text:p>8.5391588111080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6451612903226" calcext:value-type="float">
            <text:p>9.56451612903226</text:p>
          </table:table-cell>
          <table:table-cell table:formula="of:=LOG([.S374];2)" office:value-type="float" office:value="8.53915881110803" calcext:value-type="float">
            <text:p>8.5391588111080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6756032171582" calcext:value-type="float">
            <text:p>8.66756032171582</text:p>
          </table:table-cell>
          <table:table-cell table:formula="of:=LOG([.A375];2)" office:value-type="float" office:value="8.54303182025524" calcext:value-type="float">
            <text:p>8.5430318202552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104557640751" calcext:value-type="float">
            <text:p>9.57104557640751</text:p>
          </table:table-cell>
          <table:table-cell table:formula="of:=LOG([.G375];2)" office:value-type="float" office:value="8.54303182025524" calcext:value-type="float">
            <text:p>8.5430318202552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3190348525469" calcext:value-type="float">
            <text:p>7.73190348525469</text:p>
          </table:table-cell>
          <table:table-cell table:formula="of:=LOG([.M375];2)" office:value-type="float" office:value="8.54303182025524" calcext:value-type="float">
            <text:p>8.5430318202552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104557640751" calcext:value-type="float">
            <text:p>9.57104557640751</text:p>
          </table:table-cell>
          <table:table-cell table:formula="of:=LOG([.S375];2)" office:value-type="float" office:value="8.54303182025524" calcext:value-type="float">
            <text:p>8.543031820255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6844919786096" calcext:value-type="float">
            <text:p>8.66844919786096</text:p>
          </table:table-cell>
          <table:table-cell table:formula="of:=LOG([.A376];2)" office:value-type="float" office:value="8.54689445988764" calcext:value-type="float">
            <text:p>8.5468944598876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219251336898" calcext:value-type="float">
            <text:p>9.57219251336898</text:p>
          </table:table-cell>
          <table:table-cell table:formula="of:=LOG([.G376];2)" office:value-type="float" office:value="8.54689445988764" calcext:value-type="float">
            <text:p>8.5468944598876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3529411764706" calcext:value-type="float">
            <text:p>7.73529411764706</text:p>
          </table:table-cell>
          <table:table-cell table:formula="of:=LOG([.M376];2)" office:value-type="float" office:value="8.54689445988764" calcext:value-type="float">
            <text:p>8.5468944598876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219251336898" calcext:value-type="float">
            <text:p>9.57219251336898</text:p>
          </table:table-cell>
          <table:table-cell table:formula="of:=LOG([.S376];2)" office:value-type="float" office:value="8.54689445988764" calcext:value-type="float">
            <text:p>8.546894459887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7466666666667" calcext:value-type="float">
            <text:p>8.67466666666667</text:p>
          </table:table-cell>
          <table:table-cell table:formula="of:=LOG([.A377];2)" office:value-type="float" office:value="8.55074678538324" calcext:value-type="float">
            <text:p>8.55074678538324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866666666667" calcext:value-type="float">
            <text:p>9.57866666666667</text:p>
          </table:table-cell>
          <table:table-cell table:formula="of:=LOG([.G377];2)" office:value-type="float" office:value="8.55074678538324" calcext:value-type="float">
            <text:p>8.55074678538324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3866666666667" calcext:value-type="float">
            <text:p>7.73866666666667</text:p>
          </table:table-cell>
          <table:table-cell table:formula="of:=LOG([.M377];2)" office:value-type="float" office:value="8.55074678538324" calcext:value-type="float">
            <text:p>8.55074678538324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866666666667" calcext:value-type="float">
            <text:p>9.57866666666667</text:p>
          </table:table-cell>
          <table:table-cell table:formula="of:=LOG([.S377];2)" office:value-type="float" office:value="8.55074678538324" calcext:value-type="float">
            <text:p>8.550746785383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781914893617" calcext:value-type="float">
            <text:p>8.6781914893617</text:p>
          </table:table-cell>
          <table:table-cell table:formula="of:=LOG([.A378];2)" office:value-type="float" office:value="8.55458885167764" calcext:value-type="float">
            <text:p>8.5545888516776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8244680851064" calcext:value-type="float">
            <text:p>9.58244680851064</text:p>
          </table:table-cell>
          <table:table-cell table:formula="of:=LOG([.G378];2)" office:value-type="float" office:value="8.55458885167764" calcext:value-type="float">
            <text:p>8.5545888516776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3936170212766" calcext:value-type="float">
            <text:p>7.73936170212766</text:p>
          </table:table-cell>
          <table:table-cell table:formula="of:=LOG([.M378];2)" office:value-type="float" office:value="8.55458885167764" calcext:value-type="float">
            <text:p>8.5545888516776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8244680851064" calcext:value-type="float">
            <text:p>9.58244680851064</text:p>
          </table:table-cell>
          <table:table-cell table:formula="of:=LOG([.S378];2)" office:value-type="float" office:value="8.55458885167764" calcext:value-type="float">
            <text:p>8.554588851677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8435013262599" calcext:value-type="float">
            <text:p>8.68435013262599</text:p>
          </table:table-cell>
          <table:table-cell table:formula="of:=LOG([.A379];2)" office:value-type="float" office:value="8.55842071326867" calcext:value-type="float">
            <text:p>8.5584207132686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824933687003" calcext:value-type="float">
            <text:p>9.57824933687003</text:p>
          </table:table-cell>
          <table:table-cell table:formula="of:=LOG([.G379];2)" office:value-type="float" office:value="8.55842071326867" calcext:value-type="float">
            <text:p>8.5584207132686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270557029178" calcext:value-type="float">
            <text:p>7.74270557029178</text:p>
          </table:table-cell>
          <table:table-cell table:formula="of:=LOG([.M379];2)" office:value-type="float" office:value="8.55842071326867" calcext:value-type="float">
            <text:p>8.5584207132686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7824933687003" calcext:value-type="float">
            <text:p>9.57824933687003</text:p>
          </table:table-cell>
          <table:table-cell table:formula="of:=LOG([.S379];2)" office:value-type="float" office:value="8.55842071326867" calcext:value-type="float">
            <text:p>8.558420713268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9047619047619" calcext:value-type="float">
            <text:p>8.69047619047619</text:p>
          </table:table-cell>
          <table:table-cell table:formula="of:=LOG([.A380];2)" office:value-type="float" office:value="8.56224242422107" calcext:value-type="float">
            <text:p>8.5622424242210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8201058201058" calcext:value-type="float">
            <text:p>9.58201058201058</text:p>
          </table:table-cell>
          <table:table-cell table:formula="of:=LOG([.G380];2)" office:value-type="float" office:value="8.56224242422107" calcext:value-type="float">
            <text:p>8.5622424242210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603174603175" calcext:value-type="float">
            <text:p>7.74603174603175</text:p>
          </table:table-cell>
          <table:table-cell table:formula="of:=LOG([.M380];2)" office:value-type="float" office:value="8.56224242422107" calcext:value-type="float">
            <text:p>8.5622424242210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8201058201058" calcext:value-type="float">
            <text:p>9.58201058201058</text:p>
          </table:table-cell>
          <table:table-cell table:formula="of:=LOG([.S380];2)" office:value-type="float" office:value="8.56224242422107" calcext:value-type="float">
            <text:p>8.562242424221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69656992084433" calcext:value-type="float">
            <text:p>8.69656992084433</text:p>
          </table:table-cell>
          <table:table-cell table:formula="of:=LOG([.A381];2)" office:value-type="float" office:value="8.56605403817109" calcext:value-type="float">
            <text:p>8.5660540381710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9366754617414" calcext:value-type="float">
            <text:p>9.59366754617414</text:p>
          </table:table-cell>
          <table:table-cell table:formula="of:=LOG([.G381];2)" office:value-type="float" office:value="8.56605403817109" calcext:value-type="float">
            <text:p>8.5660540381710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67018469657" calcext:value-type="float">
            <text:p>7.7467018469657</text:p>
          </table:table-cell>
          <table:table-cell table:formula="of:=LOG([.M381];2)" office:value-type="float" office:value="8.56605403817109" calcext:value-type="float">
            <text:p>8.5660540381710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59366754617414" calcext:value-type="float">
            <text:p>9.59366754617414</text:p>
          </table:table-cell>
          <table:table-cell table:formula="of:=LOG([.S381];2)" office:value-type="float" office:value="8.56605403817109" calcext:value-type="float">
            <text:p>8.566054038171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0263157894737" calcext:value-type="float">
            <text:p>8.70263157894737</text:p>
          </table:table-cell>
          <table:table-cell table:formula="of:=LOG([.A382];2)" office:value-type="float" office:value="8.56985560833095" calcext:value-type="float">
            <text:p>8.5698556083309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0263157894737" calcext:value-type="float">
            <text:p>9.60263157894737</text:p>
          </table:table-cell>
          <table:table-cell table:formula="of:=LOG([.G382];2)" office:value-type="float" office:value="8.56985560833095" calcext:value-type="float">
            <text:p>8.5698556083309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21052631579" calcext:value-type="float">
            <text:p>7.7421052631579</text:p>
          </table:table-cell>
          <table:table-cell table:formula="of:=LOG([.M382];2)" office:value-type="float" office:value="8.56985560833095" calcext:value-type="float">
            <text:p>8.5698556083309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0263157894737" calcext:value-type="float">
            <text:p>9.60263157894737</text:p>
          </table:table-cell>
          <table:table-cell table:formula="of:=LOG([.S382];2)" office:value-type="float" office:value="8.56985560833095" calcext:value-type="float">
            <text:p>8.5698556083309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1128608923885" calcext:value-type="float">
            <text:p>8.71128608923885</text:p>
          </table:table-cell>
          <table:table-cell table:formula="of:=LOG([.A383];2)" office:value-type="float" office:value="8.57364718749332" calcext:value-type="float">
            <text:p>8.5736471874933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0629921259843" calcext:value-type="float">
            <text:p>9.60629921259843</text:p>
          </table:table-cell>
          <table:table-cell table:formula="of:=LOG([.G383];2)" office:value-type="float" office:value="8.57364718749332" calcext:value-type="float">
            <text:p>8.5736471874933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4803149606299" calcext:value-type="float">
            <text:p>7.74803149606299</text:p>
          </table:table-cell>
          <table:table-cell table:formula="of:=LOG([.M383];2)" office:value-type="float" office:value="8.57364718749332" calcext:value-type="float">
            <text:p>8.5736471874933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0629921259843" calcext:value-type="float">
            <text:p>9.60629921259843</text:p>
          </table:table-cell>
          <table:table-cell table:formula="of:=LOG([.S383];2)" office:value-type="float" office:value="8.57364718749332" calcext:value-type="float">
            <text:p>8.573647187493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1727748691099" calcext:value-type="float">
            <text:p>8.71727748691099</text:p>
          </table:table-cell>
          <table:table-cell table:formula="of:=LOG([.A384];2)" office:value-type="float" office:value="8.57742882803575" calcext:value-type="float">
            <text:p>8.5774288280357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256544502618" calcext:value-type="float">
            <text:p>9.61256544502618</text:p>
          </table:table-cell>
          <table:table-cell table:formula="of:=LOG([.G384];2)" office:value-type="float" office:value="8.57742882803575" calcext:value-type="float">
            <text:p>8.5774288280357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5130890052356" calcext:value-type="float">
            <text:p>7.75130890052356</text:p>
          </table:table-cell>
          <table:table-cell table:formula="of:=LOG([.M384];2)" office:value-type="float" office:value="8.57742882803575" calcext:value-type="float">
            <text:p>8.5774288280357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256544502618" calcext:value-type="float">
            <text:p>9.61256544502618</text:p>
          </table:table-cell>
          <table:table-cell table:formula="of:=LOG([.S384];2)" office:value-type="float" office:value="8.57742882803575" calcext:value-type="float">
            <text:p>8.577428828035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2062663185379" calcext:value-type="float">
            <text:p>8.72062663185379</text:p>
          </table:table-cell>
          <table:table-cell table:formula="of:=LOG([.A385];2)" office:value-type="float" office:value="8.58120058192496" calcext:value-type="float">
            <text:p>8.58120058192496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879895561358" calcext:value-type="float">
            <text:p>9.61879895561358</text:p>
          </table:table-cell>
          <table:table-cell table:formula="of:=LOG([.G385];2)" office:value-type="float" office:value="8.58120058192496" calcext:value-type="float">
            <text:p>8.58120058192496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5718015665796" calcext:value-type="float">
            <text:p>7.75718015665796</text:p>
          </table:table-cell>
          <table:table-cell table:formula="of:=LOG([.M385];2)" office:value-type="float" office:value="8.58120058192496" calcext:value-type="float">
            <text:p>8.58120058192496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879895561358" calcext:value-type="float">
            <text:p>9.61879895561358</text:p>
          </table:table-cell>
          <table:table-cell table:formula="of:=LOG([.S385];2)" office:value-type="float" office:value="8.58120058192496" calcext:value-type="float">
            <text:p>8.5812005819249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2135416666667" calcext:value-type="float">
            <text:p>8.72135416666667</text:p>
          </table:table-cell>
          <table:table-cell table:formula="of:=LOG([.A386];2)" office:value-type="float" office:value="8.58496250072116" calcext:value-type="float">
            <text:p>8.58496250072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979166666667" calcext:value-type="float">
            <text:p>9.61979166666667</text:p>
          </table:table-cell>
          <table:table-cell table:formula="of:=LOG([.G386];2)" office:value-type="float" office:value="8.58496250072116" calcext:value-type="float">
            <text:p>8.58496250072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6041666666667" calcext:value-type="float">
            <text:p>7.76041666666667</text:p>
          </table:table-cell>
          <table:table-cell table:formula="of:=LOG([.M386];2)" office:value-type="float" office:value="8.58496250072116" calcext:value-type="float">
            <text:p>8.58496250072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1979166666667" calcext:value-type="float">
            <text:p>9.61979166666667</text:p>
          </table:table-cell>
          <table:table-cell table:formula="of:=LOG([.S386];2)" office:value-type="float" office:value="8.58496250072116" calcext:value-type="float">
            <text:p>8.584962500721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2207792207792" calcext:value-type="float">
            <text:p>8.72207792207792</text:p>
          </table:table-cell>
          <table:table-cell table:formula="of:=LOG([.A387];2)" office:value-type="float" office:value="8.58871463558227" calcext:value-type="float">
            <text:p>8.58871463558227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3116883116883" calcext:value-type="float">
            <text:p>9.63116883116883</text:p>
          </table:table-cell>
          <table:table-cell table:formula="of:=LOG([.G387];2)" office:value-type="float" office:value="8.58871463558227" calcext:value-type="float">
            <text:p>8.58871463558227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6363636363636" calcext:value-type="float">
            <text:p>7.76363636363636</text:p>
          </table:table-cell>
          <table:table-cell table:formula="of:=LOG([.M387];2)" office:value-type="float" office:value="8.58871463558227" calcext:value-type="float">
            <text:p>8.58871463558227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3116883116883" calcext:value-type="float">
            <text:p>9.63116883116883</text:p>
          </table:table-cell>
          <table:table-cell table:formula="of:=LOG([.S387];2)" office:value-type="float" office:value="8.58871463558227" calcext:value-type="float">
            <text:p>8.588714635582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3056994818653" calcext:value-type="float">
            <text:p>8.73056994818653</text:p>
          </table:table-cell>
          <table:table-cell table:formula="of:=LOG([.A388];2)" office:value-type="float" office:value="8.59245703726808" calcext:value-type="float">
            <text:p>8.5924570372680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3471502590674" calcext:value-type="float">
            <text:p>9.63471502590674</text:p>
          </table:table-cell>
          <table:table-cell table:formula="of:=LOG([.G388];2)" office:value-type="float" office:value="8.59245703726808" calcext:value-type="float">
            <text:p>8.5924570372680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6943005181347" calcext:value-type="float">
            <text:p>7.76943005181347</text:p>
          </table:table-cell>
          <table:table-cell table:formula="of:=LOG([.M388];2)" office:value-type="float" office:value="8.59245703726808" calcext:value-type="float">
            <text:p>8.5924570372680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3471502590674" calcext:value-type="float">
            <text:p>9.63471502590674</text:p>
          </table:table-cell>
          <table:table-cell table:formula="of:=LOG([.S388];2)" office:value-type="float" office:value="8.59245703726808" calcext:value-type="float">
            <text:p>8.592457037268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3643410852713" calcext:value-type="float">
            <text:p>8.73643410852713</text:p>
          </table:table-cell>
          <table:table-cell table:formula="of:=LOG([.A389];2)" office:value-type="float" office:value="8.59618975614441" calcext:value-type="float">
            <text:p>8.5961897561444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4599483204134" calcext:value-type="float">
            <text:p>9.64599483204134</text:p>
          </table:table-cell>
          <table:table-cell table:formula="of:=LOG([.G389];2)" office:value-type="float" office:value="8.59618975614441" calcext:value-type="float">
            <text:p>8.5961897561444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7260981912145" calcext:value-type="float">
            <text:p>7.77260981912145</text:p>
          </table:table-cell>
          <table:table-cell table:formula="of:=LOG([.M389];2)" office:value-type="float" office:value="8.59618975614441" calcext:value-type="float">
            <text:p>8.5961897561444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4599483204134" calcext:value-type="float">
            <text:p>9.64599483204134</text:p>
          </table:table-cell>
          <table:table-cell table:formula="of:=LOG([.S389];2)" office:value-type="float" office:value="8.59618975614441" calcext:value-type="float">
            <text:p>8.596189756144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4226804123711" calcext:value-type="float">
            <text:p>8.74226804123711</text:p>
          </table:table-cell>
          <table:table-cell table:formula="of:=LOG([.A390];2)" office:value-type="float" office:value="8.59991284218713" calcext:value-type="float">
            <text:p>8.5999128421871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5721649484536" calcext:value-type="float">
            <text:p>9.65721649484536</text:p>
          </table:table-cell>
          <table:table-cell table:formula="of:=LOG([.G390];2)" office:value-type="float" office:value="8.59991284218713" calcext:value-type="float">
            <text:p>8.5999128421871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7577319587629" calcext:value-type="float">
            <text:p>7.77577319587629</text:p>
          </table:table-cell>
          <table:table-cell table:formula="of:=LOG([.M390];2)" office:value-type="float" office:value="8.59991284218713" calcext:value-type="float">
            <text:p>8.5999128421871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5721649484536" calcext:value-type="float">
            <text:p>9.65721649484536</text:p>
          </table:table-cell>
          <table:table-cell table:formula="of:=LOG([.S390];2)" office:value-type="float" office:value="8.59991284218713" calcext:value-type="float">
            <text:p>8.599912842187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4293059125964" calcext:value-type="float">
            <text:p>8.74293059125964</text:p>
          </table:table-cell>
          <table:table-cell table:formula="of:=LOG([.A391];2)" office:value-type="float" office:value="8.60362634498619" calcext:value-type="float">
            <text:p>8.6036263449861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5552699228792" calcext:value-type="float">
            <text:p>9.65552699228792</text:p>
          </table:table-cell>
          <table:table-cell table:formula="of:=LOG([.G391];2)" office:value-type="float" office:value="8.60362634498619" calcext:value-type="float">
            <text:p>8.6036263449861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7892030848329" calcext:value-type="float">
            <text:p>7.77892030848329</text:p>
          </table:table-cell>
          <table:table-cell table:formula="of:=LOG([.M391];2)" office:value-type="float" office:value="8.60362634498619" calcext:value-type="float">
            <text:p>8.6036263449861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5552699228792" calcext:value-type="float">
            <text:p>9.65552699228792</text:p>
          </table:table-cell>
          <table:table-cell table:formula="of:=LOG([.S391];2)" office:value-type="float" office:value="8.60362634498619" calcext:value-type="float">
            <text:p>8.603626344986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5128205128205" calcext:value-type="float">
            <text:p>8.75128205128205</text:p>
          </table:table-cell>
          <table:table-cell table:formula="of:=LOG([.A392];2)" office:value-type="float" office:value="8.60733031374961" calcext:value-type="float">
            <text:p>8.6073303137496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6410256410256" calcext:value-type="float">
            <text:p>9.66410256410256</text:p>
          </table:table-cell>
          <table:table-cell table:formula="of:=LOG([.G392];2)" office:value-type="float" office:value="8.60733031374961" calcext:value-type="float">
            <text:p>8.6073303137496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8461538461538" calcext:value-type="float">
            <text:p>7.78461538461538</text:p>
          </table:table-cell>
          <table:table-cell table:formula="of:=LOG([.M392];2)" office:value-type="float" office:value="8.60733031374961" calcext:value-type="float">
            <text:p>8.6073303137496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6410256410256" calcext:value-type="float">
            <text:p>9.66410256410256</text:p>
          </table:table-cell>
          <table:table-cell table:formula="of:=LOG([.S392];2)" office:value-type="float" office:value="8.60733031374961" calcext:value-type="float">
            <text:p>8.6073303137496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5959079283888" calcext:value-type="float">
            <text:p>8.75959079283888</text:p>
          </table:table-cell>
          <table:table-cell table:formula="of:=LOG([.A393];2)" office:value-type="float" office:value="8.61102479730735" calcext:value-type="float">
            <text:p>8.6110247973073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8286445012788" calcext:value-type="float">
            <text:p>9.68286445012788</text:p>
          </table:table-cell>
          <table:table-cell table:formula="of:=LOG([.G393];2)" office:value-type="float" office:value="8.61102479730735" calcext:value-type="float">
            <text:p>8.6110247973073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9028132992327" calcext:value-type="float">
            <text:p>7.79028132992327</text:p>
          </table:table-cell>
          <table:table-cell table:formula="of:=LOG([.M393];2)" office:value-type="float" office:value="8.61102479730735" calcext:value-type="float">
            <text:p>8.6110247973073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8286445012788" calcext:value-type="float">
            <text:p>9.68286445012788</text:p>
          </table:table-cell>
          <table:table-cell table:formula="of:=LOG([.S393];2)" office:value-type="float" office:value="8.61102479730735" calcext:value-type="float">
            <text:p>8.611024797307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6530612244898" calcext:value-type="float">
            <text:p>8.76530612244898</text:p>
          </table:table-cell>
          <table:table-cell table:formula="of:=LOG([.A394];2)" office:value-type="float" office:value="8.61470984411521" calcext:value-type="float">
            <text:p>8.6147098441152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8877551020408" calcext:value-type="float">
            <text:p>9.68877551020408</text:p>
          </table:table-cell>
          <table:table-cell table:formula="of:=LOG([.G394];2)" office:value-type="float" office:value="8.61470984411521" calcext:value-type="float">
            <text:p>8.6147098441152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9336734693878" calcext:value-type="float">
            <text:p>7.79336734693878</text:p>
          </table:table-cell>
          <table:table-cell table:formula="of:=LOG([.M394];2)" office:value-type="float" office:value="8.61470984411521" calcext:value-type="float">
            <text:p>8.6147098441152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8877551020408" calcext:value-type="float">
            <text:p>9.68877551020408</text:p>
          </table:table-cell>
          <table:table-cell table:formula="of:=LOG([.S394];2)" office:value-type="float" office:value="8.61470984411521" calcext:value-type="float">
            <text:p>8.614709844115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7099236641221" calcext:value-type="float">
            <text:p>8.77099236641221</text:p>
          </table:table-cell>
          <table:table-cell table:formula="of:=LOG([.A395];2)" office:value-type="float" office:value="8.61838550225861" calcext:value-type="float">
            <text:p>8.6183855022586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9211195928753" calcext:value-type="float">
            <text:p>9.69211195928753</text:p>
          </table:table-cell>
          <table:table-cell table:formula="of:=LOG([.G395];2)" office:value-type="float" office:value="8.61838550225861" calcext:value-type="float">
            <text:p>8.6183855022586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9643765903308" calcext:value-type="float">
            <text:p>7.79643765903308</text:p>
          </table:table-cell>
          <table:table-cell table:formula="of:=LOG([.M395];2)" office:value-type="float" office:value="8.61838550225861" calcext:value-type="float">
            <text:p>8.61838550225861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9211195928753" calcext:value-type="float">
            <text:p>9.69211195928753</text:p>
          </table:table-cell>
          <table:table-cell table:formula="of:=LOG([.S395];2)" office:value-type="float" office:value="8.61838550225861" calcext:value-type="float">
            <text:p>8.618385502258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7664974619289" calcext:value-type="float">
            <text:p>8.77664974619289</text:p>
          </table:table-cell>
          <table:table-cell table:formula="of:=LOG([.A396];2)" office:value-type="float" office:value="8.62205181945638" calcext:value-type="float">
            <text:p>8.6220518194563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9543147208122" calcext:value-type="float">
            <text:p>9.69543147208122</text:p>
          </table:table-cell>
          <table:table-cell table:formula="of:=LOG([.G396];2)" office:value-type="float" office:value="8.62205181945638" calcext:value-type="float">
            <text:p>8.6220518194563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7994923857868" calcext:value-type="float">
            <text:p>7.7994923857868</text:p>
          </table:table-cell>
          <table:table-cell table:formula="of:=LOG([.M396];2)" office:value-type="float" office:value="8.62205181945638" calcext:value-type="float">
            <text:p>8.6220518194563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69543147208122" calcext:value-type="float">
            <text:p>9.69543147208122</text:p>
          </table:table-cell>
          <table:table-cell table:formula="of:=LOG([.S396];2)" office:value-type="float" office:value="8.62205181945638" calcext:value-type="float">
            <text:p>8.6220518194563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7974683544304" calcext:value-type="float">
            <text:p>8.77974683544304</text:p>
          </table:table-cell>
          <table:table-cell table:formula="of:=LOG([.A397];2)" office:value-type="float" office:value="8.62570884306447" calcext:value-type="float">
            <text:p>8.6257088430644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0379746835443" calcext:value-type="float">
            <text:p>9.70379746835443</text:p>
          </table:table-cell>
          <table:table-cell table:formula="of:=LOG([.G397];2)" office:value-type="float" office:value="8.62570884306447" calcext:value-type="float">
            <text:p>8.6257088430644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0506329113924" calcext:value-type="float">
            <text:p>7.80506329113924</text:p>
          </table:table-cell>
          <table:table-cell table:formula="of:=LOG([.M397];2)" office:value-type="float" office:value="8.62570884306447" calcext:value-type="float">
            <text:p>8.6257088430644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0379746835443" calcext:value-type="float">
            <text:p>9.70379746835443</text:p>
          </table:table-cell>
          <table:table-cell table:formula="of:=LOG([.S397];2)" office:value-type="float" office:value="8.62570884306447" calcext:value-type="float">
            <text:p>8.625708843064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8535353535353" calcext:value-type="float">
            <text:p>8.78535353535353</text:p>
          </table:table-cell>
          <table:table-cell table:formula="of:=LOG([.A398];2)" office:value-type="float" office:value="8.62935662007961" calcext:value-type="float">
            <text:p>8.6293566200796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0454545454546" calcext:value-type="float">
            <text:p>9.70454545454546</text:p>
          </table:table-cell>
          <table:table-cell table:formula="of:=LOG([.G398];2)" office:value-type="float" office:value="8.62935662007961" calcext:value-type="float">
            <text:p>8.6293566200796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0808080808081" calcext:value-type="float">
            <text:p>7.80808080808081</text:p>
          </table:table-cell>
          <table:table-cell table:formula="of:=LOG([.M398];2)" office:value-type="float" office:value="8.62935662007961" calcext:value-type="float">
            <text:p>8.6293566200796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0454545454546" calcext:value-type="float">
            <text:p>9.70454545454546</text:p>
          </table:table-cell>
          <table:table-cell table:formula="of:=LOG([.S398];2)" office:value-type="float" office:value="8.62935662007961" calcext:value-type="float">
            <text:p>8.629356620079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8841309823678" calcext:value-type="float">
            <text:p>8.78841309823678</text:p>
          </table:table-cell>
          <table:table-cell table:formula="of:=LOG([.A399];2)" office:value-type="float" office:value="8.63299519714296" calcext:value-type="float">
            <text:p>8.6329951971429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1284634760705" calcext:value-type="float">
            <text:p>9.71284634760705</text:p>
          </table:table-cell>
          <table:table-cell table:formula="of:=LOG([.G399];2)" office:value-type="float" office:value="8.63299519714296" calcext:value-type="float">
            <text:p>8.6329951971429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1360201511335" calcext:value-type="float">
            <text:p>7.81360201511335</text:p>
          </table:table-cell>
          <table:table-cell table:formula="of:=LOG([.M399];2)" office:value-type="float" office:value="8.63299519714296" calcext:value-type="float">
            <text:p>8.6329951971429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1284634760705" calcext:value-type="float">
            <text:p>9.71284634760705</text:p>
          </table:table-cell>
          <table:table-cell table:formula="of:=LOG([.S399];2)" office:value-type="float" office:value="8.63299519714296" calcext:value-type="float">
            <text:p>8.632995197142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964824120603" calcext:value-type="float">
            <text:p>8.7964824120603</text:p>
          </table:table-cell>
          <table:table-cell table:formula="of:=LOG([.A400];2)" office:value-type="float" office:value="8.63662462054365" calcext:value-type="float">
            <text:p>8.6366246205436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1608040201005" calcext:value-type="float">
            <text:p>9.71608040201005</text:p>
          </table:table-cell>
          <table:table-cell table:formula="of:=LOG([.G400];2)" office:value-type="float" office:value="8.63662462054365" calcext:value-type="float">
            <text:p>8.6366246205436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1909547738693" calcext:value-type="float">
            <text:p>7.81909547738693</text:p>
          </table:table-cell>
          <table:table-cell table:formula="of:=LOG([.M400];2)" office:value-type="float" office:value="8.63662462054365" calcext:value-type="float">
            <text:p>8.6366246205436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1608040201005" calcext:value-type="float">
            <text:p>9.71608040201005</text:p>
          </table:table-cell>
          <table:table-cell table:formula="of:=LOG([.S400];2)" office:value-type="float" office:value="8.63662462054365" calcext:value-type="float">
            <text:p>8.6366246205436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79699248120301" calcext:value-type="float">
            <text:p>8.79699248120301</text:p>
          </table:table-cell>
          <table:table-cell table:formula="of:=LOG([.A401];2)" office:value-type="float" office:value="8.64024493622235" calcext:value-type="float">
            <text:p>8.6402449362223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2431077694236" calcext:value-type="float">
            <text:p>9.72431077694236</text:p>
          </table:table-cell>
          <table:table-cell table:formula="of:=LOG([.G401];2)" office:value-type="float" office:value="8.64024493622235" calcext:value-type="float">
            <text:p>8.6402449362223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2205513784461" calcext:value-type="float">
            <text:p>7.82205513784461</text:p>
          </table:table-cell>
          <table:table-cell table:formula="of:=LOG([.M401];2)" office:value-type="float" office:value="8.64024493622235" calcext:value-type="float">
            <text:p>8.6402449362223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2431077694236" calcext:value-type="float">
            <text:p>9.72431077694236</text:p>
          </table:table-cell>
          <table:table-cell table:formula="of:=LOG([.S401];2)" office:value-type="float" office:value="8.64024493622235" calcext:value-type="float">
            <text:p>8.64024493622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table:formula="of:=LOG([.A402];2)" office:value-type="float" office:value="8.64385618977473" calcext:value-type="float">
            <text:p>8.643856189774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325" calcext:value-type="float">
            <text:p>9.7325</text:p>
          </table:table-cell>
          <table:table-cell table:formula="of:=LOG([.G402];2)" office:value-type="float" office:value="8.64385618977473" calcext:value-type="float">
            <text:p>8.643856189774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275" calcext:value-type="float">
            <text:p>7.8275</text:p>
          </table:table-cell>
          <table:table-cell table:formula="of:=LOG([.M402];2)" office:value-type="float" office:value="8.64385618977473" calcext:value-type="float">
            <text:p>8.643856189774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325" calcext:value-type="float">
            <text:p>9.7325</text:p>
          </table:table-cell>
          <table:table-cell table:formula="of:=LOG([.S402];2)" office:value-type="float" office:value="8.64385618977473" calcext:value-type="float">
            <text:p>8.643856189774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0548628428928" calcext:value-type="float">
            <text:p>8.80548628428928</text:p>
          </table:table-cell>
          <table:table-cell table:formula="of:=LOG([.A403];2)" office:value-type="float" office:value="8.64745842645492" calcext:value-type="float">
            <text:p>8.6474584264549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064837905237" calcext:value-type="float">
            <text:p>9.74064837905237</text:p>
          </table:table-cell>
          <table:table-cell table:formula="of:=LOG([.G403];2)" office:value-type="float" office:value="8.64745842645492" calcext:value-type="float">
            <text:p>8.6474584264549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3042394014963" calcext:value-type="float">
            <text:p>7.83042394014963</text:p>
          </table:table-cell>
          <table:table-cell table:formula="of:=LOG([.M403];2)" office:value-type="float" office:value="8.64745842645492" calcext:value-type="float">
            <text:p>8.6474584264549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064837905237" calcext:value-type="float">
            <text:p>9.74064837905237</text:p>
          </table:table-cell>
          <table:table-cell table:formula="of:=LOG([.S403];2)" office:value-type="float" office:value="8.64745842645492" calcext:value-type="float">
            <text:p>8.647458426454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0845771144279" calcext:value-type="float">
            <text:p>8.80845771144279</text:p>
          </table:table-cell>
          <table:table-cell table:formula="of:=LOG([.A404];2)" office:value-type="float" office:value="8.65105169117893" calcext:value-type="float">
            <text:p>8.6510516911789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875621890547" calcext:value-type="float">
            <text:p>9.74875621890547</text:p>
          </table:table-cell>
          <table:table-cell table:formula="of:=LOG([.G404];2)" office:value-type="float" office:value="8.65105169117893" calcext:value-type="float">
            <text:p>8.6510516911789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3582089552239" calcext:value-type="float">
            <text:p>7.83582089552239</text:p>
          </table:table-cell>
          <table:table-cell table:formula="of:=LOG([.M404];2)" office:value-type="float" office:value="8.65105169117893" calcext:value-type="float">
            <text:p>8.6510516911789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875621890547" calcext:value-type="float">
            <text:p>9.74875621890547</text:p>
          </table:table-cell>
          <table:table-cell table:formula="of:=LOG([.S404];2)" office:value-type="float" office:value="8.65105169117893" calcext:value-type="float">
            <text:p>8.6510516911789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0893300248139" calcext:value-type="float">
            <text:p>8.80893300248139</text:p>
          </table:table-cell>
          <table:table-cell table:formula="of:=LOG([.A405];2)" office:value-type="float" office:value="8.65463602852797" calcext:value-type="float">
            <text:p>8.654636028527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68982630273" calcext:value-type="float">
            <text:p>9.7468982630273</text:p>
          </table:table-cell>
          <table:table-cell table:formula="of:=LOG([.G405];2)" office:value-type="float" office:value="8.65463602852797" calcext:value-type="float">
            <text:p>8.654636028527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3870967741936" calcext:value-type="float">
            <text:p>7.83870967741936</text:p>
          </table:table-cell>
          <table:table-cell table:formula="of:=LOG([.M405];2)" office:value-type="float" office:value="8.65463602852797" calcext:value-type="float">
            <text:p>8.654636028527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468982630273" calcext:value-type="float">
            <text:p>9.7468982630273</text:p>
          </table:table-cell>
          <table:table-cell table:formula="of:=LOG([.S405];2)" office:value-type="float" office:value="8.65463602852797" calcext:value-type="float">
            <text:p>8.6546360285279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1435643564356" calcext:value-type="float">
            <text:p>8.81435643564356</text:p>
          </table:table-cell>
          <table:table-cell table:formula="of:=LOG([.A406];2)" office:value-type="float" office:value="8.6582114827518" calcext:value-type="float">
            <text:p>8.658211482751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" calcext:value-type="float">
            <text:p>9.75</text:p>
          </table:table-cell>
          <table:table-cell table:formula="of:=LOG([.G406];2)" office:value-type="float" office:value="8.6582114827518" calcext:value-type="float">
            <text:p>8.658211482751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4158415841584" calcext:value-type="float">
            <text:p>7.84158415841584</text:p>
          </table:table-cell>
          <table:table-cell table:formula="of:=LOG([.M406];2)" office:value-type="float" office:value="8.6582114827518" calcext:value-type="float">
            <text:p>8.658211482751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" calcext:value-type="float">
            <text:p>9.75</text:p>
          </table:table-cell>
          <table:table-cell table:formula="of:=LOG([.S406];2)" office:value-type="float" office:value="8.6582114827518" calcext:value-type="float">
            <text:p>8.65821148275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1975308641975" calcext:value-type="float">
            <text:p>8.81975308641975</text:p>
          </table:table-cell>
          <table:table-cell table:formula="of:=LOG([.A407];2)" office:value-type="float" office:value="8.66177809777199" calcext:value-type="float">
            <text:p>8.66177809777199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308641975309" calcext:value-type="float">
            <text:p>9.75308641975309</text:p>
          </table:table-cell>
          <table:table-cell table:formula="of:=LOG([.G407];2)" office:value-type="float" office:value="8.66177809777199" calcext:value-type="float">
            <text:p>8.66177809777199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4444444444444" calcext:value-type="float">
            <text:p>7.84444444444444</text:p>
          </table:table-cell>
          <table:table-cell table:formula="of:=LOG([.M407];2)" office:value-type="float" office:value="8.66177809777199" calcext:value-type="float">
            <text:p>8.66177809777199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308641975309" calcext:value-type="float">
            <text:p>9.75308641975309</text:p>
          </table:table-cell>
          <table:table-cell table:formula="of:=LOG([.S407];2)" office:value-type="float" office:value="8.66177809777199" calcext:value-type="float">
            <text:p>8.661778097771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2019704433498" calcext:value-type="float">
            <text:p>8.82019704433498</text:p>
          </table:table-cell>
          <table:table-cell table:formula="of:=LOG([.A408];2)" office:value-type="float" office:value="8.66533591718518" calcext:value-type="float">
            <text:p>8.66533591718518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615763546798" calcext:value-type="float">
            <text:p>9.75615763546798</text:p>
          </table:table-cell>
          <table:table-cell table:formula="of:=LOG([.G408];2)" office:value-type="float" office:value="8.66533591718518" calcext:value-type="float">
            <text:p>8.66533591718518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4729064039409" calcext:value-type="float">
            <text:p>7.84729064039409</text:p>
          </table:table-cell>
          <table:table-cell table:formula="of:=LOG([.M408];2)" office:value-type="float" office:value="8.66533591718518" calcext:value-type="float">
            <text:p>8.66533591718518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615763546798" calcext:value-type="float">
            <text:p>9.75615763546798</text:p>
          </table:table-cell>
          <table:table-cell table:formula="of:=LOG([.S408];2)" office:value-type="float" office:value="8.66533591718518" calcext:value-type="float">
            <text:p>8.665335917185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2309582309582" calcext:value-type="float">
            <text:p>8.82309582309582</text:p>
          </table:table-cell>
          <table:table-cell table:formula="of:=LOG([.A409];2)" office:value-type="float" office:value="8.66888498426625" calcext:value-type="float">
            <text:p>8.6688849842662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675675675676" calcext:value-type="float">
            <text:p>9.75675675675676</text:p>
          </table:table-cell>
          <table:table-cell table:formula="of:=LOG([.G409];2)" office:value-type="float" office:value="8.66888498426625" calcext:value-type="float">
            <text:p>8.6688849842662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5257985257985" calcext:value-type="float">
            <text:p>7.85257985257985</text:p>
          </table:table-cell>
          <table:table-cell table:formula="of:=LOG([.M409];2)" office:value-type="float" office:value="8.66888498426625" calcext:value-type="float">
            <text:p>8.6688849842662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5675675675676" calcext:value-type="float">
            <text:p>9.75675675675676</text:p>
          </table:table-cell>
          <table:table-cell table:formula="of:=LOG([.S409];2)" office:value-type="float" office:value="8.66888498426625" calcext:value-type="float">
            <text:p>8.668884984266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2598039215686" calcext:value-type="float">
            <text:p>8.82598039215686</text:p>
          </table:table-cell>
          <table:table-cell table:formula="of:=LOG([.A410];2)" office:value-type="float" office:value="8.6724253419715" calcext:value-type="float">
            <text:p>8.672425341971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6470588235294" calcext:value-type="float">
            <text:p>9.76470588235294</text:p>
          </table:table-cell>
          <table:table-cell table:formula="of:=LOG([.G410];2)" office:value-type="float" office:value="8.6724253419715" calcext:value-type="float">
            <text:p>8.672425341971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578431372549" calcext:value-type="float">
            <text:p>7.8578431372549</text:p>
          </table:table-cell>
          <table:table-cell table:formula="of:=LOG([.M410];2)" office:value-type="float" office:value="8.6724253419715" calcext:value-type="float">
            <text:p>8.672425341971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6470588235294" calcext:value-type="float">
            <text:p>9.76470588235294</text:p>
          </table:table-cell>
          <table:table-cell table:formula="of:=LOG([.S410];2)" office:value-type="float" office:value="8.6724253419715" calcext:value-type="float">
            <text:p>8.67242534197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2885085574572" calcext:value-type="float">
            <text:p>8.82885085574572</text:p>
          </table:table-cell>
          <table:table-cell table:formula="of:=LOG([.A411];2)" office:value-type="float" office:value="8.67595703294175" calcext:value-type="float">
            <text:p>8.6759570329417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6772616136919" calcext:value-type="float">
            <text:p>9.76772616136919</text:p>
          </table:table-cell>
          <table:table-cell table:formula="of:=LOG([.G411];2)" office:value-type="float" office:value="8.67595703294175" calcext:value-type="float">
            <text:p>8.6759570329417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6308068459658" calcext:value-type="float">
            <text:p>7.86308068459658</text:p>
          </table:table-cell>
          <table:table-cell table:formula="of:=LOG([.M411];2)" office:value-type="float" office:value="8.67595703294175" calcext:value-type="float">
            <text:p>8.6759570329417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6772616136919" calcext:value-type="float">
            <text:p>9.76772616136919</text:p>
          </table:table-cell>
          <table:table-cell table:formula="of:=LOG([.S411];2)" office:value-type="float" office:value="8.67595703294175" calcext:value-type="float">
            <text:p>8.675957032941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3414634146341" calcext:value-type="float">
            <text:p>8.83414634146341</text:p>
          </table:table-cell>
          <table:table-cell table:formula="of:=LOG([.A412];2)" office:value-type="float" office:value="8.67948009950545" calcext:value-type="float">
            <text:p>8.6794800995054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780487804878" calcext:value-type="float">
            <text:p>9.7780487804878</text:p>
          </table:table-cell>
          <table:table-cell table:formula="of:=LOG([.G412];2)" office:value-type="float" office:value="8.67948009950545" calcext:value-type="float">
            <text:p>8.6794800995054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6341463414634" calcext:value-type="float">
            <text:p>7.86341463414634</text:p>
          </table:table-cell>
          <table:table-cell table:formula="of:=LOG([.M412];2)" office:value-type="float" office:value="8.67948009950545" calcext:value-type="float">
            <text:p>8.6794800995054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780487804878" calcext:value-type="float">
            <text:p>9.7780487804878</text:p>
          </table:table-cell>
          <table:table-cell table:formula="of:=LOG([.S412];2)" office:value-type="float" office:value="8.67948009950545" calcext:value-type="float">
            <text:p>8.679480099505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345498783455" calcext:value-type="float">
            <text:p>8.8345498783455</text:p>
          </table:table-cell>
          <table:table-cell table:formula="of:=LOG([.A413];2)" office:value-type="float" office:value="8.68299458368168" calcext:value-type="float">
            <text:p>8.6829945836816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8588807785888" calcext:value-type="float">
            <text:p>9.78588807785888</text:p>
          </table:table-cell>
          <table:table-cell table:formula="of:=LOG([.G413];2)" office:value-type="float" office:value="8.68299458368168" calcext:value-type="float">
            <text:p>8.6829945836816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661800486618" calcext:value-type="float">
            <text:p>7.8661800486618</text:p>
          </table:table-cell>
          <table:table-cell table:formula="of:=LOG([.M413];2)" office:value-type="float" office:value="8.68299458368168" calcext:value-type="float">
            <text:p>8.6829945836816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8588807785888" calcext:value-type="float">
            <text:p>9.78588807785888</text:p>
          </table:table-cell>
          <table:table-cell table:formula="of:=LOG([.S413];2)" office:value-type="float" office:value="8.68299458368168" calcext:value-type="float">
            <text:p>8.6829945836816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3980582524272" calcext:value-type="float">
            <text:p>8.83980582524272</text:p>
          </table:table-cell>
          <table:table-cell table:formula="of:=LOG([.A414];2)" office:value-type="float" office:value="8.68650052718322" calcext:value-type="float">
            <text:p>8.6865005271832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9126213592233" calcext:value-type="float">
            <text:p>9.79126213592233</text:p>
          </table:table-cell>
          <table:table-cell table:formula="of:=LOG([.G414];2)" office:value-type="float" office:value="8.68650052718322" calcext:value-type="float">
            <text:p>8.6865005271832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6893203883495" calcext:value-type="float">
            <text:p>7.86893203883495</text:p>
          </table:table-cell>
          <table:table-cell table:formula="of:=LOG([.M414];2)" office:value-type="float" office:value="8.68650052718322" calcext:value-type="float">
            <text:p>8.6865005271832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9126213592233" calcext:value-type="float">
            <text:p>9.79126213592233</text:p>
          </table:table-cell>
          <table:table-cell table:formula="of:=LOG([.S414];2)" office:value-type="float" office:value="8.68650052718322" calcext:value-type="float">
            <text:p>8.686500527183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4503631961259" calcext:value-type="float">
            <text:p>8.84503631961259</text:p>
          </table:table-cell>
          <table:table-cell table:formula="of:=LOG([.A415];2)" office:value-type="float" office:value="8.68999797141945" calcext:value-type="float">
            <text:p>8.6899979714194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8934624697337" calcext:value-type="float">
            <text:p>9.78934624697337</text:p>
          </table:table-cell>
          <table:table-cell table:formula="of:=LOG([.G415];2)" office:value-type="float" office:value="8.68999797141945" calcext:value-type="float">
            <text:p>8.6899979714194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7167070217918" calcext:value-type="float">
            <text:p>7.87167070217918</text:p>
          </table:table-cell>
          <table:table-cell table:formula="of:=LOG([.M415];2)" office:value-type="float" office:value="8.68999797141945" calcext:value-type="float">
            <text:p>8.68999797141945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78934624697337" calcext:value-type="float">
            <text:p>9.78934624697337</text:p>
          </table:table-cell>
          <table:table-cell table:formula="of:=LOG([.S415];2)" office:value-type="float" office:value="8.68999797141945" calcext:value-type="float">
            <text:p>8.689997971419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5265700483092" calcext:value-type="float">
            <text:p>8.85265700483092</text:p>
          </table:table-cell>
          <table:table-cell table:formula="of:=LOG([.A416];2)" office:value-type="float" office:value="8.69348695749933" calcext:value-type="float">
            <text:p>8.6934869574993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676328502415" calcext:value-type="float">
            <text:p>9.80676328502415</text:p>
          </table:table-cell>
          <table:table-cell table:formula="of:=LOG([.G416];2)" office:value-type="float" office:value="8.69348695749933" calcext:value-type="float">
            <text:p>8.6934869574993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768115942029" calcext:value-type="float">
            <text:p>7.8768115942029</text:p>
          </table:table-cell>
          <table:table-cell table:formula="of:=LOG([.M416];2)" office:value-type="float" office:value="8.69348695749933" calcext:value-type="float">
            <text:p>8.6934869574993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676328502415" calcext:value-type="float">
            <text:p>9.80676328502415</text:p>
          </table:table-cell>
          <table:table-cell table:formula="of:=LOG([.S416];2)" office:value-type="float" office:value="8.69348695749933" calcext:value-type="float">
            <text:p>8.693486957499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6024096385542" calcext:value-type="float">
            <text:p>8.86024096385542</text:p>
          </table:table-cell>
          <table:table-cell table:formula="of:=LOG([.A417];2)" office:value-type="float" office:value="8.69696752623429" calcext:value-type="float">
            <text:p>8.6969675262342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1204819277109" calcext:value-type="float">
            <text:p>9.81204819277109</text:p>
          </table:table-cell>
          <table:table-cell table:formula="of:=LOG([.G417];2)" office:value-type="float" office:value="8.69696752623429" calcext:value-type="float">
            <text:p>8.6969675262342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8192771084337" calcext:value-type="float">
            <text:p>7.88192771084337</text:p>
          </table:table-cell>
          <table:table-cell table:formula="of:=LOG([.M417];2)" office:value-type="float" office:value="8.69696752623429" calcext:value-type="float">
            <text:p>8.6969675262342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1204819277109" calcext:value-type="float">
            <text:p>9.81204819277109</text:p>
          </table:table-cell>
          <table:table-cell table:formula="of:=LOG([.S417];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6538461538462" calcext:value-type="float">
            <text:p>8.86538461538462</text:p>
          </table:table-cell>
          <table:table-cell table:formula="of:=LOG([.A418];2)" office:value-type="float" office:value="8.70043971814109" calcext:value-type="float">
            <text:p>8.7004397181410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288461538462" calcext:value-type="float">
            <text:p>9.80288461538462</text:p>
          </table:table-cell>
          <table:table-cell table:formula="of:=LOG([.G418];2)" office:value-type="float" office:value="8.70043971814109" calcext:value-type="float">
            <text:p>8.7004397181410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8461538461539" calcext:value-type="float">
            <text:p>7.88461538461539</text:p>
          </table:table-cell>
          <table:table-cell table:formula="of:=LOG([.M418];2)" office:value-type="float" office:value="8.70043971814109" calcext:value-type="float">
            <text:p>8.7004397181410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288461538462" calcext:value-type="float">
            <text:p>9.80288461538462</text:p>
          </table:table-cell>
          <table:table-cell table:formula="of:=LOG([.S418];2)" office:value-type="float" office:value="8.70043971814109" calcext:value-type="float">
            <text:p>8.700439718141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6570743405276" calcext:value-type="float">
            <text:p>8.86570743405276</text:p>
          </table:table-cell>
          <table:table-cell table:formula="of:=LOG([.A419];2)" office:value-type="float" office:value="8.70390357344466" calcext:value-type="float">
            <text:p>8.70390357344466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335731414868" calcext:value-type="float">
            <text:p>9.80335731414868</text:p>
          </table:table-cell>
          <table:table-cell table:formula="of:=LOG([.G419];2)" office:value-type="float" office:value="8.70390357344466" calcext:value-type="float">
            <text:p>8.70390357344466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8729016786571" calcext:value-type="float">
            <text:p>7.88729016786571</text:p>
          </table:table-cell>
          <table:table-cell table:formula="of:=LOG([.M419];2)" office:value-type="float" office:value="8.70390357344466" calcext:value-type="float">
            <text:p>8.70390357344466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335731414868" calcext:value-type="float">
            <text:p>9.80335731414868</text:p>
          </table:table-cell>
          <table:table-cell table:formula="of:=LOG([.S419];2)" office:value-type="float" office:value="8.70390357344466" calcext:value-type="float">
            <text:p>8.703903573444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6602870813397" calcext:value-type="float">
            <text:p>8.86602870813397</text:p>
          </table:table-cell>
          <table:table-cell table:formula="of:=LOG([.A420];2)" office:value-type="float" office:value="8.70735913208088" calcext:value-type="float">
            <text:p>8.7073591320808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143540669856" calcext:value-type="float">
            <text:p>9.80143540669856</text:p>
          </table:table-cell>
          <table:table-cell table:formula="of:=LOG([.G420];2)" office:value-type="float" office:value="8.70735913208088" calcext:value-type="float">
            <text:p>8.7073591320808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8995215311005" calcext:value-type="float">
            <text:p>7.88995215311005</text:p>
          </table:table-cell>
          <table:table-cell table:formula="of:=LOG([.M420];2)" office:value-type="float" office:value="8.70735913208088" calcext:value-type="float">
            <text:p>8.7073591320808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143540669856" calcext:value-type="float">
            <text:p>9.80143540669856</text:p>
          </table:table-cell>
          <table:table-cell table:formula="of:=LOG([.S420];2)" office:value-type="float" office:value="8.70735913208088" calcext:value-type="float">
            <text:p>8.707359132080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7112171837709" calcext:value-type="float">
            <text:p>8.87112171837709</text:p>
          </table:table-cell>
          <table:table-cell table:formula="of:=LOG([.A421];2)" office:value-type="float" office:value="8.71080643369935" calcext:value-type="float">
            <text:p>8.7108064336993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90692124105" calcext:value-type="float">
            <text:p>9.8090692124105</text:p>
          </table:table-cell>
          <table:table-cell table:formula="of:=LOG([.G421];2)" office:value-type="float" office:value="8.71080643369935" calcext:value-type="float">
            <text:p>8.7108064336993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9260143198091" calcext:value-type="float">
            <text:p>7.89260143198091</text:p>
          </table:table-cell>
          <table:table-cell table:formula="of:=LOG([.M421];2)" office:value-type="float" office:value="8.71080643369935" calcext:value-type="float">
            <text:p>8.7108064336993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090692124105" calcext:value-type="float">
            <text:p>9.8090692124105</text:p>
          </table:table-cell>
          <table:table-cell table:formula="of:=LOG([.S421];2)" office:value-type="float" office:value="8.71080643369935" calcext:value-type="float">
            <text:p>8.710806433699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7380952380952" calcext:value-type="float">
            <text:p>8.87380952380952</text:p>
          </table:table-cell>
          <table:table-cell table:formula="of:=LOG([.A422];2)" office:value-type="float" office:value="8.71424551766612" calcext:value-type="float">
            <text:p>8.714245517666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1666666666667" calcext:value-type="float">
            <text:p>9.81666666666667</text:p>
          </table:table-cell>
          <table:table-cell table:formula="of:=LOG([.G422];2)" office:value-type="float" office:value="8.71424551766612" calcext:value-type="float">
            <text:p>8.714245517666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9761904761905" calcext:value-type="float">
            <text:p>7.89761904761905</text:p>
          </table:table-cell>
          <table:table-cell table:formula="of:=LOG([.M422];2)" office:value-type="float" office:value="8.71424551766612" calcext:value-type="float">
            <text:p>8.714245517666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1666666666667" calcext:value-type="float">
            <text:p>9.81666666666667</text:p>
          </table:table-cell>
          <table:table-cell table:formula="of:=LOG([.S422];2)" office:value-type="float" office:value="8.71424551766612" calcext:value-type="float">
            <text:p>8.714245517666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812351543943" calcext:value-type="float">
            <text:p>8.8812351543943</text:p>
          </table:table-cell>
          <table:table-cell table:formula="of:=LOG([.A423];2)" office:value-type="float" office:value="8.7176764230664" calcext:value-type="float">
            <text:p>8.7176764230664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660332541568" calcext:value-type="float">
            <text:p>9.82660332541568</text:p>
          </table:table-cell>
          <table:table-cell table:formula="of:=LOG([.G423];2)" office:value-type="float" office:value="8.7176764230664" calcext:value-type="float">
            <text:p>8.7176764230664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0736342042755" calcext:value-type="float">
            <text:p>7.90736342042755</text:p>
          </table:table-cell>
          <table:table-cell table:formula="of:=LOG([.M423];2)" office:value-type="float" office:value="8.7176764230664" calcext:value-type="float">
            <text:p>8.7176764230664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660332541568" calcext:value-type="float">
            <text:p>9.82660332541568</text:p>
          </table:table-cell>
          <table:table-cell table:formula="of:=LOG([.S423];2)" office:value-type="float" office:value="8.7176764230664" calcext:value-type="float">
            <text:p>8.71767642306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8625592417062" calcext:value-type="float">
            <text:p>8.88625592417062</text:p>
          </table:table-cell>
          <table:table-cell table:formula="of:=LOG([.A424];2)" office:value-type="float" office:value="8.72109918870719" calcext:value-type="float">
            <text:p>8.7210991887071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701421800948" calcext:value-type="float">
            <text:p>9.82701421800948</text:p>
          </table:table-cell>
          <table:table-cell table:formula="of:=LOG([.G424];2)" office:value-type="float" office:value="8.72109918870719" calcext:value-type="float">
            <text:p>8.7210991887071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0995260663507" calcext:value-type="float">
            <text:p>7.90995260663507</text:p>
          </table:table-cell>
          <table:table-cell table:formula="of:=LOG([.M424];2)" office:value-type="float" office:value="8.72109918870719" calcext:value-type="float">
            <text:p>8.7210991887071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701421800948" calcext:value-type="float">
            <text:p>9.82701421800948</text:p>
          </table:table-cell>
          <table:table-cell table:formula="of:=LOG([.S424];2)" office:value-type="float" office:value="8.72109918870719" calcext:value-type="float">
            <text:p>8.721099188707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8888888888889" calcext:value-type="float">
            <text:p>8.88888888888889</text:p>
          </table:table-cell>
          <table:table-cell table:formula="of:=LOG([.A425];2)" office:value-type="float" office:value="8.72451385311995" calcext:value-type="float">
            <text:p>8.7245138531199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74231678487" calcext:value-type="float">
            <text:p>9.8274231678487</text:p>
          </table:table-cell>
          <table:table-cell table:formula="of:=LOG([.G425];2)" office:value-type="float" office:value="8.72451385311995" calcext:value-type="float">
            <text:p>8.7245138531199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1489361702128" calcext:value-type="float">
            <text:p>7.91489361702128</text:p>
          </table:table-cell>
          <table:table-cell table:formula="of:=LOG([.M425];2)" office:value-type="float" office:value="8.72451385311995" calcext:value-type="float">
            <text:p>8.7245138531199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74231678487" calcext:value-type="float">
            <text:p>9.8274231678487</text:p>
          </table:table-cell>
          <table:table-cell table:formula="of:=LOG([.S425];2)" office:value-type="float" office:value="8.72451385311995" calcext:value-type="float">
            <text:p>8.724513853119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622641509434" calcext:value-type="float">
            <text:p>8.89622641509434</text:p>
          </table:table-cell>
          <table:table-cell table:formula="of:=LOG([.A426];2)" office:value-type="float" office:value="8.7279204545632" calcext:value-type="float">
            <text:p>8.727920454563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490566037736" calcext:value-type="float">
            <text:p>9.83490566037736</text:p>
          </table:table-cell>
          <table:table-cell table:formula="of:=LOG([.G426];2)" office:value-type="float" office:value="8.7279204545632" calcext:value-type="float">
            <text:p>8.727920454563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1981132075472" calcext:value-type="float">
            <text:p>7.91981132075472</text:p>
          </table:table-cell>
          <table:table-cell table:formula="of:=LOG([.M426];2)" office:value-type="float" office:value="8.7279204545632" calcext:value-type="float">
            <text:p>8.727920454563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490566037736" calcext:value-type="float">
            <text:p>9.83490566037736</text:p>
          </table:table-cell>
          <table:table-cell table:formula="of:=LOG([.S426];2)" office:value-type="float" office:value="8.7279204545632" calcext:value-type="float">
            <text:p>8.727920454563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647058823529" calcext:value-type="float">
            <text:p>8.89647058823529</text:p>
          </table:table-cell>
          <table:table-cell table:formula="of:=LOG([.A427];2)" office:value-type="float" office:value="8.73131903102506" calcext:value-type="float">
            <text:p>8.7313190310250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823529411765" calcext:value-type="float">
            <text:p>9.82823529411765</text:p>
          </table:table-cell>
          <table:table-cell table:formula="of:=LOG([.G427];2)" office:value-type="float" office:value="8.73131903102506" calcext:value-type="float">
            <text:p>8.7313190310250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235294117647" calcext:value-type="float">
            <text:p>7.92235294117647</text:p>
          </table:table-cell>
          <table:table-cell table:formula="of:=LOG([.M427];2)" office:value-type="float" office:value="8.73131903102506" calcext:value-type="float">
            <text:p>8.7313190310250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823529411765" calcext:value-type="float">
            <text:p>9.82823529411765</text:p>
          </table:table-cell>
          <table:table-cell table:formula="of:=LOG([.S427];2)" office:value-type="float" office:value="8.73131903102506" calcext:value-type="float">
            <text:p>8.731319031025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43661971831" calcext:value-type="float">
            <text:p>8.8943661971831</text:p>
          </table:table-cell>
          <table:table-cell table:formula="of:=LOG([.A428];2)" office:value-type="float" office:value="8.73470962022584" calcext:value-type="float">
            <text:p>8.73470962022584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863849765258" calcext:value-type="float">
            <text:p>9.82863849765258</text:p>
          </table:table-cell>
          <table:table-cell table:formula="of:=LOG([.G428];2)" office:value-type="float" office:value="8.73470962022584" calcext:value-type="float">
            <text:p>8.73470962022584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253521126761" calcext:value-type="float">
            <text:p>7.92253521126761</text:p>
          </table:table-cell>
          <table:table-cell table:formula="of:=LOG([.M428];2)" office:value-type="float" office:value="8.73470962022584" calcext:value-type="float">
            <text:p>8.73470962022584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2863849765258" calcext:value-type="float">
            <text:p>9.82863849765258</text:p>
          </table:table-cell>
          <table:table-cell table:formula="of:=LOG([.S428];2)" office:value-type="float" office:value="8.73470962022584" calcext:value-type="float">
            <text:p>8.7347096202258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461358313817" calcext:value-type="float">
            <text:p>8.89461358313817</text:p>
          </table:table-cell>
          <table:table-cell table:formula="of:=LOG([.A429];2)" office:value-type="float" office:value="8.73809225962049" calcext:value-type="float">
            <text:p>8.7380922596204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372365339578" calcext:value-type="float">
            <text:p>9.83372365339578</text:p>
          </table:table-cell>
          <table:table-cell table:formula="of:=LOG([.G429];2)" office:value-type="float" office:value="8.73809225962049" calcext:value-type="float">
            <text:p>8.7380922596204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505854800937" calcext:value-type="float">
            <text:p>7.92505854800937</text:p>
          </table:table-cell>
          <table:table-cell table:formula="of:=LOG([.M429];2)" office:value-type="float" office:value="8.73809225962049" calcext:value-type="float">
            <text:p>8.7380922596204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372365339578" calcext:value-type="float">
            <text:p>9.83372365339578</text:p>
          </table:table-cell>
          <table:table-cell table:formula="of:=LOG([.S429];2)" office:value-type="float" office:value="8.73809225962049" calcext:value-type="float">
            <text:p>8.7380922596204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953271028037" calcext:value-type="float">
            <text:p>8.89953271028037</text:p>
          </table:table-cell>
          <table:table-cell table:formula="of:=LOG([.A430];2)" office:value-type="float" office:value="8.74146698640115" calcext:value-type="float">
            <text:p>8.7414669864011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878504672897" calcext:value-type="float">
            <text:p>9.83878504672897</text:p>
          </table:table-cell>
          <table:table-cell table:formula="of:=LOG([.G430];2)" office:value-type="float" office:value="8.74146698640115" calcext:value-type="float">
            <text:p>8.7414669864011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757009345794" calcext:value-type="float">
            <text:p>7.92757009345794</text:p>
          </table:table-cell>
          <table:table-cell table:formula="of:=LOG([.M430];2)" office:value-type="float" office:value="8.74146698640115" calcext:value-type="float">
            <text:p>8.7414669864011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878504672897" calcext:value-type="float">
            <text:p>9.83878504672897</text:p>
          </table:table-cell>
          <table:table-cell table:formula="of:=LOG([.S430];2)" office:value-type="float" office:value="8.74146698640115" calcext:value-type="float">
            <text:p>8.741466986401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997668997669" calcext:value-type="float">
            <text:p>8.8997668997669</text:p>
          </table:table-cell>
          <table:table-cell table:formula="of:=LOG([.A431];2)" office:value-type="float" office:value="8.74483383749955" calcext:value-type="float">
            <text:p>8.74483383749955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916083916084" calcext:value-type="float">
            <text:p>9.83916083916084</text:p>
          </table:table-cell>
          <table:table-cell table:formula="of:=LOG([.G431];2)" office:value-type="float" office:value="8.74483383749955" calcext:value-type="float">
            <text:p>8.74483383749955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3006993006993" calcext:value-type="float">
            <text:p>7.93006993006993</text:p>
          </table:table-cell>
          <table:table-cell table:formula="of:=LOG([.M431];2)" office:value-type="float" office:value="8.74483383749955" calcext:value-type="float">
            <text:p>8.74483383749955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3916083916084" calcext:value-type="float">
            <text:p>9.83916083916084</text:p>
          </table:table-cell>
          <table:table-cell table:formula="of:=LOG([.S431];2)" office:value-type="float" office:value="8.74483383749955" calcext:value-type="float">
            <text:p>8.744833837499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0697674418605" calcext:value-type="float">
            <text:p>8.90697674418605</text:p>
          </table:table-cell>
          <table:table-cell table:formula="of:=LOG([.A432];2)" office:value-type="float" office:value="8.74819284958946" calcext:value-type="float">
            <text:p>8.7481928495894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4651162790698" calcext:value-type="float">
            <text:p>9.84651162790698</text:p>
          </table:table-cell>
          <table:table-cell table:formula="of:=LOG([.G432];2)" office:value-type="float" office:value="8.74819284958946" calcext:value-type="float">
            <text:p>8.7481928495894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1627906976744" calcext:value-type="float">
            <text:p>7.91627906976744</text:p>
          </table:table-cell>
          <table:table-cell table:formula="of:=LOG([.M432];2)" office:value-type="float" office:value="8.74819284958946" calcext:value-type="float">
            <text:p>8.7481928495894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4651162790698" calcext:value-type="float">
            <text:p>9.84651162790698</text:p>
          </table:table-cell>
          <table:table-cell table:formula="of:=LOG([.S432];2)" office:value-type="float" office:value="8.74819284958946" calcext:value-type="float">
            <text:p>8.748192849589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0951276102088" calcext:value-type="float">
            <text:p>8.90951276102088</text:p>
          </table:table-cell>
          <table:table-cell table:formula="of:=LOG([.A433];2)" office:value-type="float" office:value="8.7515440590891" calcext:value-type="float">
            <text:p>8.751544059089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4686774941995" calcext:value-type="float">
            <text:p>9.84686774941995</text:p>
          </table:table-cell>
          <table:table-cell table:formula="of:=LOG([.G433];2)" office:value-type="float" office:value="8.7515440590891" calcext:value-type="float">
            <text:p>8.751544059089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111368909513" calcext:value-type="float">
            <text:p>7.92111368909513</text:p>
          </table:table-cell>
          <table:table-cell table:formula="of:=LOG([.M433];2)" office:value-type="float" office:value="8.7515440590891" calcext:value-type="float">
            <text:p>8.751544059089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4686774941995" calcext:value-type="float">
            <text:p>9.84686774941995</text:p>
          </table:table-cell>
          <table:table-cell table:formula="of:=LOG([.S433];2)" office:value-type="float" office:value="8.7515440590891" calcext:value-type="float">
            <text:p>8.75154405908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1666666666667" calcext:value-type="float">
            <text:p>8.91666666666667</text:p>
          </table:table-cell>
          <table:table-cell table:formula="of:=LOG([.A434];2)" office:value-type="float" office:value="8.75488750216347" calcext:value-type="float">
            <text:p>8.7548875021634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6111111111111" calcext:value-type="float">
            <text:p>9.86111111111111</text:p>
          </table:table-cell>
          <table:table-cell table:formula="of:=LOG([.G434];2)" office:value-type="float" office:value="8.75488750216347" calcext:value-type="float">
            <text:p>8.7548875021634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592592592593" calcext:value-type="float">
            <text:p>7.92592592592593</text:p>
          </table:table-cell>
          <table:table-cell table:formula="of:=LOG([.M434];2)" office:value-type="float" office:value="8.75488750216347" calcext:value-type="float">
            <text:p>8.7548875021634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6111111111111" calcext:value-type="float">
            <text:p>9.86111111111111</text:p>
          </table:table-cell>
          <table:table-cell table:formula="of:=LOG([.S434];2)" office:value-type="float" office:value="8.75488750216347" calcext:value-type="float">
            <text:p>8.754887502163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1685912240185" calcext:value-type="float">
            <text:p>8.91685912240185</text:p>
          </table:table-cell>
          <table:table-cell table:formula="of:=LOG([.A435];2)" office:value-type="float" office:value="8.75822321472672" calcext:value-type="float">
            <text:p>8.7582232147267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729792147806" calcext:value-type="float">
            <text:p>9.8729792147806</text:p>
          </table:table-cell>
          <table:table-cell table:formula="of:=LOG([.G435];2)" office:value-type="float" office:value="8.75822321472672" calcext:value-type="float">
            <text:p>8.7582232147267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284064665127" calcext:value-type="float">
            <text:p>7.9284064665127</text:p>
          </table:table-cell>
          <table:table-cell table:formula="of:=LOG([.M435];2)" office:value-type="float" office:value="8.75822321472672" calcext:value-type="float">
            <text:p>8.7582232147267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729792147806" calcext:value-type="float">
            <text:p>9.8729792147806</text:p>
          </table:table-cell>
          <table:table-cell table:formula="of:=LOG([.S435];2)" office:value-type="float" office:value="8.75822321472672" calcext:value-type="float">
            <text:p>8.758223214726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2165898617512" calcext:value-type="float">
            <text:p>8.92165898617512</text:p>
          </table:table-cell>
          <table:table-cell table:formula="of:=LOG([.A436];2)" office:value-type="float" office:value="8.76155123244448" calcext:value-type="float">
            <text:p>8.7615512324444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8018433179724" calcext:value-type="float">
            <text:p>9.88018433179724</text:p>
          </table:table-cell>
          <table:table-cell table:formula="of:=LOG([.G436];2)" office:value-type="float" office:value="8.76155123244448" calcext:value-type="float">
            <text:p>8.7615512324444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3087557603687" calcext:value-type="float">
            <text:p>7.93087557603687</text:p>
          </table:table-cell>
          <table:table-cell table:formula="of:=LOG([.M436];2)" office:value-type="float" office:value="8.76155123244448" calcext:value-type="float">
            <text:p>8.7615512324444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8018433179724" calcext:value-type="float">
            <text:p>9.88018433179724</text:p>
          </table:table-cell>
          <table:table-cell table:formula="of:=LOG([.S436];2)" office:value-type="float" office:value="8.76155123244448" calcext:value-type="float">
            <text:p>8.7615512324444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1954022988506" calcext:value-type="float">
            <text:p>8.91954022988506</text:p>
          </table:table-cell>
          <table:table-cell table:formula="of:=LOG([.A437];2)" office:value-type="float" office:value="8.76487159073609" calcext:value-type="float">
            <text:p>8.7648715907360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9195402298851" calcext:value-type="float">
            <text:p>9.89195402298851</text:p>
          </table:table-cell>
          <table:table-cell table:formula="of:=LOG([.G437];2)" office:value-type="float" office:value="8.76487159073609" calcext:value-type="float">
            <text:p>8.7648715907360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3103448275862" calcext:value-type="float">
            <text:p>7.93103448275862</text:p>
          </table:table-cell>
          <table:table-cell table:formula="of:=LOG([.M437];2)" office:value-type="float" office:value="8.76487159073609" calcext:value-type="float">
            <text:p>8.7648715907360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9195402298851" calcext:value-type="float">
            <text:p>9.89195402298851</text:p>
          </table:table-cell>
          <table:table-cell table:formula="of:=LOG([.S437];2)" office:value-type="float" office:value="8.76487159073609" calcext:value-type="float">
            <text:p>8.764871590736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243119266055" calcext:value-type="float">
            <text:p>8.9243119266055</text:p>
          </table:table-cell>
          <table:table-cell table:formula="of:=LOG([.A438];2)" office:value-type="float" office:value="8.76818432477693" calcext:value-type="float">
            <text:p>8.76818432477693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9449541284404" calcext:value-type="float">
            <text:p>9.89449541284404</text:p>
          </table:table-cell>
          <table:table-cell table:formula="of:=LOG([.G438];2)" office:value-type="float" office:value="8.76818432477693" calcext:value-type="float">
            <text:p>8.76818432477693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3577981651376" calcext:value-type="float">
            <text:p>7.93577981651376</text:p>
          </table:table-cell>
          <table:table-cell table:formula="of:=LOG([.M438];2)" office:value-type="float" office:value="8.76818432477693" calcext:value-type="float">
            <text:p>8.76818432477693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89449541284404" calcext:value-type="float">
            <text:p>9.89449541284404</text:p>
          </table:table-cell>
          <table:table-cell table:formula="of:=LOG([.S438];2)" office:value-type="float" office:value="8.76818432477693" calcext:value-type="float">
            <text:p>8.7681843247769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2677345537757" calcext:value-type="float">
            <text:p>8.92677345537757</text:p>
          </table:table-cell>
          <table:table-cell table:formula="of:=LOG([.A439];2)" office:value-type="float" office:value="8.7714894695006" calcext:value-type="float">
            <text:p>8.771489469500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160183066362" calcext:value-type="float">
            <text:p>9.90160183066362</text:p>
          </table:table-cell>
          <table:table-cell table:formula="of:=LOG([.G439];2)" office:value-type="float" office:value="8.7714894695006" calcext:value-type="float">
            <text:p>8.771489469500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4050343249428" calcext:value-type="float">
            <text:p>7.94050343249428</text:p>
          </table:table-cell>
          <table:table-cell table:formula="of:=LOG([.M439];2)" office:value-type="float" office:value="8.7714894695006" calcext:value-type="float">
            <text:p>8.771489469500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160183066362" calcext:value-type="float">
            <text:p>9.90160183066362</text:p>
          </table:table-cell>
          <table:table-cell table:formula="of:=LOG([.S439];2)" office:value-type="float" office:value="8.7714894695006" calcext:value-type="float">
            <text:p>8.77148946950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337899543379" calcext:value-type="float">
            <text:p>8.9337899543379</text:p>
          </table:table-cell>
          <table:table-cell table:formula="of:=LOG([.A440];2)" office:value-type="float" office:value="8.77478705960117" calcext:value-type="float">
            <text:p>8.7747870596011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41095890411" calcext:value-type="float">
            <text:p>9.9041095890411</text:p>
          </table:table-cell>
          <table:table-cell table:formula="of:=LOG([.G440];2)" office:value-type="float" office:value="8.77478705960117" calcext:value-type="float">
            <text:p>8.7747870596011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4520547945205" calcext:value-type="float">
            <text:p>7.94520547945205</text:p>
          </table:table-cell>
          <table:table-cell table:formula="of:=LOG([.M440];2)" office:value-type="float" office:value="8.77478705960117" calcext:value-type="float">
            <text:p>8.7747870596011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41095890411" calcext:value-type="float">
            <text:p>9.9041095890411</text:p>
          </table:table-cell>
          <table:table-cell table:formula="of:=LOG([.S440];2)" office:value-type="float" office:value="8.77478705960117" calcext:value-type="float">
            <text:p>8.774787059601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3849658314351" calcext:value-type="float">
            <text:p>8.93849658314351</text:p>
          </table:table-cell>
          <table:table-cell table:formula="of:=LOG([.A441];2)" office:value-type="float" office:value="8.77807712953536" calcext:value-type="float">
            <text:p>8.7780771295353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660592255125" calcext:value-type="float">
            <text:p>9.90660592255125</text:p>
          </table:table-cell>
          <table:table-cell table:formula="of:=LOG([.G441];2)" office:value-type="float" office:value="8.77807712953536" calcext:value-type="float">
            <text:p>8.7780771295353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4760820045558" calcext:value-type="float">
            <text:p>7.94760820045558</text:p>
          </table:table-cell>
          <table:table-cell table:formula="of:=LOG([.M441];2)" office:value-type="float" office:value="8.77807712953536" calcext:value-type="float">
            <text:p>8.7780771295353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660592255125" calcext:value-type="float">
            <text:p>9.90660592255125</text:p>
          </table:table-cell>
          <table:table-cell table:formula="of:=LOG([.S441];2)" office:value-type="float" office:value="8.77807712953536" calcext:value-type="float">
            <text:p>8.778077129535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3863636363636" calcext:value-type="float">
            <text:p>8.93863636363636</text:p>
          </table:table-cell>
          <table:table-cell table:formula="of:=LOG([.A442];2)" office:value-type="float" office:value="8.78135971352466" calcext:value-type="float">
            <text:p>8.7813597135246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" calcext:value-type="float">
            <text:p>9.9</text:p>
          </table:table-cell>
          <table:table-cell table:formula="of:=LOG([.G442];2)" office:value-type="float" office:value="8.78135971352466" calcext:value-type="float">
            <text:p>8.7813597135246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table:formula="of:=LOG([.M442];2)" office:value-type="float" office:value="8.78135971352466" calcext:value-type="float">
            <text:p>8.7813597135246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" calcext:value-type="float">
            <text:p>9.9</text:p>
          </table:table-cell>
          <table:table-cell table:formula="of:=LOG([.S442];2)" office:value-type="float" office:value="8.78135971352466" calcext:value-type="float">
            <text:p>8.781359713524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4557823129252" calcext:value-type="float">
            <text:p>8.94557823129252</text:p>
          </table:table-cell>
          <table:table-cell table:formula="of:=LOG([.A443];2)" office:value-type="float" office:value="8.78463484555752" calcext:value-type="float">
            <text:p>8.7846348455575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929705215419" calcext:value-type="float">
            <text:p>9.90929705215419</text:p>
          </table:table-cell>
          <table:table-cell table:formula="of:=LOG([.G443];2)" office:value-type="float" office:value="8.78463484555752" calcext:value-type="float">
            <text:p>8.7846348455575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546485260771" calcext:value-type="float">
            <text:p>7.9546485260771</text:p>
          </table:table-cell>
          <table:table-cell table:formula="of:=LOG([.M443];2)" office:value-type="float" office:value="8.78463484555752" calcext:value-type="float">
            <text:p>8.78463484555752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0929705215419" calcext:value-type="float">
            <text:p>9.90929705215419</text:p>
          </table:table-cell>
          <table:table-cell table:formula="of:=LOG([.S443];2)" office:value-type="float" office:value="8.78463484555752" calcext:value-type="float">
            <text:p>8.7846348455575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5022624434389" calcext:value-type="float">
            <text:p>8.95022624434389</text:p>
          </table:table-cell>
          <table:table-cell table:formula="of:=LOG([.A444];2)" office:value-type="float" office:value="8.78790255939143" calcext:value-type="float">
            <text:p>8.78790255939143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1628959276018" calcext:value-type="float">
            <text:p>9.91628959276018</text:p>
          </table:table-cell>
          <table:table-cell table:formula="of:=LOG([.G444];2)" office:value-type="float" office:value="8.78790255939143" calcext:value-type="float">
            <text:p>8.78790255939143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5701357466063" calcext:value-type="float">
            <text:p>7.95701357466063</text:p>
          </table:table-cell>
          <table:table-cell table:formula="of:=LOG([.M444];2)" office:value-type="float" office:value="8.78790255939143" calcext:value-type="float">
            <text:p>8.78790255939143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1628959276018" calcext:value-type="float">
            <text:p>9.91628959276018</text:p>
          </table:table-cell>
          <table:table-cell table:formula="of:=LOG([.S444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5711060948081" calcext:value-type="float">
            <text:p>8.95711060948081</text:p>
          </table:table-cell>
          <table:table-cell table:formula="of:=LOG([.A445];2)" office:value-type="float" office:value="8.79116288855502" calcext:value-type="float">
            <text:p>8.7911628885550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255079006772" calcext:value-type="float">
            <text:p>9.9255079006772</text:p>
          </table:table-cell>
          <table:table-cell table:formula="of:=LOG([.G445];2)" office:value-type="float" office:value="8.79116288855502" calcext:value-type="float">
            <text:p>8.7911628885550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6162528216704" calcext:value-type="float">
            <text:p>7.96162528216704</text:p>
          </table:table-cell>
          <table:table-cell table:formula="of:=LOG([.M445];2)" office:value-type="float" office:value="8.79116288855502" calcext:value-type="float">
            <text:p>8.7911628885550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255079006772" calcext:value-type="float">
            <text:p>9.9255079006772</text:p>
          </table:table-cell>
          <table:table-cell table:formula="of:=LOG([.S445];2)" office:value-type="float" office:value="8.79116288855502" calcext:value-type="float">
            <text:p>8.791162888555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5945945945946" calcext:value-type="float">
            <text:p>8.95945945945946</text:p>
          </table:table-cell>
          <table:table-cell table:formula="of:=LOG([.A446];2)" office:value-type="float" office:value="8.79441586635011" calcext:value-type="float">
            <text:p>8.7944158663501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2792792792793" calcext:value-type="float">
            <text:p>9.92792792792793</text:p>
          </table:table-cell>
          <table:table-cell table:formula="of:=LOG([.G446];2)" office:value-type="float" office:value="8.79441586635011" calcext:value-type="float">
            <text:p>8.7944158663501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6621621621622" calcext:value-type="float">
            <text:p>7.96621621621622</text:p>
          </table:table-cell>
          <table:table-cell table:formula="of:=LOG([.M446];2)" office:value-type="float" office:value="8.79441586635011" calcext:value-type="float">
            <text:p>8.7944158663501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2792792792793" calcext:value-type="float">
            <text:p>9.92792792792793</text:p>
          </table:table-cell>
          <table:table-cell table:formula="of:=LOG([.S446];2)" office:value-type="float" office:value="8.79441586635011" calcext:value-type="float">
            <text:p>8.794415866350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6179775280899" calcext:value-type="float">
            <text:p>8.96179775280899</text:p>
          </table:table-cell>
          <table:table-cell table:formula="of:=LOG([.A447];2)" office:value-type="float" office:value="8.79766152585376" calcext:value-type="float">
            <text:p>8.79766152585376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258426966292" calcext:value-type="float">
            <text:p>9.93258426966292</text:p>
          </table:table-cell>
          <table:table-cell table:formula="of:=LOG([.G447];2)" office:value-type="float" office:value="8.79766152585376" calcext:value-type="float">
            <text:p>8.79766152585376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7078651685393" calcext:value-type="float">
            <text:p>7.97078651685393</text:p>
          </table:table-cell>
          <table:table-cell table:formula="of:=LOG([.M447];2)" office:value-type="float" office:value="8.79766152585376" calcext:value-type="float">
            <text:p>8.79766152585376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258426966292" calcext:value-type="float">
            <text:p>9.93258426966292</text:p>
          </table:table-cell>
          <table:table-cell table:formula="of:=LOG([.S447];2)" office:value-type="float" office:value="8.79766152585376" calcext:value-type="float">
            <text:p>8.7976615258537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6636771300448" calcext:value-type="float">
            <text:p>8.96636771300448</text:p>
          </table:table-cell>
          <table:table-cell table:formula="of:=LOG([.A448];2)" office:value-type="float" office:value="8.80089989992031" calcext:value-type="float">
            <text:p>8.80089989992031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04932735426" calcext:value-type="float">
            <text:p>9.9304932735426</text:p>
          </table:table-cell>
          <table:table-cell table:formula="of:=LOG([.G448];2)" office:value-type="float" office:value="8.80089989992031" calcext:value-type="float">
            <text:p>8.80089989992031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7309417040359" calcext:value-type="float">
            <text:p>7.97309417040359</text:p>
          </table:table-cell>
          <table:table-cell table:formula="of:=LOG([.M448];2)" office:value-type="float" office:value="8.80089989992031" calcext:value-type="float">
            <text:p>8.80089989992031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04932735426" calcext:value-type="float">
            <text:p>9.9304932735426</text:p>
          </table:table-cell>
          <table:table-cell table:formula="of:=LOG([.S448];2)" office:value-type="float" office:value="8.80089989992031" calcext:value-type="float">
            <text:p>8.800899899920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6868008948546" calcext:value-type="float">
            <text:p>8.96868008948546</text:p>
          </table:table-cell>
          <table:table-cell table:formula="of:=LOG([.A449];2)" office:value-type="float" office:value="8.80413102118332" calcext:value-type="float">
            <text:p>8.80413102118332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288590604027" calcext:value-type="float">
            <text:p>9.93288590604027</text:p>
          </table:table-cell>
          <table:table-cell table:formula="of:=LOG([.G449];2)" office:value-type="float" office:value="8.80413102118332" calcext:value-type="float">
            <text:p>8.80413102118332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7762863534676" calcext:value-type="float">
            <text:p>7.97762863534676</text:p>
          </table:table-cell>
          <table:table-cell table:formula="of:=LOG([.M449];2)" office:value-type="float" office:value="8.80413102118332" calcext:value-type="float">
            <text:p>8.80413102118332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288590604027" calcext:value-type="float">
            <text:p>9.93288590604027</text:p>
          </table:table-cell>
          <table:table-cell table:formula="of:=LOG([.S449];2)" office:value-type="float" office:value="8.80413102118332" calcext:value-type="float">
            <text:p>8.804131021183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7321428571429" calcext:value-type="float">
            <text:p>8.97321428571429</text:p>
          </table:table-cell>
          <table:table-cell table:formula="of:=LOG([.A450];2)" office:value-type="float" office:value="8.8073549220576" calcext:value-type="float">
            <text:p>8.807354922057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75" calcext:value-type="float">
            <text:p>9.9375</text:p>
          </table:table-cell>
          <table:table-cell table:formula="of:=LOG([.G450];2)" office:value-type="float" office:value="8.8073549220576" calcext:value-type="float">
            <text:p>8.807354922057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7991071428571" calcext:value-type="float">
            <text:p>7.97991071428571</text:p>
          </table:table-cell>
          <table:table-cell table:formula="of:=LOG([.M450];2)" office:value-type="float" office:value="8.8073549220576" calcext:value-type="float">
            <text:p>8.807354922057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75" calcext:value-type="float">
            <text:p>9.9375</text:p>
          </table:table-cell>
          <table:table-cell table:formula="of:=LOG([.S450];2)" office:value-type="float" office:value="8.8073549220576" calcext:value-type="float">
            <text:p>8.80735492205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7327394209354" calcext:value-type="float">
            <text:p>8.97327394209354</text:p>
          </table:table-cell>
          <table:table-cell table:formula="of:=LOG([.A451];2)" office:value-type="float" office:value="8.81057163474115" calcext:value-type="float">
            <text:p>8.81057163474115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541202672606" calcext:value-type="float">
            <text:p>9.93541202672606</text:p>
          </table:table-cell>
          <table:table-cell table:formula="of:=LOG([.G451];2)" office:value-type="float" office:value="8.81057163474115" calcext:value-type="float">
            <text:p>8.81057163474115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8218262806236" calcext:value-type="float">
            <text:p>7.98218262806236</text:p>
          </table:table-cell>
          <table:table-cell table:formula="of:=LOG([.M451];2)" office:value-type="float" office:value="8.81057163474115" calcext:value-type="float">
            <text:p>8.81057163474115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541202672606" calcext:value-type="float">
            <text:p>9.93541202672606</text:p>
          </table:table-cell>
          <table:table-cell table:formula="of:=LOG([.S451];2)" office:value-type="float" office:value="8.81057163474115" calcext:value-type="float">
            <text:p>8.810571634741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7555555555556" calcext:value-type="float">
            <text:p>8.97555555555556</text:p>
          </table:table-cell>
          <table:table-cell table:formula="of:=LOG([.A452];2)" office:value-type="float" office:value="8.81378119121704" calcext:value-type="float">
            <text:p>8.813781191217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777777777778" calcext:value-type="float">
            <text:p>9.93777777777778</text:p>
          </table:table-cell>
          <table:table-cell table:formula="of:=LOG([.G452];2)" office:value-type="float" office:value="8.81378119121704" calcext:value-type="float">
            <text:p>8.813781191217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8666666666667" calcext:value-type="float">
            <text:p>7.98666666666667</text:p>
          </table:table-cell>
          <table:table-cell table:formula="of:=LOG([.M452];2)" office:value-type="float" office:value="8.81378119121704" calcext:value-type="float">
            <text:p>8.813781191217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3777777777778" calcext:value-type="float">
            <text:p>9.93777777777778</text:p>
          </table:table-cell>
          <table:table-cell table:formula="of:=LOG([.S452];2)" office:value-type="float" office:value="8.81378119121704" calcext:value-type="float">
            <text:p>8.813781191217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8226164079823" calcext:value-type="float">
            <text:p>8.98226164079823</text:p>
          </table:table-cell>
          <table:table-cell table:formula="of:=LOG([.A453];2)" office:value-type="float" office:value="8.81698362325538" calcext:value-type="float">
            <text:p>8.8169836232553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235033259423" calcext:value-type="float">
            <text:p>9.94235033259423</text:p>
          </table:table-cell>
          <table:table-cell table:formula="of:=LOG([.G453];2)" office:value-type="float" office:value="8.81698362325538" calcext:value-type="float">
            <text:p>8.8169836232553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8891352549889" calcext:value-type="float">
            <text:p>7.98891352549889</text:p>
          </table:table-cell>
          <table:table-cell table:formula="of:=LOG([.M453];2)" office:value-type="float" office:value="8.81698362325538" calcext:value-type="float">
            <text:p>8.8169836232553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235033259423" calcext:value-type="float">
            <text:p>9.94235033259423</text:p>
          </table:table-cell>
          <table:table-cell table:formula="of:=LOG([.S453];2)" office:value-type="float" office:value="8.81698362325538" calcext:value-type="float">
            <text:p>8.8169836232553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8672566371682" calcext:value-type="float">
            <text:p>8.98672566371682</text:p>
          </table:table-cell>
          <table:table-cell table:formula="of:=LOG([.A454];2)" office:value-type="float" office:value="8.82017896241519" calcext:value-type="float">
            <text:p>8.8201789624151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690265486726" calcext:value-type="float">
            <text:p>9.94690265486726</text:p>
          </table:table-cell>
          <table:table-cell table:formula="of:=LOG([.G454];2)" office:value-type="float" office:value="8.82017896241519" calcext:value-type="float">
            <text:p>8.8201789624151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9115044247788" calcext:value-type="float">
            <text:p>7.99115044247788</text:p>
          </table:table-cell>
          <table:table-cell table:formula="of:=LOG([.M454];2)" office:value-type="float" office:value="8.82017896241519" calcext:value-type="float">
            <text:p>8.8201789624151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690265486726" calcext:value-type="float">
            <text:p>9.94690265486726</text:p>
          </table:table-cell>
          <table:table-cell table:formula="of:=LOG([.S454];2)" office:value-type="float" office:value="8.82017896241519" calcext:value-type="float">
            <text:p>8.820178962415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8896247240618" calcext:value-type="float">
            <text:p>8.98896247240618</text:p>
          </table:table-cell>
          <table:table-cell table:formula="of:=LOG([.A455];2)" office:value-type="float" office:value="8.82336724004624" calcext:value-type="float">
            <text:p>8.8233672400462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922737306843" calcext:value-type="float">
            <text:p>9.94922737306843</text:p>
          </table:table-cell>
          <table:table-cell table:formula="of:=LOG([.G455];2)" office:value-type="float" office:value="8.82336724004624" calcext:value-type="float">
            <text:p>8.8233672400462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99558498896247" calcext:value-type="float">
            <text:p>7.99558498896247</text:p>
          </table:table-cell>
          <table:table-cell table:formula="of:=LOG([.M455];2)" office:value-type="float" office:value="8.82336724004624" calcext:value-type="float">
            <text:p>8.8233672400462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922737306843" calcext:value-type="float">
            <text:p>9.94922737306843</text:p>
          </table:table-cell>
          <table:table-cell table:formula="of:=LOG([.S455];2)" office:value-type="float" office:value="8.82336724004624" calcext:value-type="float">
            <text:p>8.823367240046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118942731278" calcext:value-type="float">
            <text:p>8.99118942731278</text:p>
          </table:table-cell>
          <table:table-cell table:formula="of:=LOG([.A456];2)" office:value-type="float" office:value="8.82654848729092" calcext:value-type="float">
            <text:p>8.826548487290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713656387665" calcext:value-type="float">
            <text:p>9.94713656387665</text:p>
          </table:table-cell>
          <table:table-cell table:formula="of:=LOG([.G456];2)" office:value-type="float" office:value="8.82654848729092" calcext:value-type="float">
            <text:p>8.826548487290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LOG([.M456];2)" office:value-type="float" office:value="8.82654848729092" calcext:value-type="float">
            <text:p>8.826548487290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4713656387665" calcext:value-type="float">
            <text:p>9.94713656387665</text:p>
          </table:table-cell>
          <table:table-cell table:formula="of:=LOG([.S456];2)" office:value-type="float" office:value="8.82654848729092" calcext:value-type="float">
            <text:p>8.826548487290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120879120879" calcext:value-type="float">
            <text:p>8.99120879120879</text:p>
          </table:table-cell>
          <table:table-cell table:formula="of:=LOG([.A457];2)" office:value-type="float" office:value="8.82972273508606" calcext:value-type="float">
            <text:p>8.8297227350860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5604395604396" calcext:value-type="float">
            <text:p>9.95604395604396</text:p>
          </table:table-cell>
          <table:table-cell table:formula="of:=LOG([.G457];2)" office:value-type="float" office:value="8.82972273508606" calcext:value-type="float">
            <text:p>8.8297227350860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021978021978" calcext:value-type="float">
            <text:p>8.0021978021978</text:p>
          </table:table-cell>
          <table:table-cell table:formula="of:=LOG([.M457];2)" office:value-type="float" office:value="8.82972273508606" calcext:value-type="float">
            <text:p>8.8297227350860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5604395604396" calcext:value-type="float">
            <text:p>9.95604395604396</text:p>
          </table:table-cell>
          <table:table-cell table:formula="of:=LOG([.S457];2)" office:value-type="float" office:value="8.82972273508606" calcext:value-type="float">
            <text:p>8.8297227350860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122807017544" calcext:value-type="float">
            <text:p>8.99122807017544</text:p>
          </table:table-cell>
          <table:table-cell table:formula="of:=LOG([.A458];2)" office:value-type="float" office:value="8.83289001416474" calcext:value-type="float">
            <text:p>8.8328900141647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491228070176" calcext:value-type="float">
            <text:p>9.96491228070176</text:p>
          </table:table-cell>
          <table:table-cell table:formula="of:=LOG([.G458];2)" office:value-type="float" office:value="8.83289001416474" calcext:value-type="float">
            <text:p>8.8328900141647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0438596491228" calcext:value-type="float">
            <text:p>8.00438596491228</text:p>
          </table:table-cell>
          <table:table-cell table:formula="of:=LOG([.M458];2)" office:value-type="float" office:value="8.83289001416474" calcext:value-type="float">
            <text:p>8.8328900141647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491228070176" calcext:value-type="float">
            <text:p>9.96491228070176</text:p>
          </table:table-cell>
          <table:table-cell table:formula="of:=LOG([.S458];2)" office:value-type="float" office:value="8.83289001416474" calcext:value-type="float">
            <text:p>8.832890014164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124726477024" calcext:value-type="float">
            <text:p>8.99124726477024</text:p>
          </table:table-cell>
          <table:table-cell table:formula="of:=LOG([.A459];2)" office:value-type="float" office:value="8.83605035505807" calcext:value-type="float">
            <text:p>8.8360503550580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061269146608" calcext:value-type="float">
            <text:p>9.96061269146608</text:p>
          </table:table-cell>
          <table:table-cell table:formula="of:=LOG([.G459];2)" office:value-type="float" office:value="8.83605035505807" calcext:value-type="float">
            <text:p>8.8360503550580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0656455142232" calcext:value-type="float">
            <text:p>8.00656455142232</text:p>
          </table:table-cell>
          <table:table-cell table:formula="of:=LOG([.M459];2)" office:value-type="float" office:value="8.83605035505807" calcext:value-type="float">
            <text:p>8.8360503550580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061269146608" calcext:value-type="float">
            <text:p>9.96061269146608</text:p>
          </table:table-cell>
          <table:table-cell table:formula="of:=LOG([.S459];2)" office:value-type="float" office:value="8.83605035505807" calcext:value-type="float">
            <text:p>8.8360503550580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344978165939" calcext:value-type="float">
            <text:p>8.99344978165939</text:p>
          </table:table-cell>
          <table:table-cell table:formula="of:=LOG([.A460];2)" office:value-type="float" office:value="8.83920378809695" calcext:value-type="float">
            <text:p>8.8392037880969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5633187772926" calcext:value-type="float">
            <text:p>9.95633187772926</text:p>
          </table:table-cell>
          <table:table-cell table:formula="of:=LOG([.G460];2)" office:value-type="float" office:value="8.83920378809695" calcext:value-type="float">
            <text:p>8.8392037880969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1091703056769" calcext:value-type="float">
            <text:p>8.01091703056769</text:p>
          </table:table-cell>
          <table:table-cell table:formula="of:=LOG([.M460];2)" office:value-type="float" office:value="8.83920378809695" calcext:value-type="float">
            <text:p>8.8392037880969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5633187772926" calcext:value-type="float">
            <text:p>9.95633187772926</text:p>
          </table:table-cell>
          <table:table-cell table:formula="of:=LOG([.S460];2)" office:value-type="float" office:value="8.83920378809695" calcext:value-type="float">
            <text:p>8.8392037880969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564270152506" calcext:value-type="float">
            <text:p>8.99564270152506</text:p>
          </table:table-cell>
          <table:table-cell table:formula="of:=LOG([.A461];2)" office:value-type="float" office:value="8.84235034341381" calcext:value-type="float">
            <text:p>8.8423503434138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078431372549" calcext:value-type="float">
            <text:p>9.96078431372549</text:p>
          </table:table-cell>
          <table:table-cell table:formula="of:=LOG([.G461];2)" office:value-type="float" office:value="8.84235034341381" calcext:value-type="float">
            <text:p>8.8423503434138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1525054466231" calcext:value-type="float">
            <text:p>8.01525054466231</text:p>
          </table:table-cell>
          <table:table-cell table:formula="of:=LOG([.M461];2)" office:value-type="float" office:value="8.84235034341381" calcext:value-type="float">
            <text:p>8.8423503434138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078431372549" calcext:value-type="float">
            <text:p>9.96078431372549</text:p>
          </table:table-cell>
          <table:table-cell table:formula="of:=LOG([.S461];2)" office:value-type="float" office:value="8.84235034341381" calcext:value-type="float">
            <text:p>8.8423503434138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99782608695652" calcext:value-type="float">
            <text:p>8.99782608695652</text:p>
          </table:table-cell>
          <table:table-cell table:formula="of:=LOG([.A462];2)" office:value-type="float" office:value="8.84549005094438" calcext:value-type="float">
            <text:p>8.8454900509443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73913043478" calcext:value-type="float">
            <text:p>9.97173913043478</text:p>
          </table:table-cell>
          <table:table-cell table:formula="of:=LOG([.G462];2)" office:value-type="float" office:value="8.84549005094438" calcext:value-type="float">
            <text:p>8.8454900509443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1956521739131" calcext:value-type="float">
            <text:p>8.01956521739131</text:p>
          </table:table-cell>
          <table:table-cell table:formula="of:=LOG([.M462];2)" office:value-type="float" office:value="8.84549005094438" calcext:value-type="float">
            <text:p>8.8454900509443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73913043478" calcext:value-type="float">
            <text:p>9.97173913043478</text:p>
          </table:table-cell>
          <table:table-cell table:formula="of:=LOG([.S462];2)" office:value-type="float" office:value="8.84549005094438" calcext:value-type="float">
            <text:p>8.845490050944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0216919739696" calcext:value-type="float">
            <text:p>9.00216919739696</text:p>
          </table:table-cell>
          <table:table-cell table:formula="of:=LOG([.A463];2)" office:value-type="float" office:value="8.84862294042934" calcext:value-type="float">
            <text:p>8.8486229404293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80043383948" calcext:value-type="float">
            <text:p>9.97180043383948</text:p>
          </table:table-cell>
          <table:table-cell table:formula="of:=LOG([.G463];2)" office:value-type="float" office:value="8.84862294042934" calcext:value-type="float">
            <text:p>8.8486229404293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2169197396963" calcext:value-type="float">
            <text:p>8.02169197396963</text:p>
          </table:table-cell>
          <table:table-cell table:formula="of:=LOG([.M463];2)" office:value-type="float" office:value="8.84862294042934" calcext:value-type="float">
            <text:p>8.8486229404293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80043383948" calcext:value-type="float">
            <text:p>9.97180043383948</text:p>
          </table:table-cell>
          <table:table-cell table:formula="of:=LOG([.S463];2)" office:value-type="float" office:value="8.84862294042934" calcext:value-type="float">
            <text:p>8.8486229404293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021645021645" calcext:value-type="float">
            <text:p>9.0021645021645</text:p>
          </table:table-cell>
          <table:table-cell table:formula="of:=LOG([.A464];2)" office:value-type="float" office:value="8.85174904141606" calcext:value-type="float">
            <text:p>8.8517490414160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536796536797" calcext:value-type="float">
            <text:p>9.96536796536797</text:p>
          </table:table-cell>
          <table:table-cell table:formula="of:=LOG([.G464];2)" office:value-type="float" office:value="8.85174904141606" calcext:value-type="float">
            <text:p>8.8517490414160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2380952380952" calcext:value-type="float">
            <text:p>8.02380952380952</text:p>
          </table:table-cell>
          <table:table-cell table:formula="of:=LOG([.M464];2)" office:value-type="float" office:value="8.85174904141606" calcext:value-type="float">
            <text:p>8.8517490414160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536796536797" calcext:value-type="float">
            <text:p>9.96536796536797</text:p>
          </table:table-cell>
          <table:table-cell table:formula="of:=LOG([.S464];2)" office:value-type="float" office:value="8.85174904141606" calcext:value-type="float">
            <text:p>8.851749041416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0647948164147" calcext:value-type="float">
            <text:p>9.00647948164147</text:p>
          </table:table-cell>
          <table:table-cell table:formula="of:=LOG([.A465];2)" office:value-type="float" office:value="8.85486838326024" calcext:value-type="float">
            <text:p>8.8548683832602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544276457883" calcext:value-type="float">
            <text:p>9.96544276457883</text:p>
          </table:table-cell>
          <table:table-cell table:formula="of:=LOG([.G465];2)" office:value-type="float" office:value="8.85486838326024" calcext:value-type="float">
            <text:p>8.8548683832602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2591792656587" calcext:value-type="float">
            <text:p>8.02591792656587</text:p>
          </table:table-cell>
          <table:table-cell table:formula="of:=LOG([.M465];2)" office:value-type="float" office:value="8.85486838326024" calcext:value-type="float">
            <text:p>8.8548683832602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6544276457883" calcext:value-type="float">
            <text:p>9.96544276457883</text:p>
          </table:table-cell>
          <table:table-cell table:formula="of:=LOG([.S465];2)" office:value-type="float" office:value="8.85486838326024" calcext:value-type="float">
            <text:p>8.854868383260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0862068965517" calcext:value-type="float">
            <text:p>9.00862068965517</text:p>
          </table:table-cell>
          <table:table-cell table:formula="of:=LOG([.A466];2)" office:value-type="float" office:value="8.85798099512757" calcext:value-type="float">
            <text:p>8.8579809951275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98275862069" calcext:value-type="float">
            <text:p>9.97198275862069</text:p>
          </table:table-cell>
          <table:table-cell table:formula="of:=LOG([.G466];2)" office:value-type="float" office:value="8.85798099512757" calcext:value-type="float">
            <text:p>8.8579809951275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301724137931" calcext:value-type="float">
            <text:p>8.0301724137931</text:p>
          </table:table-cell>
          <table:table-cell table:formula="of:=LOG([.M466];2)" office:value-type="float" office:value="8.85798099512757" calcext:value-type="float">
            <text:p>8.8579809951275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198275862069" calcext:value-type="float">
            <text:p>9.97198275862069</text:p>
          </table:table-cell>
          <table:table-cell table:formula="of:=LOG([.S466];2)" office:value-type="float" office:value="8.85798099512757" calcext:value-type="float">
            <text:p>8.857980995127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1505376344086" calcext:value-type="float">
            <text:p>9.01505376344086</text:p>
          </table:table-cell>
          <table:table-cell table:formula="of:=LOG([.A467];2)" office:value-type="float" office:value="8.86108690599539" calcext:value-type="float">
            <text:p>8.86108690599539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204301075269" calcext:value-type="float">
            <text:p>9.97204301075269</text:p>
          </table:table-cell>
          <table:table-cell table:formula="of:=LOG([.G467];2)" office:value-type="float" office:value="8.86108690599539" calcext:value-type="float">
            <text:p>8.86108690599539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3440860215054" calcext:value-type="float">
            <text:p>8.03440860215054</text:p>
          </table:table-cell>
          <table:table-cell table:formula="of:=LOG([.M467];2)" office:value-type="float" office:value="8.86108690599539" calcext:value-type="float">
            <text:p>8.86108690599539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7204301075269" calcext:value-type="float">
            <text:p>9.97204301075269</text:p>
          </table:table-cell>
          <table:table-cell table:formula="of:=LOG([.S467];2)" office:value-type="float" office:value="8.86108690599539" calcext:value-type="float">
            <text:p>8.861086905995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1931330472103" calcext:value-type="float">
            <text:p>9.01931330472103</text:p>
          </table:table-cell>
          <table:table-cell table:formula="of:=LOG([.A468];2)" office:value-type="float" office:value="8.86418614465428" calcext:value-type="float">
            <text:p>8.8641861446542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068669527897" calcext:value-type="float">
            <text:p>9.98068669527897</text:p>
          </table:table-cell>
          <table:table-cell table:formula="of:=LOG([.G468];2)" office:value-type="float" office:value="8.86418614465428" calcext:value-type="float">
            <text:p>8.8641861446542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3648068669528" calcext:value-type="float">
            <text:p>8.03648068669528</text:p>
          </table:table-cell>
          <table:table-cell table:formula="of:=LOG([.M468];2)" office:value-type="float" office:value="8.86418614465428" calcext:value-type="float">
            <text:p>8.8641861446542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068669527897" calcext:value-type="float">
            <text:p>9.98068669527897</text:p>
          </table:table-cell>
          <table:table-cell table:formula="of:=LOG([.S468];2)" office:value-type="float" office:value="8.86418614465428" calcext:value-type="float">
            <text:p>8.864186144654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2569593147752" calcext:value-type="float">
            <text:p>9.02569593147752</text:p>
          </table:table-cell>
          <table:table-cell table:formula="of:=LOG([.A469];2)" office:value-type="float" office:value="8.86727873970966" calcext:value-type="float">
            <text:p>8.8672787397096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143468950749" calcext:value-type="float">
            <text:p>9.99143468950749</text:p>
          </table:table-cell>
          <table:table-cell table:formula="of:=LOG([.G469];2)" office:value-type="float" office:value="8.86727873970966" calcext:value-type="float">
            <text:p>8.8672787397096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406852248394" calcext:value-type="float">
            <text:p>8.0406852248394</text:p>
          </table:table-cell>
          <table:table-cell table:formula="of:=LOG([.M469];2)" office:value-type="float" office:value="8.86727873970966" calcext:value-type="float">
            <text:p>8.8672787397096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143468950749" calcext:value-type="float">
            <text:p>9.99143468950749</text:p>
          </table:table-cell>
          <table:table-cell table:formula="of:=LOG([.S469];2)" office:value-type="float" office:value="8.86727873970966" calcext:value-type="float">
            <text:p>8.867278739709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2777777777778" calcext:value-type="float">
            <text:p>9.02777777777778</text:p>
          </table:table-cell>
          <table:table-cell table:formula="of:=LOG([.A470];2)" office:value-type="float" office:value="8.87036471958341" calcext:value-type="float">
            <text:p>8.8703647195834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717948717949" calcext:value-type="float">
            <text:p>9.98717948717949</text:p>
          </table:table-cell>
          <table:table-cell table:formula="of:=LOG([.G470];2)" office:value-type="float" office:value="8.87036471958341" calcext:value-type="float">
            <text:p>8.8703647195834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448717948718" calcext:value-type="float">
            <text:p>8.0448717948718</text:p>
          </table:table-cell>
          <table:table-cell table:formula="of:=LOG([.M470];2)" office:value-type="float" office:value="8.87036471958341" calcext:value-type="float">
            <text:p>8.87036471958341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717948717949" calcext:value-type="float">
            <text:p>9.98717948717949</text:p>
          </table:table-cell>
          <table:table-cell table:formula="of:=LOG([.S470];2)" office:value-type="float" office:value="8.87036471958341" calcext:value-type="float">
            <text:p>8.8703647195834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319829424307" calcext:value-type="float">
            <text:p>9.0319829424307</text:p>
          </table:table-cell>
          <table:table-cell table:formula="of:=LOG([.A471];2)" office:value-type="float" office:value="8.87344411251538" calcext:value-type="float">
            <text:p>8.8734441125153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3901918977" calcext:value-type="float">
            <text:p>9.98933901918977</text:p>
          </table:table-cell>
          <table:table-cell table:formula="of:=LOG([.G471];2)" office:value-type="float" office:value="8.87344411251538" calcext:value-type="float">
            <text:p>8.8734441125153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4690831556503" calcext:value-type="float">
            <text:p>8.04690831556503</text:p>
          </table:table-cell>
          <table:table-cell table:formula="of:=LOG([.M471];2)" office:value-type="float" office:value="8.87344411251538" calcext:value-type="float">
            <text:p>8.8734441125153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3901918977" calcext:value-type="float">
            <text:p>9.98933901918977</text:p>
          </table:table-cell>
          <table:table-cell table:formula="of:=LOG([.S471];2)" office:value-type="float" office:value="8.87344411251538" calcext:value-type="float">
            <text:p>8.873444112515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3404255319149" calcext:value-type="float">
            <text:p>9.03404255319149</text:p>
          </table:table-cell>
          <table:table-cell table:formula="of:=LOG([.A472];2)" office:value-type="float" office:value="8.876516946565" calcext:value-type="float">
            <text:p>8.87651694656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6170212766" calcext:value-type="float">
            <text:p>9.98936170212766</text:p>
          </table:table-cell>
          <table:table-cell table:formula="of:=LOG([.G472];2)" office:value-type="float" office:value="8.876516946565" calcext:value-type="float">
            <text:p>8.87651694656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5106382978723" calcext:value-type="float">
            <text:p>8.05106382978723</text:p>
          </table:table-cell>
          <table:table-cell table:formula="of:=LOG([.M472];2)" office:value-type="float" office:value="8.876516946565" calcext:value-type="float">
            <text:p>8.87651694656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6170212766" calcext:value-type="float">
            <text:p>9.98936170212766</text:p>
          </table:table-cell>
          <table:table-cell table:formula="of:=LOG([.S472];2)" office:value-type="float" office:value="8.876516946565" calcext:value-type="float">
            <text:p>8.87651694656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3609341825902" calcext:value-type="float">
            <text:p>9.03609341825902</text:p>
          </table:table-cell>
          <table:table-cell table:formula="of:=LOG([.A473];2)" office:value-type="float" office:value="8.87958324961278" calcext:value-type="float">
            <text:p>8.8795832496127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8428874735" calcext:value-type="float">
            <text:p>9.98938428874735</text:p>
          </table:table-cell>
          <table:table-cell table:formula="of:=LOG([.G473];2)" office:value-type="float" office:value="8.87958324961278" calcext:value-type="float">
            <text:p>8.8795832496127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552016985138" calcext:value-type="float">
            <text:p>8.0552016985138</text:p>
          </table:table-cell>
          <table:table-cell table:formula="of:=LOG([.M473];2)" office:value-type="float" office:value="8.87958324961278" calcext:value-type="float">
            <text:p>8.8795832496127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38428874735" calcext:value-type="float">
            <text:p>9.98938428874735</text:p>
          </table:table-cell>
          <table:table-cell table:formula="of:=LOG([.S473];2)" office:value-type="float" office:value="8.87958324961278" calcext:value-type="float">
            <text:p>8.8795832496127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3813559322034" calcext:value-type="float">
            <text:p>9.03813559322034</text:p>
          </table:table-cell>
          <table:table-cell table:formula="of:=LOG([.A474];2)" office:value-type="float" office:value="8.88264304936184" calcext:value-type="float">
            <text:p>8.8826430493618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40677966102" calcext:value-type="float">
            <text:p>9.98940677966102</text:p>
          </table:table-cell>
          <table:table-cell table:formula="of:=LOG([.G474];2)" office:value-type="float" office:value="8.88264304936184" calcext:value-type="float">
            <text:p>8.8826430493618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593220338983" calcext:value-type="float">
            <text:p>8.0593220338983</text:p>
          </table:table-cell>
          <table:table-cell table:formula="of:=LOG([.M474];2)" office:value-type="float" office:value="8.88264304936184" calcext:value-type="float">
            <text:p>8.8826430493618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8940677966102" calcext:value-type="float">
            <text:p>9.98940677966102</text:p>
          </table:table-cell>
          <table:table-cell table:formula="of:=LOG([.S474];2)" office:value-type="float" office:value="8.88264304936184" calcext:value-type="float">
            <text:p>8.8826430493618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3805496828753" calcext:value-type="float">
            <text:p>9.03805496828753</text:p>
          </table:table-cell>
          <table:table-cell table:formula="of:=LOG([.A475];2)" office:value-type="float" office:value="8.88569637333939" calcext:value-type="float">
            <text:p>8.8856963733393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577167019027" calcext:value-type="float">
            <text:p>9.99577167019027</text:p>
          </table:table-cell>
          <table:table-cell table:formula="of:=LOG([.G475];2)" office:value-type="float" office:value="8.88569637333939" calcext:value-type="float">
            <text:p>8.8856963733393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6131078224101" calcext:value-type="float">
            <text:p>8.06131078224101</text:p>
          </table:table-cell>
          <table:table-cell table:formula="of:=LOG([.M475];2)" office:value-type="float" office:value="8.88569637333939" calcext:value-type="float">
            <text:p>8.8856963733393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577167019027" calcext:value-type="float">
            <text:p>9.99577167019027</text:p>
          </table:table-cell>
          <table:table-cell table:formula="of:=LOG([.S475];2)" office:value-type="float" office:value="8.88569637333939" calcext:value-type="float">
            <text:p>8.885696373339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4219409282701" calcext:value-type="float">
            <text:p>9.04219409282701</text:p>
          </table:table-cell>
          <table:table-cell table:formula="of:=LOG([.A476];2)" office:value-type="float" office:value="8.88874324889826" calcext:value-type="float">
            <text:p>8.8887432488982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789029535865" calcext:value-type="float">
            <text:p>9.99789029535865</text:p>
          </table:table-cell>
          <table:table-cell table:formula="of:=LOG([.G476];2)" office:value-type="float" office:value="8.88874324889826" calcext:value-type="float">
            <text:p>8.8887432488982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6329113924051" calcext:value-type="float">
            <text:p>8.06329113924051</text:p>
          </table:table-cell>
          <table:table-cell table:formula="of:=LOG([.M476];2)" office:value-type="float" office:value="8.88874324889826" calcext:value-type="float">
            <text:p>8.8887432488982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789029535865" calcext:value-type="float">
            <text:p>9.99789029535865</text:p>
          </table:table-cell>
          <table:table-cell table:formula="of:=LOG([.S476];2)" office:value-type="float" office:value="8.88874324889826" calcext:value-type="float">
            <text:p>8.888743248898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4421052631579" calcext:value-type="float">
            <text:p>9.04421052631579</text:p>
          </table:table-cell>
          <table:table-cell table:formula="of:=LOG([.A477];2)" office:value-type="float" office:value="8.89178370321831" calcext:value-type="float">
            <text:p>8.8917837032183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1052631579" calcext:value-type="float">
            <text:p>10.0021052631579</text:p>
          </table:table-cell>
          <table:table-cell table:formula="of:=LOG([.G477];2)" office:value-type="float" office:value="8.89178370321831" calcext:value-type="float">
            <text:p>8.8917837032183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6736842105263" calcext:value-type="float">
            <text:p>8.06736842105263</text:p>
          </table:table-cell>
          <table:table-cell table:formula="of:=LOG([.M477];2)" office:value-type="float" office:value="8.89178370321831" calcext:value-type="float">
            <text:p>8.8917837032183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1052631579" calcext:value-type="float">
            <text:p>10.0021052631579</text:p>
          </table:table-cell>
          <table:table-cell table:formula="of:=LOG([.S477];2)" office:value-type="float" office:value="8.89178370321831" calcext:value-type="float">
            <text:p>8.891783703218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5042016806723" calcext:value-type="float">
            <text:p>9.05042016806723</text:p>
          </table:table-cell>
          <table:table-cell table:formula="of:=LOG([.A478];2)" office:value-type="float" office:value="8.89481776330794" calcext:value-type="float">
            <text:p>8.8948177633079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1008403361" calcext:value-type="float">
            <text:p>10.0021008403361</text:p>
          </table:table-cell>
          <table:table-cell table:formula="of:=LOG([.G478];2)" office:value-type="float" office:value="8.89481776330794" calcext:value-type="float">
            <text:p>8.8948177633079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7142857142857" calcext:value-type="float">
            <text:p>8.07142857142857</text:p>
          </table:table-cell>
          <table:table-cell table:formula="of:=LOG([.M478];2)" office:value-type="float" office:value="8.89481776330794" calcext:value-type="float">
            <text:p>8.8948177633079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1008403361" calcext:value-type="float">
            <text:p>10.0021008403361</text:p>
          </table:table-cell>
          <table:table-cell table:formula="of:=LOG([.S478];2)" office:value-type="float" office:value="8.89481776330794" calcext:value-type="float">
            <text:p>8.8948177633079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5241090146751" calcext:value-type="float">
            <text:p>9.05241090146751</text:p>
          </table:table-cell>
          <table:table-cell table:formula="of:=LOG([.A479];2)" office:value-type="float" office:value="8.89784545600551" calcext:value-type="float">
            <text:p>8.8978454560055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79035639413" calcext:value-type="float">
            <text:p>9.9979035639413</text:p>
          </table:table-cell>
          <table:table-cell table:formula="of:=LOG([.G479];2)" office:value-type="float" office:value="8.89784545600551" calcext:value-type="float">
            <text:p>8.8978454560055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7547169811321" calcext:value-type="float">
            <text:p>8.07547169811321</text:p>
          </table:table-cell>
          <table:table-cell table:formula="of:=LOG([.M479];2)" office:value-type="float" office:value="8.89784545600551" calcext:value-type="float">
            <text:p>8.8978454560055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9979035639413" calcext:value-type="float">
            <text:p>9.9979035639413</text:p>
          </table:table-cell>
          <table:table-cell table:formula="of:=LOG([.S479];2)" office:value-type="float" office:value="8.89784545600551" calcext:value-type="float">
            <text:p>8.897845456005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5230125523013" calcext:value-type="float">
            <text:p>9.05230125523013</text:p>
          </table:table-cell>
          <table:table-cell table:formula="of:=LOG([.A480];2)" office:value-type="float" office:value="8.90086680798075" calcext:value-type="float">
            <text:p>8.90086680798075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0920502092" calcext:value-type="float">
            <text:p>10.0020920502092</text:p>
          </table:table-cell>
          <table:table-cell table:formula="of:=LOG([.G480];2)" office:value-type="float" office:value="8.90086680798075" calcext:value-type="float">
            <text:p>8.90086680798075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7740585774059" calcext:value-type="float">
            <text:p>8.07740585774059</text:p>
          </table:table-cell>
          <table:table-cell table:formula="of:=LOG([.M480];2)" office:value-type="float" office:value="8.90086680798075" calcext:value-type="float">
            <text:p>8.90086680798075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20920502092" calcext:value-type="float">
            <text:p>10.0020920502092</text:p>
          </table:table-cell>
          <table:table-cell table:formula="of:=LOG([.S480];2)" office:value-type="float" office:value="8.90086680798075" calcext:value-type="float">
            <text:p>8.900866807980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5636743215031" calcext:value-type="float">
            <text:p>9.05636743215031</text:p>
          </table:table-cell>
          <table:table-cell table:formula="of:=LOG([.A481];2)" office:value-type="float" office:value="8.90388184573618" calcext:value-type="float">
            <text:p>8.9038818457361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5260960334" calcext:value-type="float">
            <text:p>10.0125260960334</text:p>
          </table:table-cell>
          <table:table-cell table:formula="of:=LOG([.G481];2)" office:value-type="float" office:value="8.90388184573618" calcext:value-type="float">
            <text:p>8.9038818457361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7933194154488" calcext:value-type="float">
            <text:p>8.07933194154488</text:p>
          </table:table-cell>
          <table:table-cell table:formula="of:=LOG([.M481];2)" office:value-type="float" office:value="8.90388184573618" calcext:value-type="float">
            <text:p>8.9038818457361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5260960334" calcext:value-type="float">
            <text:p>10.0125260960334</text:p>
          </table:table-cell>
          <table:table-cell table:formula="of:=LOG([.S481];2)" office:value-type="float" office:value="8.90388184573618" calcext:value-type="float">
            <text:p>8.903881845736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625" calcext:value-type="float">
            <text:p>9.0625</text:p>
          </table:table-cell>
          <table:table-cell table:formula="of:=LOG([.A482];2)" office:value-type="float" office:value="8.90689059560852" calcext:value-type="float">
            <text:p>8.9068905956085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208333333333" calcext:value-type="float">
            <text:p>10.0208333333333</text:p>
          </table:table-cell>
          <table:table-cell table:formula="of:=LOG([.G482];2)" office:value-type="float" office:value="8.90689059560852" calcext:value-type="float">
            <text:p>8.9068905956085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8333333333333" calcext:value-type="float">
            <text:p>8.08333333333333</text:p>
          </table:table-cell>
          <table:table-cell table:formula="of:=LOG([.M482];2)" office:value-type="float" office:value="8.90689059560852" calcext:value-type="float">
            <text:p>8.9068905956085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208333333333" calcext:value-type="float">
            <text:p>10.0208333333333</text:p>
          </table:table-cell>
          <table:table-cell table:formula="of:=LOG([.S482];2)" office:value-type="float" office:value="8.90689059560852" calcext:value-type="float">
            <text:p>8.9068905956085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6652806652807" calcext:value-type="float">
            <text:p>9.06652806652807</text:p>
          </table:table-cell>
          <table:table-cell table:formula="of:=LOG([.A483];2)" office:value-type="float" office:value="8.90989308377004" calcext:value-type="float">
            <text:p>8.9098930837700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8711018711" calcext:value-type="float">
            <text:p>10.018711018711</text:p>
          </table:table-cell>
          <table:table-cell table:formula="of:=LOG([.G483];2)" office:value-type="float" office:value="8.90989308377004" calcext:value-type="float">
            <text:p>8.9098930837700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8523908523909" calcext:value-type="float">
            <text:p>8.08523908523909</text:p>
          </table:table-cell>
          <table:table-cell table:formula="of:=LOG([.M483];2)" office:value-type="float" office:value="8.90989308377004" calcext:value-type="float">
            <text:p>8.9098930837700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8711018711" calcext:value-type="float">
            <text:p>10.018711018711</text:p>
          </table:table-cell>
          <table:table-cell table:formula="of:=LOG([.S483];2)" office:value-type="float" office:value="8.90989308377004" calcext:value-type="float">
            <text:p>8.909893083770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6639004149378" calcext:value-type="float">
            <text:p>9.06639004149378</text:p>
          </table:table-cell>
          <table:table-cell table:formula="of:=LOG([.A484];2)" office:value-type="float" office:value="8.91288933622996" calcext:value-type="float">
            <text:p>8.9128893362299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4481327801" calcext:value-type="float">
            <text:p>10.0124481327801</text:p>
          </table:table-cell>
          <table:table-cell table:formula="of:=LOG([.G484];2)" office:value-type="float" office:value="8.91288933622996" calcext:value-type="float">
            <text:p>8.9128893362299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8713692946058" calcext:value-type="float">
            <text:p>8.08713692946058</text:p>
          </table:table-cell>
          <table:table-cell table:formula="of:=LOG([.M484];2)" office:value-type="float" office:value="8.91288933622996" calcext:value-type="float">
            <text:p>8.91288933622996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4481327801" calcext:value-type="float">
            <text:p>10.0124481327801</text:p>
          </table:table-cell>
          <table:table-cell table:formula="of:=LOG([.S484];2)" office:value-type="float" office:value="8.91288933622996" calcext:value-type="float">
            <text:p>8.912889336229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703933747412" calcext:value-type="float">
            <text:p>9.0703933747412</text:p>
          </table:table-cell>
          <table:table-cell table:formula="of:=LOG([.A485];2)" office:value-type="float" office:value="8.91587937883577" calcext:value-type="float">
            <text:p>8.9158793788357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8281573499" calcext:value-type="float">
            <text:p>10.008281573499</text:p>
          </table:table-cell>
          <table:table-cell table:formula="of:=LOG([.G485];2)" office:value-type="float" office:value="8.91587937883577" calcext:value-type="float">
            <text:p>8.9158793788357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8902691511387" calcext:value-type="float">
            <text:p>8.08902691511387</text:p>
          </table:table-cell>
          <table:table-cell table:formula="of:=LOG([.M485];2)" office:value-type="float" office:value="8.91587937883577" calcext:value-type="float">
            <text:p>8.9158793788357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8281573499" calcext:value-type="float">
            <text:p>10.008281573499</text:p>
          </table:table-cell>
          <table:table-cell table:formula="of:=LOG([.S485];2)" office:value-type="float" office:value="8.91587937883577" calcext:value-type="float">
            <text:p>8.9158793788357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7231404958678" calcext:value-type="float">
            <text:p>9.07231404958678</text:p>
          </table:table-cell>
          <table:table-cell table:formula="of:=LOG([.A486];2)" office:value-type="float" office:value="8.91886323727459" calcext:value-type="float">
            <text:p>8.9188632372745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3966942149" calcext:value-type="float">
            <text:p>10.0123966942149</text:p>
          </table:table-cell>
          <table:table-cell table:formula="of:=LOG([.G486];2)" office:value-type="float" office:value="8.91886323727459" calcext:value-type="float">
            <text:p>8.9188632372745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9297520661157" calcext:value-type="float">
            <text:p>8.09297520661157</text:p>
          </table:table-cell>
          <table:table-cell table:formula="of:=LOG([.M486];2)" office:value-type="float" office:value="8.91886323727459" calcext:value-type="float">
            <text:p>8.9188632372745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23966942149" calcext:value-type="float">
            <text:p>10.0123966942149</text:p>
          </table:table-cell>
          <table:table-cell table:formula="of:=LOG([.S486];2)" office:value-type="float" office:value="8.91886323727459" calcext:value-type="float">
            <text:p>8.918863237274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7422680412371" calcext:value-type="float">
            <text:p>9.07422680412371</text:p>
          </table:table-cell>
          <table:table-cell table:formula="of:=LOG([.A487];2)" office:value-type="float" office:value="8.92184093707449" calcext:value-type="float">
            <text:p>8.9218409370744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82474226804" calcext:value-type="float">
            <text:p>10.0082474226804</text:p>
          </table:table-cell>
          <table:table-cell table:formula="of:=LOG([.G487];2)" office:value-type="float" office:value="8.92184093707449" calcext:value-type="float">
            <text:p>8.9218409370744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09690721649485" calcext:value-type="float">
            <text:p>8.09690721649485</text:p>
          </table:table-cell>
          <table:table-cell table:formula="of:=LOG([.M487];2)" office:value-type="float" office:value="8.92184093707449" calcext:value-type="float">
            <text:p>8.9218409370744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082474226804" calcext:value-type="float">
            <text:p>10.0082474226804</text:p>
          </table:table-cell>
          <table:table-cell table:formula="of:=LOG([.S487];2)" office:value-type="float" office:value="8.92184093707449" calcext:value-type="float">
            <text:p>8.921840937074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8024691358025" calcext:value-type="float">
            <text:p>9.08024691358025</text:p>
          </table:table-cell>
          <table:table-cell table:formula="of:=LOG([.A488];2)" office:value-type="float" office:value="8.92481250360578" calcext:value-type="float">
            <text:p>8.9248125036057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85185185185" calcext:value-type="float">
            <text:p>10.0185185185185</text:p>
          </table:table-cell>
          <table:table-cell table:formula="of:=LOG([.G488];2)" office:value-type="float" office:value="8.92481250360578" calcext:value-type="float">
            <text:p>8.9248125036057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10082304526749" calcext:value-type="float">
            <text:p>8.10082304526749</text:p>
          </table:table-cell>
          <table:table-cell table:formula="of:=LOG([.M488];2)" office:value-type="float" office:value="8.92481250360578" calcext:value-type="float">
            <text:p>8.9248125036057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185185185185" calcext:value-type="float">
            <text:p>10.0185185185185</text:p>
          </table:table-cell>
          <table:table-cell table:formula="of:=LOG([.S488];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8418891170431" calcext:value-type="float">
            <text:p>9.08418891170431</text:p>
          </table:table-cell>
          <table:table-cell table:formula="of:=LOG([.A489];2)" office:value-type="float" office:value="8.92777796208234" calcext:value-type="float">
            <text:p>8.9277779620823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246406570842" calcext:value-type="float">
            <text:p>10.0246406570842</text:p>
          </table:table-cell>
          <table:table-cell table:formula="of:=LOG([.G489];2)" office:value-type="float" office:value="8.92777796208234" calcext:value-type="float">
            <text:p>8.9277779620823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0677618069815" calcext:value-type="float">
            <text:p>8.10677618069815</text:p>
          </table:table-cell>
          <table:table-cell table:formula="of:=LOG([.M489];2)" office:value-type="float" office:value="8.92777796208234" calcext:value-type="float">
            <text:p>8.9277779620823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246406570842" calcext:value-type="float">
            <text:p>10.0246406570842</text:p>
          </table:table-cell>
          <table:table-cell table:formula="of:=LOG([.S489];2)" office:value-type="float" office:value="8.92777796208234" calcext:value-type="float">
            <text:p>8.9277779620823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9016393442623" calcext:value-type="float">
            <text:p>9.09016393442623</text:p>
          </table:table-cell>
          <table:table-cell table:formula="of:=LOG([.A490];2)" office:value-type="float" office:value="8.93073733756289" calcext:value-type="float">
            <text:p>8.9307373375628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27868852459" calcext:value-type="float">
            <text:p>10.0327868852459</text:p>
          </table:table-cell>
          <table:table-cell table:formula="of:=LOG([.G490];2)" office:value-type="float" office:value="8.93073733756289" calcext:value-type="float">
            <text:p>8.9307373375628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1065573770492" calcext:value-type="float">
            <text:p>8.11065573770492</text:p>
          </table:table-cell>
          <table:table-cell table:formula="of:=LOG([.M490];2)" office:value-type="float" office:value="8.93073733756289" calcext:value-type="float">
            <text:p>8.9307373375628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27868852459" calcext:value-type="float">
            <text:p>10.0327868852459</text:p>
          </table:table-cell>
          <table:table-cell table:formula="of:=LOG([.S490];2)" office:value-type="float" office:value="8.93073733756289" calcext:value-type="float">
            <text:p>8.930737337562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8997955010225" calcext:value-type="float">
            <text:p>9.08997955010225</text:p>
          </table:table-cell>
          <table:table-cell table:formula="of:=LOG([.A491];2)" office:value-type="float" office:value="8.93369065495224" calcext:value-type="float">
            <text:p>8.9336906549522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47648261759" calcext:value-type="float">
            <text:p>10.0347648261759</text:p>
          </table:table-cell>
          <table:table-cell table:formula="of:=LOG([.G491];2)" office:value-type="float" office:value="8.93369065495224" calcext:value-type="float">
            <text:p>8.9336906549522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1247443762781" calcext:value-type="float">
            <text:p>8.11247443762781</text:p>
          </table:table-cell>
          <table:table-cell table:formula="of:=LOG([.M491];2)" office:value-type="float" office:value="8.93369065495224" calcext:value-type="float">
            <text:p>8.9336906549522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47648261759" calcext:value-type="float">
            <text:p>10.0347648261759</text:p>
          </table:table-cell>
          <table:table-cell table:formula="of:=LOG([.S491];2)" office:value-type="float" office:value="8.93369065495224" calcext:value-type="float">
            <text:p>8.9336906549522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9183673469388" calcext:value-type="float">
            <text:p>9.09183673469388</text:p>
          </table:table-cell>
          <table:table-cell table:formula="of:=LOG([.A492];2)" office:value-type="float" office:value="8.93663793900257" calcext:value-type="float">
            <text:p>8.9366379390025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67346938776" calcext:value-type="float">
            <text:p>10.0367346938776</text:p>
          </table:table-cell>
          <table:table-cell table:formula="of:=LOG([.G492];2)" office:value-type="float" office:value="8.93663793900257" calcext:value-type="float">
            <text:p>8.9366379390025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1632653061225" calcext:value-type="float">
            <text:p>8.11632653061225</text:p>
          </table:table-cell>
          <table:table-cell table:formula="of:=LOG([.M492];2)" office:value-type="float" office:value="8.93663793900257" calcext:value-type="float">
            <text:p>8.9366379390025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67346938776" calcext:value-type="float">
            <text:p>10.0367346938776</text:p>
          </table:table-cell>
          <table:table-cell table:formula="of:=LOG([.S492];2)" office:value-type="float" office:value="8.93663793900257" calcext:value-type="float">
            <text:p>8.936637939002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9368635437882" calcext:value-type="float">
            <text:p>9.09368635437882</text:p>
          </table:table-cell>
          <table:table-cell table:formula="of:=LOG([.A493];2)" office:value-type="float" office:value="8.93957921431469" calcext:value-type="float">
            <text:p>8.9395792143146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86965376782" calcext:value-type="float">
            <text:p>10.0386965376782</text:p>
          </table:table-cell>
          <table:table-cell table:formula="of:=LOG([.G493];2)" office:value-type="float" office:value="8.93957921431469" calcext:value-type="float">
            <text:p>8.9395792143146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2016293279022" calcext:value-type="float">
            <text:p>8.12016293279022</text:p>
          </table:table-cell>
          <table:table-cell table:formula="of:=LOG([.M493];2)" office:value-type="float" office:value="8.93957921431469" calcext:value-type="float">
            <text:p>8.93957921431469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386965376782" calcext:value-type="float">
            <text:p>10.0386965376782</text:p>
          </table:table-cell>
          <table:table-cell table:formula="of:=LOG([.S493];2)" office:value-type="float" office:value="8.93957921431469" calcext:value-type="float">
            <text:p>8.9395792143146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09959349593496" calcext:value-type="float">
            <text:p>9.09959349593496</text:p>
          </table:table-cell>
          <table:table-cell table:formula="of:=LOG([.A494];2)" office:value-type="float" office:value="8.94251450533924" calcext:value-type="float">
            <text:p>8.9425145053392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467479674797" calcext:value-type="float">
            <text:p>10.0467479674797</text:p>
          </table:table-cell>
          <table:table-cell table:formula="of:=LOG([.G494];2)" office:value-type="float" office:value="8.94251450533924" calcext:value-type="float">
            <text:p>8.9425145053392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239837398374" calcext:value-type="float">
            <text:p>8.1239837398374</text:p>
          </table:table-cell>
          <table:table-cell table:formula="of:=LOG([.M494];2)" office:value-type="float" office:value="8.94251450533924" calcext:value-type="float">
            <text:p>8.9425145053392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.0467479674797" calcext:value-type="float">
            <text:p>10.0467479674797</text:p>
          </table:table-cell>
          <table:table-cell table:formula="of:=LOG([.S494];2)" office:value-type="float" office:value="8.94251450533924" calcext:value-type="float">
            <text:p>8.9425145053392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0141987829615" calcext:value-type="float">
            <text:p>9.10141987829615</text:p>
          </table:table-cell>
          <table:table-cell table:formula="of:=LOG([.A495];2)" office:value-type="float" office:value="8.94544383637791" calcext:value-type="float">
            <text:p>8.9454438363779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628803245436" calcext:value-type="float">
            <text:p>10.0628803245436</text:p>
          </table:table-cell>
          <table:table-cell table:formula="of:=LOG([.G495];2)" office:value-type="float" office:value="8.94544383637791" calcext:value-type="float">
            <text:p>8.9454438363779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2778904665314" calcext:value-type="float">
            <text:p>8.12778904665314</text:p>
          </table:table-cell>
          <table:table-cell table:formula="of:=LOG([.M495];2)" office:value-type="float" office:value="8.94544383637791" calcext:value-type="float">
            <text:p>8.94544383637791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628803245436" calcext:value-type="float">
            <text:p>10.0628803245436</text:p>
          </table:table-cell>
          <table:table-cell table:formula="of:=LOG([.S495];2)" office:value-type="float" office:value="8.94544383637791" calcext:value-type="float">
            <text:p>8.945443836377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0323886639676" calcext:value-type="float">
            <text:p>9.10323886639676</text:p>
          </table:table-cell>
          <table:table-cell table:formula="of:=LOG([.A496];2)" office:value-type="float" office:value="8.94836723158468" calcext:value-type="float">
            <text:p>8.9483672315846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688259109312" calcext:value-type="float">
            <text:p>10.0688259109312</text:p>
          </table:table-cell>
          <table:table-cell table:formula="of:=LOG([.G496];2)" office:value-type="float" office:value="8.94836723158468" calcext:value-type="float">
            <text:p>8.9483672315846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157894736842" calcext:value-type="float">
            <text:p>8.13157894736842</text:p>
          </table:table-cell>
          <table:table-cell table:formula="of:=LOG([.M496];2)" office:value-type="float" office:value="8.94836723158468" calcext:value-type="float">
            <text:p>8.9483672315846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688259109312" calcext:value-type="float">
            <text:p>10.0688259109312</text:p>
          </table:table-cell>
          <table:table-cell table:formula="of:=LOG([.S496];2)" office:value-type="float" office:value="8.94836723158468" calcext:value-type="float">
            <text:p>8.9483672315846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0909090909091" calcext:value-type="float">
            <text:p>9.10909090909091</text:p>
          </table:table-cell>
          <table:table-cell table:formula="of:=LOG([.A497];2)" office:value-type="float" office:value="8.95128471496697" calcext:value-type="float">
            <text:p>8.9512847149669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47474747475" calcext:value-type="float">
            <text:p>10.0747474747475</text:p>
          </table:table-cell>
          <table:table-cell table:formula="of:=LOG([.G497];2)" office:value-type="float" office:value="8.95128471496697" calcext:value-type="float">
            <text:p>8.9512847149669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333333333333" calcext:value-type="float">
            <text:p>8.13333333333333</text:p>
          </table:table-cell>
          <table:table-cell table:formula="of:=LOG([.M497];2)" office:value-type="float" office:value="8.95128471496697" calcext:value-type="float">
            <text:p>8.9512847149669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47474747475" calcext:value-type="float">
            <text:p>10.0747474747475</text:p>
          </table:table-cell>
          <table:table-cell table:formula="of:=LOG([.S497];2)" office:value-type="float" office:value="8.95128471496697" calcext:value-type="float">
            <text:p>8.951284714966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1290322580645" calcext:value-type="float">
            <text:p>9.11290322580645</text:p>
          </table:table-cell>
          <table:table-cell table:formula="of:=LOG([.A498];2)" office:value-type="float" office:value="8.95419631038688" calcext:value-type="float">
            <text:p>8.95419631038688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25806451613" calcext:value-type="float">
            <text:p>10.0725806451613</text:p>
          </table:table-cell>
          <table:table-cell table:formula="of:=LOG([.G498];2)" office:value-type="float" office:value="8.95419631038688" calcext:value-type="float">
            <text:p>8.95419631038688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508064516129" calcext:value-type="float">
            <text:p>8.13508064516129</text:p>
          </table:table-cell>
          <table:table-cell table:formula="of:=LOG([.M498];2)" office:value-type="float" office:value="8.95419631038688" calcext:value-type="float">
            <text:p>8.95419631038688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25806451613" calcext:value-type="float">
            <text:p>10.0725806451613</text:p>
          </table:table-cell>
          <table:table-cell table:formula="of:=LOG([.S498];2)" office:value-type="float" office:value="8.95419631038688" calcext:value-type="float">
            <text:p>8.9541963103868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1267605633803" calcext:value-type="float">
            <text:p>9.11267605633803</text:p>
          </table:table-cell>
          <table:table-cell table:formula="of:=LOG([.A499];2)" office:value-type="float" office:value="8.95710204156229" calcext:value-type="float">
            <text:p>8.95710204156229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64587525151" calcext:value-type="float">
            <text:p>10.0764587525151</text:p>
          </table:table-cell>
          <table:table-cell table:formula="of:=LOG([.G499];2)" office:value-type="float" office:value="8.95710204156229" calcext:value-type="float">
            <text:p>8.95710204156229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3682092555332" calcext:value-type="float">
            <text:p>8.13682092555332</text:p>
          </table:table-cell>
          <table:table-cell table:formula="of:=LOG([.M499];2)" office:value-type="float" office:value="8.95710204156229" calcext:value-type="float">
            <text:p>8.95710204156229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764587525151" calcext:value-type="float">
            <text:p>10.0764587525151</text:p>
          </table:table-cell>
          <table:table-cell table:formula="of:=LOG([.S499];2)" office:value-type="float" office:value="8.95710204156229" calcext:value-type="float">
            <text:p>8.9571020415622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1847389558233" calcext:value-type="float">
            <text:p>9.11847389558233</text:p>
          </table:table-cell>
          <table:table-cell table:formula="of:=LOG([.A500];2)" office:value-type="float" office:value="8.96000193206808" calcext:value-type="float">
            <text:p>8.9600019320680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803212851406" calcext:value-type="float">
            <text:p>10.0803212851406</text:p>
          </table:table-cell>
          <table:table-cell table:formula="of:=LOG([.G500];2)" office:value-type="float" office:value="8.96000193206808" calcext:value-type="float">
            <text:p>8.9600019320680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4056224899598" calcext:value-type="float">
            <text:p>8.14056224899598</text:p>
          </table:table-cell>
          <table:table-cell table:formula="of:=LOG([.M500];2)" office:value-type="float" office:value="8.96000193206808" calcext:value-type="float">
            <text:p>8.9600019320680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803212851406" calcext:value-type="float">
            <text:p>10.0803212851406</text:p>
          </table:table-cell>
          <table:table-cell table:formula="of:=LOG([.S500];2)" office:value-type="float" office:value="8.96000193206808" calcext:value-type="float">
            <text:p>8.960001932068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2024048096192" calcext:value-type="float">
            <text:p>9.12024048096192</text:p>
          </table:table-cell>
          <table:table-cell table:formula="of:=LOG([.A501];2)" office:value-type="float" office:value="8.96289600533726" calcext:value-type="float">
            <text:p>8.9628960053372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881763527054" calcext:value-type="float">
            <text:p>10.0881763527054</text:p>
          </table:table-cell>
          <table:table-cell table:formula="of:=LOG([.G501];2)" office:value-type="float" office:value="8.96289600533726" calcext:value-type="float">
            <text:p>8.9628960053372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4428857715431" calcext:value-type="float">
            <text:p>8.14428857715431</text:p>
          </table:table-cell>
          <table:table-cell table:formula="of:=LOG([.M501];2)" office:value-type="float" office:value="8.96289600533726" calcext:value-type="float">
            <text:p>8.9628960053372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881763527054" calcext:value-type="float">
            <text:p>10.0881763527054</text:p>
          </table:table-cell>
          <table:table-cell table:formula="of:=LOG([.S501];2)" office:value-type="float" office:value="8.96289600533726" calcext:value-type="float">
            <text:p>8.962896005337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122" calcext:value-type="float">
            <text:p>9.122</text:p>
          </table:table-cell>
          <table:table-cell table:formula="of:=LOG([.A502];2)" office:value-type="float" office:value="8.96578428466209" calcext:value-type="float">
            <text:p>8.965784284662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92" calcext:value-type="float">
            <text:p>10.092</text:p>
          </table:table-cell>
          <table:table-cell table:formula="of:=LOG([.G502];2)" office:value-type="float" office:value="8.96578428466209" calcext:value-type="float">
            <text:p>8.965784284662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148" calcext:value-type="float">
            <text:p>8.148</text:p>
          </table:table-cell>
          <table:table-cell table:formula="of:=LOG([.M502];2)" office:value-type="float" office:value="8.96578428466209" calcext:value-type="float">
            <text:p>8.965784284662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.092" calcext:value-type="float">
            <text:p>10.092</text:p>
          </table:table-cell>
          <table:table-cell table:formula="of:=LOG([.S502];2)" office:value-type="float" office:value="8.96578428466209" calcext:value-type="float">
            <text:p>8.96578428466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55:44.974498554</meta:creation-date>
    <dc:date>2019-03-22T12:56:28.717694027</dc:date>
    <meta:editing-duration>PT6M35S</meta:editing-duration>
    <meta:editing-cycles>1</meta:editing-cycles>
    <meta:document-statistic meta:table-count="1" meta:cell-count="10024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cm" svg:height="15.905cm" xlink:href=".." xlink:type="simple" chart:class="chart:line" chart:style-name="ch1">
        <chart:title svg:x="13.072cm" svg:y="0.453cm" chart:style-name="ch2">
          <text:p>AVL Insertion</text:p>
        </chart:title>
        <chart:legend chart:legend-position="end" svg:x="26.236cm" svg:y="6.902cm" style:legend-expansion="high" chart:style-name="ch3"/>
        <chart:plot-area chart:style-name="ch4" table:cell-range-address="Sheet1.B1:Sheet1.E502" chart:data-source-has-labels="row" svg:x="1.595cm" svg:y="1.546cm" svg:width="24.061cm" svg:height="13.056cm">
          <chartooo:coordinate-region svg:x="2.244cm" svg:y="1.653cm" svg:width="23.412cm" svg:height="11.9cm"/>
          <chart:axis chart:dimension="x" chart:name="primary-x" chart:style-name="ch5">
            <chart:title svg:x="12.684cm" svg:y="14.92cm" chart:style-name="ch6">
              <text:p>Subset Size</text:p>
            </chart:title>
          </chart:axis>
          <chart:axis chart:dimension="y" chart:name="primary-y" chart:style-name="ch5">
            <chart:title svg:x="0.451cm" svg:y="9.302cm" chart:style-name="ch7">
              <text:p>Operation Count</text:p>
            </chart:title>
            <chart:grid chart:style-name="ch8" chart:class="major"/>
          </chart:axis>
          <chart:series chart:style-name="ch9" chart:values-cell-range-address="Sheet1.B3:Sheet1.B502" chart:label-cell-address="Sheet1.B1:Sheet1.B2" chart:class="chart:line">
            <chart:data-point chart:repeated="500"/>
          </chart:series>
          <chart:series chart:style-name="ch10" chart:values-cell-range-address="Sheet1.C3:Sheet1.C502" chart:label-cell-address="Sheet1.C1:Sheet1.C2" chart:class="chart:line">
            <chart:data-point chart:repeated="500"/>
          </chart:series>
          <chart:series chart:style-name="ch11" chart:values-cell-range-address="Sheet1.D3:Sheet1.D502" chart:label-cell-address="Sheet1.D1:Sheet1.D2" chart:class="chart:line">
            <chart:data-point chart:repeated="500"/>
          </chart:series>
          <chart:series chart:style-name="ch12" chart:values-cell-range-address="Sheet1.E3:Sheet1.E502" chart:label-cell-address="Sheet1.E1:Sheet1.E2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text:list>
                  <text:list-item>
                    <text:p/>
                  </text:list-item>
                  <text:list-item>
                    <text:p>Best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Worst</text:p>
                <text:list>
                  <text:list-item>
                    <text:p/>
                  </text:list-item>
                  <text:list-item>
                    <text:p>Worst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2</svg:desc>
                </draw:g>
              </table:table-cell>
              <table:table-cell office:value-type="float" office:value="1">
                <text:p>1</text:p>
                <draw:g>
                  <svg:desc>Sheet1.C3:Sheet1.C502</svg:desc>
                </draw:g>
              </table:table-cell>
              <table:table-cell office:value-type="float" office:value="1">
                <text:p>1</text:p>
                <draw:g>
                  <svg:desc>Sheet1.D3:Sheet1.D502</svg:desc>
                </draw:g>
              </table:table-cell>
              <table:table-cell office:value-type="float" office:value="0">
                <text:p>0</text:p>
                <draw:g>
                  <svg:desc>Sheet1.E3:Sheet1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375">
                <text:p>3.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72727272727273">
                <text:p>3.72727272727273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58496250072116">
                <text:p>3.58496250072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07142857142857">
                <text:p>4.07142857142857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1875">
                <text:p>4.1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23529411764706">
                <text:p>4.23529411764706</text:p>
              </table:table-cell>
              <table:table-cell office:value-type="float" office:value="4.08746284125034">
                <text:p>4.08746284125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4.16992500144231">
                <text:p>4.16992500144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3">
                <text:p>4.3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4.39231742277876">
                <text:p>4.3923174227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4.4594316186373">
                <text:p>4.4594316186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  <table:table-cell office:value-type="float" office:value="4.64385618977472">
                <text:p>4.6438561897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69230769230769">
                <text:p>4.69230769230769</text:p>
              </table:table-cell>
              <table:table-cell office:value-type="float" office:value="4.70043971814109">
                <text:p>4.70043971814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74074074074074">
                <text:p>4.74074074074074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4.8073549220576">
                <text:p>4.8073549220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82758620689655">
                <text:p>4.82758620689655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4.90689059560852">
                <text:p>4.90689059560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87096774193548">
                <text:p>4.87096774193548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90625">
                <text:p>4.90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04439411935845">
                <text:p>5.04439411935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02857142857143">
                <text:p>5.02857142857143</text:p>
              </table:table-cell>
              <table:table-cell office:value-type="float" office:value="5.12928301694497">
                <text:p>5.1292830169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05555555555556">
                <text:p>5.05555555555556</text:p>
              </table:table-cell>
              <table:table-cell office:value-type="float" office:value="5.16992500144231">
                <text:p>5.1699250014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13513513513514">
                <text:p>5.13513513513514</text:p>
              </table:table-cell>
              <table:table-cell office:value-type="float" office:value="5.20945336562895">
                <text:p>5.20945336562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5.24792751344359">
                <text:p>5.24792751344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28540221886225">
                <text:p>5.2854022188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3">
                <text:p>5.3</text:p>
              </table:table-cell>
              <table:table-cell office:value-type="float" office:value="5.32192809488736">
                <text:p>5.32192809488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36585365853659">
                <text:p>5.36585365853659</text:p>
              </table:table-cell>
              <table:table-cell office:value-type="float" office:value="5.35755200461808">
                <text:p>5.35755200461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38095238095238">
                <text:p>5.38095238095238</text:p>
              </table:table-cell>
              <table:table-cell office:value-type="float" office:value="5.39231742277876">
                <text:p>5.3923174227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3953488372093">
                <text:p>5.3953488372093</text:p>
              </table:table-cell>
              <table:table-cell office:value-type="float" office:value="5.4262647547021">
                <text:p>5.4262647547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45454545454545">
                <text:p>5.45454545454545</text:p>
              </table:table-cell>
              <table:table-cell office:value-type="float" office:value="5.4594316186373">
                <text:p>5.4594316186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51111111111111">
                <text:p>5.51111111111111</text:p>
              </table:table-cell>
              <table:table-cell office:value-type="float" office:value="5.49185309632968">
                <text:p>5.49185309632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56521739130435">
                <text:p>5.56521739130435</text:p>
              </table:table-cell>
              <table:table-cell office:value-type="float" office:value="5.52356195605701">
                <text:p>5.52356195605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57446808510638">
                <text:p>5.57446808510638</text:p>
              </table:table-cell>
              <table:table-cell office:value-type="float" office:value="5.55458885167764">
                <text:p>5.55458885167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25">
                <text:p>5.625</text:p>
              </table:table-cell>
              <table:table-cell office:value-type="float" office:value="5.58496250072116">
                <text:p>5.5849625007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530612244898">
                <text:p>5.6530612244898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8">
                <text:p>5.68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8627450980392">
                <text:p>5.68627450980392</text:p>
              </table:table-cell>
              <table:table-cell office:value-type="float" office:value="5.6724253419715">
                <text:p>5.6724253419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3076923076923">
                <text:p>5.73076923076923</text:p>
              </table:table-cell>
              <table:table-cell office:value-type="float" office:value="5.70043971814109">
                <text:p>5.70043971814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7358490566038">
                <text:p>5.77358490566038</text:p>
              </table:table-cell>
              <table:table-cell office:value-type="float" office:value="5.7279204545632">
                <text:p>5.7279204545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962962962963">
                <text:p>5.7962962962963</text:p>
              </table:table-cell>
              <table:table-cell office:value-type="float" office:value="5.75488750216347">
                <text:p>5.75488750216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1818181818182">
                <text:p>5.81818181818182</text:p>
              </table:table-cell>
              <table:table-cell office:value-type="float" office:value="5.78135971352466">
                <text:p>5.7813597135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3928571428571">
                <text:p>5.83928571428571</text:p>
              </table:table-cell>
              <table:table-cell office:value-type="float" office:value="5.8073549220576">
                <text:p>5.8073549220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5964912280702">
                <text:p>5.85964912280702</text:p>
              </table:table-cell>
              <table:table-cell office:value-type="float" office:value="5.83289001416474">
                <text:p>5.83289001416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7931034482759">
                <text:p>5.87931034482759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1525423728814">
                <text:p>5.91525423728814</text:p>
              </table:table-cell>
              <table:table-cell office:value-type="float" office:value="5.88264304936184">
                <text:p>5.88264304936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5.90689059560852">
                <text:p>5.9068905956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5081967213115">
                <text:p>5.95081967213115</text:p>
              </table:table-cell>
              <table:table-cell office:value-type="float" office:value="5.93073733756289">
                <text:p>5.9307373375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8387096774194">
                <text:p>5.98387096774194</text:p>
              </table:table-cell>
              <table:table-cell office:value-type="float" office:value="5.95419631038688">
                <text:p>5.95419631038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.97727992349992">
                <text:p>5.97727992349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15625">
                <text:p>6.015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4615384615385">
                <text:p>6.04615384615385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6.04439411935845">
                <text:p>6.04439411935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1044776119403">
                <text:p>6.1044776119403</text:p>
              </table:table-cell>
              <table:table-cell office:value-type="float" office:value="6.06608919045777">
                <text:p>6.0660891904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14705882352941">
                <text:p>6.14705882352941</text:p>
              </table:table-cell>
              <table:table-cell office:value-type="float" office:value="6.08746284125034">
                <text:p>6.08746284125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15942028985507">
                <text:p>6.15942028985507</text:p>
              </table:table-cell>
              <table:table-cell office:value-type="float" office:value="6.10852445677817">
                <text:p>6.10852445677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  <table:table-cell office:value-type="float" office:value="6.12928301694497">
                <text:p>6.12928301694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23943661971831">
                <text:p>6.23943661971831</text:p>
              </table:table-cell>
              <table:table-cell office:value-type="float" office:value="6.14974711950468">
                <text:p>6.14974711950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26388888888889">
                <text:p>6.26388888888889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3013698630137">
                <text:p>6.3013698630137</text:p>
              </table:table-cell>
              <table:table-cell office:value-type="float" office:value="6.18982455888002">
                <text:p>6.18982455888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2972972972973">
                <text:p>6.2972972972973</text:p>
              </table:table-cell>
              <table:table-cell office:value-type="float" office:value="6.20945336562895">
                <text:p>6.20945336562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2881869049588">
                <text:p>6.22881869049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3421052631579">
                <text:p>6.3421052631579</text:p>
              </table:table-cell>
              <table:table-cell office:value-type="float" office:value="6.24792751344359">
                <text:p>6.24792751344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37662337662338">
                <text:p>6.37662337662338</text:p>
              </table:table-cell>
              <table:table-cell office:value-type="float" office:value="6.2667865406949">
                <text:p>6.2667865406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1025641025641">
                <text:p>6.41025641025641</text:p>
              </table:table-cell>
              <table:table-cell office:value-type="float" office:value="6.28540221886225">
                <text:p>6.28540221886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3037974683544">
                <text:p>6.43037974683544</text:p>
              </table:table-cell>
              <table:table-cell office:value-type="float" office:value="6.3037807481771">
                <text:p>6.303780748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625">
                <text:p>6.4625</text:p>
              </table:table-cell>
              <table:table-cell office:value-type="float" office:value="6.32192809488736">
                <text:p>6.32192809488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9382716049383">
                <text:p>6.49382716049383</text:p>
              </table:table-cell>
              <table:table-cell office:value-type="float" office:value="6.33985000288463">
                <text:p>6.33985000288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1219512195122">
                <text:p>6.51219512195122</text:p>
              </table:table-cell>
              <table:table-cell office:value-type="float" office:value="6.35755200461809">
                <text:p>6.35755200461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3012048192771">
                <text:p>6.53012048192771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3571428571429">
                <text:p>6.53571428571429</text:p>
              </table:table-cell>
              <table:table-cell office:value-type="float" office:value="6.39231742277876">
                <text:p>6.3923174227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5294117647059">
                <text:p>6.55294117647059</text:p>
              </table:table-cell>
              <table:table-cell office:value-type="float" office:value="6.4093909361377">
                <text:p>6.4093909361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8139534883721">
                <text:p>6.58139534883721</text:p>
              </table:table-cell>
              <table:table-cell office:value-type="float" office:value="6.4262647547021">
                <text:p>6.426264754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2068965517241">
                <text:p>6.62068965517241</text:p>
              </table:table-cell>
              <table:table-cell office:value-type="float" office:value="6.44294349584873">
                <text:p>6.44294349584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3636363636364">
                <text:p>6.63636363636364</text:p>
              </table:table-cell>
              <table:table-cell office:value-type="float" office:value="6.4594316186373">
                <text:p>6.4594316186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5168539325843">
                <text:p>6.65168539325843</text:p>
              </table:table-cell>
              <table:table-cell office:value-type="float" office:value="6.4757334309664">
                <text:p>6.4757334309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49185309632968">
                <text:p>6.49185309632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69565217391304">
                <text:p>6.69565217391304</text:p>
              </table:table-cell>
              <table:table-cell office:value-type="float" office:value="6.52356195605701">
                <text:p>6.52356195605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72043010752688">
                <text:p>6.72043010752688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72340425531915">
                <text:p>6.72340425531915</text:p>
              </table:table-cell>
              <table:table-cell office:value-type="float" office:value="6.55458885167764">
                <text:p>6.55458885167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72631578947368">
                <text:p>6.72631578947368</text:p>
              </table:table-cell>
              <table:table-cell office:value-type="float" office:value="6.56985560833095">
                <text:p>6.56985560833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76041666666667">
                <text:p>6.76041666666667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78350515463918">
                <text:p>6.78350515463918</text:p>
              </table:table-cell>
              <table:table-cell office:value-type="float" office:value="6.59991284218713">
                <text:p>6.59991284218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0612244897959">
                <text:p>6.80612244897959</text:p>
              </table:table-cell>
              <table:table-cell office:value-type="float" office:value="6.61470984411521">
                <text:p>6.61470984411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2828282828283">
                <text:p>6.82828282828283</text:p>
              </table:table-cell>
              <table:table-cell office:value-type="float" office:value="6.62935662007961">
                <text:p>6.62935662007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3">
                <text:p>6.83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5148514851485">
                <text:p>6.85148514851485</text:p>
              </table:table-cell>
              <table:table-cell office:value-type="float" office:value="6.6582114827518">
                <text:p>6.65821148275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5294117647059">
                <text:p>6.85294117647059</text:p>
              </table:table-cell>
              <table:table-cell office:value-type="float" office:value="6.6724253419715">
                <text:p>6.6724253419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4466019417476">
                <text:p>6.84466019417476</text:p>
              </table:table-cell>
              <table:table-cell office:value-type="float" office:value="6.68650052718322">
                <text:p>6.68650052718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5576923076923">
                <text:p>6.85576923076923</text:p>
              </table:table-cell>
              <table:table-cell office:value-type="float" office:value="6.70043971814109">
                <text:p>6.70043971814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5849056603774">
                <text:p>6.85849056603774</text:p>
              </table:table-cell>
              <table:table-cell office:value-type="float" office:value="6.7279204545632">
                <text:p>6.7279204545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785046728972">
                <text:p>6.8785046728972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9814814814815">
                <text:p>6.89814814814815</text:p>
              </table:table-cell>
              <table:table-cell office:value-type="float" office:value="6.75488750216347">
                <text:p>6.75488750216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89908256880734">
                <text:p>6.89908256880734</text:p>
              </table:table-cell>
              <table:table-cell office:value-type="float" office:value="6.76818432477693">
                <text:p>6.76818432477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1818181818182">
                <text:p>6.91818181818182</text:p>
              </table:table-cell>
              <table:table-cell office:value-type="float" office:value="6.78135971352466">
                <text:p>6.78135971352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4594594594595">
                <text:p>6.94594594594595</text:p>
              </table:table-cell>
              <table:table-cell office:value-type="float" office:value="6.79441586635011">
                <text:p>6.79441586635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4642857142857">
                <text:p>6.94642857142857</text:p>
              </table:table-cell>
              <table:table-cell office:value-type="float" office:value="6.8073549220576">
                <text:p>6.8073549220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5575221238938">
                <text:p>6.95575221238938</text:p>
              </table:table-cell>
              <table:table-cell office:value-type="float" office:value="6.82017896241519">
                <text:p>6.82017896241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6491228070175">
                <text:p>6.96491228070175</text:p>
              </table:table-cell>
              <table:table-cell office:value-type="float" office:value="6.83289001416474">
                <text:p>6.83289001416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8260869565217">
                <text:p>6.98260869565217</text:p>
              </table:table-cell>
              <table:table-cell office:value-type="float" office:value="6.84549005094438">
                <text:p>6.84549005094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99137931034483">
                <text:p>6.99137931034483</text:p>
              </table:table-cell>
              <table:table-cell office:value-type="float" office:value="6.85798099512757">
                <text:p>6.85798099512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0854700854701">
                <text:p>7.00854700854701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1694915254237">
                <text:p>7.01694915254237</text:p>
              </table:table-cell>
              <table:table-cell office:value-type="float" office:value="6.88264304936184">
                <text:p>6.88264304936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2521008403361">
                <text:p>7.02521008403361</text:p>
              </table:table-cell>
              <table:table-cell office:value-type="float" office:value="6.89481776330794">
                <text:p>6.89481776330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25">
                <text:p>7.025</text:p>
              </table:table-cell>
              <table:table-cell office:value-type="float" office:value="6.90689059560852">
                <text:p>6.90689059560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3305785123967">
                <text:p>7.03305785123967</text:p>
              </table:table-cell>
              <table:table-cell office:value-type="float" office:value="6.9188632372746">
                <text:p>6.9188632372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4098360655738">
                <text:p>7.04098360655738</text:p>
              </table:table-cell>
              <table:table-cell office:value-type="float" office:value="6.93073733756289">
                <text:p>6.93073733756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4878048780488">
                <text:p>7.04878048780488</text:p>
              </table:table-cell>
              <table:table-cell office:value-type="float" office:value="6.94251450533924">
                <text:p>6.94251450533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5645161290323">
                <text:p>7.05645161290323</text:p>
              </table:table-cell>
              <table:table-cell office:value-type="float" office:value="6.95419631038688">
                <text:p>6.95419631038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56">
                <text:p>7.056</text:p>
              </table:table-cell>
              <table:table-cell office:value-type="float" office:value="6.96578428466209">
                <text:p>6.96578428466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7936507936508">
                <text:p>7.07936507936508</text:p>
              </table:table-cell>
              <table:table-cell office:value-type="float" office:value="6.97727992349992">
                <text:p>6.97727992349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8661417322835">
                <text:p>7.08661417322835</text:p>
              </table:table-cell>
              <table:table-cell office:value-type="float" office:value="6.98868468677217">
                <text:p>6.98868468677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9375">
                <text:p>7.09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0077519379845">
                <text:p>7.10077519379845</text:p>
              </table:table-cell>
              <table:table-cell office:value-type="float" office:value="7.01122725542325">
                <text:p>7.01122725542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1538461538462">
                <text:p>7.11538461538462</text:p>
              </table:table-cell>
              <table:table-cell office:value-type="float" office:value="7.02236781302845">
                <text:p>7.022367813028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3740458015267">
                <text:p>7.13740458015267</text:p>
              </table:table-cell>
              <table:table-cell office:value-type="float" office:value="7.03342300153745">
                <text:p>7.03342300153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3636363636364">
                <text:p>7.13636363636364</text:p>
              </table:table-cell>
              <table:table-cell office:value-type="float" office:value="7.04439411935845">
                <text:p>7.0443941193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5789473684211">
                <text:p>7.15789473684211</text:p>
              </table:table-cell>
              <table:table-cell office:value-type="float" office:value="7.05528243550119">
                <text:p>7.05528243550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7910447761194">
                <text:p>7.17910447761194</text:p>
              </table:table-cell>
              <table:table-cell office:value-type="float" office:value="7.06608919045777">
                <text:p>7.06608919045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8518518518519">
                <text:p>7.18518518518519</text:p>
              </table:table-cell>
              <table:table-cell office:value-type="float" office:value="7.07681559705083">
                <text:p>7.076815597050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0588235294118">
                <text:p>7.20588235294118</text:p>
              </table:table-cell>
              <table:table-cell office:value-type="float" office:value="7.08746284125034">
                <text:p>7.08746284125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2627737226277">
                <text:p>7.22627737226277</text:p>
              </table:table-cell>
              <table:table-cell office:value-type="float" office:value="7.09803208296053">
                <text:p>7.09803208296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3188405797101">
                <text:p>7.23188405797101</text:p>
              </table:table-cell>
              <table:table-cell office:value-type="float" office:value="7.10852445677817">
                <text:p>7.10852445677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3741007194245">
                <text:p>7.23741007194245</text:p>
              </table:table-cell>
              <table:table-cell office:value-type="float" office:value="7.11894107272351">
                <text:p>7.118941072723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5714285714286">
                <text:p>7.25714285714286</text:p>
              </table:table-cell>
              <table:table-cell office:value-type="float" office:value="7.12928301694497">
                <text:p>7.12928301694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6241134751773">
                <text:p>7.26241134751773</text:p>
              </table:table-cell>
              <table:table-cell office:value-type="float" office:value="7.13955135239879">
                <text:p>7.13955135239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6056338028169">
                <text:p>7.26056338028169</text:p>
              </table:table-cell>
              <table:table-cell office:value-type="float" office:value="7.14974711950468">
                <text:p>7.1497471195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7972027972028">
                <text:p>7.27972027972028</text:p>
              </table:table-cell>
              <table:table-cell office:value-type="float" office:value="7.15987133677839">
                <text:p>7.15987133677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9861111111111">
                <text:p>7.29861111111111</text:p>
              </table:table-cell>
              <table:table-cell office:value-type="float" office:value="7.16992500144231">
                <text:p>7.169925001442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1724137931035">
                <text:p>7.31724137931035</text:p>
              </table:table-cell>
              <table:table-cell office:value-type="float" office:value="7.17990909001493">
                <text:p>7.17990909001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2191780821918">
                <text:p>7.32191780821918</text:p>
              </table:table-cell>
              <table:table-cell office:value-type="float" office:value="7.18982455888002">
                <text:p>7.18982455888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4013605442177">
                <text:p>7.34013605442177</text:p>
              </table:table-cell>
              <table:table-cell office:value-type="float" office:value="7.19967234483636">
                <text:p>7.1996723448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5810810810811">
                <text:p>7.35810810810811</text:p>
              </table:table-cell>
              <table:table-cell office:value-type="float" office:value="7.20945336562895">
                <text:p>7.20945336562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6241610738255">
                <text:p>7.36241610738255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8">
                <text:p>7.38</text:p>
              </table:table-cell>
              <table:table-cell office:value-type="float" office:value="7.22881869049588">
                <text:p>7.22881869049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9072847682119">
                <text:p>7.39072847682119</text:p>
              </table:table-cell>
              <table:table-cell office:value-type="float" office:value="7.23840473932508">
                <text:p>7.23840473932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9473684210526">
                <text:p>7.39473684210526</text:p>
              </table:table-cell>
              <table:table-cell office:value-type="float" office:value="7.24792751344359">
                <text:p>7.24792751344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0522875816994">
                <text:p>7.40522875816994</text:p>
              </table:table-cell>
              <table:table-cell office:value-type="float" office:value="7.25738784269265">
                <text:p>7.25738784269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0909090909091">
                <text:p>7.40909090909091</text:p>
              </table:table-cell>
              <table:table-cell office:value-type="float" office:value="7.2667865406949">
                <text:p>7.2667865406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1290322580645">
                <text:p>7.41290322580645</text:p>
              </table:table-cell>
              <table:table-cell office:value-type="float" office:value="7.27612440527424">
                <text:p>7.27612440527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2307692307692">
                <text:p>7.42307692307692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2675159235669">
                <text:p>7.42675159235669</text:p>
              </table:table-cell>
              <table:table-cell office:value-type="float" office:value="7.29462074889163">
                <text:p>7.294620748891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3037974683544">
                <text:p>7.43037974683544</text:p>
              </table:table-cell>
              <table:table-cell office:value-type="float" office:value="7.3037807481771">
                <text:p>7.3037807481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4654088050315">
                <text:p>7.44654088050315</text:p>
              </table:table-cell>
              <table:table-cell office:value-type="float" office:value="7.31288295528436">
                <text:p>7.3128829552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5">
                <text:p>7.45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5341614906832">
                <text:p>7.45341614906832</text:p>
              </table:table-cell>
              <table:table-cell office:value-type="float" office:value="7.33091687811462">
                <text:p>7.33091687811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296296296296">
                <text:p>7.46296296296296</text:p>
              </table:table-cell>
              <table:table-cell office:value-type="float" office:value="7.33985000288462">
                <text:p>7.33985000288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01226993865">
                <text:p>7.4601226993865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5731707317073">
                <text:p>7.45731707317073</text:p>
              </table:table-cell>
              <table:table-cell office:value-type="float" office:value="7.35755200461809">
                <text:p>7.3575520046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060606060606">
                <text:p>7.46060606060606</text:p>
              </table:table-cell>
              <table:table-cell office:value-type="float" office:value="7.36632221424582">
                <text:p>7.36632221424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385542168675">
                <text:p>7.46385542168675</text:p>
              </table:table-cell>
              <table:table-cell office:value-type="float" office:value="7.37503943134693">
                <text:p>7.37503943134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7904191616767">
                <text:p>7.47904191616767</text:p>
              </table:table-cell>
              <table:table-cell office:value-type="float" office:value="7.38370429247405">
                <text:p>7.38370429247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9404761904762">
                <text:p>7.49404761904762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0887573964497">
                <text:p>7.50887573964497</text:p>
              </table:table-cell>
              <table:table-cell office:value-type="float" office:value="7.40087943628218">
                <text:p>7.40087943628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1176470588235">
                <text:p>7.51176470588235</text:p>
              </table:table-cell>
              <table:table-cell office:value-type="float" office:value="7.4093909361377">
                <text:p>7.4093909361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1461988304094">
                <text:p>7.51461988304094</text:p>
              </table:table-cell>
              <table:table-cell office:value-type="float" office:value="7.4178525148859">
                <text:p>7.4178525148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2906976744186">
                <text:p>7.52906976744186</text:p>
              </table:table-cell>
              <table:table-cell office:value-type="float" office:value="7.4262647547021">
                <text:p>7.426264754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3179190751445">
                <text:p>7.53179190751445</text:p>
              </table:table-cell>
              <table:table-cell office:value-type="float" office:value="7.43462822763673">
                <text:p>7.43462822763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4597701149425">
                <text:p>7.54597701149425</text:p>
              </table:table-cell>
              <table:table-cell office:value-type="float" office:value="7.44294349584873">
                <text:p>7.44294349584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5428571428571">
                <text:p>7.55428571428571</text:p>
              </table:table-cell>
              <table:table-cell office:value-type="float" office:value="7.45121111183233">
                <text:p>7.45121111183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625">
                <text:p>7.5625</text:p>
              </table:table-cell>
              <table:table-cell office:value-type="float" office:value="7.4594316186373">
                <text:p>7.4594316186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7627118644068">
                <text:p>7.57627118644068</text:p>
              </table:table-cell>
              <table:table-cell office:value-type="float" office:value="7.467605550083">
                <text:p>7.467605550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8988764044944">
                <text:p>7.58988764044944</text:p>
              </table:table-cell>
              <table:table-cell office:value-type="float" office:value="7.4757334309664">
                <text:p>7.4757334309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9776536312849">
                <text:p>7.59776536312849</text:p>
              </table:table-cell>
              <table:table-cell office:value-type="float" office:value="7.48381577726426">
                <text:p>7.48381577726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555555555556">
                <text:p>7.60555555555556</text:p>
              </table:table-cell>
              <table:table-cell office:value-type="float" office:value="7.49185309632968">
                <text:p>7.491853096329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773480662983">
                <text:p>7.60773480662983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989010989011">
                <text:p>7.60989010989011</text:p>
              </table:table-cell>
              <table:table-cell office:value-type="float" office:value="7.5077946401987">
                <text:p>7.5077946401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2295081967213">
                <text:p>7.62295081967213</text:p>
              </table:table-cell>
              <table:table-cell office:value-type="float" office:value="7.51569983828404">
                <text:p>7.515699838284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586956521739">
                <text:p>7.63586956521739</text:p>
              </table:table-cell>
              <table:table-cell office:value-type="float" office:value="7.52356195605701">
                <text:p>7.52356195605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783783783784">
                <text:p>7.63783783783784</text:p>
              </table:table-cell>
              <table:table-cell office:value-type="float" office:value="7.53138146051631">
                <text:p>7.53138146051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505376344086">
                <text:p>7.6505376344086</text:p>
              </table:table-cell>
              <table:table-cell office:value-type="float" office:value="7.53915881110803">
                <text:p>7.53915881110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524064171123">
                <text:p>7.6524064171123</text:p>
              </table:table-cell>
              <table:table-cell office:value-type="float" office:value="7.54689445988764">
                <text:p>7.54689445988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6489361702128">
                <text:p>7.66489361702128</text:p>
              </table:table-cell>
              <table:table-cell office:value-type="float" office:value="7.55458885167764">
                <text:p>7.55458885167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7.56224242422107">
                <text:p>7.56224242422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7368421052632">
                <text:p>7.67368421052632</text:p>
              </table:table-cell>
              <table:table-cell office:value-type="float" office:value="7.56985560833095">
                <text:p>7.56985560833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8586387434555">
                <text:p>7.68586387434555</text:p>
              </table:table-cell>
              <table:table-cell office:value-type="float" office:value="7.57742882803575">
                <text:p>7.57742882803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875">
                <text:p>7.6875</text:p>
              </table:table-cell>
              <table:table-cell office:value-type="float" office:value="7.58496250072116">
                <text:p>7.58496250072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9948186528497">
                <text:p>7.69948186528497</text:p>
              </table:table-cell>
              <table:table-cell office:value-type="float" office:value="7.59245703726808">
                <text:p>7.59245703726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1134020618557">
                <text:p>7.71134020618557</text:p>
              </table:table-cell>
              <table:table-cell office:value-type="float" office:value="7.59991284218713">
                <text:p>7.59991284218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2307692307692">
                <text:p>7.72307692307692</text:p>
              </table:table-cell>
              <table:table-cell office:value-type="float" office:value="7.60733031374961">
                <text:p>7.60733031374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2448979591837">
                <text:p>7.72448979591837</text:p>
              </table:table-cell>
              <table:table-cell office:value-type="float" office:value="7.61470984411521">
                <text:p>7.61470984411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3604060913706">
                <text:p>7.73604060913706</text:p>
              </table:table-cell>
              <table:table-cell office:value-type="float" office:value="7.62205181945638">
                <text:p>7.62205181945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242424242424">
                <text:p>7.74242424242424</text:p>
              </table:table-cell>
              <table:table-cell office:value-type="float" office:value="7.62935662007961">
                <text:p>7.62935662007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5376884422111">
                <text:p>7.75376884422111</text:p>
              </table:table-cell>
              <table:table-cell office:value-type="float" office:value="7.63662462054365">
                <text:p>7.63662462054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6">
                <text:p>7.76</text:p>
              </table:table-cell>
              <table:table-cell office:value-type="float" office:value="7.64385618977472">
                <text:p>7.64385618977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6616915422886">
                <text:p>7.76616915422886</text:p>
              </table:table-cell>
              <table:table-cell office:value-type="float" office:value="7.65105169117893">
                <text:p>7.651051691178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7722772277228">
                <text:p>7.77722772277228</text:p>
              </table:table-cell>
              <table:table-cell office:value-type="float" office:value="7.6582114827518">
                <text:p>7.6582114827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79310344827586">
                <text:p>7.79310344827586</text:p>
              </table:table-cell>
              <table:table-cell office:value-type="float" office:value="7.66533591718518">
                <text:p>7.66533591718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79901960784314">
                <text:p>7.79901960784314</text:p>
              </table:table-cell>
              <table:table-cell office:value-type="float" office:value="7.6724253419715">
                <text:p>7.6724253419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0975609756098">
                <text:p>7.80975609756098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1553398058252">
                <text:p>7.81553398058252</text:p>
              </table:table-cell>
              <table:table-cell office:value-type="float" office:value="7.68650052718322">
                <text:p>7.68650052718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1642512077295">
                <text:p>7.81642512077295</text:p>
              </table:table-cell>
              <table:table-cell office:value-type="float" office:value="7.69348695749933">
                <text:p>7.69348695749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2692307692308">
                <text:p>7.82692307692308</text:p>
              </table:table-cell>
              <table:table-cell office:value-type="float" office:value="7.70043971814109">
                <text:p>7.70043971814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3732057416268">
                <text:p>7.83732057416268</text:p>
              </table:table-cell>
              <table:table-cell office:value-type="float" office:value="7.70735913208088">
                <text:p>7.707359132080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5238095238095">
                <text:p>7.85238095238095</text:p>
              </table:table-cell>
              <table:table-cell office:value-type="float" office:value="7.71424551766612">
                <text:p>7.71424551766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5781990521327">
                <text:p>7.85781990521327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6320754716981">
                <text:p>7.86320754716981</text:p>
              </table:table-cell>
              <table:table-cell office:value-type="float" office:value="7.7279204545632">
                <text:p>7.7279204545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6854460093897">
                <text:p>7.86854460093897</text:p>
              </table:table-cell>
              <table:table-cell office:value-type="float" office:value="7.73470962022584">
                <text:p>7.73470962022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6915887850467">
                <text:p>7.86915887850467</text:p>
              </table:table-cell>
              <table:table-cell office:value-type="float" office:value="7.74146698640115">
                <text:p>7.7414669864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7441860465116">
                <text:p>7.87441860465116</text:p>
              </table:table-cell>
              <table:table-cell office:value-type="float" office:value="7.74819284958946">
                <text:p>7.748192849589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8888888888889">
                <text:p>7.88888888888889</text:p>
              </table:table-cell>
              <table:table-cell office:value-type="float" office:value="7.75488750216347">
                <text:p>7.75488750216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89861751152074">
                <text:p>7.89861751152074</text:p>
              </table:table-cell>
              <table:table-cell office:value-type="float" office:value="7.76155123244448">
                <text:p>7.761551232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0366972477064">
                <text:p>7.90366972477064</text:p>
              </table:table-cell>
              <table:table-cell office:value-type="float" office:value="7.76818432477693">
                <text:p>7.76818432477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1780821917808">
                <text:p>7.91780821917808</text:p>
              </table:table-cell>
              <table:table-cell office:value-type="float" office:value="7.77478705960117">
                <text:p>7.7747870596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2272727272727">
                <text:p>7.92272727272727</text:p>
              </table:table-cell>
              <table:table-cell office:value-type="float" office:value="7.78135971352466">
                <text:p>7.78135971352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3212669683258">
                <text:p>7.93212669683258</text:p>
              </table:table-cell>
              <table:table-cell office:value-type="float" office:value="7.78790255939143">
                <text:p>7.7879025593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4144144144144">
                <text:p>7.94144144144144</text:p>
              </table:table-cell>
              <table:table-cell office:value-type="float" office:value="7.79441586635011">
                <text:p>7.79441586635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4618834080718">
                <text:p>7.94618834080718</text:p>
              </table:table-cell>
              <table:table-cell office:value-type="float" office:value="7.80089989992031">
                <text:p>7.80089989992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5535714285714">
                <text:p>7.95535714285714</text:p>
              </table:table-cell>
              <table:table-cell office:value-type="float" office:value="7.8073549220576">
                <text:p>7.8073549220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6444444444444">
                <text:p>7.96444444444444</text:p>
              </table:table-cell>
              <table:table-cell office:value-type="float" office:value="7.81378119121704">
                <text:p>7.81378119121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7345132743363">
                <text:p>7.97345132743363</text:p>
              </table:table-cell>
              <table:table-cell office:value-type="float" office:value="7.82017896241519">
                <text:p>7.82017896241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8237885462555">
                <text:p>7.98237885462555</text:p>
              </table:table-cell>
              <table:table-cell office:value-type="float" office:value="7.82654848729092">
                <text:p>7.82654848729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9561403508772">
                <text:p>7.99561403508772</text:p>
              </table:table-cell>
              <table:table-cell office:value-type="float" office:value="7.83289001416474">
                <text:p>7.83289001416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.99563318777293">
                <text:p>7.99563318777293</text:p>
              </table:table-cell>
              <table:table-cell office:value-type="float" office:value="7.83920378809694">
                <text:p>7.83920378809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0434782608696">
                <text:p>8.00434782608696</text:p>
              </table:table-cell>
              <table:table-cell office:value-type="float" office:value="7.84549005094438">
                <text:p>7.84549005094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1298701298701">
                <text:p>8.01298701298701</text:p>
              </table:table-cell>
              <table:table-cell office:value-type="float" office:value="7.85174904141606">
                <text:p>7.8517490414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2155172413793">
                <text:p>8.02155172413793</text:p>
              </table:table-cell>
              <table:table-cell office:value-type="float" office:value="7.85798099512757">
                <text:p>7.85798099512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3004291845494">
                <text:p>8.03004291845494</text:p>
              </table:table-cell>
              <table:table-cell office:value-type="float" office:value="7.86418614465428">
                <text:p>7.86418614465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3846153846154">
                <text:p>8.03846153846154</text:p>
              </table:table-cell>
              <table:table-cell office:value-type="float" office:value="7.87036471958341">
                <text:p>7.87036471958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4255319148936">
                <text:p>8.04255319148936</text:p>
              </table:table-cell>
              <table:table-cell office:value-type="float" office:value="7.876516946565">
                <text:p>7.876516946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5508474576271">
                <text:p>8.05508474576271</text:p>
              </table:table-cell>
              <table:table-cell office:value-type="float" office:value="7.88264304936184">
                <text:p>7.88264304936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6751054852321">
                <text:p>8.06751054852321</text:p>
              </table:table-cell>
              <table:table-cell office:value-type="float" office:value="7.88874324889826">
                <text:p>7.88874324889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7563025210084">
                <text:p>8.07563025210084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836820083682">
                <text:p>8.0836820083682</text:p>
              </table:table-cell>
              <table:table-cell office:value-type="float" office:value="7.90086680798075">
                <text:p>7.90086680798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9166666666667">
                <text:p>8.09166666666667</text:p>
              </table:table-cell>
              <table:table-cell office:value-type="float" office:value="7.90689059560852">
                <text:p>7.90689059560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954356846473">
                <text:p>8.0954356846473</text:p>
              </table:table-cell>
              <table:table-cell office:value-type="float" office:value="7.91288933622996">
                <text:p>7.91288933622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9917355371901">
                <text:p>8.09917355371901</text:p>
              </table:table-cell>
              <table:table-cell office:value-type="float" office:value="7.9188632372746">
                <text:p>7.9188632372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9465020576132">
                <text:p>8.09465020576132</text:p>
              </table:table-cell>
              <table:table-cell office:value-type="float" office:value="7.92481250360578">
                <text:p>7.92481250360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09836065573771">
                <text:p>8.09836065573771</text:p>
              </table:table-cell>
              <table:table-cell office:value-type="float" office:value="7.93073733756289">
                <text:p>7.9307373375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0204081632653">
                <text:p>8.10204081632653</text:p>
              </table:table-cell>
              <table:table-cell office:value-type="float" office:value="7.93663793900257">
                <text:p>7.936637939002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1382113821138">
                <text:p>8.11382113821138</text:p>
              </table:table-cell>
              <table:table-cell office:value-type="float" office:value="7.94251450533924">
                <text:p>7.94251450533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2145748987854">
                <text:p>8.12145748987854</text:p>
              </table:table-cell>
              <table:table-cell office:value-type="float" office:value="7.94836723158468">
                <text:p>7.94836723158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25">
                <text:p>8.125</text:p>
              </table:table-cell>
              <table:table-cell office:value-type="float" office:value="7.95419631038688">
                <text:p>7.95419631038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253012048193">
                <text:p>8.13253012048193</text:p>
              </table:table-cell>
              <table:table-cell office:value-type="float" office:value="7.96000193206808">
                <text:p>7.96000193206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6">
                <text:p>8.136</text:p>
              </table:table-cell>
              <table:table-cell office:value-type="float" office:value="7.96578428466209">
                <text:p>7.965784284662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94422310757">
                <text:p>8.1394422310757</text:p>
              </table:table-cell>
              <table:table-cell office:value-type="float" office:value="7.97154355395077">
                <text:p>7.971543553950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888888888889">
                <text:p>8.13888888888889</text:p>
              </table:table-cell>
              <table:table-cell office:value-type="float" office:value="7.97727992349992">
                <text:p>7.977279923499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501976284585">
                <text:p>8.1501976284585</text:p>
              </table:table-cell>
              <table:table-cell office:value-type="float" office:value="7.98299357469431">
                <text:p>7.982993574694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5748031496063">
                <text:p>8.15748031496063</text:p>
              </table:table-cell>
              <table:table-cell office:value-type="float" office:value="7.98868468677217">
                <text:p>7.9886846867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6470588235294">
                <text:p>8.16470588235294</text:p>
              </table:table-cell>
              <table:table-cell office:value-type="float" office:value="7.99435343685886">
                <text:p>7.994353436858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6796875">
                <text:p>8.16796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7509727626459">
                <text:p>8.17509727626459</text:p>
              </table:table-cell>
              <table:table-cell office:value-type="float" office:value="8.00562454919388">
                <text:p>8.00562454919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7829457364341">
                <text:p>8.17829457364341</text:p>
              </table:table-cell>
              <table:table-cell office:value-type="float" office:value="8.01122725542325">
                <text:p>8.01122725542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7760617760618">
                <text:p>8.17760617760618</text:p>
              </table:table-cell>
              <table:table-cell office:value-type="float" office:value="8.01680828768655">
                <text:p>8.01680828768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7692307692308">
                <text:p>8.17692307692308</text:p>
              </table:table-cell>
              <table:table-cell office:value-type="float" office:value="8.02236781302845">
                <text:p>8.022367813028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8007662835249">
                <text:p>8.18007662835249</text:p>
              </table:table-cell>
              <table:table-cell office:value-type="float" office:value="8.02790599656989">
                <text:p>8.02790599656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9083969465649">
                <text:p>8.19083969465649</text:p>
              </table:table-cell>
              <table:table-cell office:value-type="float" office:value="8.03342300153745">
                <text:p>8.03342300153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9391634980989">
                <text:p>8.19391634980989</text:p>
              </table:table-cell>
              <table:table-cell office:value-type="float" office:value="8.0389189892923">
                <text:p>8.0389189892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969696969697">
                <text:p>8.1969696969697</text:p>
              </table:table-cell>
              <table:table-cell office:value-type="float" office:value="8.04439411935845">
                <text:p>8.04439411935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0377358490566">
                <text:p>8.20377358490566</text:p>
              </table:table-cell>
              <table:table-cell office:value-type="float" office:value="8.04984854945056">
                <text:p>8.04984854945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0676691729323">
                <text:p>8.20676691729323</text:p>
              </table:table-cell>
              <table:table-cell office:value-type="float" office:value="8.05528243550119">
                <text:p>8.05528243550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0973782771536">
                <text:p>8.20973782771536</text:p>
              </table:table-cell>
              <table:table-cell office:value-type="float" office:value="8.06069593168755">
                <text:p>8.060695931687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1641791044776">
                <text:p>8.21641791044776</text:p>
              </table:table-cell>
              <table:table-cell office:value-type="float" office:value="8.06608919045777">
                <text:p>8.066089190457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2676579925651">
                <text:p>8.22676579925651</text:p>
              </table:table-cell>
              <table:table-cell office:value-type="float" office:value="8.07146236255663">
                <text:p>8.071462362556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3703703703704">
                <text:p>8.23703703703704</text:p>
              </table:table-cell>
              <table:table-cell office:value-type="float" office:value="8.07681559705083">
                <text:p>8.07681559705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3616236162362">
                <text:p>8.23616236162362</text:p>
              </table:table-cell>
              <table:table-cell office:value-type="float" office:value="8.08214904135387">
                <text:p>8.08214904135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4264705882353">
                <text:p>8.24264705882353</text:p>
              </table:table-cell>
              <table:table-cell office:value-type="float" office:value="8.08746284125034">
                <text:p>8.087462841250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4542124542124">
                <text:p>8.24542124542124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4817518248175">
                <text:p>8.24817518248175</text:p>
              </table:table-cell>
              <table:table-cell office:value-type="float" office:value="8.09803208296053">
                <text:p>8.09803208296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5090909090909">
                <text:p>8.25090909090909</text:p>
              </table:table-cell>
              <table:table-cell office:value-type="float" office:value="8.10328780841202">
                <text:p>8.103287808412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6086956521739">
                <text:p>8.26086956521739</text:p>
              </table:table-cell>
              <table:table-cell office:value-type="float" office:value="8.10852445677817">
                <text:p>8.108524456778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6353790613718">
                <text:p>8.26353790613718</text:p>
              </table:table-cell>
              <table:table-cell office:value-type="float" office:value="8.11374216604919">
                <text:p>8.113742166049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6978417266187">
                <text:p>8.26978417266187</text:p>
              </table:table-cell>
              <table:table-cell office:value-type="float" office:value="8.11894107272351">
                <text:p>8.11894107272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7240143369176">
                <text:p>8.27240143369176</text:p>
              </table:table-cell>
              <table:table-cell office:value-type="float" office:value="8.12412131182919">
                <text:p>8.12412131182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75">
                <text:p>8.275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7402135231317">
                <text:p>8.27402135231317</text:p>
              </table:table-cell>
              <table:table-cell office:value-type="float" office:value="8.13442632022093">
                <text:p>8.134426320220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8368794326241">
                <text:p>8.28368794326241</text:p>
              </table:table-cell>
              <table:table-cell office:value-type="float" office:value="8.13955135239879">
                <text:p>8.13955135239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8621908127209">
                <text:p>8.28621908127209</text:p>
              </table:table-cell>
              <table:table-cell office:value-type="float" office:value="8.14465824283188">
                <text:p>8.14465824283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9225352112676">
                <text:p>8.29225352112676</text:p>
              </table:table-cell>
              <table:table-cell office:value-type="float" office:value="8.14974711950468">
                <text:p>8.14974711950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9473684210526">
                <text:p>8.29473684210526</text:p>
              </table:table-cell>
              <table:table-cell office:value-type="float" office:value="8.15481810905211">
                <text:p>8.15481810905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972027972028">
                <text:p>8.2972027972028</text:p>
              </table:table-cell>
              <table:table-cell office:value-type="float" office:value="8.15987133677839">
                <text:p>8.15987133677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29965156794425">
                <text:p>8.29965156794425</text:p>
              </table:table-cell>
              <table:table-cell office:value-type="float" office:value="8.16490692667569">
                <text:p>8.164906926675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0208333333333">
                <text:p>8.30208333333333</text:p>
              </table:table-cell>
              <table:table-cell office:value-type="float" office:value="8.16992500144231">
                <text:p>8.16992500144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0795847750865">
                <text:p>8.30795847750865</text:p>
              </table:table-cell>
              <table:table-cell office:value-type="float" office:value="8.17492568250068">
                <text:p>8.174925682500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1034482758621">
                <text:p>8.31034482758621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127147766323">
                <text:p>8.3127147766323</text:p>
              </table:table-cell>
              <table:table-cell office:value-type="float" office:value="8.18487534290829">
                <text:p>8.18487534290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1506849315069">
                <text:p>8.31506849315069</text:p>
              </table:table-cell>
              <table:table-cell office:value-type="float" office:value="8.18982455888002">
                <text:p>8.18982455888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1740614334471">
                <text:p>8.31740614334471</text:p>
              </table:table-cell>
              <table:table-cell office:value-type="float" office:value="8.19475685442225">
                <text:p>8.19475685442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2312925170068">
                <text:p>8.32312925170068</text:p>
              </table:table-cell>
              <table:table-cell office:value-type="float" office:value="8.19967234483636">
                <text:p>8.19967234483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2542372881356">
                <text:p>8.32542372881356</text:p>
              </table:table-cell>
              <table:table-cell office:value-type="float" office:value="8.2045711442492">
                <text:p>8.2045711442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277027027027">
                <text:p>8.3277027027027</text:p>
              </table:table-cell>
              <table:table-cell office:value-type="float" office:value="8.20945336562895">
                <text:p>8.209453365628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2996632996633">
                <text:p>8.32996632996633</text:p>
              </table:table-cell>
              <table:table-cell office:value-type="float" office:value="8.21431912080077">
                <text:p>8.21431912080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3892617449664">
                <text:p>8.33892617449664</text:p>
              </table:table-cell>
              <table:table-cell office:value-type="float" office:value="8.21916852046216">
                <text:p>8.21916852046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4113712374582">
                <text:p>8.34113712374582</text:p>
              </table:table-cell>
              <table:table-cell office:value-type="float" office:value="8.22400167419811">
                <text:p>8.22400167419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8.22881869049588">
                <text:p>8.228818690495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4551495016611">
                <text:p>8.34551495016611</text:p>
              </table:table-cell>
              <table:table-cell office:value-type="float" office:value="8.2336196767597">
                <text:p>8.233619676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476821192053">
                <text:p>8.3476821192053</text:p>
              </table:table-cell>
              <table:table-cell office:value-type="float" office:value="8.23840473932508">
                <text:p>8.23840473932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5643564356436">
                <text:p>8.35643564356436</text:p>
              </table:table-cell>
              <table:table-cell office:value-type="float" office:value="8.24317398347295">
                <text:p>8.24317398347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6184210526316">
                <text:p>8.36184210526316</text:p>
              </table:table-cell>
              <table:table-cell office:value-type="float" office:value="8.24792751344359">
                <text:p>8.24792751344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6393442622951">
                <text:p>8.36393442622951</text:p>
              </table:table-cell>
              <table:table-cell office:value-type="float" office:value="8.25266543245025">
                <text:p>8.2526654324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8.25738784269265">
                <text:p>8.257387842692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8110749185668">
                <text:p>8.38110749185668</text:p>
              </table:table-cell>
              <table:table-cell office:value-type="float" office:value="8.26209484537018">
                <text:p>8.26209484537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8961038961039">
                <text:p>8.38961038961039</text:p>
              </table:table-cell>
              <table:table-cell office:value-type="float" office:value="8.2667865406949">
                <text:p>8.2667865406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3915857605178">
                <text:p>8.3915857605178</text:p>
              </table:table-cell>
              <table:table-cell office:value-type="float" office:value="8.27146302790437">
                <text:p>8.27146302790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">
                <text:p>8.4</text:p>
              </table:table-cell>
              <table:table-cell office:value-type="float" office:value="8.27612440527424">
                <text:p>8.276124405274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0836012861736">
                <text:p>8.40836012861736</text:p>
              </table:table-cell>
              <table:table-cell office:value-type="float" office:value="8.2807707701306">
                <text:p>8.2807707701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1346153846154">
                <text:p>8.41346153846154</text:p>
              </table:table-cell>
              <table:table-cell office:value-type="float" office:value="8.28540221886225">
                <text:p>8.285402218862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185303514377">
                <text:p>8.4185303514377</text:p>
              </table:table-cell>
              <table:table-cell office:value-type="float" office:value="8.29001884693262">
                <text:p>8.29001884693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203821656051">
                <text:p>8.4203821656051</text:p>
              </table:table-cell>
              <table:table-cell office:value-type="float" office:value="8.29462074889163">
                <text:p>8.29462074889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42539682539683">
                <text:p>8.42539682539683</text:p>
              </table:table-cell>
              <table:table-cell office:value-type="float" office:value="8.29920801838728">
                <text:p>8.29920801838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3670886075949">
                <text:p>8.43670886075949</text:p>
              </table:table-cell>
              <table:table-cell office:value-type="float" office:value="8.3037807481771">
                <text:p>8.3037807481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384858044164">
                <text:p>8.4384858044164</text:p>
              </table:table-cell>
              <table:table-cell office:value-type="float" office:value="8.30833903013941">
                <text:p>8.308339030139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4025157232704">
                <text:p>8.44025157232704</text:p>
              </table:table-cell>
              <table:table-cell office:value-type="float" office:value="8.31288295528436">
                <text:p>8.31288295528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4827586206897">
                <text:p>8.44827586206897</text:p>
              </table:table-cell>
              <table:table-cell office:value-type="float" office:value="8.31741261376487">
                <text:p>8.317412613764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5625">
                <text:p>8.45625</text:p>
              </table:table-cell>
              <table:table-cell office:value-type="float" office:value="8.32192809488736">
                <text:p>8.32192809488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6105919003115">
                <text:p>8.46105919003115</text:p>
              </table:table-cell>
              <table:table-cell office:value-type="float" office:value="8.3264294871223">
                <text:p>8.3264294871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6583850931677">
                <text:p>8.46583850931677</text:p>
              </table:table-cell>
              <table:table-cell office:value-type="float" office:value="8.33091687811462">
                <text:p>8.33091687811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6749226006192">
                <text:p>8.46749226006192</text:p>
              </table:table-cell>
              <table:table-cell office:value-type="float" office:value="8.33539035469392">
                <text:p>8.335390354693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6913580246914">
                <text:p>8.46913580246914</text:p>
              </table:table-cell>
              <table:table-cell office:value-type="float" office:value="8.33985000288462">
                <text:p>8.33985000288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7692307692308">
                <text:p>8.47692307692308</text:p>
              </table:table-cell>
              <table:table-cell office:value-type="float" office:value="8.34429590791582">
                <text:p>8.34429590791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7852760736196">
                <text:p>8.47852760736196</text:p>
              </table:table-cell>
              <table:table-cell office:value-type="float" office:value="8.34872815423108">
                <text:p>8.34872815423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8623853211009">
                <text:p>8.48623853211009</text:p>
              </table:table-cell>
              <table:table-cell office:value-type="float" office:value="8.35314682549808">
                <text:p>8.353146825498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49390243902439">
                <text:p>8.49390243902439</text:p>
              </table:table-cell>
              <table:table-cell office:value-type="float" office:value="8.35755200461808">
                <text:p>8.357552004618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0151975683891">
                <text:p>8.50151975683891</text:p>
              </table:table-cell>
              <table:table-cell office:value-type="float" office:value="8.36194377373524">
                <text:p>8.36194377373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0606060606061">
                <text:p>8.50606060606061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0453172205438">
                <text:p>8.50453172205438</text:p>
              </table:table-cell>
              <table:table-cell office:value-type="float" office:value="8.37068740680722">
                <text:p>8.370687406807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0903614457831">
                <text:p>8.50903614457831</text:p>
              </table:table-cell>
              <table:table-cell office:value-type="float" office:value="8.37503943134692">
                <text:p>8.375039431346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1351351351351">
                <text:p>8.51351351351351</text:p>
              </table:table-cell>
              <table:table-cell office:value-type="float" office:value="8.37937836707126">
                <text:p>8.37937836707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2395209580838">
                <text:p>8.52395209580838</text:p>
              </table:table-cell>
              <table:table-cell office:value-type="float" office:value="8.38370429247405">
                <text:p>8.383704292474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2835820895522">
                <text:p>8.52835820895522</text:p>
              </table:table-cell>
              <table:table-cell office:value-type="float" office:value="8.38801728534514">
                <text:p>8.38801728534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3571428571429">
                <text:p>8.53571428571429</text:p>
              </table:table-cell>
              <table:table-cell office:value-type="float" office:value="8.39231742277876">
                <text:p>8.39231742277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3709198813056">
                <text:p>8.53709198813056</text:p>
              </table:table-cell>
              <table:table-cell office:value-type="float" office:value="8.39660478118186">
                <text:p>8.39660478118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4733727810651">
                <text:p>8.54733727810651</text:p>
              </table:table-cell>
              <table:table-cell office:value-type="float" office:value="8.40087943628219">
                <text:p>8.40087943628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162241887906">
                <text:p>8.55162241887906</text:p>
              </table:table-cell>
              <table:table-cell office:value-type="float" office:value="8.40514146313634">
                <text:p>8.40514146313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">
                <text:p>8.55</text:p>
              </table:table-cell>
              <table:table-cell office:value-type="float" office:value="8.4093909361377">
                <text:p>8.4093909361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131964809384">
                <text:p>8.55131964809384</text:p>
              </table:table-cell>
              <table:table-cell office:value-type="float" office:value="8.41362792902417">
                <text:p>8.413627929024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8.4178525148859">
                <text:p>8.4178525148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685131195335">
                <text:p>8.55685131195335</text:p>
              </table:table-cell>
              <table:table-cell office:value-type="float" office:value="8.42206476617281">
                <text:p>8.42206476617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5813953488372">
                <text:p>8.55813953488372</text:p>
              </table:table-cell>
              <table:table-cell office:value-type="float" office:value="8.4262647547021">
                <text:p>8.4262647547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6811594202899">
                <text:p>8.56811594202899</text:p>
              </table:table-cell>
              <table:table-cell office:value-type="float" office:value="8.43045255166553">
                <text:p>8.43045255166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6936416184971">
                <text:p>8.56936416184971</text:p>
              </table:table-cell>
              <table:table-cell office:value-type="float" office:value="8.43462822763673">
                <text:p>8.43462822763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7060518731988">
                <text:p>8.57060518731988</text:p>
              </table:table-cell>
              <table:table-cell office:value-type="float" office:value="8.43879185257826">
                <text:p>8.43879185257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6896551724138">
                <text:p>8.56896551724138</text:p>
              </table:table-cell>
              <table:table-cell office:value-type="float" office:value="8.44294349584873">
                <text:p>8.44294349584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702005730659">
                <text:p>8.5702005730659</text:p>
              </table:table-cell>
              <table:table-cell office:value-type="float" office:value="8.44708322620965">
                <text:p>8.447083226209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8.45121111183233">
                <text:p>8.451211111832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7834757834758">
                <text:p>8.57834757834758</text:p>
              </table:table-cell>
              <table:table-cell office:value-type="float" office:value="8.45532722030456">
                <text:p>8.45532722030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7954545454546">
                <text:p>8.57954545454546</text:p>
              </table:table-cell>
              <table:table-cell office:value-type="float" office:value="8.4594316186373">
                <text:p>8.45943161863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8923512747875">
                <text:p>8.58923512747875</text:p>
              </table:table-cell>
              <table:table-cell office:value-type="float" office:value="8.46352437327118">
                <text:p>8.463524373271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9604519774011">
                <text:p>8.59604519774011</text:p>
              </table:table-cell>
              <table:table-cell office:value-type="float" office:value="8.467605550083">
                <text:p>8.467605550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9718309859155">
                <text:p>8.59718309859155</text:p>
              </table:table-cell>
              <table:table-cell office:value-type="float" office:value="8.47167521439205">
                <text:p>8.47167521439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59831460674157">
                <text:p>8.59831460674157</text:p>
              </table:table-cell>
              <table:table-cell office:value-type="float" office:value="8.4757334309664">
                <text:p>8.4757334309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0504201680672">
                <text:p>8.60504201680672</text:p>
              </table:table-cell>
              <table:table-cell office:value-type="float" office:value="8.4797802640291">
                <text:p>8.479780264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0614525139665">
                <text:p>8.60614525139665</text:p>
              </table:table-cell>
              <table:table-cell office:value-type="float" office:value="8.48381577726426">
                <text:p>8.483815777264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100278551532">
                <text:p>8.6100278551532</text:p>
              </table:table-cell>
              <table:table-cell office:value-type="float" office:value="8.48784003382305">
                <text:p>8.48784003382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2049861495845">
                <text:p>8.62049861495845</text:p>
              </table:table-cell>
              <table:table-cell office:value-type="float" office:value="8.49585502688717">
                <text:p>8.495855026887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2430939226519">
                <text:p>8.62430939226519</text:p>
              </table:table-cell>
              <table:table-cell office:value-type="float" office:value="8.49984588708321">
                <text:p>8.499845887083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2809917355372">
                <text:p>8.62809917355372</text:p>
              </table:table-cell>
              <table:table-cell office:value-type="float" office:value="8.50382573799575">
                <text:p>8.503825737995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2912087912088">
                <text:p>8.62912087912088</text:p>
              </table:table-cell>
              <table:table-cell office:value-type="float" office:value="8.5077946401987">
                <text:p>8.50779464019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3013698630137">
                <text:p>8.63013698630137</text:p>
              </table:table-cell>
              <table:table-cell office:value-type="float" office:value="8.51175265376738">
                <text:p>8.51175265376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3114754098361">
                <text:p>8.63114754098361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3487738419619">
                <text:p>8.63487738419619</text:p>
              </table:table-cell>
              <table:table-cell office:value-type="float" office:value="8.51963625284321">
                <text:p>8.51963625284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4130434782609">
                <text:p>8.64130434782609</text:p>
              </table:table-cell>
              <table:table-cell office:value-type="float" office:value="8.52356195605701">
                <text:p>8.523561956057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4769647696477">
                <text:p>8.64769647696477</text:p>
              </table:table-cell>
              <table:table-cell office:value-type="float" office:value="8.5274770060604">
                <text:p>8.52747700606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4864864864865">
                <text:p>8.64864864864865</text:p>
              </table:table-cell>
              <table:table-cell office:value-type="float" office:value="8.53138146051631">
                <text:p>8.531381460516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5768194070081">
                <text:p>8.65768194070081</text:p>
              </table:table-cell>
              <table:table-cell office:value-type="float" office:value="8.5352753766208">
                <text:p>8.53527537662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.53915881110803">
                <text:p>8.53915881110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6756032171582">
                <text:p>8.66756032171582</text:p>
              </table:table-cell>
              <table:table-cell office:value-type="float" office:value="8.54303182025524">
                <text:p>8.54303182025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6844919786096">
                <text:p>8.66844919786096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7466666666667">
                <text:p>8.67466666666667</text:p>
              </table:table-cell>
              <table:table-cell office:value-type="float" office:value="8.55074678538324">
                <text:p>8.55074678538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781914893617">
                <text:p>8.6781914893617</text:p>
              </table:table-cell>
              <table:table-cell office:value-type="float" office:value="8.55458885167764">
                <text:p>8.55458885167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8435013262599">
                <text:p>8.68435013262599</text:p>
              </table:table-cell>
              <table:table-cell office:value-type="float" office:value="8.55842071326867">
                <text:p>8.558420713268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9047619047619">
                <text:p>8.69047619047619</text:p>
              </table:table-cell>
              <table:table-cell office:value-type="float" office:value="8.56224242422107">
                <text:p>8.56224242422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69656992084433">
                <text:p>8.69656992084433</text:p>
              </table:table-cell>
              <table:table-cell office:value-type="float" office:value="8.56605403817109">
                <text:p>8.56605403817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0263157894737">
                <text:p>8.70263157894737</text:p>
              </table:table-cell>
              <table:table-cell office:value-type="float" office:value="8.56985560833095">
                <text:p>8.56985560833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1128608923885">
                <text:p>8.71128608923885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1727748691099">
                <text:p>8.71727748691099</text:p>
              </table:table-cell>
              <table:table-cell office:value-type="float" office:value="8.57742882803575">
                <text:p>8.57742882803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2062663185379">
                <text:p>8.72062663185379</text:p>
              </table:table-cell>
              <table:table-cell office:value-type="float" office:value="8.58120058192496">
                <text:p>8.58120058192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2135416666667">
                <text:p>8.72135416666667</text:p>
              </table:table-cell>
              <table:table-cell office:value-type="float" office:value="8.58496250072116">
                <text:p>8.58496250072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2207792207792">
                <text:p>8.72207792207792</text:p>
              </table:table-cell>
              <table:table-cell office:value-type="float" office:value="8.58871463558227">
                <text:p>8.58871463558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3056994818653">
                <text:p>8.73056994818653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3643410852713">
                <text:p>8.73643410852713</text:p>
              </table:table-cell>
              <table:table-cell office:value-type="float" office:value="8.59618975614441">
                <text:p>8.59618975614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4226804123711">
                <text:p>8.74226804123711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4293059125964">
                <text:p>8.74293059125964</text:p>
              </table:table-cell>
              <table:table-cell office:value-type="float" office:value="8.60362634498619">
                <text:p>8.60362634498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5128205128205">
                <text:p>8.75128205128205</text:p>
              </table:table-cell>
              <table:table-cell office:value-type="float" office:value="8.60733031374961">
                <text:p>8.607330313749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5959079283888">
                <text:p>8.75959079283888</text:p>
              </table:table-cell>
              <table:table-cell office:value-type="float" office:value="8.61102479730735">
                <text:p>8.61102479730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6530612244898">
                <text:p>8.76530612244898</text:p>
              </table:table-cell>
              <table:table-cell office:value-type="float" office:value="8.61470984411521">
                <text:p>8.614709844115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7099236641221">
                <text:p>8.77099236641221</text:p>
              </table:table-cell>
              <table:table-cell office:value-type="float" office:value="8.61838550225861">
                <text:p>8.618385502258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7664974619289">
                <text:p>8.77664974619289</text:p>
              </table:table-cell>
              <table:table-cell office:value-type="float" office:value="8.62205181945638">
                <text:p>8.622051819456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7974683544304">
                <text:p>8.77974683544304</text:p>
              </table:table-cell>
              <table:table-cell office:value-type="float" office:value="8.62570884306447">
                <text:p>8.62570884306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8535353535353">
                <text:p>8.78535353535353</text:p>
              </table:table-cell>
              <table:table-cell office:value-type="float" office:value="8.62935662007961">
                <text:p>8.629356620079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8841309823678">
                <text:p>8.78841309823678</text:p>
              </table:table-cell>
              <table:table-cell office:value-type="float" office:value="8.63299519714296">
                <text:p>8.63299519714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964824120603">
                <text:p>8.7964824120603</text:p>
              </table:table-cell>
              <table:table-cell office:value-type="float" office:value="8.63662462054365">
                <text:p>8.63662462054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79699248120301">
                <text:p>8.79699248120301</text:p>
              </table:table-cell>
              <table:table-cell office:value-type="float" office:value="8.64024493622235">
                <text:p>8.64024493622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8.64385618977473">
                <text:p>8.64385618977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0548628428928">
                <text:p>8.80548628428928</text:p>
              </table:table-cell>
              <table:table-cell office:value-type="float" office:value="8.64745842645492">
                <text:p>8.6474584264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0845771144279">
                <text:p>8.80845771144279</text:p>
              </table:table-cell>
              <table:table-cell office:value-type="float" office:value="8.65105169117893">
                <text:p>8.65105169117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0893300248139">
                <text:p>8.80893300248139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1435643564356">
                <text:p>8.81435643564356</text:p>
              </table:table-cell>
              <table:table-cell office:value-type="float" office:value="8.6582114827518">
                <text:p>8.6582114827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1975308641975">
                <text:p>8.81975308641975</text:p>
              </table:table-cell>
              <table:table-cell office:value-type="float" office:value="8.66177809777199">
                <text:p>8.66177809777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2019704433498">
                <text:p>8.82019704433498</text:p>
              </table:table-cell>
              <table:table-cell office:value-type="float" office:value="8.66533591718518">
                <text:p>8.66533591718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2309582309582">
                <text:p>8.82309582309582</text:p>
              </table:table-cell>
              <table:table-cell office:value-type="float" office:value="8.66888498426625">
                <text:p>8.66888498426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2598039215686">
                <text:p>8.82598039215686</text:p>
              </table:table-cell>
              <table:table-cell office:value-type="float" office:value="8.6724253419715">
                <text:p>8.67242534197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2885085574572">
                <text:p>8.82885085574572</text:p>
              </table:table-cell>
              <table:table-cell office:value-type="float" office:value="8.67595703294175">
                <text:p>8.675957032941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3414634146341">
                <text:p>8.83414634146341</text:p>
              </table:table-cell>
              <table:table-cell office:value-type="float" office:value="8.67948009950545">
                <text:p>8.67948009950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345498783455">
                <text:p>8.8345498783455</text:p>
              </table:table-cell>
              <table:table-cell office:value-type="float" office:value="8.68299458368168">
                <text:p>8.68299458368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3980582524272">
                <text:p>8.83980582524272</text:p>
              </table:table-cell>
              <table:table-cell office:value-type="float" office:value="8.68650052718322">
                <text:p>8.68650052718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4503631961259">
                <text:p>8.84503631961259</text:p>
              </table:table-cell>
              <table:table-cell office:value-type="float" office:value="8.68999797141945">
                <text:p>8.689997971419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5265700483092">
                <text:p>8.85265700483092</text:p>
              </table:table-cell>
              <table:table-cell office:value-type="float" office:value="8.69348695749933">
                <text:p>8.693486957499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6024096385542">
                <text:p>8.86024096385542</text:p>
              </table:table-cell>
              <table:table-cell office:value-type="float" office:value="8.69696752623429">
                <text:p>8.69696752623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6538461538462">
                <text:p>8.86538461538462</text:p>
              </table:table-cell>
              <table:table-cell office:value-type="float" office:value="8.70043971814109">
                <text:p>8.70043971814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6570743405276">
                <text:p>8.86570743405276</text:p>
              </table:table-cell>
              <table:table-cell office:value-type="float" office:value="8.70390357344466">
                <text:p>8.703903573444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6602870813397">
                <text:p>8.86602870813397</text:p>
              </table:table-cell>
              <table:table-cell office:value-type="float" office:value="8.70735913208088">
                <text:p>8.70735913208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7112171837709">
                <text:p>8.87112171837709</text:p>
              </table:table-cell>
              <table:table-cell office:value-type="float" office:value="8.71080643369935">
                <text:p>8.71080643369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7380952380952">
                <text:p>8.87380952380952</text:p>
              </table:table-cell>
              <table:table-cell office:value-type="float" office:value="8.71424551766612">
                <text:p>8.71424551766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812351543943">
                <text:p>8.8812351543943</text:p>
              </table:table-cell>
              <table:table-cell office:value-type="float" office:value="8.7176764230664">
                <text:p>8.7176764230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8625592417062">
                <text:p>8.88625592417062</text:p>
              </table:table-cell>
              <table:table-cell office:value-type="float" office:value="8.72109918870719">
                <text:p>8.721099188707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8.72451385311995">
                <text:p>8.724513853119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622641509434">
                <text:p>8.89622641509434</text:p>
              </table:table-cell>
              <table:table-cell office:value-type="float" office:value="8.7279204545632">
                <text:p>8.7279204545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647058823529">
                <text:p>8.89647058823529</text:p>
              </table:table-cell>
              <table:table-cell office:value-type="float" office:value="8.73131903102506">
                <text:p>8.73131903102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43661971831">
                <text:p>8.8943661971831</text:p>
              </table:table-cell>
              <table:table-cell office:value-type="float" office:value="8.73470962022584">
                <text:p>8.73470962022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461358313817">
                <text:p>8.89461358313817</text:p>
              </table:table-cell>
              <table:table-cell office:value-type="float" office:value="8.73809225962049">
                <text:p>8.73809225962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953271028037">
                <text:p>8.89953271028037</text:p>
              </table:table-cell>
              <table:table-cell office:value-type="float" office:value="8.74146698640115">
                <text:p>8.74146698640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8997668997669">
                <text:p>8.8997668997669</text:p>
              </table:table-cell>
              <table:table-cell office:value-type="float" office:value="8.74483383749955">
                <text:p>8.74483383749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0697674418605">
                <text:p>8.90697674418605</text:p>
              </table:table-cell>
              <table:table-cell office:value-type="float" office:value="8.74819284958946">
                <text:p>8.74819284958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0951276102088">
                <text:p>8.90951276102088</text:p>
              </table:table-cell>
              <table:table-cell office:value-type="float" office:value="8.7515440590891">
                <text:p>8.75154405908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.75488750216347">
                <text:p>8.754887502163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1685912240185">
                <text:p>8.91685912240185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2165898617512">
                <text:p>8.92165898617512</text:p>
              </table:table-cell>
              <table:table-cell office:value-type="float" office:value="8.76155123244448">
                <text:p>8.761551232444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1954022988506">
                <text:p>8.91954022988506</text:p>
              </table:table-cell>
              <table:table-cell office:value-type="float" office:value="8.76487159073609">
                <text:p>8.76487159073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243119266055">
                <text:p>8.9243119266055</text:p>
              </table:table-cell>
              <table:table-cell office:value-type="float" office:value="8.76818432477693">
                <text:p>8.768184324776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2677345537757">
                <text:p>8.92677345537757</text:p>
              </table:table-cell>
              <table:table-cell office:value-type="float" office:value="8.7714894695006">
                <text:p>8.7714894695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337899543379">
                <text:p>8.9337899543379</text:p>
              </table:table-cell>
              <table:table-cell office:value-type="float" office:value="8.77478705960117">
                <text:p>8.77478705960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3849658314351">
                <text:p>8.93849658314351</text:p>
              </table:table-cell>
              <table:table-cell office:value-type="float" office:value="8.77807712953536">
                <text:p>8.77807712953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3863636363636">
                <text:p>8.93863636363636</text:p>
              </table:table-cell>
              <table:table-cell office:value-type="float" office:value="8.78135971352466">
                <text:p>8.78135971352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4557823129252">
                <text:p>8.94557823129252</text:p>
              </table:table-cell>
              <table:table-cell office:value-type="float" office:value="8.78463484555752">
                <text:p>8.78463484555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5022624434389">
                <text:p>8.95022624434389</text:p>
              </table:table-cell>
              <table:table-cell office:value-type="float" office:value="8.78790255939143">
                <text:p>8.78790255939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5711060948081">
                <text:p>8.95711060948081</text:p>
              </table:table-cell>
              <table:table-cell office:value-type="float" office:value="8.79116288855502">
                <text:p>8.79116288855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5945945945946">
                <text:p>8.95945945945946</text:p>
              </table:table-cell>
              <table:table-cell office:value-type="float" office:value="8.79441586635011">
                <text:p>8.794415866350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6179775280899">
                <text:p>8.96179775280899</text:p>
              </table:table-cell>
              <table:table-cell office:value-type="float" office:value="8.79766152585376">
                <text:p>8.79766152585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6636771300448">
                <text:p>8.96636771300448</text:p>
              </table:table-cell>
              <table:table-cell office:value-type="float" office:value="8.80089989992031">
                <text:p>8.80089989992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6868008948546">
                <text:p>8.96868008948546</text:p>
              </table:table-cell>
              <table:table-cell office:value-type="float" office:value="8.80413102118332">
                <text:p>8.80413102118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7321428571429">
                <text:p>8.97321428571429</text:p>
              </table:table-cell>
              <table:table-cell office:value-type="float" office:value="8.8073549220576">
                <text:p>8.807354922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7327394209354">
                <text:p>8.97327394209354</text:p>
              </table:table-cell>
              <table:table-cell office:value-type="float" office:value="8.81057163474115">
                <text:p>8.810571634741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7555555555556">
                <text:p>8.97555555555556</text:p>
              </table:table-cell>
              <table:table-cell office:value-type="float" office:value="8.81378119121704">
                <text:p>8.81378119121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8226164079823">
                <text:p>8.98226164079823</text:p>
              </table:table-cell>
              <table:table-cell office:value-type="float" office:value="8.81698362325538">
                <text:p>8.81698362325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8672566371682">
                <text:p>8.98672566371682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8896247240618">
                <text:p>8.98896247240618</text:p>
              </table:table-cell>
              <table:table-cell office:value-type="float" office:value="8.82336724004624">
                <text:p>8.823367240046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118942731278">
                <text:p>8.99118942731278</text:p>
              </table:table-cell>
              <table:table-cell office:value-type="float" office:value="8.82654848729092">
                <text:p>8.82654848729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120879120879">
                <text:p>8.99120879120879</text:p>
              </table:table-cell>
              <table:table-cell office:value-type="float" office:value="8.82972273508606">
                <text:p>8.829722735086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122807017544">
                <text:p>8.99122807017544</text:p>
              </table:table-cell>
              <table:table-cell office:value-type="float" office:value="8.83289001416474">
                <text:p>8.83289001416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124726477024">
                <text:p>8.99124726477024</text:p>
              </table:table-cell>
              <table:table-cell office:value-type="float" office:value="8.83605035505807">
                <text:p>8.83605035505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344978165939">
                <text:p>8.99344978165939</text:p>
              </table:table-cell>
              <table:table-cell office:value-type="float" office:value="8.83920378809695">
                <text:p>8.839203788096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564270152506">
                <text:p>8.99564270152506</text:p>
              </table:table-cell>
              <table:table-cell office:value-type="float" office:value="8.84235034341381">
                <text:p>8.84235034341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.99782608695652">
                <text:p>8.99782608695652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0216919739696">
                <text:p>9.00216919739696</text:p>
              </table:table-cell>
              <table:table-cell office:value-type="float" office:value="8.84862294042934">
                <text:p>8.848622940429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021645021645">
                <text:p>9.0021645021645</text:p>
              </table:table-cell>
              <table:table-cell office:value-type="float" office:value="8.85174904141606">
                <text:p>8.851749041416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0647948164147">
                <text:p>9.00647948164147</text:p>
              </table:table-cell>
              <table:table-cell office:value-type="float" office:value="8.85486838326024">
                <text:p>8.854868383260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0862068965517">
                <text:p>9.00862068965517</text:p>
              </table:table-cell>
              <table:table-cell office:value-type="float" office:value="8.85798099512757">
                <text:p>8.857980995127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1505376344086">
                <text:p>9.01505376344086</text:p>
              </table:table-cell>
              <table:table-cell office:value-type="float" office:value="8.86108690599539">
                <text:p>8.86108690599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1931330472103">
                <text:p>9.01931330472103</text:p>
              </table:table-cell>
              <table:table-cell office:value-type="float" office:value="8.86418614465428">
                <text:p>8.86418614465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2569593147752">
                <text:p>9.02569593147752</text:p>
              </table:table-cell>
              <table:table-cell office:value-type="float" office:value="8.86727873970966">
                <text:p>8.86727873970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2777777777778">
                <text:p>9.02777777777778</text:p>
              </table:table-cell>
              <table:table-cell office:value-type="float" office:value="8.87036471958341">
                <text:p>8.87036471958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319829424307">
                <text:p>9.0319829424307</text:p>
              </table:table-cell>
              <table:table-cell office:value-type="float" office:value="8.87344411251538">
                <text:p>8.87344411251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3404255319149">
                <text:p>9.03404255319149</text:p>
              </table:table-cell>
              <table:table-cell office:value-type="float" office:value="8.876516946565">
                <text:p>8.8765169465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3609341825902">
                <text:p>9.03609341825902</text:p>
              </table:table-cell>
              <table:table-cell office:value-type="float" office:value="8.87958324961278">
                <text:p>8.879583249612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3813559322034">
                <text:p>9.03813559322034</text:p>
              </table:table-cell>
              <table:table-cell office:value-type="float" office:value="8.88264304936184">
                <text:p>8.88264304936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3805496828753">
                <text:p>9.03805496828753</text:p>
              </table:table-cell>
              <table:table-cell office:value-type="float" office:value="8.88569637333939">
                <text:p>8.88569637333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4219409282701">
                <text:p>9.04219409282701</text:p>
              </table:table-cell>
              <table:table-cell office:value-type="float" office:value="8.88874324889826">
                <text:p>8.888743248898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4421052631579">
                <text:p>9.04421052631579</text:p>
              </table:table-cell>
              <table:table-cell office:value-type="float" office:value="8.89178370321831">
                <text:p>8.891783703218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5042016806723">
                <text:p>9.05042016806723</text:p>
              </table:table-cell>
              <table:table-cell office:value-type="float" office:value="8.89481776330794">
                <text:p>8.894817763307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5241090146751">
                <text:p>9.05241090146751</text:p>
              </table:table-cell>
              <table:table-cell office:value-type="float" office:value="8.89784545600551">
                <text:p>8.89784545600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5230125523013">
                <text:p>9.05230125523013</text:p>
              </table:table-cell>
              <table:table-cell office:value-type="float" office:value="8.90086680798075">
                <text:p>8.90086680798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5636743215031">
                <text:p>9.05636743215031</text:p>
              </table:table-cell>
              <table:table-cell office:value-type="float" office:value="8.90388184573618">
                <text:p>8.90388184573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625">
                <text:p>9.0625</text:p>
              </table:table-cell>
              <table:table-cell office:value-type="float" office:value="8.90689059560852">
                <text:p>8.90689059560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6652806652807">
                <text:p>9.06652806652807</text:p>
              </table:table-cell>
              <table:table-cell office:value-type="float" office:value="8.90989308377004">
                <text:p>8.90989308377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6639004149378">
                <text:p>9.06639004149378</text:p>
              </table:table-cell>
              <table:table-cell office:value-type="float" office:value="8.91288933622996">
                <text:p>8.912889336229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703933747412">
                <text:p>9.0703933747412</text:p>
              </table:table-cell>
              <table:table-cell office:value-type="float" office:value="8.91587937883577">
                <text:p>8.915879378835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7231404958678">
                <text:p>9.07231404958678</text:p>
              </table:table-cell>
              <table:table-cell office:value-type="float" office:value="8.91886323727459">
                <text:p>8.918863237274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7422680412371">
                <text:p>9.07422680412371</text:p>
              </table:table-cell>
              <table:table-cell office:value-type="float" office:value="8.92184093707449">
                <text:p>8.92184093707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8024691358025">
                <text:p>9.08024691358025</text:p>
              </table:table-cell>
              <table:table-cell office:value-type="float" office:value="8.92481250360578">
                <text:p>8.92481250360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8418891170431">
                <text:p>9.08418891170431</text:p>
              </table:table-cell>
              <table:table-cell office:value-type="float" office:value="8.92777796208234">
                <text:p>8.927777962082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9016393442623">
                <text:p>9.09016393442623</text:p>
              </table:table-cell>
              <table:table-cell office:value-type="float" office:value="8.93073733756289">
                <text:p>8.93073733756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8997955010225">
                <text:p>9.08997955010225</text:p>
              </table:table-cell>
              <table:table-cell office:value-type="float" office:value="8.93369065495224">
                <text:p>8.933690654952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9183673469388">
                <text:p>9.09183673469388</text:p>
              </table:table-cell>
              <table:table-cell office:value-type="float" office:value="8.93663793900257">
                <text:p>8.93663793900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9368635437882">
                <text:p>9.09368635437882</text:p>
              </table:table-cell>
              <table:table-cell office:value-type="float" office:value="8.93957921431469">
                <text:p>8.939579214314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09959349593496">
                <text:p>9.09959349593496</text:p>
              </table:table-cell>
              <table:table-cell office:value-type="float" office:value="8.94251450533924">
                <text:p>8.942514505339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0141987829615">
                <text:p>9.10141987829615</text:p>
              </table:table-cell>
              <table:table-cell office:value-type="float" office:value="8.94544383637791">
                <text:p>8.94544383637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0323886639676">
                <text:p>9.10323886639676</text:p>
              </table:table-cell>
              <table:table-cell office:value-type="float" office:value="8.94836723158468">
                <text:p>8.94836723158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0909090909091">
                <text:p>9.10909090909091</text:p>
              </table:table-cell>
              <table:table-cell office:value-type="float" office:value="8.95128471496697">
                <text:p>8.951284714966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1290322580645">
                <text:p>9.11290322580645</text:p>
              </table:table-cell>
              <table:table-cell office:value-type="float" office:value="8.95419631038688">
                <text:p>8.954196310386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1267605633803">
                <text:p>9.11267605633803</text:p>
              </table:table-cell>
              <table:table-cell office:value-type="float" office:value="8.95710204156229">
                <text:p>8.957102041562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1847389558233">
                <text:p>9.11847389558233</text:p>
              </table:table-cell>
              <table:table-cell office:value-type="float" office:value="8.96000193206808">
                <text:p>8.96000193206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2024048096192">
                <text:p>9.12024048096192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122">
                <text:p>9.122</text:p>
              </table:table-cell>
              <table:table-cell office:value-type="float" office:value="8.96578428466209">
                <text:p>8.96578428466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74cm" svg:height="16.533cm" xlink:href=".." xlink:type="simple" chart:class="chart:line" chart:style-name="ch1">
        <chart:title svg:x="12.847cm" svg:y="0.465cm" chart:style-name="ch2">
          <text:p>BST Insertion</text:p>
        </chart:title>
        <chart:legend chart:legend-position="end" svg:x="25.81cm" svg:y="7.216cm" style:legend-expansion="high" chart:style-name="ch3"/>
        <chart:plot-area chart:style-name="ch4" table:cell-range-address="Sheet1.H1:Sheet1.K502" chart:data-source-has-labels="row" svg:x="0.571cm" svg:y="1.57cm" svg:width="24.668cm" svg:height="13.648cm">
          <chartooo:coordinate-region svg:x="1.22cm" svg:y="1.676cm" svg:width="24.019cm" svg:height="12.493cm"/>
          <chart:axis chart:dimension="x" chart:name="primary-x" chart:style-name="ch5">
            <chart:title svg:x="11.964cm" svg:y="15.548cm" chart:style-name="ch6">
              <text:p>Subset Siz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H3:Sheet1.H502" chart:label-cell-address="Sheet1.H1:Sheet1.H2" chart:class="chart:line">
            <chart:data-point chart:repeated="500"/>
          </chart:series>
          <chart:series chart:style-name="ch9" chart:values-cell-range-address="Sheet1.I3:Sheet1.I502" chart:label-cell-address="Sheet1.I1:Sheet1.I2" chart:class="chart:line">
            <chart:data-point chart:repeated="500"/>
          </chart:series>
          <chart:series chart:style-name="ch10" chart:values-cell-range-address="Sheet1.J3:Sheet1.J502" chart:label-cell-address="Sheet1.J1:Sheet1.J2" chart:class="chart:line">
            <chart:data-point chart:repeated="500"/>
          </chart:series>
          <chart:series chart:style-name="ch11" chart:values-cell-range-address="Sheet1.K3:Sheet1.K502" chart:label-cell-address="Sheet1.K1:Sheet1.K2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text:list>
                  <text:list-item>
                    <text:p/>
                  </text:list-item>
                  <text:list-item>
                    <text:p>Best</text:p>
                  </text:list-item>
                </text:list>
                <draw:g>
                  <svg:desc>Sheet1.H1:Sheet1.H2</svg:desc>
                </draw:g>
              </table:table-cell>
              <table:table-cell office:value-type="string">
                <text:p>Worst</text:p>
                <text:list>
                  <text:list-item>
                    <text:p/>
                  </text:list-item>
                  <text:list-item>
                    <text:p>Worst</text:p>
                  </text:list-item>
                </text:list>
                <draw:g>
                  <svg:desc>Sheet1.I1:Sheet1.I2</svg:desc>
                </draw:g>
              </table:table-cell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  <draw:g>
                  <svg:desc>Sheet1.J1:Sheet1.J2</svg:desc>
                </draw:g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:Sheet1.H502</svg:desc>
                </draw:g>
              </table:table-cell>
              <table:table-cell office:value-type="float" office:value="1">
                <text:p>1</text:p>
                <draw:g>
                  <svg:desc>Sheet1.I3:Sheet1.I502</svg:desc>
                </draw:g>
              </table:table-cell>
              <table:table-cell office:value-type="float" office:value="1">
                <text:p>1</text:p>
                <draw:g>
                  <svg:desc>Sheet1.J3:Sheet1.J502</svg:desc>
                </draw:g>
              </table:table-cell>
              <table:table-cell office:value-type="float" office:value="0">
                <text:p>0</text:p>
                <draw:g>
                  <svg:desc>Sheet1.K3:Sheet1.K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8496250072116">
                <text:p>3.58496250072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53846153846154">
                <text:p>3.53846153846154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75">
                <text:p>3.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8235294117647">
                <text:p>3.88235294117647</text:p>
              </table:table-cell>
              <table:table-cell office:value-type="float" office:value="4.08746284125034">
                <text:p>4.08746284125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4.16992500144231">
                <text:p>4.16992500144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94736842105263">
                <text:p>3.94736842105263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05">
                <text:p>4.05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39231742277876">
                <text:p>4.3923174227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4.4594316186373">
                <text:p>4.4594316186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25">
                <text:p>4.25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36">
                <text:p>4.36</text:p>
              </table:table-cell>
              <table:table-cell office:value-type="float" office:value="4.64385618977472">
                <text:p>4.6438561897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6153846153846">
                <text:p>4.46153846153846</text:p>
              </table:table-cell>
              <table:table-cell office:value-type="float" office:value="4.70043971814109">
                <text:p>4.70043971814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8148148148148">
                <text:p>4.48148148148148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53571428571429">
                <text:p>4.53571428571429</text:p>
              </table:table-cell>
              <table:table-cell office:value-type="float" office:value="4.8073549220576">
                <text:p>4.8073549220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62068965517241">
                <text:p>4.6206896551724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4.90689059560852">
                <text:p>4.90689059560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7741935483871">
                <text:p>4.7741935483871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8125">
                <text:p>4.8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87878787878788">
                <text:p>4.87878787878788</text:p>
              </table:table-cell>
              <table:table-cell office:value-type="float" office:value="5.04439411935845">
                <text:p>5.04439411935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94117647058824">
                <text:p>4.94117647058824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12928301694497">
                <text:p>5.1292830169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05555555555556">
                <text:p>5.05555555555556</text:p>
              </table:table-cell>
              <table:table-cell office:value-type="float" office:value="5.16992500144231">
                <text:p>5.1699250014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16216216216216">
                <text:p>5.16216216216216</text:p>
              </table:table-cell>
              <table:table-cell office:value-type="float" office:value="5.20945336562895">
                <text:p>5.20945336562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23684210526316">
                <text:p>5.23684210526316</text:p>
              </table:table-cell>
              <table:table-cell office:value-type="float" office:value="5.24792751344359">
                <text:p>5.24792751344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25641025641026">
                <text:p>5.25641025641026</text:p>
              </table:table-cell>
              <table:table-cell office:value-type="float" office:value="5.28540221886225">
                <text:p>5.2854022188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325">
                <text:p>5.325</text:p>
              </table:table-cell>
              <table:table-cell office:value-type="float" office:value="5.32192809488736">
                <text:p>5.32192809488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36585365853659">
                <text:p>5.36585365853659</text:p>
              </table:table-cell>
              <table:table-cell office:value-type="float" office:value="5.35755200461808">
                <text:p>5.35755200461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39231742277876">
                <text:p>5.3923174227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46511627906977">
                <text:p>5.46511627906977</text:p>
              </table:table-cell>
              <table:table-cell office:value-type="float" office:value="5.4262647547021">
                <text:p>5.4262647547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54545454545455">
                <text:p>5.54545454545455</text:p>
              </table:table-cell>
              <table:table-cell office:value-type="float" office:value="5.4594316186373">
                <text:p>5.4594316186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5.49185309632968">
                <text:p>5.49185309632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7391304347826">
                <text:p>5.67391304347826</text:p>
              </table:table-cell>
              <table:table-cell office:value-type="float" office:value="5.52356195605701">
                <text:p>5.52356195605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5957446808511">
                <text:p>5.65957446808511</text:p>
              </table:table-cell>
              <table:table-cell office:value-type="float" office:value="5.55458885167764">
                <text:p>5.55458885167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875">
                <text:p>5.6875</text:p>
              </table:table-cell>
              <table:table-cell office:value-type="float" office:value="5.58496250072116">
                <text:p>5.5849625007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6">
                <text:p>5.76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4509803921569">
                <text:p>5.74509803921569</text:p>
              </table:table-cell>
              <table:table-cell office:value-type="float" office:value="5.6724253419715">
                <text:p>5.6724253419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5">
                <text:p>5.75</text:p>
              </table:table-cell>
              <table:table-cell office:value-type="float" office:value="5.70043971814109">
                <text:p>5.70043971814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.83018867924528">
                <text:p>5.83018867924528</text:p>
              </table:table-cell>
              <table:table-cell office:value-type="float" office:value="5.7279204545632">
                <text:p>5.7279204545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2592592592593">
                <text:p>5.92592592592593</text:p>
              </table:table-cell>
              <table:table-cell office:value-type="float" office:value="5.75488750216347">
                <text:p>5.75488750216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5.78135971352466">
                <text:p>5.7813597135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4642857142857">
                <text:p>5.94642857142857</text:p>
              </table:table-cell>
              <table:table-cell office:value-type="float" office:value="5.8073549220576">
                <text:p>5.8073549220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8245614035088">
                <text:p>5.98245614035088</text:p>
              </table:table-cell>
              <table:table-cell office:value-type="float" office:value="5.83289001416474">
                <text:p>5.83289001416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1724137931035">
                <text:p>6.01724137931035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1694915254237">
                <text:p>6.01694915254237</text:p>
              </table:table-cell>
              <table:table-cell office:value-type="float" office:value="5.88264304936184">
                <text:p>5.88264304936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5">
                <text:p>6.05</text:p>
              </table:table-cell>
              <table:table-cell office:value-type="float" office:value="5.90689059560852">
                <text:p>5.9068905956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983606557377">
                <text:p>6.0983606557377</text:p>
              </table:table-cell>
              <table:table-cell office:value-type="float" office:value="5.93073733756289">
                <text:p>5.9307373375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12903225806452">
                <text:p>6.12903225806452</text:p>
              </table:table-cell>
              <table:table-cell office:value-type="float" office:value="5.95419631038688">
                <text:p>5.95419631038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19047619047619">
                <text:p>6.19047619047619</text:p>
              </table:table-cell>
              <table:table-cell office:value-type="float" office:value="5.97727992349992">
                <text:p>5.97727992349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265625">
                <text:p>6.265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27692307692308">
                <text:p>6.27692307692308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030303030303">
                <text:p>6.3030303030303</text:p>
              </table:table-cell>
              <table:table-cell office:value-type="float" office:value="6.04439411935845">
                <text:p>6.04439411935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2835820895522">
                <text:p>6.32835820895522</text:p>
              </table:table-cell>
              <table:table-cell office:value-type="float" office:value="6.06608919045777">
                <text:p>6.0660891904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6764705882353">
                <text:p>6.36764705882353</text:p>
              </table:table-cell>
              <table:table-cell office:value-type="float" office:value="6.08746284125034">
                <text:p>6.08746284125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6231884057971">
                <text:p>6.36231884057971</text:p>
              </table:table-cell>
              <table:table-cell office:value-type="float" office:value="6.10852445677817">
                <text:p>6.10852445677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6.12928301694497">
                <text:p>6.12928301694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0845070422535">
                <text:p>6.40845070422535</text:p>
              </table:table-cell>
              <table:table-cell office:value-type="float" office:value="6.14974711950468">
                <text:p>6.14974711950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2054794520548">
                <text:p>6.52054794520548</text:p>
              </table:table-cell>
              <table:table-cell office:value-type="float" office:value="6.18982455888002">
                <text:p>6.18982455888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1351351351351">
                <text:p>6.51351351351351</text:p>
              </table:table-cell>
              <table:table-cell office:value-type="float" office:value="6.20945336562895">
                <text:p>6.20945336562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4666666666667">
                <text:p>6.54666666666667</text:p>
              </table:table-cell>
              <table:table-cell office:value-type="float" office:value="6.22881869049588">
                <text:p>6.22881869049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1315789473684">
                <text:p>6.51315789473684</text:p>
              </table:table-cell>
              <table:table-cell office:value-type="float" office:value="6.24792751344359">
                <text:p>6.24792751344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6.2667865406949">
                <text:p>6.2667865406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6.28540221886225">
                <text:p>6.28540221886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3164556962025">
                <text:p>6.53164556962025</text:p>
              </table:table-cell>
              <table:table-cell office:value-type="float" office:value="6.3037807481771">
                <text:p>6.303780748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75">
                <text:p>6.575</text:p>
              </table:table-cell>
              <table:table-cell office:value-type="float" office:value="6.32192809488736">
                <text:p>6.32192809488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2962962962963">
                <text:p>6.62962962962963</text:p>
              </table:table-cell>
              <table:table-cell office:value-type="float" office:value="6.33985000288463">
                <text:p>6.33985000288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4634146341463">
                <text:p>6.64634146341463</text:p>
              </table:table-cell>
              <table:table-cell office:value-type="float" office:value="6.35755200461809">
                <text:p>6.35755200461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7469879518072">
                <text:p>6.67469879518072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7857142857143">
                <text:p>6.67857142857143</text:p>
              </table:table-cell>
              <table:table-cell office:value-type="float" office:value="6.39231742277876">
                <text:p>6.3923174227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71764705882353">
                <text:p>6.71764705882353</text:p>
              </table:table-cell>
              <table:table-cell office:value-type="float" office:value="6.4093909361377">
                <text:p>6.4093909361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76744186046512">
                <text:p>6.76744186046512</text:p>
              </table:table-cell>
              <table:table-cell office:value-type="float" office:value="6.4262647547021">
                <text:p>6.426264754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0459770114943">
                <text:p>6.80459770114943</text:p>
              </table:table-cell>
              <table:table-cell office:value-type="float" office:value="6.44294349584873">
                <text:p>6.44294349584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2954545454545">
                <text:p>6.82954545454545</text:p>
              </table:table-cell>
              <table:table-cell office:value-type="float" office:value="6.4594316186373">
                <text:p>6.4594316186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4269662921348">
                <text:p>6.84269662921348</text:p>
              </table:table-cell>
              <table:table-cell office:value-type="float" office:value="6.4757334309664">
                <text:p>6.4757334309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4444444444444">
                <text:p>6.84444444444444</text:p>
              </table:table-cell>
              <table:table-cell office:value-type="float" office:value="6.49185309632968">
                <text:p>6.49185309632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010989010989">
                <text:p>6.9010989010989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2391304347826">
                <text:p>6.92391304347826</text:p>
              </table:table-cell>
              <table:table-cell office:value-type="float" office:value="6.52356195605701">
                <text:p>6.52356195605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4623655913979">
                <text:p>6.94623655913979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6808510638298">
                <text:p>6.96808510638298</text:p>
              </table:table-cell>
              <table:table-cell office:value-type="float" office:value="6.55458885167764">
                <text:p>6.55458885167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.56985560833095">
                <text:p>6.56985560833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1041666666667">
                <text:p>7.01041666666667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2061855670103">
                <text:p>7.02061855670103</text:p>
              </table:table-cell>
              <table:table-cell office:value-type="float" office:value="6.59991284218713">
                <text:p>6.59991284218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5102040816327">
                <text:p>7.05102040816327</text:p>
              </table:table-cell>
              <table:table-cell office:value-type="float" office:value="6.61470984411521">
                <text:p>6.61470984411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1111111111111">
                <text:p>7.11111111111111</text:p>
              </table:table-cell>
              <table:table-cell office:value-type="float" office:value="6.62935662007961">
                <text:p>6.62935662007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3">
                <text:p>7.13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0891089108911">
                <text:p>7.10891089108911</text:p>
              </table:table-cell>
              <table:table-cell office:value-type="float" office:value="6.6582114827518">
                <text:p>6.65821148275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078431372549">
                <text:p>7.1078431372549</text:p>
              </table:table-cell>
              <table:table-cell office:value-type="float" office:value="6.6724253419715">
                <text:p>6.6724253419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873786407767">
                <text:p>7.0873786407767</text:p>
              </table:table-cell>
              <table:table-cell office:value-type="float" office:value="6.68650052718322">
                <text:p>6.68650052718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7692307692308">
                <text:p>7.07692307692308</text:p>
              </table:table-cell>
              <table:table-cell office:value-type="float" office:value="6.70043971814109">
                <text:p>6.70043971814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5714285714286">
                <text:p>7.05714285714286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6603773584906">
                <text:p>7.06603773584906</text:p>
              </table:table-cell>
              <table:table-cell office:value-type="float" office:value="6.7279204545632">
                <text:p>6.7279204545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8411214953271">
                <text:p>7.08411214953271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9259259259259">
                <text:p>7.09259259259259</text:p>
              </table:table-cell>
              <table:table-cell office:value-type="float" office:value="6.75488750216347">
                <text:p>6.75488750216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1926605504587">
                <text:p>7.11926605504587</text:p>
              </table:table-cell>
              <table:table-cell office:value-type="float" office:value="6.76818432477693">
                <text:p>6.76818432477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3636363636364">
                <text:p>7.13636363636364</text:p>
              </table:table-cell>
              <table:table-cell office:value-type="float" office:value="6.78135971352466">
                <text:p>6.78135971352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5315315315315">
                <text:p>7.15315315315315</text:p>
              </table:table-cell>
              <table:table-cell office:value-type="float" office:value="6.79441586635011">
                <text:p>6.79441586635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6964285714286">
                <text:p>7.16964285714286</text:p>
              </table:table-cell>
              <table:table-cell office:value-type="float" office:value="6.8073549220576">
                <text:p>6.8073549220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9469026548673">
                <text:p>7.19469026548673</text:p>
              </table:table-cell>
              <table:table-cell office:value-type="float" office:value="6.82017896241519">
                <text:p>6.82017896241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1929824561404">
                <text:p>7.21929824561404</text:p>
              </table:table-cell>
              <table:table-cell office:value-type="float" office:value="6.83289001416474">
                <text:p>6.83289001416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0869565217391">
                <text:p>7.20869565217391</text:p>
              </table:table-cell>
              <table:table-cell office:value-type="float" office:value="6.84549005094438">
                <text:p>6.84549005094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1551724137931">
                <text:p>7.21551724137931</text:p>
              </table:table-cell>
              <table:table-cell office:value-type="float" office:value="6.85798099512757">
                <text:p>6.85798099512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076923076923">
                <text:p>7.23076923076923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728813559322">
                <text:p>7.23728813559322</text:p>
              </table:table-cell>
              <table:table-cell office:value-type="float" office:value="6.88264304936184">
                <text:p>6.88264304936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529411764706">
                <text:p>7.23529411764706</text:p>
              </table:table-cell>
              <table:table-cell office:value-type="float" office:value="6.89481776330794">
                <text:p>6.89481776330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25">
                <text:p>7.225</text:p>
              </table:table-cell>
              <table:table-cell office:value-type="float" office:value="6.90689059560852">
                <text:p>6.90689059560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6446280991736">
                <text:p>7.26446280991736</text:p>
              </table:table-cell>
              <table:table-cell office:value-type="float" office:value="6.9188632372746">
                <text:p>6.9188632372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8688524590164">
                <text:p>7.28688524590164</text:p>
              </table:table-cell>
              <table:table-cell office:value-type="float" office:value="6.93073733756289">
                <text:p>6.93073733756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8455284552846">
                <text:p>7.28455284552846</text:p>
              </table:table-cell>
              <table:table-cell office:value-type="float" office:value="6.94251450533924">
                <text:p>6.94251450533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0645161290323">
                <text:p>7.30645161290323</text:p>
              </table:table-cell>
              <table:table-cell office:value-type="float" office:value="6.95419631038688">
                <text:p>6.95419631038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44">
                <text:p>7.344</text:p>
              </table:table-cell>
              <table:table-cell office:value-type="float" office:value="6.96578428466209">
                <text:p>6.96578428466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5714285714286">
                <text:p>7.35714285714286</text:p>
              </table:table-cell>
              <table:table-cell office:value-type="float" office:value="6.97727992349992">
                <text:p>6.97727992349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8582677165354">
                <text:p>7.38582677165354</text:p>
              </table:table-cell>
              <table:table-cell office:value-type="float" office:value="6.98868468677217">
                <text:p>6.98868468677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75">
                <text:p>7.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8759689922481">
                <text:p>7.38759689922481</text:p>
              </table:table-cell>
              <table:table-cell office:value-type="float" office:value="7.01122725542325">
                <text:p>7.01122725542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2307692307692">
                <text:p>7.42307692307692</text:p>
              </table:table-cell>
              <table:table-cell office:value-type="float" office:value="7.02236781302845">
                <text:p>7.022367813028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5038167938931">
                <text:p>7.45038167938931</text:p>
              </table:table-cell>
              <table:table-cell office:value-type="float" office:value="7.03342300153745">
                <text:p>7.03342300153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469696969697">
                <text:p>7.4469696969697</text:p>
              </table:table-cell>
              <table:table-cell office:value-type="float" office:value="7.04439411935845">
                <text:p>7.0443941193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6616541353384">
                <text:p>7.46616541353384</text:p>
              </table:table-cell>
              <table:table-cell office:value-type="float" office:value="7.05528243550119">
                <text:p>7.05528243550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7014925373134">
                <text:p>7.47014925373134</text:p>
              </table:table-cell>
              <table:table-cell office:value-type="float" office:value="7.06608919045777">
                <text:p>7.06608919045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7.07681559705083">
                <text:p>7.076815597050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9264705882353">
                <text:p>7.49264705882353</text:p>
              </table:table-cell>
              <table:table-cell office:value-type="float" office:value="7.08746284125034">
                <text:p>7.08746284125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1094890510949">
                <text:p>7.51094890510949</text:p>
              </table:table-cell>
              <table:table-cell office:value-type="float" office:value="7.09803208296053">
                <text:p>7.09803208296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1449275362319">
                <text:p>7.51449275362319</text:p>
              </table:table-cell>
              <table:table-cell office:value-type="float" office:value="7.10852445677817">
                <text:p>7.10852445677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3956834532374">
                <text:p>7.53956834532374</text:p>
              </table:table-cell>
              <table:table-cell office:value-type="float" office:value="7.11894107272351">
                <text:p>7.118941072723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5">
                <text:p>7.55</text:p>
              </table:table-cell>
              <table:table-cell office:value-type="float" office:value="7.12928301694497">
                <text:p>7.12928301694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531914893617">
                <text:p>7.5531914893617</text:p>
              </table:table-cell>
              <table:table-cell office:value-type="float" office:value="7.13955135239879">
                <text:p>7.13955135239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8450704225352">
                <text:p>7.58450704225352</text:p>
              </table:table-cell>
              <table:table-cell office:value-type="float" office:value="7.14974711950468">
                <text:p>7.1497471195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8741258741259">
                <text:p>7.58741258741259</text:p>
              </table:table-cell>
              <table:table-cell office:value-type="float" office:value="7.15987133677839">
                <text:p>7.15987133677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1805555555556">
                <text:p>7.61805555555556</text:p>
              </table:table-cell>
              <table:table-cell office:value-type="float" office:value="7.16992500144231">
                <text:p>7.169925001442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551724137931">
                <text:p>7.6551724137931</text:p>
              </table:table-cell>
              <table:table-cell office:value-type="float" office:value="7.17990909001493">
                <text:p>7.17990909001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9178082191781">
                <text:p>7.69178082191781</text:p>
              </table:table-cell>
              <table:table-cell office:value-type="float" office:value="7.18982455888002">
                <text:p>7.18982455888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0068027210884">
                <text:p>7.70068027210884</text:p>
              </table:table-cell>
              <table:table-cell office:value-type="float" office:value="7.19967234483636">
                <text:p>7.1996723448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2297297297297">
                <text:p>7.72297297297297</text:p>
              </table:table-cell>
              <table:table-cell office:value-type="float" office:value="7.20945336562895">
                <text:p>7.20945336562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5838926174497">
                <text:p>7.75838926174497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7333333333333">
                <text:p>7.77333333333333</text:p>
              </table:table-cell>
              <table:table-cell office:value-type="float" office:value="7.22881869049588">
                <text:p>7.22881869049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8807947019868">
                <text:p>7.78807947019868</text:p>
              </table:table-cell>
              <table:table-cell office:value-type="float" office:value="7.23840473932508">
                <text:p>7.23840473932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0921052631579">
                <text:p>7.80921052631579</text:p>
              </table:table-cell>
              <table:table-cell office:value-type="float" office:value="7.24792751344359">
                <text:p>7.24792751344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1699346405229">
                <text:p>7.81699346405229</text:p>
              </table:table-cell>
              <table:table-cell office:value-type="float" office:value="7.25738784269265">
                <text:p>7.25738784269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1818181818182">
                <text:p>7.81818181818182</text:p>
              </table:table-cell>
              <table:table-cell office:value-type="float" office:value="7.2667865406949">
                <text:p>7.2667865406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5161290322581">
                <text:p>7.85161290322581</text:p>
              </table:table-cell>
              <table:table-cell office:value-type="float" office:value="7.27612440527424">
                <text:p>7.27612440527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4615384615385">
                <text:p>7.84615384615385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343949044586">
                <text:p>7.8343949044586</text:p>
              </table:table-cell>
              <table:table-cell office:value-type="float" office:value="7.29462074889163">
                <text:p>7.294620748891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2911392405063">
                <text:p>7.82911392405063</text:p>
              </table:table-cell>
              <table:table-cell office:value-type="float" office:value="7.3037807481771">
                <text:p>7.3037807481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5534591194969">
                <text:p>7.85534591194969</text:p>
              </table:table-cell>
              <table:table-cell office:value-type="float" office:value="7.31288295528436">
                <text:p>7.3128829552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6875">
                <text:p>7.86875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7577639751553">
                <text:p>7.87577639751553</text:p>
              </table:table-cell>
              <table:table-cell office:value-type="float" office:value="7.33091687811462">
                <text:p>7.33091687811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506172839506">
                <text:p>7.89506172839506</text:p>
              </table:table-cell>
              <table:table-cell office:value-type="float" office:value="7.33985000288462">
                <text:p>7.33985000288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8957055214724">
                <text:p>7.88957055214724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024390243903">
                <text:p>7.89024390243903</text:p>
              </table:table-cell>
              <table:table-cell office:value-type="float" office:value="7.35755200461809">
                <text:p>7.3575520046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69696969697">
                <text:p>7.8969696969697</text:p>
              </table:table-cell>
              <table:table-cell office:value-type="float" office:value="7.36632221424582">
                <text:p>7.36632221424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759036144578">
                <text:p>7.89759036144578</text:p>
              </table:table-cell>
              <table:table-cell office:value-type="float" office:value="7.37503943134693">
                <text:p>7.37503943134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1017964071856">
                <text:p>7.91017964071856</text:p>
              </table:table-cell>
              <table:table-cell office:value-type="float" office:value="7.38370429247405">
                <text:p>7.38370429247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452380952381">
                <text:p>7.93452380952381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4082840236686">
                <text:p>7.94082840236686</text:p>
              </table:table-cell>
              <table:table-cell office:value-type="float" office:value="7.40087943628218">
                <text:p>7.40087943628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4705882352941">
                <text:p>7.94705882352941</text:p>
              </table:table-cell>
              <table:table-cell office:value-type="float" office:value="7.4093909361377">
                <text:p>7.4093909361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567251461988">
                <text:p>7.93567251461988</text:p>
              </table:table-cell>
              <table:table-cell office:value-type="float" office:value="7.4178525148859">
                <text:p>7.4178525148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604651162791">
                <text:p>7.93604651162791</text:p>
              </table:table-cell>
              <table:table-cell office:value-type="float" office:value="7.4262647547021">
                <text:p>7.426264754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5375722543353">
                <text:p>7.95375722543353</text:p>
              </table:table-cell>
              <table:table-cell office:value-type="float" office:value="7.43462822763673">
                <text:p>7.43462822763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7701149425287">
                <text:p>7.97701149425287</text:p>
              </table:table-cell>
              <table:table-cell office:value-type="float" office:value="7.44294349584873">
                <text:p>7.44294349584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7714285714286">
                <text:p>7.97714285714286</text:p>
              </table:table-cell>
              <table:table-cell office:value-type="float" office:value="7.45121111183233">
                <text:p>7.45121111183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9431818181818">
                <text:p>7.99431818181818</text:p>
              </table:table-cell>
              <table:table-cell office:value-type="float" office:value="7.4594316186373">
                <text:p>7.4594316186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225988700565">
                <text:p>8.0225988700565</text:p>
              </table:table-cell>
              <table:table-cell office:value-type="float" office:value="7.467605550083">
                <text:p>7.467605550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5056179775281">
                <text:p>8.05056179775281</text:p>
              </table:table-cell>
              <table:table-cell office:value-type="float" office:value="7.4757334309664">
                <text:p>7.4757334309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6703910614525">
                <text:p>8.06703910614525</text:p>
              </table:table-cell>
              <table:table-cell office:value-type="float" office:value="7.48381577726426">
                <text:p>7.48381577726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7.49185309632968">
                <text:p>7.491853096329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39226519337">
                <text:p>8.0939226519337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043956043956">
                <text:p>8.1043956043956</text:p>
              </table:table-cell>
              <table:table-cell office:value-type="float" office:value="7.5077946401987">
                <text:p>7.5077946401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836065573771">
                <text:p>8.09836065573771</text:p>
              </table:table-cell>
              <table:table-cell office:value-type="float" office:value="7.51569983828404">
                <text:p>7.515699838284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0326086956522">
                <text:p>8.10326086956522</text:p>
              </table:table-cell>
              <table:table-cell office:value-type="float" office:value="7.52356195605701">
                <text:p>7.52356195605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72972972973">
                <text:p>8.0972972972973</text:p>
              </table:table-cell>
              <table:table-cell office:value-type="float" office:value="7.53138146051631">
                <text:p>7.53138146051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677419354839">
                <text:p>8.09677419354839</text:p>
              </table:table-cell>
              <table:table-cell office:value-type="float" office:value="7.53915881110803">
                <text:p>7.53915881110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625668449198">
                <text:p>8.09625668449198</text:p>
              </table:table-cell>
              <table:table-cell office:value-type="float" office:value="7.54689445988764">
                <text:p>7.54689445988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1170212765957">
                <text:p>8.11170212765957</text:p>
              </table:table-cell>
              <table:table-cell office:value-type="float" office:value="7.55458885167764">
                <text:p>7.55458885167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2169312169312">
                <text:p>8.12169312169312</text:p>
              </table:table-cell>
              <table:table-cell office:value-type="float" office:value="7.56224242422107">
                <text:p>7.56224242422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4736842105263">
                <text:p>8.14736842105263</text:p>
              </table:table-cell>
              <table:table-cell office:value-type="float" office:value="7.56985560833095">
                <text:p>7.56985560833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5706806282723">
                <text:p>8.15706806282723</text:p>
              </table:table-cell>
              <table:table-cell office:value-type="float" office:value="7.57742882803575">
                <text:p>7.57742882803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4583333333333">
                <text:p>8.14583333333333</text:p>
              </table:table-cell>
              <table:table-cell office:value-type="float" office:value="7.58496250072116">
                <text:p>7.58496250072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6062176165803">
                <text:p>8.16062176165803</text:p>
              </table:table-cell>
              <table:table-cell office:value-type="float" office:value="7.59245703726808">
                <text:p>7.59245703726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7525773195876">
                <text:p>8.17525773195876</text:p>
              </table:table-cell>
              <table:table-cell office:value-type="float" office:value="7.59991284218713">
                <text:p>7.59991284218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7948717948718">
                <text:p>8.17948717948718</text:p>
              </table:table-cell>
              <table:table-cell office:value-type="float" office:value="7.60733031374961">
                <text:p>7.60733031374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9897959183673">
                <text:p>8.19897959183673</text:p>
              </table:table-cell>
              <table:table-cell office:value-type="float" office:value="7.61470984411521">
                <text:p>7.61470984411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22335025380711">
                <text:p>8.22335025380711</text:p>
              </table:table-cell>
              <table:table-cell office:value-type="float" office:value="7.62205181945638">
                <text:p>7.62205181945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24747474747475">
                <text:p>8.24747474747475</text:p>
              </table:table-cell>
              <table:table-cell office:value-type="float" office:value="7.62935662007961">
                <text:p>7.62935662007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27638190954774">
                <text:p>8.27638190954774</text:p>
              </table:table-cell>
              <table:table-cell office:value-type="float" office:value="7.63662462054365">
                <text:p>7.63662462054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29">
                <text:p>8.29</text:p>
              </table:table-cell>
              <table:table-cell office:value-type="float" office:value="7.64385618977472">
                <text:p>7.64385618977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1840796019901">
                <text:p>8.31840796019901</text:p>
              </table:table-cell>
              <table:table-cell office:value-type="float" office:value="7.65105169117893">
                <text:p>7.651051691178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2178217821782">
                <text:p>8.32178217821782</text:p>
              </table:table-cell>
              <table:table-cell office:value-type="float" office:value="7.6582114827518">
                <text:p>7.6582114827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990147783251">
                <text:p>8.33990147783251</text:p>
              </table:table-cell>
              <table:table-cell office:value-type="float" office:value="7.66533591718518">
                <text:p>7.66533591718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.6724253419715">
                <text:p>7.6724253419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658536585366">
                <text:p>8.33658536585366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5922330097087">
                <text:p>8.35922330097087</text:p>
              </table:table-cell>
              <table:table-cell office:value-type="float" office:value="7.68650052718322">
                <text:p>7.68650052718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6714975845411">
                <text:p>8.36714975845411</text:p>
              </table:table-cell>
              <table:table-cell office:value-type="float" office:value="7.69348695749933">
                <text:p>7.69348695749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7980769230769">
                <text:p>8.37980769230769</text:p>
              </table:table-cell>
              <table:table-cell office:value-type="float" office:value="7.70043971814109">
                <text:p>7.70043971814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7320574162679">
                <text:p>8.37320574162679</text:p>
              </table:table-cell>
              <table:table-cell office:value-type="float" office:value="7.70735913208088">
                <text:p>7.707359132080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0476190476191">
                <text:p>8.40476190476191</text:p>
              </table:table-cell>
              <table:table-cell office:value-type="float" office:value="7.71424551766612">
                <text:p>7.71424551766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1232227488152">
                <text:p>8.41232227488152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1981132075472">
                <text:p>8.41981132075472</text:p>
              </table:table-cell>
              <table:table-cell office:value-type="float" office:value="7.7279204545632">
                <text:p>7.7279204545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3192488262911">
                <text:p>8.43192488262911</text:p>
              </table:table-cell>
              <table:table-cell office:value-type="float" office:value="7.73470962022584">
                <text:p>7.73470962022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2990654205608">
                <text:p>8.42990654205608</text:p>
              </table:table-cell>
              <table:table-cell office:value-type="float" office:value="7.74146698640115">
                <text:p>7.7414669864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4186046511628">
                <text:p>8.44186046511628</text:p>
              </table:table-cell>
              <table:table-cell office:value-type="float" office:value="7.74819284958946">
                <text:p>7.748192849589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6759259259259">
                <text:p>8.46759259259259</text:p>
              </table:table-cell>
              <table:table-cell office:value-type="float" office:value="7.75488750216347">
                <text:p>7.75488750216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6543778801843">
                <text:p>8.46543778801843</text:p>
              </table:table-cell>
              <table:table-cell office:value-type="float" office:value="7.76155123244448">
                <text:p>7.761551232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7706422018349">
                <text:p>8.47706422018349</text:p>
              </table:table-cell>
              <table:table-cell office:value-type="float" office:value="7.76818432477693">
                <text:p>7.76818432477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0228310502283">
                <text:p>8.50228310502283</text:p>
              </table:table-cell>
              <table:table-cell office:value-type="float" office:value="7.77478705960117">
                <text:p>7.7747870596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727272727273">
                <text:p>8.52727272727273</text:p>
              </table:table-cell>
              <table:table-cell office:value-type="float" office:value="7.78135971352466">
                <text:p>7.78135971352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941176470588">
                <text:p>8.52941176470588</text:p>
              </table:table-cell>
              <table:table-cell office:value-type="float" office:value="7.78790255939143">
                <text:p>7.7879025593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153153153153">
                <text:p>8.53153153153153</text:p>
              </table:table-cell>
              <table:table-cell office:value-type="float" office:value="7.79441586635011">
                <text:p>7.79441586635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914798206278">
                <text:p>8.52914798206278</text:p>
              </table:table-cell>
              <table:table-cell office:value-type="float" office:value="7.80089989992031">
                <text:p>7.80089989992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125">
                <text:p>8.53125</text:p>
              </table:table-cell>
              <table:table-cell office:value-type="float" office:value="7.8073549220576">
                <text:p>7.8073549220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7.81378119121704">
                <text:p>7.81378119121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6637168141593">
                <text:p>8.56637168141593</text:p>
              </table:table-cell>
              <table:table-cell office:value-type="float" office:value="7.82017896241519">
                <text:p>7.82017896241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726872246696">
                <text:p>8.5726872246696</text:p>
              </table:table-cell>
              <table:table-cell office:value-type="float" office:value="7.82654848729092">
                <text:p>7.82654848729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7017543859649">
                <text:p>8.57017543859649</text:p>
              </table:table-cell>
              <table:table-cell office:value-type="float" office:value="7.83289001416474">
                <text:p>7.83289001416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8951965065502">
                <text:p>8.58951965065502</text:p>
              </table:table-cell>
              <table:table-cell office:value-type="float" office:value="7.83920378809694">
                <text:p>7.83920378809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">
                <text:p>8.6</text:p>
              </table:table-cell>
              <table:table-cell office:value-type="float" office:value="7.84549005094438">
                <text:p>7.84549005094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038961038961">
                <text:p>8.61038961038961</text:p>
              </table:table-cell>
              <table:table-cell office:value-type="float" office:value="7.85174904141606">
                <text:p>7.8517490414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206896551724">
                <text:p>8.61206896551724</text:p>
              </table:table-cell>
              <table:table-cell office:value-type="float" office:value="7.85798099512757">
                <text:p>7.85798099512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802575107296">
                <text:p>8.61802575107296</text:p>
              </table:table-cell>
              <table:table-cell office:value-type="float" office:value="7.86418614465428">
                <text:p>7.86418614465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4102564102564">
                <text:p>8.64102564102564</text:p>
              </table:table-cell>
              <table:table-cell office:value-type="float" office:value="7.87036471958341">
                <text:p>7.87036471958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468085106383">
                <text:p>8.6468085106383</text:p>
              </table:table-cell>
              <table:table-cell office:value-type="float" office:value="7.876516946565">
                <text:p>7.876516946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6101694915254">
                <text:p>8.66101694915254</text:p>
              </table:table-cell>
              <table:table-cell office:value-type="float" office:value="7.88264304936184">
                <text:p>7.88264304936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7088607594937">
                <text:p>8.67088607594937</text:p>
              </table:table-cell>
              <table:table-cell office:value-type="float" office:value="7.88874324889826">
                <text:p>7.88874324889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6806722689076">
                <text:p>8.66806722689076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7782426778243">
                <text:p>8.67782426778243</text:p>
              </table:table-cell>
              <table:table-cell office:value-type="float" office:value="7.90086680798075">
                <text:p>7.90086680798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333333333333">
                <text:p>8.68333333333333</text:p>
              </table:table-cell>
              <table:table-cell office:value-type="float" office:value="7.90689059560852">
                <text:p>7.90689059560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464730290456">
                <text:p>8.68464730290456</text:p>
              </table:table-cell>
              <table:table-cell office:value-type="float" office:value="7.91288933622996">
                <text:p>7.91288933622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00826446281">
                <text:p>8.6900826446281</text:p>
              </table:table-cell>
              <table:table-cell office:value-type="float" office:value="7.9188632372746">
                <text:p>7.9188632372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135802469136">
                <text:p>8.69135802469136</text:p>
              </table:table-cell>
              <table:table-cell office:value-type="float" office:value="7.92481250360578">
                <text:p>7.92481250360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262295081967">
                <text:p>8.69262295081967</text:p>
              </table:table-cell>
              <table:table-cell office:value-type="float" office:value="7.93073733756289">
                <text:p>7.9307373375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571428571429">
                <text:p>8.68571428571429</text:p>
              </table:table-cell>
              <table:table-cell office:value-type="float" office:value="7.93663793900257">
                <text:p>7.936637939002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0731707317073">
                <text:p>8.70731707317073</text:p>
              </table:table-cell>
              <table:table-cell office:value-type="float" office:value="7.94251450533924">
                <text:p>7.94251450533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1255060728745">
                <text:p>8.71255060728745</text:p>
              </table:table-cell>
              <table:table-cell office:value-type="float" office:value="7.94836723158468">
                <text:p>7.94836723158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1774193548387">
                <text:p>8.71774193548387</text:p>
              </table:table-cell>
              <table:table-cell office:value-type="float" office:value="7.95419631038688">
                <text:p>7.95419631038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7.96000193206808">
                <text:p>7.96000193206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52">
                <text:p>8.752</text:p>
              </table:table-cell>
              <table:table-cell office:value-type="float" office:value="7.96578428466209">
                <text:p>7.965784284662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5697211155378">
                <text:p>8.75697211155378</text:p>
              </table:table-cell>
              <table:table-cell office:value-type="float" office:value="7.97154355395077">
                <text:p>7.971543553950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7380952380952">
                <text:p>8.77380952380952</text:p>
              </table:table-cell>
              <table:table-cell office:value-type="float" office:value="7.97727992349992">
                <text:p>7.977279923499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7865612648221">
                <text:p>8.77865612648221</text:p>
              </table:table-cell>
              <table:table-cell office:value-type="float" office:value="7.98299357469431">
                <text:p>7.982993574694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8346456692913">
                <text:p>8.78346456692913</text:p>
              </table:table-cell>
              <table:table-cell office:value-type="float" office:value="7.98868468677217">
                <text:p>7.9886846867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921568627451">
                <text:p>8.7921568627451</text:p>
              </table:table-cell>
              <table:table-cell office:value-type="float" office:value="7.99435343685886">
                <text:p>7.994353436858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0859375">
                <text:p>8.80859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1712062256809">
                <text:p>8.81712062256809</text:p>
              </table:table-cell>
              <table:table-cell office:value-type="float" office:value="8.00562454919388">
                <text:p>8.00562454919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2170542635659">
                <text:p>8.82170542635659</text:p>
              </table:table-cell>
              <table:table-cell office:value-type="float" office:value="8.01122725542325">
                <text:p>8.01122725542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3011583011583">
                <text:p>8.83011583011583</text:p>
              </table:table-cell>
              <table:table-cell office:value-type="float" office:value="8.01680828768655">
                <text:p>8.01680828768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5">
                <text:p>8.85</text:p>
              </table:table-cell>
              <table:table-cell office:value-type="float" office:value="8.02236781302845">
                <text:p>8.022367813028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544061302682">
                <text:p>8.8544061302682</text:p>
              </table:table-cell>
              <table:table-cell office:value-type="float" office:value="8.02790599656989">
                <text:p>8.02790599656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7022900763359">
                <text:p>8.87022900763359</text:p>
              </table:table-cell>
              <table:table-cell office:value-type="float" office:value="8.03342300153745">
                <text:p>8.03342300153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7072243346008">
                <text:p>8.87072243346008</text:p>
              </table:table-cell>
              <table:table-cell office:value-type="float" office:value="8.0389189892923">
                <text:p>8.0389189892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8257575757576">
                <text:p>8.88257575757576</text:p>
              </table:table-cell>
              <table:table-cell office:value-type="float" office:value="8.04439411935845">
                <text:p>8.04439411935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0566037735849">
                <text:p>8.90566037735849</text:p>
              </table:table-cell>
              <table:table-cell office:value-type="float" office:value="8.04984854945056">
                <text:p>8.04984854945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729323308271">
                <text:p>8.91729323308271</text:p>
              </table:table-cell>
              <table:table-cell office:value-type="float" office:value="8.05528243550119">
                <text:p>8.05528243550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50936329588">
                <text:p>8.9250936329588</text:p>
              </table:table-cell>
              <table:table-cell office:value-type="float" office:value="8.06069593168755">
                <text:p>8.060695931687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791044776119">
                <text:p>8.91791044776119</text:p>
              </table:table-cell>
              <table:table-cell office:value-type="float" office:value="8.06608919045777">
                <text:p>8.066089190457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449814126394">
                <text:p>8.91449814126394</text:p>
              </table:table-cell>
              <table:table-cell office:value-type="float" office:value="8.07146236255663">
                <text:p>8.071462362556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592592592593">
                <text:p>8.92592592592593</text:p>
              </table:table-cell>
              <table:table-cell office:value-type="float" office:value="8.07681559705083">
                <text:p>8.07681559705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619926199262">
                <text:p>8.92619926199262</text:p>
              </table:table-cell>
              <table:table-cell office:value-type="float" office:value="8.08214904135387">
                <text:p>8.08214904135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375">
                <text:p>8.9375</text:p>
              </table:table-cell>
              <table:table-cell office:value-type="float" office:value="8.08746284125034">
                <text:p>8.087462841250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4505494505495">
                <text:p>8.94505494505495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5620437956204">
                <text:p>8.95620437956204</text:p>
              </table:table-cell>
              <table:table-cell office:value-type="float" office:value="8.09803208296053">
                <text:p>8.09803208296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7818181818182">
                <text:p>8.97818181818182</text:p>
              </table:table-cell>
              <table:table-cell office:value-type="float" office:value="8.10328780841202">
                <text:p>8.103287808412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8913043478261">
                <text:p>8.98913043478261</text:p>
              </table:table-cell>
              <table:table-cell office:value-type="float" office:value="8.10852445677817">
                <text:p>8.108524456778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85559566787">
                <text:p>8.985559566787</text:p>
              </table:table-cell>
              <table:table-cell office:value-type="float" office:value="8.11374216604919">
                <text:p>8.113742166049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9640287769784">
                <text:p>8.99640287769784</text:p>
              </table:table-cell>
              <table:table-cell office:value-type="float" office:value="8.11894107272351">
                <text:p>8.11894107272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9283154121864">
                <text:p>8.99283154121864</text:p>
              </table:table-cell>
              <table:table-cell office:value-type="float" office:value="8.12412131182919">
                <text:p>8.12412131182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0714285714286">
                <text:p>9.00714285714286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0711743772242">
                <text:p>9.00711743772242</text:p>
              </table:table-cell>
              <table:table-cell office:value-type="float" office:value="8.13442632022093">
                <text:p>8.134426320220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1418439716312">
                <text:p>9.01418439716312</text:p>
              </table:table-cell>
              <table:table-cell office:value-type="float" office:value="8.13955135239879">
                <text:p>8.13955135239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1060070671378">
                <text:p>9.01060070671378</text:p>
              </table:table-cell>
              <table:table-cell office:value-type="float" office:value="8.14465824283188">
                <text:p>8.14465824283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69014084507">
                <text:p>9.03169014084507</text:p>
              </table:table-cell>
              <table:table-cell office:value-type="float" office:value="8.14974711950468">
                <text:p>8.14974711950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57894736842">
                <text:p>9.03157894736842</text:p>
              </table:table-cell>
              <table:table-cell office:value-type="float" office:value="8.15481810905211">
                <text:p>8.15481810905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46853146853">
                <text:p>9.03146853146853</text:p>
              </table:table-cell>
              <table:table-cell office:value-type="float" office:value="8.15987133677839">
                <text:p>8.15987133677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418118466899">
                <text:p>9.0418118466899</text:p>
              </table:table-cell>
              <table:table-cell office:value-type="float" office:value="8.16490692667569">
                <text:p>8.164906926675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819444444444">
                <text:p>9.03819444444444</text:p>
              </table:table-cell>
              <table:table-cell office:value-type="float" office:value="8.16992500144231">
                <text:p>8.16992500144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4152249134948">
                <text:p>9.04152249134948</text:p>
              </table:table-cell>
              <table:table-cell office:value-type="float" office:value="8.17492568250068">
                <text:p>8.174925682500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862068965517">
                <text:p>9.05862068965517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498281786942">
                <text:p>9.05498281786942</text:p>
              </table:table-cell>
              <table:table-cell office:value-type="float" office:value="8.18487534290829">
                <text:p>8.18487534290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821917808219">
                <text:p>9.05821917808219</text:p>
              </table:table-cell>
              <table:table-cell office:value-type="float" office:value="8.18982455888002">
                <text:p>8.18982455888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7167235494881">
                <text:p>9.07167235494881</text:p>
              </table:table-cell>
              <table:table-cell office:value-type="float" office:value="8.19475685442225">
                <text:p>8.19475685442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8163265306122">
                <text:p>9.08163265306122</text:p>
              </table:table-cell>
              <table:table-cell office:value-type="float" office:value="8.19967234483636">
                <text:p>8.19967234483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9491525423729">
                <text:p>9.09491525423729</text:p>
              </table:table-cell>
              <table:table-cell office:value-type="float" office:value="8.2045711442492">
                <text:p>8.2045711442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0472972972973">
                <text:p>9.10472972972973</text:p>
              </table:table-cell>
              <table:table-cell office:value-type="float" office:value="8.20945336562895">
                <text:p>8.209453365628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043771043771">
                <text:p>9.1043771043771</text:p>
              </table:table-cell>
              <table:table-cell office:value-type="float" office:value="8.21431912080077">
                <text:p>8.21431912080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073825503356">
                <text:p>9.11073825503356</text:p>
              </table:table-cell>
              <table:table-cell office:value-type="float" office:value="8.21916852046216">
                <text:p>8.21916852046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371237458194">
                <text:p>9.11371237458194</text:p>
              </table:table-cell>
              <table:table-cell office:value-type="float" office:value="8.22400167419811">
                <text:p>8.22400167419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666666666667">
                <text:p>9.11666666666667</text:p>
              </table:table-cell>
              <table:table-cell office:value-type="float" office:value="8.22881869049588">
                <text:p>8.228818690495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2956810631229">
                <text:p>9.12956810631229</text:p>
              </table:table-cell>
              <table:table-cell office:value-type="float" office:value="8.2336196767597">
                <text:p>8.233619676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3245033112583">
                <text:p>9.13245033112583</text:p>
              </table:table-cell>
              <table:table-cell office:value-type="float" office:value="8.23840473932508">
                <text:p>8.23840473932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4851485148515">
                <text:p>9.14851485148515</text:p>
              </table:table-cell>
              <table:table-cell office:value-type="float" office:value="8.24317398347295">
                <text:p>8.24317398347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6118421052632">
                <text:p>9.16118421052632</text:p>
              </table:table-cell>
              <table:table-cell office:value-type="float" office:value="8.24792751344359">
                <text:p>8.24792751344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7049180327869">
                <text:p>9.17049180327869</text:p>
              </table:table-cell>
              <table:table-cell office:value-type="float" office:value="8.25266543245025">
                <text:p>8.2526654324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8300653594771">
                <text:p>9.18300653594771</text:p>
              </table:table-cell>
              <table:table-cell office:value-type="float" office:value="8.25738784269265">
                <text:p>8.257387842692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543973941368">
                <text:p>9.19543973941368</text:p>
              </table:table-cell>
              <table:table-cell office:value-type="float" office:value="8.26209484537018">
                <text:p>8.26209484537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012987012987">
                <text:p>9.2012987012987</text:p>
              </table:table-cell>
              <table:table-cell office:value-type="float" office:value="8.2667865406949">
                <text:p>8.2667865406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741100323625">
                <text:p>9.19741100323625</text:p>
              </table:table-cell>
              <table:table-cell office:value-type="float" office:value="8.27146302790437">
                <text:p>8.27146302790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032258064516">
                <text:p>9.19032258064516</text:p>
              </table:table-cell>
              <table:table-cell office:value-type="float" office:value="8.27612440527424">
                <text:p>8.276124405274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614147909968">
                <text:p>9.19614147909968</text:p>
              </table:table-cell>
              <table:table-cell office:value-type="float" office:value="8.2807707701306">
                <text:p>8.2807707701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8589743589744">
                <text:p>9.18589743589744</text:p>
              </table:table-cell>
              <table:table-cell office:value-type="float" office:value="8.28540221886225">
                <text:p>8.285402218862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169329073482">
                <text:p>9.19169329073482</text:p>
              </table:table-cell>
              <table:table-cell office:value-type="float" office:value="8.29001884693262">
                <text:p>8.29001884693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0063694267516">
                <text:p>9.20063694267516</text:p>
              </table:table-cell>
              <table:table-cell office:value-type="float" office:value="8.29462074889163">
                <text:p>8.29462074889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1587301587302">
                <text:p>9.21587301587302</text:p>
              </table:table-cell>
              <table:table-cell office:value-type="float" office:value="8.29920801838728">
                <text:p>8.29920801838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373417721519">
                <text:p>9.2373417721519</text:p>
              </table:table-cell>
              <table:table-cell office:value-type="float" office:value="8.3037807481771">
                <text:p>8.3037807481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290220820189">
                <text:p>9.24290220820189</text:p>
              </table:table-cell>
              <table:table-cell office:value-type="float" office:value="8.30833903013941">
                <text:p>8.308339030139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528301886793">
                <text:p>9.24528301886793</text:p>
              </table:table-cell>
              <table:table-cell office:value-type="float" office:value="8.31288295528436">
                <text:p>8.31288295528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391849529781">
                <text:p>9.25391849529781</text:p>
              </table:table-cell>
              <table:table-cell office:value-type="float" office:value="8.31741261376487">
                <text:p>8.317412613764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">
                <text:p>9.25</text:p>
              </table:table-cell>
              <table:table-cell office:value-type="float" office:value="8.32192809488736">
                <text:p>8.32192809488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233644859813">
                <text:p>9.25233644859813</text:p>
              </table:table-cell>
              <table:table-cell office:value-type="float" office:value="8.3264294871223">
                <text:p>8.3264294871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465838509317">
                <text:p>9.25465838509317</text:p>
              </table:table-cell>
              <table:table-cell office:value-type="float" office:value="8.33091687811462">
                <text:p>8.33091687811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386996904025">
                <text:p>9.25386996904025</text:p>
              </table:table-cell>
              <table:table-cell office:value-type="float" office:value="8.33539035469392">
                <text:p>8.335390354693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691358024691">
                <text:p>9.24691358024691</text:p>
              </table:table-cell>
              <table:table-cell office:value-type="float" office:value="8.33985000288462">
                <text:p>8.33985000288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923076923077">
                <text:p>9.24923076923077</text:p>
              </table:table-cell>
              <table:table-cell office:value-type="float" office:value="8.34429590791582">
                <text:p>8.34429590791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460122699387">
                <text:p>9.25460122699387</text:p>
              </table:table-cell>
              <table:table-cell office:value-type="float" office:value="8.34872815423108">
                <text:p>8.34872815423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217125382263">
                <text:p>9.27217125382263</text:p>
              </table:table-cell>
              <table:table-cell office:value-type="float" office:value="8.35314682549808">
                <text:p>8.353146825498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439024390244">
                <text:p>9.27439024390244</text:p>
              </table:table-cell>
              <table:table-cell office:value-type="float" office:value="8.35755200461808">
                <text:p>8.357552004618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963525835866">
                <text:p>9.27963525835866</text:p>
              </table:table-cell>
              <table:table-cell office:value-type="float" office:value="8.36194377373524">
                <text:p>8.36194377373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8787878787879">
                <text:p>9.28787878787879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0211480362538">
                <text:p>9.30211480362538</text:p>
              </table:table-cell>
              <table:table-cell office:value-type="float" office:value="8.37068740680722">
                <text:p>8.370687406807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1325301204819">
                <text:p>9.31325301204819</text:p>
              </table:table-cell>
              <table:table-cell office:value-type="float" office:value="8.37503943134692">
                <text:p>8.375039431346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8.37937836707126">
                <text:p>8.37937836707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2634730538922">
                <text:p>9.32634730538922</text:p>
              </table:table-cell>
              <table:table-cell office:value-type="float" office:value="8.38370429247405">
                <text:p>8.383704292474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3134328358209">
                <text:p>9.33134328358209</text:p>
              </table:table-cell>
              <table:table-cell office:value-type="float" office:value="8.38801728534514">
                <text:p>8.38801728534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4821428571429">
                <text:p>9.34821428571429</text:p>
              </table:table-cell>
              <table:table-cell office:value-type="float" office:value="8.39231742277876">
                <text:p>8.39231742277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6498516320475">
                <text:p>9.36498516320475</text:p>
              </table:table-cell>
              <table:table-cell office:value-type="float" office:value="8.39660478118186">
                <text:p>8.39660478118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8.40087943628219">
                <text:p>8.40087943628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9233038348083">
                <text:p>9.39233038348083</text:p>
              </table:table-cell>
              <table:table-cell office:value-type="float" office:value="8.40514146313634">
                <text:p>8.40514146313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0588235294118">
                <text:p>9.40588235294118</text:p>
              </table:table-cell>
              <table:table-cell office:value-type="float" office:value="8.4093909361377">
                <text:p>8.4093909361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228739002933">
                <text:p>9.42228739002933</text:p>
              </table:table-cell>
              <table:table-cell office:value-type="float" office:value="8.41362792902417">
                <text:p>8.413627929024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982456140351">
                <text:p>9.42982456140351</text:p>
              </table:table-cell>
              <table:table-cell office:value-type="float" office:value="8.4178525148859">
                <text:p>8.4178525148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148688046647">
                <text:p>9.43148688046647</text:p>
              </table:table-cell>
              <table:table-cell office:value-type="float" office:value="8.42206476617281">
                <text:p>8.42206476617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441860465116">
                <text:p>9.42441860465116</text:p>
              </table:table-cell>
              <table:table-cell office:value-type="float" office:value="8.4262647547021">
                <text:p>8.4262647547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768115942029">
                <text:p>9.43768115942029</text:p>
              </table:table-cell>
              <table:table-cell office:value-type="float" office:value="8.43045255166553">
                <text:p>8.43045255166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64161849711">
                <text:p>9.4364161849711</text:p>
              </table:table-cell>
              <table:table-cell office:value-type="float" office:value="8.43462822763673">
                <text:p>8.43462822763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33141210375">
                <text:p>9.45533141210375</text:p>
              </table:table-cell>
              <table:table-cell office:value-type="float" office:value="8.43879185257826">
                <text:p>8.43879185257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689655172414">
                <text:p>9.45689655172414</text:p>
              </table:table-cell>
              <table:table-cell office:value-type="float" office:value="8.44294349584873">
                <text:p>8.44294349584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8.44708322620965">
                <text:p>8.447083226209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714285714286">
                <text:p>9.45714285714286</text:p>
              </table:table-cell>
              <table:table-cell office:value-type="float" office:value="8.45121111183233">
                <text:p>8.451211111832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84045584046">
                <text:p>9.45584045584046</text:p>
              </table:table-cell>
              <table:table-cell office:value-type="float" office:value="8.45532722030456">
                <text:p>8.45532722030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454545454546">
                <text:p>9.45454545454546</text:p>
              </table:table-cell>
              <table:table-cell office:value-type="float" office:value="8.4594316186373">
                <text:p>8.45943161863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6742209631728">
                <text:p>9.46742209631728</text:p>
              </table:table-cell>
              <table:table-cell office:value-type="float" office:value="8.46352437327118">
                <text:p>8.463524373271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7457627118644">
                <text:p>9.47457627118644</text:p>
              </table:table-cell>
              <table:table-cell office:value-type="float" office:value="8.467605550083">
                <text:p>8.467605550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014084507042">
                <text:p>9.49014084507042</text:p>
              </table:table-cell>
              <table:table-cell office:value-type="float" office:value="8.47167521439205">
                <text:p>8.47167521439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876404494382">
                <text:p>9.48876404494382</text:p>
              </table:table-cell>
              <table:table-cell office:value-type="float" office:value="8.4757334309664">
                <text:p>8.4757334309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7619047619048">
                <text:p>9.47619047619048</text:p>
              </table:table-cell>
              <table:table-cell office:value-type="float" office:value="8.4797802640291">
                <text:p>8.479780264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162011173184">
                <text:p>9.49162011173184</text:p>
              </table:table-cell>
              <table:table-cell office:value-type="float" office:value="8.48381577726426">
                <text:p>8.483815777264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467966573816">
                <text:p>9.48467966573816</text:p>
              </table:table-cell>
              <table:table-cell office:value-type="float" office:value="8.48784003382305">
                <text:p>8.48784003382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611111111111">
                <text:p>9.48611111111111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861495844875">
                <text:p>9.49861495844875</text:p>
              </table:table-cell>
              <table:table-cell office:value-type="float" office:value="8.49585502688717">
                <text:p>8.495855026887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552486187845">
                <text:p>9.50552486187845</text:p>
              </table:table-cell>
              <table:table-cell office:value-type="float" office:value="8.49984588708321">
                <text:p>8.499845887083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68870523416">
                <text:p>9.5068870523416</text:p>
              </table:table-cell>
              <table:table-cell office:value-type="float" office:value="8.50382573799575">
                <text:p>8.503825737995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824175824176">
                <text:p>9.50824175824176</text:p>
              </table:table-cell>
              <table:table-cell office:value-type="float" office:value="8.5077946401987">
                <text:p>8.50779464019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958904109589">
                <text:p>9.50958904109589</text:p>
              </table:table-cell>
              <table:table-cell office:value-type="float" office:value="8.51175265376738">
                <text:p>8.51175265376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092896174863">
                <text:p>9.51092896174863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49863760218">
                <text:p>9.5149863760218</text:p>
              </table:table-cell>
              <table:table-cell office:value-type="float" office:value="8.51963625284321">
                <text:p>8.51963625284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902173913044">
                <text:p>9.51902173913044</text:p>
              </table:table-cell>
              <table:table-cell office:value-type="float" office:value="8.52356195605701">
                <text:p>8.523561956057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3929539295393">
                <text:p>9.53929539295393</text:p>
              </table:table-cell>
              <table:table-cell office:value-type="float" office:value="8.5274770060604">
                <text:p>8.52747700606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4864864864865">
                <text:p>9.54864864864865</text:p>
              </table:table-cell>
              <table:table-cell office:value-type="float" office:value="8.53138146051631">
                <text:p>8.531381460516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5525606469003">
                <text:p>9.55525606469003</text:p>
              </table:table-cell>
              <table:table-cell office:value-type="float" office:value="8.5352753766208">
                <text:p>8.53527537662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6451612903226">
                <text:p>9.56451612903226</text:p>
              </table:table-cell>
              <table:table-cell office:value-type="float" office:value="8.53915881110803">
                <text:p>8.53915881110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104557640751">
                <text:p>9.57104557640751</text:p>
              </table:table-cell>
              <table:table-cell office:value-type="float" office:value="8.54303182025524">
                <text:p>8.54303182025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219251336898">
                <text:p>9.57219251336898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866666666667">
                <text:p>9.57866666666667</text:p>
              </table:table-cell>
              <table:table-cell office:value-type="float" office:value="8.55074678538324">
                <text:p>8.55074678538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8244680851064">
                <text:p>9.58244680851064</text:p>
              </table:table-cell>
              <table:table-cell office:value-type="float" office:value="8.55458885167764">
                <text:p>8.55458885167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824933687003">
                <text:p>9.57824933687003</text:p>
              </table:table-cell>
              <table:table-cell office:value-type="float" office:value="8.55842071326867">
                <text:p>8.558420713268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8201058201058">
                <text:p>9.58201058201058</text:p>
              </table:table-cell>
              <table:table-cell office:value-type="float" office:value="8.56224242422107">
                <text:p>8.56224242422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9366754617414">
                <text:p>9.59366754617414</text:p>
              </table:table-cell>
              <table:table-cell office:value-type="float" office:value="8.56605403817109">
                <text:p>8.56605403817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0263157894737">
                <text:p>9.60263157894737</text:p>
              </table:table-cell>
              <table:table-cell office:value-type="float" office:value="8.56985560833095">
                <text:p>8.56985560833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0629921259843">
                <text:p>9.60629921259843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256544502618">
                <text:p>9.61256544502618</text:p>
              </table:table-cell>
              <table:table-cell office:value-type="float" office:value="8.57742882803575">
                <text:p>8.57742882803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879895561358">
                <text:p>9.61879895561358</text:p>
              </table:table-cell>
              <table:table-cell office:value-type="float" office:value="8.58120058192496">
                <text:p>8.58120058192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979166666667">
                <text:p>9.61979166666667</text:p>
              </table:table-cell>
              <table:table-cell office:value-type="float" office:value="8.58496250072116">
                <text:p>8.58496250072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3116883116883">
                <text:p>9.63116883116883</text:p>
              </table:table-cell>
              <table:table-cell office:value-type="float" office:value="8.58871463558227">
                <text:p>8.58871463558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3471502590674">
                <text:p>9.63471502590674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4599483204134">
                <text:p>9.64599483204134</text:p>
              </table:table-cell>
              <table:table-cell office:value-type="float" office:value="8.59618975614441">
                <text:p>8.59618975614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5721649484536">
                <text:p>9.65721649484536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5552699228792">
                <text:p>9.65552699228792</text:p>
              </table:table-cell>
              <table:table-cell office:value-type="float" office:value="8.60362634498619">
                <text:p>8.60362634498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6410256410256">
                <text:p>9.66410256410256</text:p>
              </table:table-cell>
              <table:table-cell office:value-type="float" office:value="8.60733031374961">
                <text:p>8.607330313749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8286445012788">
                <text:p>9.68286445012788</text:p>
              </table:table-cell>
              <table:table-cell office:value-type="float" office:value="8.61102479730735">
                <text:p>8.61102479730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8877551020408">
                <text:p>9.68877551020408</text:p>
              </table:table-cell>
              <table:table-cell office:value-type="float" office:value="8.61470984411521">
                <text:p>8.614709844115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9211195928753">
                <text:p>9.69211195928753</text:p>
              </table:table-cell>
              <table:table-cell office:value-type="float" office:value="8.61838550225861">
                <text:p>8.618385502258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9543147208122">
                <text:p>9.69543147208122</text:p>
              </table:table-cell>
              <table:table-cell office:value-type="float" office:value="8.62205181945638">
                <text:p>8.622051819456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0379746835443">
                <text:p>9.70379746835443</text:p>
              </table:table-cell>
              <table:table-cell office:value-type="float" office:value="8.62570884306447">
                <text:p>8.62570884306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0454545454546">
                <text:p>9.70454545454546</text:p>
              </table:table-cell>
              <table:table-cell office:value-type="float" office:value="8.62935662007961">
                <text:p>8.629356620079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1284634760705">
                <text:p>9.71284634760705</text:p>
              </table:table-cell>
              <table:table-cell office:value-type="float" office:value="8.63299519714296">
                <text:p>8.63299519714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1608040201005">
                <text:p>9.71608040201005</text:p>
              </table:table-cell>
              <table:table-cell office:value-type="float" office:value="8.63662462054365">
                <text:p>8.63662462054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2431077694236">
                <text:p>9.72431077694236</text:p>
              </table:table-cell>
              <table:table-cell office:value-type="float" office:value="8.64024493622235">
                <text:p>8.64024493622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325">
                <text:p>9.7325</text:p>
              </table:table-cell>
              <table:table-cell office:value-type="float" office:value="8.64385618977473">
                <text:p>8.64385618977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064837905237">
                <text:p>9.74064837905237</text:p>
              </table:table-cell>
              <table:table-cell office:value-type="float" office:value="8.64745842645492">
                <text:p>8.6474584264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875621890547">
                <text:p>9.74875621890547</text:p>
              </table:table-cell>
              <table:table-cell office:value-type="float" office:value="8.65105169117893">
                <text:p>8.65105169117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68982630273">
                <text:p>9.7468982630273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">
                <text:p>9.75</text:p>
              </table:table-cell>
              <table:table-cell office:value-type="float" office:value="8.6582114827518">
                <text:p>8.6582114827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308641975309">
                <text:p>9.75308641975309</text:p>
              </table:table-cell>
              <table:table-cell office:value-type="float" office:value="8.66177809777199">
                <text:p>8.66177809777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615763546798">
                <text:p>9.75615763546798</text:p>
              </table:table-cell>
              <table:table-cell office:value-type="float" office:value="8.66533591718518">
                <text:p>8.66533591718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675675675676">
                <text:p>9.75675675675676</text:p>
              </table:table-cell>
              <table:table-cell office:value-type="float" office:value="8.66888498426625">
                <text:p>8.66888498426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6470588235294">
                <text:p>9.76470588235294</text:p>
              </table:table-cell>
              <table:table-cell office:value-type="float" office:value="8.6724253419715">
                <text:p>8.67242534197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6772616136919">
                <text:p>9.76772616136919</text:p>
              </table:table-cell>
              <table:table-cell office:value-type="float" office:value="8.67595703294175">
                <text:p>8.675957032941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780487804878">
                <text:p>9.7780487804878</text:p>
              </table:table-cell>
              <table:table-cell office:value-type="float" office:value="8.67948009950545">
                <text:p>8.67948009950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8588807785888">
                <text:p>9.78588807785888</text:p>
              </table:table-cell>
              <table:table-cell office:value-type="float" office:value="8.68299458368168">
                <text:p>8.68299458368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9126213592233">
                <text:p>9.79126213592233</text:p>
              </table:table-cell>
              <table:table-cell office:value-type="float" office:value="8.68650052718322">
                <text:p>8.68650052718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8934624697337">
                <text:p>9.78934624697337</text:p>
              </table:table-cell>
              <table:table-cell office:value-type="float" office:value="8.68999797141945">
                <text:p>8.689997971419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676328502415">
                <text:p>9.80676328502415</text:p>
              </table:table-cell>
              <table:table-cell office:value-type="float" office:value="8.69348695749933">
                <text:p>8.693486957499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1204819277109">
                <text:p>9.81204819277109</text:p>
              </table:table-cell>
              <table:table-cell office:value-type="float" office:value="8.69696752623429">
                <text:p>8.69696752623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288461538462">
                <text:p>9.80288461538462</text:p>
              </table:table-cell>
              <table:table-cell office:value-type="float" office:value="8.70043971814109">
                <text:p>8.70043971814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335731414868">
                <text:p>9.80335731414868</text:p>
              </table:table-cell>
              <table:table-cell office:value-type="float" office:value="8.70390357344466">
                <text:p>8.703903573444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143540669856">
                <text:p>9.80143540669856</text:p>
              </table:table-cell>
              <table:table-cell office:value-type="float" office:value="8.70735913208088">
                <text:p>8.70735913208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90692124105">
                <text:p>9.8090692124105</text:p>
              </table:table-cell>
              <table:table-cell office:value-type="float" office:value="8.71080643369935">
                <text:p>8.71080643369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1666666666667">
                <text:p>9.81666666666667</text:p>
              </table:table-cell>
              <table:table-cell office:value-type="float" office:value="8.71424551766612">
                <text:p>8.71424551766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660332541568">
                <text:p>9.82660332541568</text:p>
              </table:table-cell>
              <table:table-cell office:value-type="float" office:value="8.7176764230664">
                <text:p>8.7176764230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701421800948">
                <text:p>9.82701421800948</text:p>
              </table:table-cell>
              <table:table-cell office:value-type="float" office:value="8.72109918870719">
                <text:p>8.721099188707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74231678487">
                <text:p>9.8274231678487</text:p>
              </table:table-cell>
              <table:table-cell office:value-type="float" office:value="8.72451385311995">
                <text:p>8.724513853119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490566037736">
                <text:p>9.83490566037736</text:p>
              </table:table-cell>
              <table:table-cell office:value-type="float" office:value="8.7279204545632">
                <text:p>8.7279204545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823529411765">
                <text:p>9.82823529411765</text:p>
              </table:table-cell>
              <table:table-cell office:value-type="float" office:value="8.73131903102506">
                <text:p>8.73131903102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863849765258">
                <text:p>9.82863849765258</text:p>
              </table:table-cell>
              <table:table-cell office:value-type="float" office:value="8.73470962022584">
                <text:p>8.73470962022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372365339578">
                <text:p>9.83372365339578</text:p>
              </table:table-cell>
              <table:table-cell office:value-type="float" office:value="8.73809225962049">
                <text:p>8.73809225962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878504672897">
                <text:p>9.83878504672897</text:p>
              </table:table-cell>
              <table:table-cell office:value-type="float" office:value="8.74146698640115">
                <text:p>8.74146698640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916083916084">
                <text:p>9.83916083916084</text:p>
              </table:table-cell>
              <table:table-cell office:value-type="float" office:value="8.74483383749955">
                <text:p>8.74483383749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4651162790698">
                <text:p>9.84651162790698</text:p>
              </table:table-cell>
              <table:table-cell office:value-type="float" office:value="8.74819284958946">
                <text:p>8.74819284958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4686774941995">
                <text:p>9.84686774941995</text:p>
              </table:table-cell>
              <table:table-cell office:value-type="float" office:value="8.7515440590891">
                <text:p>8.75154405908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6111111111111">
                <text:p>9.86111111111111</text:p>
              </table:table-cell>
              <table:table-cell office:value-type="float" office:value="8.75488750216347">
                <text:p>8.754887502163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729792147806">
                <text:p>9.8729792147806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8018433179724">
                <text:p>9.88018433179724</text:p>
              </table:table-cell>
              <table:table-cell office:value-type="float" office:value="8.76155123244448">
                <text:p>8.761551232444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9195402298851">
                <text:p>9.89195402298851</text:p>
              </table:table-cell>
              <table:table-cell office:value-type="float" office:value="8.76487159073609">
                <text:p>8.76487159073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9449541284404">
                <text:p>9.89449541284404</text:p>
              </table:table-cell>
              <table:table-cell office:value-type="float" office:value="8.76818432477693">
                <text:p>8.768184324776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160183066362">
                <text:p>9.90160183066362</text:p>
              </table:table-cell>
              <table:table-cell office:value-type="float" office:value="8.7714894695006">
                <text:p>8.7714894695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41095890411">
                <text:p>9.9041095890411</text:p>
              </table:table-cell>
              <table:table-cell office:value-type="float" office:value="8.77478705960117">
                <text:p>8.77478705960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660592255125">
                <text:p>9.90660592255125</text:p>
              </table:table-cell>
              <table:table-cell office:value-type="float" office:value="8.77807712953536">
                <text:p>8.77807712953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">
                <text:p>9.9</text:p>
              </table:table-cell>
              <table:table-cell office:value-type="float" office:value="8.78135971352466">
                <text:p>8.78135971352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929705215419">
                <text:p>9.90929705215419</text:p>
              </table:table-cell>
              <table:table-cell office:value-type="float" office:value="8.78463484555752">
                <text:p>8.78463484555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1628959276018">
                <text:p>9.91628959276018</text:p>
              </table:table-cell>
              <table:table-cell office:value-type="float" office:value="8.78790255939143">
                <text:p>8.78790255939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255079006772">
                <text:p>9.9255079006772</text:p>
              </table:table-cell>
              <table:table-cell office:value-type="float" office:value="8.79116288855502">
                <text:p>8.79116288855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2792792792793">
                <text:p>9.92792792792793</text:p>
              </table:table-cell>
              <table:table-cell office:value-type="float" office:value="8.79441586635011">
                <text:p>8.794415866350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258426966292">
                <text:p>9.93258426966292</text:p>
              </table:table-cell>
              <table:table-cell office:value-type="float" office:value="8.79766152585376">
                <text:p>8.79766152585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04932735426">
                <text:p>9.9304932735426</text:p>
              </table:table-cell>
              <table:table-cell office:value-type="float" office:value="8.80089989992031">
                <text:p>8.80089989992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288590604027">
                <text:p>9.93288590604027</text:p>
              </table:table-cell>
              <table:table-cell office:value-type="float" office:value="8.80413102118332">
                <text:p>8.80413102118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75">
                <text:p>9.9375</text:p>
              </table:table-cell>
              <table:table-cell office:value-type="float" office:value="8.8073549220576">
                <text:p>8.807354922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541202672606">
                <text:p>9.93541202672606</text:p>
              </table:table-cell>
              <table:table-cell office:value-type="float" office:value="8.81057163474115">
                <text:p>8.810571634741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777777777778">
                <text:p>9.93777777777778</text:p>
              </table:table-cell>
              <table:table-cell office:value-type="float" office:value="8.81378119121704">
                <text:p>8.81378119121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235033259423">
                <text:p>9.94235033259423</text:p>
              </table:table-cell>
              <table:table-cell office:value-type="float" office:value="8.81698362325538">
                <text:p>8.81698362325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690265486726">
                <text:p>9.94690265486726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922737306843">
                <text:p>9.94922737306843</text:p>
              </table:table-cell>
              <table:table-cell office:value-type="float" office:value="8.82336724004624">
                <text:p>8.823367240046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713656387665">
                <text:p>9.94713656387665</text:p>
              </table:table-cell>
              <table:table-cell office:value-type="float" office:value="8.82654848729092">
                <text:p>8.82654848729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5604395604396">
                <text:p>9.95604395604396</text:p>
              </table:table-cell>
              <table:table-cell office:value-type="float" office:value="8.82972273508606">
                <text:p>8.829722735086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491228070176">
                <text:p>9.96491228070176</text:p>
              </table:table-cell>
              <table:table-cell office:value-type="float" office:value="8.83289001416474">
                <text:p>8.83289001416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061269146608">
                <text:p>9.96061269146608</text:p>
              </table:table-cell>
              <table:table-cell office:value-type="float" office:value="8.83605035505807">
                <text:p>8.83605035505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5633187772926">
                <text:p>9.95633187772926</text:p>
              </table:table-cell>
              <table:table-cell office:value-type="float" office:value="8.83920378809695">
                <text:p>8.839203788096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078431372549">
                <text:p>9.96078431372549</text:p>
              </table:table-cell>
              <table:table-cell office:value-type="float" office:value="8.84235034341381">
                <text:p>8.84235034341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73913043478">
                <text:p>9.97173913043478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80043383948">
                <text:p>9.97180043383948</text:p>
              </table:table-cell>
              <table:table-cell office:value-type="float" office:value="8.84862294042934">
                <text:p>8.848622940429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536796536797">
                <text:p>9.96536796536797</text:p>
              </table:table-cell>
              <table:table-cell office:value-type="float" office:value="8.85174904141606">
                <text:p>8.851749041416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544276457883">
                <text:p>9.96544276457883</text:p>
              </table:table-cell>
              <table:table-cell office:value-type="float" office:value="8.85486838326024">
                <text:p>8.854868383260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98275862069">
                <text:p>9.97198275862069</text:p>
              </table:table-cell>
              <table:table-cell office:value-type="float" office:value="8.85798099512757">
                <text:p>8.857980995127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204301075269">
                <text:p>9.97204301075269</text:p>
              </table:table-cell>
              <table:table-cell office:value-type="float" office:value="8.86108690599539">
                <text:p>8.86108690599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068669527897">
                <text:p>9.98068669527897</text:p>
              </table:table-cell>
              <table:table-cell office:value-type="float" office:value="8.86418614465428">
                <text:p>8.86418614465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143468950749">
                <text:p>9.99143468950749</text:p>
              </table:table-cell>
              <table:table-cell office:value-type="float" office:value="8.86727873970966">
                <text:p>8.86727873970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717948717949">
                <text:p>9.98717948717949</text:p>
              </table:table-cell>
              <table:table-cell office:value-type="float" office:value="8.87036471958341">
                <text:p>8.87036471958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3901918977">
                <text:p>9.98933901918977</text:p>
              </table:table-cell>
              <table:table-cell office:value-type="float" office:value="8.87344411251538">
                <text:p>8.87344411251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6170212766">
                <text:p>9.98936170212766</text:p>
              </table:table-cell>
              <table:table-cell office:value-type="float" office:value="8.876516946565">
                <text:p>8.8765169465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8428874735">
                <text:p>9.98938428874735</text:p>
              </table:table-cell>
              <table:table-cell office:value-type="float" office:value="8.87958324961278">
                <text:p>8.879583249612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40677966102">
                <text:p>9.98940677966102</text:p>
              </table:table-cell>
              <table:table-cell office:value-type="float" office:value="8.88264304936184">
                <text:p>8.88264304936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577167019027">
                <text:p>9.99577167019027</text:p>
              </table:table-cell>
              <table:table-cell office:value-type="float" office:value="8.88569637333939">
                <text:p>8.88569637333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789029535865">
                <text:p>9.99789029535865</text:p>
              </table:table-cell>
              <table:table-cell office:value-type="float" office:value="8.88874324889826">
                <text:p>8.888743248898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1052631579">
                <text:p>10.0021052631579</text:p>
              </table:table-cell>
              <table:table-cell office:value-type="float" office:value="8.89178370321831">
                <text:p>8.891783703218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1008403361">
                <text:p>10.0021008403361</text:p>
              </table:table-cell>
              <table:table-cell office:value-type="float" office:value="8.89481776330794">
                <text:p>8.894817763307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79035639413">
                <text:p>9.9979035639413</text:p>
              </table:table-cell>
              <table:table-cell office:value-type="float" office:value="8.89784545600551">
                <text:p>8.89784545600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0920502092">
                <text:p>10.0020920502092</text:p>
              </table:table-cell>
              <table:table-cell office:value-type="float" office:value="8.90086680798075">
                <text:p>8.90086680798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5260960334">
                <text:p>10.0125260960334</text:p>
              </table:table-cell>
              <table:table-cell office:value-type="float" office:value="8.90388184573618">
                <text:p>8.90388184573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208333333333">
                <text:p>10.0208333333333</text:p>
              </table:table-cell>
              <table:table-cell office:value-type="float" office:value="8.90689059560852">
                <text:p>8.90689059560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8711018711">
                <text:p>10.018711018711</text:p>
              </table:table-cell>
              <table:table-cell office:value-type="float" office:value="8.90989308377004">
                <text:p>8.90989308377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4481327801">
                <text:p>10.0124481327801</text:p>
              </table:table-cell>
              <table:table-cell office:value-type="float" office:value="8.91288933622996">
                <text:p>8.912889336229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8281573499">
                <text:p>10.008281573499</text:p>
              </table:table-cell>
              <table:table-cell office:value-type="float" office:value="8.91587937883577">
                <text:p>8.915879378835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3966942149">
                <text:p>10.0123966942149</text:p>
              </table:table-cell>
              <table:table-cell office:value-type="float" office:value="8.91886323727459">
                <text:p>8.918863237274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82474226804">
                <text:p>10.0082474226804</text:p>
              </table:table-cell>
              <table:table-cell office:value-type="float" office:value="8.92184093707449">
                <text:p>8.92184093707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85185185185">
                <text:p>10.0185185185185</text:p>
              </table:table-cell>
              <table:table-cell office:value-type="float" office:value="8.92481250360578">
                <text:p>8.92481250360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246406570842">
                <text:p>10.0246406570842</text:p>
              </table:table-cell>
              <table:table-cell office:value-type="float" office:value="8.92777796208234">
                <text:p>8.927777962082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27868852459">
                <text:p>10.0327868852459</text:p>
              </table:table-cell>
              <table:table-cell office:value-type="float" office:value="8.93073733756289">
                <text:p>8.93073733756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47648261759">
                <text:p>10.0347648261759</text:p>
              </table:table-cell>
              <table:table-cell office:value-type="float" office:value="8.93369065495224">
                <text:p>8.933690654952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67346938776">
                <text:p>10.0367346938776</text:p>
              </table:table-cell>
              <table:table-cell office:value-type="float" office:value="8.93663793900257">
                <text:p>8.93663793900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86965376782">
                <text:p>10.0386965376782</text:p>
              </table:table-cell>
              <table:table-cell office:value-type="float" office:value="8.93957921431469">
                <text:p>8.939579214314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467479674797">
                <text:p>10.0467479674797</text:p>
              </table:table-cell>
              <table:table-cell office:value-type="float" office:value="8.94251450533924">
                <text:p>8.942514505339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628803245436">
                <text:p>10.0628803245436</text:p>
              </table:table-cell>
              <table:table-cell office:value-type="float" office:value="8.94544383637791">
                <text:p>8.94544383637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688259109312">
                <text:p>10.0688259109312</text:p>
              </table:table-cell>
              <table:table-cell office:value-type="float" office:value="8.94836723158468">
                <text:p>8.94836723158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47474747475">
                <text:p>10.0747474747475</text:p>
              </table:table-cell>
              <table:table-cell office:value-type="float" office:value="8.95128471496697">
                <text:p>8.951284714966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25806451613">
                <text:p>10.0725806451613</text:p>
              </table:table-cell>
              <table:table-cell office:value-type="float" office:value="8.95419631038688">
                <text:p>8.954196310386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64587525151">
                <text:p>10.0764587525151</text:p>
              </table:table-cell>
              <table:table-cell office:value-type="float" office:value="8.95710204156229">
                <text:p>8.957102041562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803212851406">
                <text:p>10.0803212851406</text:p>
              </table:table-cell>
              <table:table-cell office:value-type="float" office:value="8.96000193206808">
                <text:p>8.96000193206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881763527054">
                <text:p>10.0881763527054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92">
                <text:p>10.092</text:p>
              </table:table-cell>
              <table:table-cell office:value-type="float" office:value="8.96578428466209">
                <text:p>8.96578428466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49cm" svg:height="16.131cm" xlink:href=".." xlink:type="simple" chart:class="chart:line" chart:style-name="ch1">
        <chart:title svg:x="13.045cm" svg:y="0.457cm" chart:style-name="ch2">
          <text:p>AVL Search</text:p>
        </chart:title>
        <chart:legend chart:legend-position="end" svg:x="25.885cm" svg:y="7.015cm" style:legend-expansion="high" chart:style-name="ch3"/>
        <chart:plot-area chart:style-name="ch4" table:cell-range-address="Sheet1.N1:Sheet1.Q502" chart:data-source-has-labels="row" svg:x="0.572cm" svg:y="1.554cm" svg:width="24.741cm" svg:height="13.27cm">
          <chartooo:coordinate-region svg:x="1.221cm" svg:y="1.66cm" svg:width="24.092cm" svg:height="12.115cm"/>
          <chart:axis chart:dimension="x" chart:name="primary-x" chart:style-name="ch5">
            <chart:title svg:x="12.001cm" svg:y="15.146cm" chart:style-name="ch6">
              <text:p>Subset Siz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N3:Sheet1.N502" chart:label-cell-address="Sheet1.N1:Sheet1.N2" chart:class="chart:line">
            <chart:data-point chart:repeated="500"/>
          </chart:series>
          <chart:series chart:style-name="ch9" chart:values-cell-range-address="Sheet1.O3:Sheet1.O502" chart:label-cell-address="Sheet1.O1:Sheet1.O2" chart:class="chart:line">
            <chart:data-point chart:repeated="500"/>
          </chart:series>
          <chart:series chart:style-name="ch10" chart:values-cell-range-address="Sheet1.P3:Sheet1.P502" chart:label-cell-address="Sheet1.P1:Sheet1.P2" chart:class="chart:line">
            <chart:data-point chart:repeated="500"/>
          </chart:series>
          <chart:series chart:style-name="ch11" chart:values-cell-range-address="Sheet1.Q3:Sheet1.Q502" chart:label-cell-address="Sheet1.Q1:Sheet1.Q2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text:list>
                  <text:list-item>
                    <text:p/>
                  </text:list-item>
                  <text:list-item>
                    <text:p>Best</text:p>
                  </text:list-item>
                </text:list>
                <draw:g>
                  <svg:desc>Sheet1.N1:Sheet1.N2</svg:desc>
                </draw:g>
              </table:table-cell>
              <table:table-cell office:value-type="string">
                <text:p>Worst</text:p>
                <text:list>
                  <text:list-item>
                    <text:p/>
                  </text:list-item>
                  <text:list-item>
                    <text:p>Worst</text:p>
                  </text:list-item>
                </text:list>
                <draw:g>
                  <svg:desc>Sheet1.O1:Sheet1.O2</svg:desc>
                </draw:g>
              </table:table-cell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  <draw:g>
                  <svg:desc>Sheet1.P1:Sheet1.P2</svg:desc>
                </draw:g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Q1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3:Sheet1.N502</svg:desc>
                </draw:g>
              </table:table-cell>
              <table:table-cell office:value-type="float" office:value="1">
                <text:p>1</text:p>
                <draw:g>
                  <svg:desc>Sheet1.O3:Sheet1.O502</svg:desc>
                </draw:g>
              </table:table-cell>
              <table:table-cell office:value-type="float" office:value="1">
                <text:p>1</text:p>
                <draw:g>
                  <svg:desc>Sheet1.P3:Sheet1.P502</svg:desc>
                </draw:g>
              </table:table-cell>
              <table:table-cell office:value-type="float" office:value="0">
                <text:p>0</text:p>
                <draw:g>
                  <svg:desc>Sheet1.Q3:Sheet1.Q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25">
                <text:p>2.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.58496250072116">
                <text:p>3.58496250072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4375">
                <text:p>3.4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52941176470588">
                <text:p>3.52941176470588</text:p>
              </table:table-cell>
              <table:table-cell office:value-type="float" office:value="4.08746284125034">
                <text:p>4.08746284125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4.16992500144231">
                <text:p>4.16992500144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63157894736842">
                <text:p>3.63157894736842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76190476190476">
                <text:p>3.76190476190476</text:p>
              </table:table-cell>
              <table:table-cell office:value-type="float" office:value="4.39231742277876">
                <text:p>4.3923174227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81818181818182">
                <text:p>3.81818181818182</text:p>
              </table:table-cell>
              <table:table-cell office:value-type="float" office:value="4.4594316186373">
                <text:p>4.4594316186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91304347826087">
                <text:p>3.91304347826087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04">
                <text:p>4.04</text:p>
              </table:table-cell>
              <table:table-cell office:value-type="float" office:value="4.64385618977472">
                <text:p>4.6438561897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07692307692308">
                <text:p>4.07692307692308</text:p>
              </table:table-cell>
              <table:table-cell office:value-type="float" office:value="4.70043971814109">
                <text:p>4.70043971814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4814814814815">
                <text:p>4.14814814814815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7857142857143">
                <text:p>4.17857142857143</text:p>
              </table:table-cell>
              <table:table-cell office:value-type="float" office:value="4.8073549220576">
                <text:p>4.8073549220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20689655172414">
                <text:p>4.20689655172414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90689059560852">
                <text:p>4.90689059560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29032258064516">
                <text:p>4.29032258064516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34375">
                <text:p>4.34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39393939393939">
                <text:p>4.39393939393939</text:p>
              </table:table-cell>
              <table:table-cell office:value-type="float" office:value="5.04439411935845">
                <text:p>5.04439411935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45714285714286">
                <text:p>4.45714285714286</text:p>
              </table:table-cell>
              <table:table-cell office:value-type="float" office:value="5.12928301694497">
                <text:p>5.1292830169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5.16992500144231">
                <text:p>5.1699250014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54054054054054">
                <text:p>4.54054054054054</text:p>
              </table:table-cell>
              <table:table-cell office:value-type="float" office:value="5.20945336562895">
                <text:p>5.20945336562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57894736842105">
                <text:p>4.57894736842105</text:p>
              </table:table-cell>
              <table:table-cell office:value-type="float" office:value="5.24792751344359">
                <text:p>5.24792751344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5.28540221886225">
                <text:p>5.2854022188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5.32192809488736">
                <text:p>5.32192809488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68292682926829">
                <text:p>4.68292682926829</text:p>
              </table:table-cell>
              <table:table-cell office:value-type="float" office:value="5.35755200461808">
                <text:p>5.35755200461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5.39231742277876">
                <text:p>5.3923174227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74418604651163">
                <text:p>4.74418604651163</text:p>
              </table:table-cell>
              <table:table-cell office:value-type="float" office:value="5.4262647547021">
                <text:p>5.4262647547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77272727272727">
                <text:p>4.77272727272727</text:p>
              </table:table-cell>
              <table:table-cell office:value-type="float" office:value="5.4594316186373">
                <text:p>5.4594316186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5.49185309632968">
                <text:p>5.49185309632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82608695652174">
                <text:p>4.82608695652174</text:p>
              </table:table-cell>
              <table:table-cell office:value-type="float" office:value="5.52356195605701">
                <text:p>5.52356195605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85106382978723">
                <text:p>4.85106382978723</text:p>
              </table:table-cell>
              <table:table-cell office:value-type="float" office:value="5.55458885167764">
                <text:p>5.55458885167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8496250072116">
                <text:p>5.5849625007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87755102040816">
                <text:p>4.87755102040816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92">
                <text:p>4.92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94117647058824">
                <text:p>4.94117647058824</text:p>
              </table:table-cell>
              <table:table-cell office:value-type="float" office:value="5.6724253419715">
                <text:p>5.6724253419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96153846153846">
                <text:p>4.96153846153846</text:p>
              </table:table-cell>
              <table:table-cell office:value-type="float" office:value="5.70043971814109">
                <text:p>5.70043971814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9811320754717">
                <text:p>4.9811320754717</text:p>
              </table:table-cell>
              <table:table-cell office:value-type="float" office:value="5.7279204545632">
                <text:p>5.7279204545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01851851851852">
                <text:p>5.01851851851852</text:p>
              </table:table-cell>
              <table:table-cell office:value-type="float" office:value="5.75488750216347">
                <text:p>5.75488750216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05454545454546">
                <text:p>5.05454545454546</text:p>
              </table:table-cell>
              <table:table-cell office:value-type="float" office:value="5.78135971352466">
                <text:p>5.7813597135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08928571428571">
                <text:p>5.08928571428571</text:p>
              </table:table-cell>
              <table:table-cell office:value-type="float" office:value="5.8073549220576">
                <text:p>5.8073549220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12280701754386">
                <text:p>5.12280701754386</text:p>
              </table:table-cell>
              <table:table-cell office:value-type="float" office:value="5.83289001416474">
                <text:p>5.83289001416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1551724137931">
                <text:p>5.1551724137931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16949152542373">
                <text:p>5.16949152542373</text:p>
              </table:table-cell>
              <table:table-cell office:value-type="float" office:value="5.88264304936184">
                <text:p>5.88264304936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5.90689059560852">
                <text:p>5.9068905956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2950819672131">
                <text:p>5.22950819672131</text:p>
              </table:table-cell>
              <table:table-cell office:value-type="float" office:value="5.93073733756289">
                <text:p>5.9307373375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4193548387097">
                <text:p>5.24193548387097</text:p>
              </table:table-cell>
              <table:table-cell office:value-type="float" office:value="5.95419631038688">
                <text:p>5.95419631038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6984126984127">
                <text:p>5.26984126984127</text:p>
              </table:table-cell>
              <table:table-cell office:value-type="float" office:value="5.97727992349992">
                <text:p>5.97727992349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96875">
                <text:p>5.29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29230769230769">
                <text:p>5.29230769230769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31818181818182">
                <text:p>5.31818181818182</text:p>
              </table:table-cell>
              <table:table-cell office:value-type="float" office:value="6.04439411935845">
                <text:p>6.04439411935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34328358208955">
                <text:p>5.34328358208955</text:p>
              </table:table-cell>
              <table:table-cell office:value-type="float" office:value="6.06608919045777">
                <text:p>6.0660891904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36764705882353">
                <text:p>5.36764705882353</text:p>
              </table:table-cell>
              <table:table-cell office:value-type="float" office:value="6.08746284125034">
                <text:p>6.08746284125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39130434782609">
                <text:p>5.39130434782609</text:p>
              </table:table-cell>
              <table:table-cell office:value-type="float" office:value="6.10852445677817">
                <text:p>6.10852445677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1428571428571">
                <text:p>5.41428571428571</text:p>
              </table:table-cell>
              <table:table-cell office:value-type="float" office:value="6.12928301694497">
                <text:p>6.12928301694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3661971830986">
                <text:p>5.43661971830986</text:p>
              </table:table-cell>
              <table:table-cell office:value-type="float" office:value="6.14974711950468">
                <text:p>6.14974711950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4444444444444">
                <text:p>5.44444444444444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6575342465753">
                <text:p>5.46575342465753</text:p>
              </table:table-cell>
              <table:table-cell office:value-type="float" office:value="6.18982455888002">
                <text:p>6.18982455888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7297297297297">
                <text:p>5.47297297297297</text:p>
              </table:table-cell>
              <table:table-cell office:value-type="float" office:value="6.20945336562895">
                <text:p>6.20945336562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49333333333333">
                <text:p>5.49333333333333</text:p>
              </table:table-cell>
              <table:table-cell office:value-type="float" office:value="6.22881869049588">
                <text:p>6.22881869049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1315789473684">
                <text:p>5.51315789473684</text:p>
              </table:table-cell>
              <table:table-cell office:value-type="float" office:value="6.24792751344359">
                <text:p>6.24792751344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3246753246753">
                <text:p>5.53246753246753</text:p>
              </table:table-cell>
              <table:table-cell office:value-type="float" office:value="6.2667865406949">
                <text:p>6.2667865406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5128205128205">
                <text:p>5.55128205128205</text:p>
              </table:table-cell>
              <table:table-cell office:value-type="float" office:value="6.28540221886225">
                <text:p>6.28540221886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58227848101266">
                <text:p>5.58227848101266</text:p>
              </table:table-cell>
              <table:table-cell office:value-type="float" office:value="6.3037807481771">
                <text:p>6.303780748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6.32192809488736">
                <text:p>6.32192809488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1728395061728">
                <text:p>5.61728395061728</text:p>
              </table:table-cell>
              <table:table-cell office:value-type="float" office:value="6.33985000288463">
                <text:p>6.33985000288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219512195122">
                <text:p>5.6219512195122</text:p>
              </table:table-cell>
              <table:table-cell office:value-type="float" office:value="6.35755200461809">
                <text:p>6.35755200461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5060240963855">
                <text:p>5.65060240963855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9231742277876">
                <text:p>6.3923174227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69411764705882">
                <text:p>5.69411764705882</text:p>
              </table:table-cell>
              <table:table-cell office:value-type="float" office:value="6.4093909361377">
                <text:p>6.4093909361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093023255814">
                <text:p>5.7093023255814</text:p>
              </table:table-cell>
              <table:table-cell office:value-type="float" office:value="6.4262647547021">
                <text:p>6.426264754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3563218390805">
                <text:p>5.73563218390805</text:p>
              </table:table-cell>
              <table:table-cell office:value-type="float" office:value="6.44294349584873">
                <text:p>6.44294349584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3863636363636">
                <text:p>5.73863636363636</text:p>
              </table:table-cell>
              <table:table-cell office:value-type="float" office:value="6.4594316186373">
                <text:p>6.4594316186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6404494382023">
                <text:p>5.76404494382023</text:p>
              </table:table-cell>
              <table:table-cell office:value-type="float" office:value="6.4757334309664">
                <text:p>6.4757334309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6.49185309632968">
                <text:p>6.49185309632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8021978021978">
                <text:p>5.78021978021978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79347826086957">
                <text:p>5.79347826086957</text:p>
              </table:table-cell>
              <table:table-cell office:value-type="float" office:value="6.52356195605701">
                <text:p>6.52356195605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0645161290323">
                <text:p>5.80645161290323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1914893617021">
                <text:p>5.81914893617021</text:p>
              </table:table-cell>
              <table:table-cell office:value-type="float" office:value="6.55458885167764">
                <text:p>6.55458885167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3157894736842">
                <text:p>5.83157894736842</text:p>
              </table:table-cell>
              <table:table-cell office:value-type="float" office:value="6.56985560833095">
                <text:p>6.56985560833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4536082474227">
                <text:p>5.84536082474227</text:p>
              </table:table-cell>
              <table:table-cell office:value-type="float" office:value="6.59991284218713">
                <text:p>6.59991284218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5714285714286">
                <text:p>5.85714285714286</text:p>
              </table:table-cell>
              <table:table-cell office:value-type="float" office:value="6.61470984411521">
                <text:p>6.61470984411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4848484848485">
                <text:p>5.84848484848485</text:p>
              </table:table-cell>
              <table:table-cell office:value-type="float" office:value="6.62935662007961">
                <text:p>6.62935662007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6">
                <text:p>5.86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7128712871287">
                <text:p>5.87128712871287</text:p>
              </table:table-cell>
              <table:table-cell office:value-type="float" office:value="6.6582114827518">
                <text:p>6.65821148275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6.6724253419715">
                <text:p>6.6724253419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8349514563107">
                <text:p>5.88349514563107</text:p>
              </table:table-cell>
              <table:table-cell office:value-type="float" office:value="6.68650052718322">
                <text:p>6.68650052718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8461538461539">
                <text:p>5.88461538461539</text:p>
              </table:table-cell>
              <table:table-cell office:value-type="float" office:value="6.70043971814109">
                <text:p>6.70043971814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8952380952381">
                <text:p>5.8952380952381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0566037735849">
                <text:p>5.90566037735849</text:p>
              </table:table-cell>
              <table:table-cell office:value-type="float" office:value="6.7279204545632">
                <text:p>6.7279204545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1588785046729">
                <text:p>5.91588785046729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2592592592593">
                <text:p>5.92592592592593</text:p>
              </table:table-cell>
              <table:table-cell office:value-type="float" office:value="6.75488750216347">
                <text:p>6.75488750216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3577981651376">
                <text:p>5.93577981651376</text:p>
              </table:table-cell>
              <table:table-cell office:value-type="float" office:value="6.76818432477693">
                <text:p>6.76818432477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4545454545455">
                <text:p>5.94545454545455</text:p>
              </table:table-cell>
              <table:table-cell office:value-type="float" office:value="6.78135971352466">
                <text:p>6.78135971352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6396396396396">
                <text:p>5.96396396396396</text:p>
              </table:table-cell>
              <table:table-cell office:value-type="float" office:value="6.79441586635011">
                <text:p>6.79441586635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7321428571429">
                <text:p>5.97321428571429</text:p>
              </table:table-cell>
              <table:table-cell office:value-type="float" office:value="6.8073549220576">
                <text:p>6.8073549220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99115044247788">
                <text:p>5.99115044247788</text:p>
              </table:table-cell>
              <table:table-cell office:value-type="float" office:value="6.82017896241519">
                <text:p>6.82017896241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0877192982456">
                <text:p>6.00877192982456</text:p>
              </table:table-cell>
              <table:table-cell office:value-type="float" office:value="6.83289001416474">
                <text:p>6.83289001416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1739130434783">
                <text:p>6.01739130434783</text:p>
              </table:table-cell>
              <table:table-cell office:value-type="float" office:value="6.84549005094438">
                <text:p>6.84549005094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6.85798099512757">
                <text:p>6.85798099512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4273504273504">
                <text:p>6.04273504273504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5932203389831">
                <text:p>6.05932203389831</text:p>
              </table:table-cell>
              <table:table-cell office:value-type="float" office:value="6.88264304936184">
                <text:p>6.88264304936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7563025210084">
                <text:p>6.07563025210084</text:p>
              </table:table-cell>
              <table:table-cell office:value-type="float" office:value="6.89481776330794">
                <text:p>6.89481776330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90689059560852">
                <text:p>6.90689059560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9917355371901">
                <text:p>6.09917355371901</text:p>
              </table:table-cell>
              <table:table-cell office:value-type="float" office:value="6.9188632372746">
                <text:p>6.9188632372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1475409836066">
                <text:p>6.11475409836066</text:p>
              </table:table-cell>
              <table:table-cell office:value-type="float" office:value="6.93073733756289">
                <text:p>6.93073733756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3008130081301">
                <text:p>6.13008130081301</text:p>
              </table:table-cell>
              <table:table-cell office:value-type="float" office:value="6.94251450533924">
                <text:p>6.94251450533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4516129032258">
                <text:p>6.14516129032258</text:p>
              </table:table-cell>
              <table:table-cell office:value-type="float" office:value="6.95419631038688">
                <text:p>6.95419631038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52">
                <text:p>6.152</text:p>
              </table:table-cell>
              <table:table-cell office:value-type="float" office:value="6.96578428466209">
                <text:p>6.96578428466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.97727992349992">
                <text:p>6.97727992349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8110236220472">
                <text:p>6.18110236220472</text:p>
              </table:table-cell>
              <table:table-cell office:value-type="float" office:value="6.98868468677217">
                <text:p>6.98868468677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1953125">
                <text:p>6.1953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093023255814">
                <text:p>6.2093023255814</text:p>
              </table:table-cell>
              <table:table-cell office:value-type="float" office:value="7.01122725542325">
                <text:p>7.01122725542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1538461538462">
                <text:p>6.21538461538462</text:p>
              </table:table-cell>
              <table:table-cell office:value-type="float" office:value="7.02236781302845">
                <text:p>7.022367813028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00763358779">
                <text:p>6.22900763358779</text:p>
              </table:table-cell>
              <table:table-cell office:value-type="float" office:value="7.03342300153745">
                <text:p>7.03342300153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3484848484848">
                <text:p>6.23484848484848</text:p>
              </table:table-cell>
              <table:table-cell office:value-type="float" office:value="7.04439411935845">
                <text:p>7.0443941193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812030075188">
                <text:p>6.24812030075188</text:p>
              </table:table-cell>
              <table:table-cell office:value-type="float" office:value="7.05528243550119">
                <text:p>7.05528243550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6119402985075">
                <text:p>6.26119402985075</text:p>
              </table:table-cell>
              <table:table-cell office:value-type="float" office:value="7.06608919045777">
                <text:p>7.06608919045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7407407407407">
                <text:p>6.27407407407407</text:p>
              </table:table-cell>
              <table:table-cell office:value-type="float" office:value="7.07681559705083">
                <text:p>7.076815597050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8676470588235">
                <text:p>6.28676470588235</text:p>
              </table:table-cell>
              <table:table-cell office:value-type="float" office:value="7.08746284125034">
                <text:p>7.08746284125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9197080291971">
                <text:p>6.29197080291971</text:p>
              </table:table-cell>
              <table:table-cell office:value-type="float" office:value="7.09803208296053">
                <text:p>7.09803208296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0434782608696">
                <text:p>6.30434782608696</text:p>
              </table:table-cell>
              <table:table-cell office:value-type="float" office:value="7.10852445677817">
                <text:p>7.10852445677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1654676258993">
                <text:p>6.31654676258993</text:p>
              </table:table-cell>
              <table:table-cell office:value-type="float" office:value="7.11894107272351">
                <text:p>7.118941072723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2857142857143">
                <text:p>6.32857142857143</text:p>
              </table:table-cell>
              <table:table-cell office:value-type="float" office:value="7.12928301694497">
                <text:p>7.12928301694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4042553191489">
                <text:p>6.34042553191489</text:p>
              </table:table-cell>
              <table:table-cell office:value-type="float" office:value="7.13955135239879">
                <text:p>7.13955135239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4507042253521">
                <text:p>6.34507042253521</text:p>
              </table:table-cell>
              <table:table-cell office:value-type="float" office:value="7.14974711950468">
                <text:p>7.1497471195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5664335664336">
                <text:p>6.35664335664336</text:p>
              </table:table-cell>
              <table:table-cell office:value-type="float" office:value="7.15987133677839">
                <text:p>7.15987133677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6805555555556">
                <text:p>6.36805555555556</text:p>
              </table:table-cell>
              <table:table-cell office:value-type="float" office:value="7.16992500144231">
                <text:p>7.169925001442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7931034482759">
                <text:p>6.37931034482759</text:p>
              </table:table-cell>
              <table:table-cell office:value-type="float" office:value="7.17990909001493">
                <text:p>7.17990909001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39041095890411">
                <text:p>6.39041095890411</text:p>
              </table:table-cell>
              <table:table-cell office:value-type="float" office:value="7.18982455888002">
                <text:p>7.18982455888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0136054421769">
                <text:p>6.40136054421769</text:p>
              </table:table-cell>
              <table:table-cell office:value-type="float" office:value="7.19967234483636">
                <text:p>7.1996723448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1216216216216">
                <text:p>6.41216216216216</text:p>
              </table:table-cell>
              <table:table-cell office:value-type="float" office:value="7.20945336562895">
                <text:p>7.20945336562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281879194631">
                <text:p>6.42281879194631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3333333333333">
                <text:p>6.43333333333333</text:p>
              </table:table-cell>
              <table:table-cell office:value-type="float" office:value="7.22881869049588">
                <text:p>7.22881869049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5033112582781">
                <text:p>6.45033112582781</text:p>
              </table:table-cell>
              <table:table-cell office:value-type="float" office:value="7.23840473932508">
                <text:p>7.23840473932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6052631578947">
                <text:p>6.46052631578947</text:p>
              </table:table-cell>
              <table:table-cell office:value-type="float" office:value="7.24792751344359">
                <text:p>7.24792751344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640522875817">
                <text:p>6.4640522875817</text:p>
              </table:table-cell>
              <table:table-cell office:value-type="float" office:value="7.25738784269265">
                <text:p>7.25738784269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7402597402597">
                <text:p>6.47402597402597</text:p>
              </table:table-cell>
              <table:table-cell office:value-type="float" office:value="7.2667865406949">
                <text:p>7.2667865406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48387096774194">
                <text:p>6.48387096774194</text:p>
              </table:table-cell>
              <table:table-cell office:value-type="float" office:value="7.27612440527424">
                <text:p>7.27612440527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0955414012739">
                <text:p>6.50955414012739</text:p>
              </table:table-cell>
              <table:table-cell office:value-type="float" office:value="7.29462074889163">
                <text:p>7.294620748891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1898734177215">
                <text:p>6.51898734177215</text:p>
              </table:table-cell>
              <table:table-cell office:value-type="float" office:value="7.3037807481771">
                <text:p>7.3037807481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2830188679245">
                <text:p>6.52830188679245</text:p>
              </table:table-cell>
              <table:table-cell office:value-type="float" office:value="7.31288295528436">
                <text:p>7.3128829552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375">
                <text:p>6.5375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4658385093168">
                <text:p>6.54658385093168</text:p>
              </table:table-cell>
              <table:table-cell office:value-type="float" office:value="7.33091687811462">
                <text:p>7.33091687811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4938271604938">
                <text:p>6.54938271604938</text:p>
              </table:table-cell>
              <table:table-cell office:value-type="float" office:value="7.33985000288462">
                <text:p>7.33985000288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521472392638">
                <text:p>6.5521472392638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5487804878049">
                <text:p>6.55487804878049</text:p>
              </table:table-cell>
              <table:table-cell office:value-type="float" office:value="7.35755200461809">
                <text:p>7.3575520046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6363636363636">
                <text:p>6.56363636363636</text:p>
              </table:table-cell>
              <table:table-cell office:value-type="float" office:value="7.36632221424582">
                <text:p>7.36632221424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7228915662651">
                <text:p>6.57228915662651</text:p>
              </table:table-cell>
              <table:table-cell office:value-type="float" office:value="7.37503943134693">
                <text:p>7.37503943134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8083832335329">
                <text:p>6.58083832335329</text:p>
              </table:table-cell>
              <table:table-cell office:value-type="float" office:value="7.38370429247405">
                <text:p>7.38370429247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8579881656805">
                <text:p>6.58579881656805</text:p>
              </table:table-cell>
              <table:table-cell office:value-type="float" office:value="7.40087943628218">
                <text:p>7.40087943628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59411764705882">
                <text:p>6.59411764705882</text:p>
              </table:table-cell>
              <table:table-cell office:value-type="float" office:value="7.4093909361377">
                <text:p>7.4093909361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0233918128655">
                <text:p>6.60233918128655</text:p>
              </table:table-cell>
              <table:table-cell office:value-type="float" office:value="7.4178525148859">
                <text:p>7.4178525148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1046511627907">
                <text:p>6.61046511627907</text:p>
              </table:table-cell>
              <table:table-cell office:value-type="float" office:value="7.4262647547021">
                <text:p>7.426264754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1849710982659">
                <text:p>6.61849710982659</text:p>
              </table:table-cell>
              <table:table-cell office:value-type="float" office:value="7.43462822763673">
                <text:p>7.43462822763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264367816092">
                <text:p>6.6264367816092</text:p>
              </table:table-cell>
              <table:table-cell office:value-type="float" office:value="7.44294349584873">
                <text:p>7.44294349584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2857142857143">
                <text:p>6.62857142857143</text:p>
              </table:table-cell>
              <table:table-cell office:value-type="float" office:value="7.45121111183233">
                <text:p>7.45121111183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3068181818182">
                <text:p>6.63068181818182</text:p>
              </table:table-cell>
              <table:table-cell office:value-type="float" office:value="7.4594316186373">
                <text:p>7.4594316186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3841807909605">
                <text:p>6.63841807909605</text:p>
              </table:table-cell>
              <table:table-cell office:value-type="float" office:value="7.467605550083">
                <text:p>7.467605550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4606741573034">
                <text:p>6.64606741573034</text:p>
              </table:table-cell>
              <table:table-cell office:value-type="float" office:value="7.4757334309664">
                <text:p>7.4757334309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5921787709497">
                <text:p>6.65921787709497</text:p>
              </table:table-cell>
              <table:table-cell office:value-type="float" office:value="7.48381577726426">
                <text:p>7.48381577726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7222222222222">
                <text:p>6.67222222222222</text:p>
              </table:table-cell>
              <table:table-cell office:value-type="float" office:value="7.49185309632968">
                <text:p>7.491853096329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7955801104972">
                <text:p>6.67955801104972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8681318681319">
                <text:p>6.68681318681319</text:p>
              </table:table-cell>
              <table:table-cell office:value-type="float" office:value="7.5077946401987">
                <text:p>7.5077946401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69398907103825">
                <text:p>6.69398907103825</text:p>
              </table:table-cell>
              <table:table-cell office:value-type="float" office:value="7.51569983828404">
                <text:p>7.515699838284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0108695652174">
                <text:p>6.70108695652174</text:p>
              </table:table-cell>
              <table:table-cell office:value-type="float" office:value="7.52356195605701">
                <text:p>7.52356195605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0810810810811">
                <text:p>6.70810810810811</text:p>
              </table:table-cell>
              <table:table-cell office:value-type="float" office:value="7.53138146051631">
                <text:p>7.53138146051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1505376344086">
                <text:p>6.71505376344086</text:p>
              </table:table-cell>
              <table:table-cell office:value-type="float" office:value="7.53915881110803">
                <text:p>7.53915881110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2192513368984">
                <text:p>6.72192513368984</text:p>
              </table:table-cell>
              <table:table-cell office:value-type="float" office:value="7.54689445988764">
                <text:p>7.54689445988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2872340425532">
                <text:p>6.72872340425532</text:p>
              </table:table-cell>
              <table:table-cell office:value-type="float" office:value="7.55458885167764">
                <text:p>7.55458885167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3544973544974">
                <text:p>6.73544973544974</text:p>
              </table:table-cell>
              <table:table-cell office:value-type="float" office:value="7.56224242422107">
                <text:p>7.56224242422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4736842105263">
                <text:p>6.74736842105263</text:p>
              </table:table-cell>
              <table:table-cell office:value-type="float" office:value="7.56985560833095">
                <text:p>7.56985560833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5392670157068">
                <text:p>6.75392670157068</text:p>
              </table:table-cell>
              <table:table-cell office:value-type="float" office:value="7.57742882803575">
                <text:p>7.57742882803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6041666666667">
                <text:p>6.76041666666667</text:p>
              </table:table-cell>
              <table:table-cell office:value-type="float" office:value="7.58496250072116">
                <text:p>7.58496250072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6683937823834">
                <text:p>6.76683937823834</text:p>
              </table:table-cell>
              <table:table-cell office:value-type="float" office:value="7.59245703726808">
                <text:p>7.59245703726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7319587628866">
                <text:p>6.77319587628866</text:p>
              </table:table-cell>
              <table:table-cell office:value-type="float" office:value="7.59991284218713">
                <text:p>7.59991284218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7948717948718">
                <text:p>6.77948717948718</text:p>
              </table:table-cell>
              <table:table-cell office:value-type="float" office:value="7.60733031374961">
                <text:p>7.60733031374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8571428571429">
                <text:p>6.78571428571429</text:p>
              </table:table-cell>
              <table:table-cell office:value-type="float" office:value="7.61470984411521">
                <text:p>7.61470984411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79187817258883">
                <text:p>6.79187817258883</text:p>
              </table:table-cell>
              <table:table-cell office:value-type="float" office:value="7.62205181945638">
                <text:p>7.62205181945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030303030303">
                <text:p>6.8030303030303</text:p>
              </table:table-cell>
              <table:table-cell office:value-type="float" office:value="7.62935662007961">
                <text:p>7.62935662007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0904522613065">
                <text:p>6.80904522613065</text:p>
              </table:table-cell>
              <table:table-cell office:value-type="float" office:value="7.63662462054365">
                <text:p>7.63662462054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2">
                <text:p>6.82</text:p>
              </table:table-cell>
              <table:table-cell office:value-type="float" office:value="7.64385618977472">
                <text:p>7.64385618977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3084577114428">
                <text:p>6.83084577114428</text:p>
              </table:table-cell>
              <table:table-cell office:value-type="float" office:value="7.65105169117893">
                <text:p>7.651051691178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3663366336634">
                <text:p>6.83663366336634</text:p>
              </table:table-cell>
              <table:table-cell office:value-type="float" office:value="7.6582114827518">
                <text:p>7.6582114827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4729064039409">
                <text:p>6.84729064039409</text:p>
              </table:table-cell>
              <table:table-cell office:value-type="float" office:value="7.66533591718518">
                <text:p>7.66533591718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578431372549">
                <text:p>6.8578431372549</text:p>
              </table:table-cell>
              <table:table-cell office:value-type="float" office:value="7.6724253419715">
                <text:p>7.6724253419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6341463414634">
                <text:p>6.86341463414634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7378640776699">
                <text:p>6.87378640776699</text:p>
              </table:table-cell>
              <table:table-cell office:value-type="float" office:value="7.68650052718322">
                <text:p>7.68650052718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792270531401">
                <text:p>6.8792270531401</text:p>
              </table:table-cell>
              <table:table-cell office:value-type="float" office:value="7.69348695749933">
                <text:p>7.69348695749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8461538461539">
                <text:p>6.88461538461539</text:p>
              </table:table-cell>
              <table:table-cell office:value-type="float" office:value="7.70043971814109">
                <text:p>7.70043971814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88995215311005">
                <text:p>6.88995215311005</text:p>
              </table:table-cell>
              <table:table-cell office:value-type="float" office:value="7.70735913208088">
                <text:p>7.707359132080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7.71424551766612">
                <text:p>7.71424551766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0047393364929">
                <text:p>6.90047393364929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1037735849057">
                <text:p>6.91037735849057</text:p>
              </table:table-cell>
              <table:table-cell office:value-type="float" office:value="7.7279204545632">
                <text:p>7.7279204545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2018779342723">
                <text:p>6.92018779342723</text:p>
              </table:table-cell>
              <table:table-cell office:value-type="float" office:value="7.73470962022584">
                <text:p>7.73470962022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2523364485981">
                <text:p>6.92523364485981</text:p>
              </table:table-cell>
              <table:table-cell office:value-type="float" office:value="7.74146698640115">
                <text:p>7.7414669864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3488372093023">
                <text:p>6.93488372093023</text:p>
              </table:table-cell>
              <table:table-cell office:value-type="float" office:value="7.74819284958946">
                <text:p>7.748192849589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7.75488750216347">
                <text:p>7.75488750216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4930875576037">
                <text:p>6.94930875576037</text:p>
              </table:table-cell>
              <table:table-cell office:value-type="float" office:value="7.76155123244448">
                <text:p>7.761551232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5871559633028">
                <text:p>6.95871559633028</text:p>
              </table:table-cell>
              <table:table-cell office:value-type="float" office:value="7.76818432477693">
                <text:p>7.76818432477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634703196347">
                <text:p>6.9634703196347</text:p>
              </table:table-cell>
              <table:table-cell office:value-type="float" office:value="7.77478705960117">
                <text:p>7.7747870596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7272727272727">
                <text:p>6.97272727272727</text:p>
              </table:table-cell>
              <table:table-cell office:value-type="float" office:value="7.78135971352466">
                <text:p>7.78135971352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7737556561086">
                <text:p>6.97737556561086</text:p>
              </table:table-cell>
              <table:table-cell office:value-type="float" office:value="7.78790255939143">
                <text:p>7.7879025593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8198198198198">
                <text:p>6.98198198198198</text:p>
              </table:table-cell>
              <table:table-cell office:value-type="float" office:value="7.79441586635011">
                <text:p>7.79441586635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8206278026906">
                <text:p>6.98206278026906</text:p>
              </table:table-cell>
              <table:table-cell office:value-type="float" office:value="7.80089989992031">
                <text:p>7.80089989992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8660714285714">
                <text:p>6.98660714285714</text:p>
              </table:table-cell>
              <table:table-cell office:value-type="float" office:value="7.8073549220576">
                <text:p>7.8073549220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.99111111111111">
                <text:p>6.99111111111111</text:p>
              </table:table-cell>
              <table:table-cell office:value-type="float" office:value="7.81378119121704">
                <text:p>7.81378119121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0442477876106">
                <text:p>7.00442477876106</text:p>
              </table:table-cell>
              <table:table-cell office:value-type="float" office:value="7.82017896241519">
                <text:p>7.82017896241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0881057268722">
                <text:p>7.00881057268722</text:p>
              </table:table-cell>
              <table:table-cell office:value-type="float" office:value="7.82654848729092">
                <text:p>7.82654848729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1754385964912">
                <text:p>7.01754385964912</text:p>
              </table:table-cell>
              <table:table-cell office:value-type="float" office:value="7.83289001416474">
                <text:p>7.83289001416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2183406113537">
                <text:p>7.02183406113537</text:p>
              </table:table-cell>
              <table:table-cell office:value-type="float" office:value="7.83920378809694">
                <text:p>7.83920378809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2608695652174">
                <text:p>7.02608695652174</text:p>
              </table:table-cell>
              <table:table-cell office:value-type="float" office:value="7.84549005094438">
                <text:p>7.84549005094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3030303030303">
                <text:p>7.03030303030303</text:p>
              </table:table-cell>
              <table:table-cell office:value-type="float" office:value="7.85174904141606">
                <text:p>7.8517490414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3448275862069">
                <text:p>7.03448275862069</text:p>
              </table:table-cell>
              <table:table-cell office:value-type="float" office:value="7.85798099512757">
                <text:p>7.85798099512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3862660944206">
                <text:p>7.03862660944206</text:p>
              </table:table-cell>
              <table:table-cell office:value-type="float" office:value="7.86418614465428">
                <text:p>7.86418614465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4273504273504">
                <text:p>7.04273504273504</text:p>
              </table:table-cell>
              <table:table-cell office:value-type="float" office:value="7.87036471958341">
                <text:p>7.87036471958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5106382978723">
                <text:p>7.05106382978723</text:p>
              </table:table-cell>
              <table:table-cell office:value-type="float" office:value="7.876516946565">
                <text:p>7.876516946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5932203389831">
                <text:p>7.05932203389831</text:p>
              </table:table-cell>
              <table:table-cell office:value-type="float" office:value="7.88264304936184">
                <text:p>7.88264304936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6751054852321">
                <text:p>7.06751054852321</text:p>
              </table:table-cell>
              <table:table-cell office:value-type="float" office:value="7.88874324889826">
                <text:p>7.88874324889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7531380753138">
                <text:p>7.07531380753138</text:p>
              </table:table-cell>
              <table:table-cell office:value-type="float" office:value="7.90086680798075">
                <text:p>7.90086680798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75">
                <text:p>7.075</text:p>
              </table:table-cell>
              <table:table-cell office:value-type="float" office:value="7.90689059560852">
                <text:p>7.90689059560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8298755186722">
                <text:p>7.08298755186722</text:p>
              </table:table-cell>
              <table:table-cell office:value-type="float" office:value="7.91288933622996">
                <text:p>7.91288933622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9090909090909">
                <text:p>7.09090909090909</text:p>
              </table:table-cell>
              <table:table-cell office:value-type="float" office:value="7.9188632372746">
                <text:p>7.9188632372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9053497942387">
                <text:p>7.09053497942387</text:p>
              </table:table-cell>
              <table:table-cell office:value-type="float" office:value="7.92481250360578">
                <text:p>7.92481250360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0983606557377">
                <text:p>7.0983606557377</text:p>
              </table:table-cell>
              <table:table-cell office:value-type="float" office:value="7.93073733756289">
                <text:p>7.9307373375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0612244897959">
                <text:p>7.10612244897959</text:p>
              </table:table-cell>
              <table:table-cell office:value-type="float" office:value="7.93663793900257">
                <text:p>7.936637939002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1382113821138">
                <text:p>7.11382113821138</text:p>
              </table:table-cell>
              <table:table-cell office:value-type="float" office:value="7.94251450533924">
                <text:p>7.94251450533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1740890688259">
                <text:p>7.11740890688259</text:p>
              </table:table-cell>
              <table:table-cell office:value-type="float" office:value="7.94836723158468">
                <text:p>7.94836723158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25">
                <text:p>7.125</text:p>
              </table:table-cell>
              <table:table-cell office:value-type="float" office:value="7.95419631038688">
                <text:p>7.95419631038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285140562249">
                <text:p>7.1285140562249</text:p>
              </table:table-cell>
              <table:table-cell office:value-type="float" office:value="7.96000193206808">
                <text:p>7.96000193206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36">
                <text:p>7.136</text:p>
              </table:table-cell>
              <table:table-cell office:value-type="float" office:value="7.96578428466209">
                <text:p>7.965784284662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4342629482072">
                <text:p>7.14342629482072</text:p>
              </table:table-cell>
              <table:table-cell office:value-type="float" office:value="7.97154355395077">
                <text:p>7.971543553950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468253968254">
                <text:p>7.1468253968254</text:p>
              </table:table-cell>
              <table:table-cell office:value-type="float" office:value="7.97727992349992">
                <text:p>7.977279923499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501976284585">
                <text:p>7.1501976284585</text:p>
              </table:table-cell>
              <table:table-cell office:value-type="float" office:value="7.98299357469431">
                <text:p>7.982993574694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5354330708661">
                <text:p>7.15354330708661</text:p>
              </table:table-cell>
              <table:table-cell office:value-type="float" office:value="7.98868468677217">
                <text:p>7.9886846867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5686274509804">
                <text:p>7.15686274509804</text:p>
              </table:table-cell>
              <table:table-cell office:value-type="float" office:value="7.99435343685886">
                <text:p>7.994353436858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640625">
                <text:p>7.1640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6731517509728">
                <text:p>7.16731517509728</text:p>
              </table:table-cell>
              <table:table-cell office:value-type="float" office:value="8.00562454919388">
                <text:p>8.00562454919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7441860465116">
                <text:p>7.17441860465116</text:p>
              </table:table-cell>
              <table:table-cell office:value-type="float" office:value="8.01122725542325">
                <text:p>8.01122725542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7760617760618">
                <text:p>7.17760617760618</text:p>
              </table:table-cell>
              <table:table-cell office:value-type="float" office:value="8.01680828768655">
                <text:p>8.01680828768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8076923076923">
                <text:p>7.18076923076923</text:p>
              </table:table-cell>
              <table:table-cell office:value-type="float" office:value="8.02236781302845">
                <text:p>8.022367813028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8773946360153">
                <text:p>7.18773946360153</text:p>
              </table:table-cell>
              <table:table-cell office:value-type="float" office:value="8.02790599656989">
                <text:p>8.02790599656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19465648854962">
                <text:p>7.19465648854962</text:p>
              </table:table-cell>
              <table:table-cell office:value-type="float" office:value="8.03342300153745">
                <text:p>8.03342300153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0152091254753">
                <text:p>7.20152091254753</text:p>
              </table:table-cell>
              <table:table-cell office:value-type="float" office:value="8.0389189892923">
                <text:p>8.0389189892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8.04439411935845">
                <text:p>8.04439411935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1132075471698">
                <text:p>7.21132075471698</text:p>
              </table:table-cell>
              <table:table-cell office:value-type="float" office:value="8.04984854945056">
                <text:p>8.04984854945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1804511278195">
                <text:p>7.21804511278195</text:p>
              </table:table-cell>
              <table:table-cell office:value-type="float" office:value="8.05528243550119">
                <text:p>8.05528243550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247191011236">
                <text:p>7.2247191011236</text:p>
              </table:table-cell>
              <table:table-cell office:value-type="float" office:value="8.06069593168755">
                <text:p>8.060695931687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2761194029851">
                <text:p>7.22761194029851</text:p>
              </table:table-cell>
              <table:table-cell office:value-type="float" office:value="8.06608919045777">
                <text:p>8.066089190457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3048327137547">
                <text:p>7.23048327137547</text:p>
              </table:table-cell>
              <table:table-cell office:value-type="float" office:value="8.07146236255663">
                <text:p>8.071462362556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3703703703704">
                <text:p>7.23703703703704</text:p>
              </table:table-cell>
              <table:table-cell office:value-type="float" office:value="8.07681559705083">
                <text:p>8.07681559705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3985239852399">
                <text:p>7.23985239852399</text:p>
              </table:table-cell>
              <table:table-cell office:value-type="float" office:value="8.08214904135387">
                <text:p>8.08214904135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4264705882353">
                <text:p>7.24264705882353</text:p>
              </table:table-cell>
              <table:table-cell office:value-type="float" office:value="8.08746284125034">
                <text:p>8.087462841250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4908424908425">
                <text:p>7.24908424908425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5547445255474">
                <text:p>7.25547445255474</text:p>
              </table:table-cell>
              <table:table-cell office:value-type="float" office:value="8.09803208296053">
                <text:p>8.09803208296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6181818181818">
                <text:p>7.26181818181818</text:p>
              </table:table-cell>
              <table:table-cell office:value-type="float" office:value="8.10328780841202">
                <text:p>8.103287808412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6811594202899">
                <text:p>7.26811594202899</text:p>
              </table:table-cell>
              <table:table-cell office:value-type="float" office:value="8.10852445677817">
                <text:p>8.108524456778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7436823104693">
                <text:p>7.27436823104693</text:p>
              </table:table-cell>
              <table:table-cell office:value-type="float" office:value="8.11374216604919">
                <text:p>8.113742166049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7697841726619">
                <text:p>7.27697841726619</text:p>
              </table:table-cell>
              <table:table-cell office:value-type="float" office:value="8.11894107272351">
                <text:p>8.11894107272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831541218638">
                <text:p>7.2831541218638</text:p>
              </table:table-cell>
              <table:table-cell office:value-type="float" office:value="8.12412131182919">
                <text:p>8.12412131182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8928571428571">
                <text:p>7.28928571428571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9181494661922">
                <text:p>7.29181494661922</text:p>
              </table:table-cell>
              <table:table-cell office:value-type="float" office:value="8.13442632022093">
                <text:p>8.134426320220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29787234042553">
                <text:p>7.29787234042553</text:p>
              </table:table-cell>
              <table:table-cell office:value-type="float" office:value="8.13955135239879">
                <text:p>8.13955135239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0388692579505">
                <text:p>7.30388692579505</text:p>
              </table:table-cell>
              <table:table-cell office:value-type="float" office:value="8.14465824283188">
                <text:p>8.14465824283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1338028169014">
                <text:p>7.31338028169014</text:p>
              </table:table-cell>
              <table:table-cell office:value-type="float" office:value="8.14974711950468">
                <text:p>8.14974711950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1929824561404">
                <text:p>7.31929824561404</text:p>
              </table:table-cell>
              <table:table-cell office:value-type="float" office:value="8.15481810905211">
                <text:p>8.15481810905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2517482517483">
                <text:p>7.32517482517483</text:p>
              </table:table-cell>
              <table:table-cell office:value-type="float" office:value="8.15987133677839">
                <text:p>8.15987133677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3101045296167">
                <text:p>7.33101045296167</text:p>
              </table:table-cell>
              <table:table-cell office:value-type="float" office:value="8.16490692667569">
                <text:p>8.164906926675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3680555555556">
                <text:p>7.33680555555556</text:p>
              </table:table-cell>
              <table:table-cell office:value-type="float" office:value="8.16992500144231">
                <text:p>8.16992500144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4602076124568">
                <text:p>7.34602076124568</text:p>
              </table:table-cell>
              <table:table-cell office:value-type="float" office:value="8.17492568250068">
                <text:p>8.174925682500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5172413793103">
                <text:p>7.35172413793103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573883161512">
                <text:p>7.3573883161512</text:p>
              </table:table-cell>
              <table:table-cell office:value-type="float" office:value="8.18487534290829">
                <text:p>8.18487534290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6301369863014">
                <text:p>7.36301369863014</text:p>
              </table:table-cell>
              <table:table-cell office:value-type="float" office:value="8.18982455888002">
                <text:p>8.18982455888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6860068259386">
                <text:p>7.36860068259386</text:p>
              </table:table-cell>
              <table:table-cell office:value-type="float" office:value="8.19475685442225">
                <text:p>8.19475685442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7755102040816">
                <text:p>7.37755102040816</text:p>
              </table:table-cell>
              <table:table-cell office:value-type="float" office:value="8.19967234483636">
                <text:p>8.19967234483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8305084745763">
                <text:p>7.38305084745763</text:p>
              </table:table-cell>
              <table:table-cell office:value-type="float" office:value="8.2045711442492">
                <text:p>8.2045711442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8851351351351">
                <text:p>7.38851351351351</text:p>
              </table:table-cell>
              <table:table-cell office:value-type="float" office:value="8.20945336562895">
                <text:p>8.209453365628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9393939393939">
                <text:p>7.39393939393939</text:p>
              </table:table-cell>
              <table:table-cell office:value-type="float" office:value="8.21431912080077">
                <text:p>8.21431912080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3993288590604">
                <text:p>7.3993288590604</text:p>
              </table:table-cell>
              <table:table-cell office:value-type="float" office:value="8.21916852046216">
                <text:p>8.21916852046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0468227424749">
                <text:p>7.40468227424749</text:p>
              </table:table-cell>
              <table:table-cell office:value-type="float" office:value="8.22400167419811">
                <text:p>8.22400167419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1">
                <text:p>7.41</text:p>
              </table:table-cell>
              <table:table-cell office:value-type="float" office:value="8.22881869049588">
                <text:p>8.228818690495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1528239202658">
                <text:p>7.41528239202658</text:p>
              </table:table-cell>
              <table:table-cell office:value-type="float" office:value="8.2336196767597">
                <text:p>8.233619676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205298013245">
                <text:p>7.4205298013245</text:p>
              </table:table-cell>
              <table:table-cell office:value-type="float" office:value="8.23840473932508">
                <text:p>8.23840473932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2574257425743">
                <text:p>7.42574257425743</text:p>
              </table:table-cell>
              <table:table-cell office:value-type="float" office:value="8.24317398347295">
                <text:p>8.24317398347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3421052631579">
                <text:p>7.43421052631579</text:p>
              </table:table-cell>
              <table:table-cell office:value-type="float" office:value="8.24792751344359">
                <text:p>8.24792751344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3934426229508">
                <text:p>7.43934426229508</text:p>
              </table:table-cell>
              <table:table-cell office:value-type="float" office:value="8.25266543245025">
                <text:p>8.2526654324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4444444444444">
                <text:p>7.44444444444444</text:p>
              </table:table-cell>
              <table:table-cell office:value-type="float" office:value="8.25738784269265">
                <text:p>8.257387842692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4951140065147">
                <text:p>7.44951140065147</text:p>
              </table:table-cell>
              <table:table-cell office:value-type="float" office:value="8.26209484537018">
                <text:p>8.26209484537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5454545454545">
                <text:p>7.45454545454545</text:p>
              </table:table-cell>
              <table:table-cell office:value-type="float" office:value="8.2667865406949">
                <text:p>8.2667865406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5954692556634">
                <text:p>7.45954692556634</text:p>
              </table:table-cell>
              <table:table-cell office:value-type="float" office:value="8.27146302790437">
                <text:p>8.27146302790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451612903226">
                <text:p>7.46451612903226</text:p>
              </table:table-cell>
              <table:table-cell office:value-type="float" office:value="8.27612440527424">
                <text:p>8.276124405274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6945337620579">
                <text:p>7.46945337620579</text:p>
              </table:table-cell>
              <table:table-cell office:value-type="float" office:value="8.2807707701306">
                <text:p>8.2807707701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7115384615385">
                <text:p>7.47115384615385</text:p>
              </table:table-cell>
              <table:table-cell office:value-type="float" office:value="8.28540221886225">
                <text:p>8.285402218862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7923322683706">
                <text:p>7.47923322683706</text:p>
              </table:table-cell>
              <table:table-cell office:value-type="float" office:value="8.29001884693262">
                <text:p>8.29001884693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8407643312102">
                <text:p>7.48407643312102</text:p>
              </table:table-cell>
              <table:table-cell office:value-type="float" office:value="8.29462074889163">
                <text:p>8.29462074889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49206349206349">
                <text:p>7.49206349206349</text:p>
              </table:table-cell>
              <table:table-cell office:value-type="float" office:value="8.29920801838728">
                <text:p>8.29920801838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3037807481771">
                <text:p>8.3037807481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0473186119874">
                <text:p>7.50473186119874</text:p>
              </table:table-cell>
              <table:table-cell office:value-type="float" office:value="8.30833903013941">
                <text:p>8.308339030139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0943396226415">
                <text:p>7.50943396226415</text:p>
              </table:table-cell>
              <table:table-cell office:value-type="float" office:value="8.31288295528436">
                <text:p>8.31288295528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141065830721">
                <text:p>7.5141065830721</text:p>
              </table:table-cell>
              <table:table-cell office:value-type="float" office:value="8.31741261376487">
                <text:p>8.317412613764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1875">
                <text:p>7.51875</text:p>
              </table:table-cell>
              <table:table-cell office:value-type="float" office:value="8.32192809488736">
                <text:p>8.32192809488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202492211838">
                <text:p>7.5202492211838</text:p>
              </table:table-cell>
              <table:table-cell office:value-type="float" office:value="8.3264294871223">
                <text:p>8.3264294871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2795031055901">
                <text:p>7.52795031055901</text:p>
              </table:table-cell>
              <table:table-cell office:value-type="float" office:value="8.33091687811462">
                <text:p>8.33091687811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3250773993808">
                <text:p>7.53250773993808</text:p>
              </table:table-cell>
              <table:table-cell office:value-type="float" office:value="8.33539035469392">
                <text:p>8.335390354693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3703703703704">
                <text:p>7.53703703703704</text:p>
              </table:table-cell>
              <table:table-cell office:value-type="float" office:value="8.33985000288462">
                <text:p>8.33985000288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4153846153846">
                <text:p>7.54153846153846</text:p>
              </table:table-cell>
              <table:table-cell office:value-type="float" office:value="8.34429590791582">
                <text:p>8.34429590791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4601226993865">
                <text:p>7.54601226993865</text:p>
              </table:table-cell>
              <table:table-cell office:value-type="float" office:value="8.34872815423108">
                <text:p>8.34872815423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5045871559633">
                <text:p>7.55045871559633</text:p>
              </table:table-cell>
              <table:table-cell office:value-type="float" office:value="8.35314682549808">
                <text:p>8.353146825498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5487804878049">
                <text:p>7.55487804878049</text:p>
              </table:table-cell>
              <table:table-cell office:value-type="float" office:value="8.35755200461808">
                <text:p>8.357552004618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5927051671733">
                <text:p>7.55927051671733</text:p>
              </table:table-cell>
              <table:table-cell office:value-type="float" office:value="8.36194377373524">
                <text:p>8.36194377373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6666666666667">
                <text:p>7.56666666666667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6797583081571">
                <text:p>7.56797583081571</text:p>
              </table:table-cell>
              <table:table-cell office:value-type="float" office:value="8.37068740680722">
                <text:p>8.370687406807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7530120481928">
                <text:p>7.57530120481928</text:p>
              </table:table-cell>
              <table:table-cell office:value-type="float" office:value="8.37503943134692">
                <text:p>8.375039431346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7657657657658">
                <text:p>7.57657657657658</text:p>
              </table:table-cell>
              <table:table-cell office:value-type="float" office:value="8.37937836707126">
                <text:p>8.37937836707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8383233532934">
                <text:p>7.58383233532934</text:p>
              </table:table-cell>
              <table:table-cell office:value-type="float" office:value="8.38370429247405">
                <text:p>8.383704292474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8507462686567">
                <text:p>7.58507462686567</text:p>
              </table:table-cell>
              <table:table-cell office:value-type="float" office:value="8.38801728534514">
                <text:p>8.38801728534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8928571428571">
                <text:p>7.58928571428571</text:p>
              </table:table-cell>
              <table:table-cell office:value-type="float" office:value="8.39231742277876">
                <text:p>8.39231742277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59347181008902">
                <text:p>7.59347181008902</text:p>
              </table:table-cell>
              <table:table-cell office:value-type="float" office:value="8.39660478118186">
                <text:p>8.39660478118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059171597633">
                <text:p>7.60059171597633</text:p>
              </table:table-cell>
              <table:table-cell office:value-type="float" office:value="8.40087943628219">
                <text:p>8.40087943628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176991150443">
                <text:p>7.60176991150443</text:p>
              </table:table-cell>
              <table:table-cell office:value-type="float" office:value="8.40514146313634">
                <text:p>8.40514146313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294117647059">
                <text:p>7.60294117647059</text:p>
              </table:table-cell>
              <table:table-cell office:value-type="float" office:value="8.4093909361377">
                <text:p>8.4093909361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703812316716">
                <text:p>7.60703812316716</text:p>
              </table:table-cell>
              <table:table-cell office:value-type="float" office:value="8.41362792902417">
                <text:p>8.413627929024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0818713450292">
                <text:p>7.60818713450292</text:p>
              </table:table-cell>
              <table:table-cell office:value-type="float" office:value="8.4178525148859">
                <text:p>8.4178525148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1224489795918">
                <text:p>7.61224489795918</text:p>
              </table:table-cell>
              <table:table-cell office:value-type="float" office:value="8.42206476617281">
                <text:p>8.42206476617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1627906976744">
                <text:p>7.61627906976744</text:p>
              </table:table-cell>
              <table:table-cell office:value-type="float" office:value="8.4262647547021">
                <text:p>8.4262647547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231884057971">
                <text:p>7.6231884057971</text:p>
              </table:table-cell>
              <table:table-cell office:value-type="float" office:value="8.43045255166553">
                <text:p>8.43045255166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271676300578">
                <text:p>7.6271676300578</text:p>
              </table:table-cell>
              <table:table-cell office:value-type="float" office:value="8.43462822763673">
                <text:p>8.43462822763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112391930836">
                <text:p>7.63112391930836</text:p>
              </table:table-cell>
              <table:table-cell office:value-type="float" office:value="8.43879185257826">
                <text:p>8.43879185257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218390804598">
                <text:p>7.63218390804598</text:p>
              </table:table-cell>
              <table:table-cell office:value-type="float" office:value="8.44294349584873">
                <text:p>8.44294349584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3610315186246">
                <text:p>7.63610315186246</text:p>
              </table:table-cell>
              <table:table-cell office:value-type="float" office:value="8.44708322620965">
                <text:p>8.447083226209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4">
                <text:p>7.64</text:p>
              </table:table-cell>
              <table:table-cell office:value-type="float" office:value="8.45121111183233">
                <text:p>8.451211111832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4102564102564">
                <text:p>7.64102564102564</text:p>
              </table:table-cell>
              <table:table-cell office:value-type="float" office:value="8.45532722030456">
                <text:p>8.45532722030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4488636363636">
                <text:p>7.64488636363636</text:p>
              </table:table-cell>
              <table:table-cell office:value-type="float" office:value="8.4594316186373">
                <text:p>8.45943161863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5155807365439">
                <text:p>7.65155807365439</text:p>
              </table:table-cell>
              <table:table-cell office:value-type="float" office:value="8.46352437327118">
                <text:p>8.463524373271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5536723163842">
                <text:p>7.65536723163842</text:p>
              </table:table-cell>
              <table:table-cell office:value-type="float" office:value="8.467605550083">
                <text:p>8.467605550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5915492957747">
                <text:p>7.65915492957747</text:p>
              </table:table-cell>
              <table:table-cell office:value-type="float" office:value="8.47167521439205">
                <text:p>8.47167521439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6292134831461">
                <text:p>7.66292134831461</text:p>
              </table:table-cell>
              <table:table-cell office:value-type="float" office:value="8.4757334309664">
                <text:p>8.4757334309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4797802640291">
                <text:p>8.479780264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7039106145251">
                <text:p>7.67039106145251</text:p>
              </table:table-cell>
              <table:table-cell office:value-type="float" office:value="8.48381577726426">
                <text:p>8.483815777264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7130919220056">
                <text:p>7.67130919220056</text:p>
              </table:table-cell>
              <table:table-cell office:value-type="float" office:value="8.48784003382305">
                <text:p>8.48784003382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75">
                <text:p>7.675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814404432133">
                <text:p>7.6814404432133</text:p>
              </table:table-cell>
              <table:table-cell office:value-type="float" office:value="8.49585502688717">
                <text:p>8.495855026887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8232044198895">
                <text:p>7.68232044198895</text:p>
              </table:table-cell>
              <table:table-cell office:value-type="float" office:value="8.49984588708321">
                <text:p>8.499845887083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8870523415978">
                <text:p>7.68870523415978</text:p>
              </table:table-cell>
              <table:table-cell office:value-type="float" office:value="8.50382573799575">
                <text:p>8.503825737995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8.5077946401987">
                <text:p>8.50779464019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958904109589">
                <text:p>7.6958904109589</text:p>
              </table:table-cell>
              <table:table-cell office:value-type="float" office:value="8.51175265376738">
                <text:p>8.51175265376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69945355191257">
                <text:p>7.69945355191257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0572207084469">
                <text:p>7.70572207084469</text:p>
              </table:table-cell>
              <table:table-cell office:value-type="float" office:value="8.51963625284321">
                <text:p>8.51963625284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0923913043478">
                <text:p>7.70923913043478</text:p>
              </table:table-cell>
              <table:table-cell office:value-type="float" office:value="8.52356195605701">
                <text:p>8.523561956057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1273712737127">
                <text:p>7.71273712737127</text:p>
              </table:table-cell>
              <table:table-cell office:value-type="float" office:value="8.5274770060604">
                <text:p>8.52747700606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1621621621622">
                <text:p>7.71621621621622</text:p>
              </table:table-cell>
              <table:table-cell office:value-type="float" office:value="8.53138146051631">
                <text:p>8.531381460516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2237196765499">
                <text:p>7.72237196765499</text:p>
              </table:table-cell>
              <table:table-cell office:value-type="float" office:value="8.5352753766208">
                <text:p>8.53527537662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2849462365591">
                <text:p>7.72849462365591</text:p>
              </table:table-cell>
              <table:table-cell office:value-type="float" office:value="8.53915881110803">
                <text:p>8.53915881110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3190348525469">
                <text:p>7.73190348525469</text:p>
              </table:table-cell>
              <table:table-cell office:value-type="float" office:value="8.54303182025524">
                <text:p>8.54303182025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3529411764706">
                <text:p>7.73529411764706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3866666666667">
                <text:p>7.73866666666667</text:p>
              </table:table-cell>
              <table:table-cell office:value-type="float" office:value="8.55074678538324">
                <text:p>8.55074678538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3936170212766">
                <text:p>7.73936170212766</text:p>
              </table:table-cell>
              <table:table-cell office:value-type="float" office:value="8.55458885167764">
                <text:p>8.55458885167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270557029178">
                <text:p>7.74270557029178</text:p>
              </table:table-cell>
              <table:table-cell office:value-type="float" office:value="8.55842071326867">
                <text:p>8.558420713268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603174603175">
                <text:p>7.74603174603175</text:p>
              </table:table-cell>
              <table:table-cell office:value-type="float" office:value="8.56224242422107">
                <text:p>8.56224242422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67018469657">
                <text:p>7.7467018469657</text:p>
              </table:table-cell>
              <table:table-cell office:value-type="float" office:value="8.56605403817109">
                <text:p>8.56605403817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21052631579">
                <text:p>7.7421052631579</text:p>
              </table:table-cell>
              <table:table-cell office:value-type="float" office:value="8.56985560833095">
                <text:p>8.56985560833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4803149606299">
                <text:p>7.74803149606299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5130890052356">
                <text:p>7.75130890052356</text:p>
              </table:table-cell>
              <table:table-cell office:value-type="float" office:value="8.57742882803575">
                <text:p>8.57742882803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5718015665796">
                <text:p>7.75718015665796</text:p>
              </table:table-cell>
              <table:table-cell office:value-type="float" office:value="8.58120058192496">
                <text:p>8.58120058192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6041666666667">
                <text:p>7.76041666666667</text:p>
              </table:table-cell>
              <table:table-cell office:value-type="float" office:value="8.58496250072116">
                <text:p>8.58496250072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6363636363636">
                <text:p>7.76363636363636</text:p>
              </table:table-cell>
              <table:table-cell office:value-type="float" office:value="8.58871463558227">
                <text:p>8.58871463558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6943005181347">
                <text:p>7.76943005181347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7260981912145">
                <text:p>7.77260981912145</text:p>
              </table:table-cell>
              <table:table-cell office:value-type="float" office:value="8.59618975614441">
                <text:p>8.59618975614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7577319587629">
                <text:p>7.77577319587629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7892030848329">
                <text:p>7.77892030848329</text:p>
              </table:table-cell>
              <table:table-cell office:value-type="float" office:value="8.60362634498619">
                <text:p>8.60362634498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8461538461538">
                <text:p>7.78461538461538</text:p>
              </table:table-cell>
              <table:table-cell office:value-type="float" office:value="8.60733031374961">
                <text:p>8.607330313749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9028132992327">
                <text:p>7.79028132992327</text:p>
              </table:table-cell>
              <table:table-cell office:value-type="float" office:value="8.61102479730735">
                <text:p>8.61102479730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9336734693878">
                <text:p>7.79336734693878</text:p>
              </table:table-cell>
              <table:table-cell office:value-type="float" office:value="8.61470984411521">
                <text:p>8.614709844115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9643765903308">
                <text:p>7.79643765903308</text:p>
              </table:table-cell>
              <table:table-cell office:value-type="float" office:value="8.61838550225861">
                <text:p>8.618385502258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7994923857868">
                <text:p>7.7994923857868</text:p>
              </table:table-cell>
              <table:table-cell office:value-type="float" office:value="8.62205181945638">
                <text:p>8.622051819456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0506329113924">
                <text:p>7.80506329113924</text:p>
              </table:table-cell>
              <table:table-cell office:value-type="float" office:value="8.62570884306447">
                <text:p>8.62570884306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0808080808081">
                <text:p>7.80808080808081</text:p>
              </table:table-cell>
              <table:table-cell office:value-type="float" office:value="8.62935662007961">
                <text:p>8.629356620079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1360201511335">
                <text:p>7.81360201511335</text:p>
              </table:table-cell>
              <table:table-cell office:value-type="float" office:value="8.63299519714296">
                <text:p>8.63299519714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1909547738693">
                <text:p>7.81909547738693</text:p>
              </table:table-cell>
              <table:table-cell office:value-type="float" office:value="8.63662462054365">
                <text:p>8.63662462054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2205513784461">
                <text:p>7.82205513784461</text:p>
              </table:table-cell>
              <table:table-cell office:value-type="float" office:value="8.64024493622235">
                <text:p>8.64024493622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275">
                <text:p>7.8275</text:p>
              </table:table-cell>
              <table:table-cell office:value-type="float" office:value="8.64385618977473">
                <text:p>8.64385618977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3042394014963">
                <text:p>7.83042394014963</text:p>
              </table:table-cell>
              <table:table-cell office:value-type="float" office:value="8.64745842645492">
                <text:p>8.6474584264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3582089552239">
                <text:p>7.83582089552239</text:p>
              </table:table-cell>
              <table:table-cell office:value-type="float" office:value="8.65105169117893">
                <text:p>8.65105169117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3870967741936">
                <text:p>7.83870967741936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4158415841584">
                <text:p>7.84158415841584</text:p>
              </table:table-cell>
              <table:table-cell office:value-type="float" office:value="8.6582114827518">
                <text:p>8.6582114827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4444444444444">
                <text:p>7.84444444444444</text:p>
              </table:table-cell>
              <table:table-cell office:value-type="float" office:value="8.66177809777199">
                <text:p>8.66177809777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4729064039409">
                <text:p>7.84729064039409</text:p>
              </table:table-cell>
              <table:table-cell office:value-type="float" office:value="8.66533591718518">
                <text:p>8.66533591718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5257985257985">
                <text:p>7.85257985257985</text:p>
              </table:table-cell>
              <table:table-cell office:value-type="float" office:value="8.66888498426625">
                <text:p>8.66888498426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578431372549">
                <text:p>7.8578431372549</text:p>
              </table:table-cell>
              <table:table-cell office:value-type="float" office:value="8.6724253419715">
                <text:p>8.67242534197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6308068459658">
                <text:p>7.86308068459658</text:p>
              </table:table-cell>
              <table:table-cell office:value-type="float" office:value="8.67595703294175">
                <text:p>8.675957032941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6341463414634">
                <text:p>7.86341463414634</text:p>
              </table:table-cell>
              <table:table-cell office:value-type="float" office:value="8.67948009950545">
                <text:p>8.67948009950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661800486618">
                <text:p>7.8661800486618</text:p>
              </table:table-cell>
              <table:table-cell office:value-type="float" office:value="8.68299458368168">
                <text:p>8.68299458368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6893203883495">
                <text:p>7.86893203883495</text:p>
              </table:table-cell>
              <table:table-cell office:value-type="float" office:value="8.68650052718322">
                <text:p>8.68650052718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7167070217918">
                <text:p>7.87167070217918</text:p>
              </table:table-cell>
              <table:table-cell office:value-type="float" office:value="8.68999797141945">
                <text:p>8.689997971419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768115942029">
                <text:p>7.8768115942029</text:p>
              </table:table-cell>
              <table:table-cell office:value-type="float" office:value="8.69348695749933">
                <text:p>8.693486957499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8192771084337">
                <text:p>7.88192771084337</text:p>
              </table:table-cell>
              <table:table-cell office:value-type="float" office:value="8.69696752623429">
                <text:p>8.69696752623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8461538461539">
                <text:p>7.88461538461539</text:p>
              </table:table-cell>
              <table:table-cell office:value-type="float" office:value="8.70043971814109">
                <text:p>8.70043971814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8729016786571">
                <text:p>7.88729016786571</text:p>
              </table:table-cell>
              <table:table-cell office:value-type="float" office:value="8.70390357344466">
                <text:p>8.703903573444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8995215311005">
                <text:p>7.88995215311005</text:p>
              </table:table-cell>
              <table:table-cell office:value-type="float" office:value="8.70735913208088">
                <text:p>8.70735913208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9260143198091">
                <text:p>7.89260143198091</text:p>
              </table:table-cell>
              <table:table-cell office:value-type="float" office:value="8.71080643369935">
                <text:p>8.71080643369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89761904761905">
                <text:p>7.89761904761905</text:p>
              </table:table-cell>
              <table:table-cell office:value-type="float" office:value="8.71424551766612">
                <text:p>8.71424551766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0736342042755">
                <text:p>7.90736342042755</text:p>
              </table:table-cell>
              <table:table-cell office:value-type="float" office:value="8.7176764230664">
                <text:p>8.7176764230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0995260663507">
                <text:p>7.90995260663507</text:p>
              </table:table-cell>
              <table:table-cell office:value-type="float" office:value="8.72109918870719">
                <text:p>8.721099188707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1489361702128">
                <text:p>7.91489361702128</text:p>
              </table:table-cell>
              <table:table-cell office:value-type="float" office:value="8.72451385311995">
                <text:p>8.724513853119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1981132075472">
                <text:p>7.91981132075472</text:p>
              </table:table-cell>
              <table:table-cell office:value-type="float" office:value="8.7279204545632">
                <text:p>8.7279204545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235294117647">
                <text:p>7.92235294117647</text:p>
              </table:table-cell>
              <table:table-cell office:value-type="float" office:value="8.73131903102506">
                <text:p>8.73131903102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253521126761">
                <text:p>7.92253521126761</text:p>
              </table:table-cell>
              <table:table-cell office:value-type="float" office:value="8.73470962022584">
                <text:p>8.73470962022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505854800937">
                <text:p>7.92505854800937</text:p>
              </table:table-cell>
              <table:table-cell office:value-type="float" office:value="8.73809225962049">
                <text:p>8.73809225962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757009345794">
                <text:p>7.92757009345794</text:p>
              </table:table-cell>
              <table:table-cell office:value-type="float" office:value="8.74146698640115">
                <text:p>8.74146698640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3006993006993">
                <text:p>7.93006993006993</text:p>
              </table:table-cell>
              <table:table-cell office:value-type="float" office:value="8.74483383749955">
                <text:p>8.74483383749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1627906976744">
                <text:p>7.91627906976744</text:p>
              </table:table-cell>
              <table:table-cell office:value-type="float" office:value="8.74819284958946">
                <text:p>8.74819284958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111368909513">
                <text:p>7.92111368909513</text:p>
              </table:table-cell>
              <table:table-cell office:value-type="float" office:value="8.7515440590891">
                <text:p>8.75154405908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592592592593">
                <text:p>7.92592592592593</text:p>
              </table:table-cell>
              <table:table-cell office:value-type="float" office:value="8.75488750216347">
                <text:p>8.754887502163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284064665127">
                <text:p>7.9284064665127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3087557603687">
                <text:p>7.93087557603687</text:p>
              </table:table-cell>
              <table:table-cell office:value-type="float" office:value="8.76155123244448">
                <text:p>8.761551232444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3103448275862">
                <text:p>7.93103448275862</text:p>
              </table:table-cell>
              <table:table-cell office:value-type="float" office:value="8.76487159073609">
                <text:p>8.76487159073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3577981651376">
                <text:p>7.93577981651376</text:p>
              </table:table-cell>
              <table:table-cell office:value-type="float" office:value="8.76818432477693">
                <text:p>8.768184324776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4050343249428">
                <text:p>7.94050343249428</text:p>
              </table:table-cell>
              <table:table-cell office:value-type="float" office:value="8.7714894695006">
                <text:p>8.7714894695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4520547945205">
                <text:p>7.94520547945205</text:p>
              </table:table-cell>
              <table:table-cell office:value-type="float" office:value="8.77478705960117">
                <text:p>8.77478705960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4760820045558">
                <text:p>7.94760820045558</text:p>
              </table:table-cell>
              <table:table-cell office:value-type="float" office:value="8.77807712953536">
                <text:p>8.77807712953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5">
                <text:p>7.95</text:p>
              </table:table-cell>
              <table:table-cell office:value-type="float" office:value="8.78135971352466">
                <text:p>8.78135971352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546485260771">
                <text:p>7.9546485260771</text:p>
              </table:table-cell>
              <table:table-cell office:value-type="float" office:value="8.78463484555752">
                <text:p>8.78463484555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5701357466063">
                <text:p>7.95701357466063</text:p>
              </table:table-cell>
              <table:table-cell office:value-type="float" office:value="8.78790255939143">
                <text:p>8.78790255939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6162528216704">
                <text:p>7.96162528216704</text:p>
              </table:table-cell>
              <table:table-cell office:value-type="float" office:value="8.79116288855502">
                <text:p>8.79116288855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6621621621622">
                <text:p>7.96621621621622</text:p>
              </table:table-cell>
              <table:table-cell office:value-type="float" office:value="8.79441586635011">
                <text:p>8.794415866350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7078651685393">
                <text:p>7.97078651685393</text:p>
              </table:table-cell>
              <table:table-cell office:value-type="float" office:value="8.79766152585376">
                <text:p>8.79766152585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7309417040359">
                <text:p>7.97309417040359</text:p>
              </table:table-cell>
              <table:table-cell office:value-type="float" office:value="8.80089989992031">
                <text:p>8.80089989992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7762863534676">
                <text:p>7.97762863534676</text:p>
              </table:table-cell>
              <table:table-cell office:value-type="float" office:value="8.80413102118332">
                <text:p>8.80413102118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7991071428571">
                <text:p>7.97991071428571</text:p>
              </table:table-cell>
              <table:table-cell office:value-type="float" office:value="8.8073549220576">
                <text:p>8.807354922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8218262806236">
                <text:p>7.98218262806236</text:p>
              </table:table-cell>
              <table:table-cell office:value-type="float" office:value="8.81057163474115">
                <text:p>8.810571634741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8666666666667">
                <text:p>7.98666666666667</text:p>
              </table:table-cell>
              <table:table-cell office:value-type="float" office:value="8.81378119121704">
                <text:p>8.81378119121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8891352549889">
                <text:p>7.98891352549889</text:p>
              </table:table-cell>
              <table:table-cell office:value-type="float" office:value="8.81698362325538">
                <text:p>8.81698362325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9115044247788">
                <text:p>7.99115044247788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.99558498896247">
                <text:p>7.99558498896247</text:p>
              </table:table-cell>
              <table:table-cell office:value-type="float" office:value="8.82336724004624">
                <text:p>8.823367240046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.82654848729092">
                <text:p>8.82654848729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021978021978">
                <text:p>8.0021978021978</text:p>
              </table:table-cell>
              <table:table-cell office:value-type="float" office:value="8.82972273508606">
                <text:p>8.829722735086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0438596491228">
                <text:p>8.00438596491228</text:p>
              </table:table-cell>
              <table:table-cell office:value-type="float" office:value="8.83289001416474">
                <text:p>8.83289001416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0656455142232">
                <text:p>8.00656455142232</text:p>
              </table:table-cell>
              <table:table-cell office:value-type="float" office:value="8.83605035505807">
                <text:p>8.83605035505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1091703056769">
                <text:p>8.01091703056769</text:p>
              </table:table-cell>
              <table:table-cell office:value-type="float" office:value="8.83920378809695">
                <text:p>8.839203788096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1525054466231">
                <text:p>8.01525054466231</text:p>
              </table:table-cell>
              <table:table-cell office:value-type="float" office:value="8.84235034341381">
                <text:p>8.84235034341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1956521739131">
                <text:p>8.01956521739131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2169197396963">
                <text:p>8.02169197396963</text:p>
              </table:table-cell>
              <table:table-cell office:value-type="float" office:value="8.84862294042934">
                <text:p>8.848622940429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2380952380952">
                <text:p>8.02380952380952</text:p>
              </table:table-cell>
              <table:table-cell office:value-type="float" office:value="8.85174904141606">
                <text:p>8.851749041416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2591792656587">
                <text:p>8.02591792656587</text:p>
              </table:table-cell>
              <table:table-cell office:value-type="float" office:value="8.85486838326024">
                <text:p>8.854868383260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301724137931">
                <text:p>8.0301724137931</text:p>
              </table:table-cell>
              <table:table-cell office:value-type="float" office:value="8.85798099512757">
                <text:p>8.857980995127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3440860215054">
                <text:p>8.03440860215054</text:p>
              </table:table-cell>
              <table:table-cell office:value-type="float" office:value="8.86108690599539">
                <text:p>8.86108690599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3648068669528">
                <text:p>8.03648068669528</text:p>
              </table:table-cell>
              <table:table-cell office:value-type="float" office:value="8.86418614465428">
                <text:p>8.86418614465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406852248394">
                <text:p>8.0406852248394</text:p>
              </table:table-cell>
              <table:table-cell office:value-type="float" office:value="8.86727873970966">
                <text:p>8.86727873970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448717948718">
                <text:p>8.0448717948718</text:p>
              </table:table-cell>
              <table:table-cell office:value-type="float" office:value="8.87036471958341">
                <text:p>8.87036471958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4690831556503">
                <text:p>8.04690831556503</text:p>
              </table:table-cell>
              <table:table-cell office:value-type="float" office:value="8.87344411251538">
                <text:p>8.87344411251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5106382978723">
                <text:p>8.05106382978723</text:p>
              </table:table-cell>
              <table:table-cell office:value-type="float" office:value="8.876516946565">
                <text:p>8.8765169465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552016985138">
                <text:p>8.0552016985138</text:p>
              </table:table-cell>
              <table:table-cell office:value-type="float" office:value="8.87958324961278">
                <text:p>8.879583249612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593220338983">
                <text:p>8.0593220338983</text:p>
              </table:table-cell>
              <table:table-cell office:value-type="float" office:value="8.88264304936184">
                <text:p>8.88264304936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6131078224101">
                <text:p>8.06131078224101</text:p>
              </table:table-cell>
              <table:table-cell office:value-type="float" office:value="8.88569637333939">
                <text:p>8.88569637333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6329113924051">
                <text:p>8.06329113924051</text:p>
              </table:table-cell>
              <table:table-cell office:value-type="float" office:value="8.88874324889826">
                <text:p>8.888743248898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6736842105263">
                <text:p>8.06736842105263</text:p>
              </table:table-cell>
              <table:table-cell office:value-type="float" office:value="8.89178370321831">
                <text:p>8.891783703218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7142857142857">
                <text:p>8.07142857142857</text:p>
              </table:table-cell>
              <table:table-cell office:value-type="float" office:value="8.89481776330794">
                <text:p>8.894817763307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7547169811321">
                <text:p>8.07547169811321</text:p>
              </table:table-cell>
              <table:table-cell office:value-type="float" office:value="8.89784545600551">
                <text:p>8.89784545600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7740585774059">
                <text:p>8.07740585774059</text:p>
              </table:table-cell>
              <table:table-cell office:value-type="float" office:value="8.90086680798075">
                <text:p>8.90086680798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7933194154488">
                <text:p>8.07933194154488</text:p>
              </table:table-cell>
              <table:table-cell office:value-type="float" office:value="8.90388184573618">
                <text:p>8.90388184573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.90689059560852">
                <text:p>8.90689059560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8523908523909">
                <text:p>8.08523908523909</text:p>
              </table:table-cell>
              <table:table-cell office:value-type="float" office:value="8.90989308377004">
                <text:p>8.90989308377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8713692946058">
                <text:p>8.08713692946058</text:p>
              </table:table-cell>
              <table:table-cell office:value-type="float" office:value="8.91288933622996">
                <text:p>8.912889336229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8902691511387">
                <text:p>8.08902691511387</text:p>
              </table:table-cell>
              <table:table-cell office:value-type="float" office:value="8.91587937883577">
                <text:p>8.915879378835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9297520661157">
                <text:p>8.09297520661157</text:p>
              </table:table-cell>
              <table:table-cell office:value-type="float" office:value="8.91886323727459">
                <text:p>8.918863237274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09690721649485">
                <text:p>8.09690721649485</text:p>
              </table:table-cell>
              <table:table-cell office:value-type="float" office:value="8.92184093707449">
                <text:p>8.92184093707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.10082304526749">
                <text:p>8.10082304526749</text:p>
              </table:table-cell>
              <table:table-cell office:value-type="float" office:value="8.92481250360578">
                <text:p>8.92481250360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0677618069815">
                <text:p>8.10677618069815</text:p>
              </table:table-cell>
              <table:table-cell office:value-type="float" office:value="8.92777796208234">
                <text:p>8.927777962082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1065573770492">
                <text:p>8.11065573770492</text:p>
              </table:table-cell>
              <table:table-cell office:value-type="float" office:value="8.93073733756289">
                <text:p>8.93073733756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1247443762781">
                <text:p>8.11247443762781</text:p>
              </table:table-cell>
              <table:table-cell office:value-type="float" office:value="8.93369065495224">
                <text:p>8.933690654952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1632653061225">
                <text:p>8.11632653061225</text:p>
              </table:table-cell>
              <table:table-cell office:value-type="float" office:value="8.93663793900257">
                <text:p>8.93663793900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2016293279022">
                <text:p>8.12016293279022</text:p>
              </table:table-cell>
              <table:table-cell office:value-type="float" office:value="8.93957921431469">
                <text:p>8.939579214314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239837398374">
                <text:p>8.1239837398374</text:p>
              </table:table-cell>
              <table:table-cell office:value-type="float" office:value="8.94251450533924">
                <text:p>8.942514505339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2778904665314">
                <text:p>8.12778904665314</text:p>
              </table:table-cell>
              <table:table-cell office:value-type="float" office:value="8.94544383637791">
                <text:p>8.94544383637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157894736842">
                <text:p>8.13157894736842</text:p>
              </table:table-cell>
              <table:table-cell office:value-type="float" office:value="8.94836723158468">
                <text:p>8.94836723158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8.95128471496697">
                <text:p>8.951284714966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508064516129">
                <text:p>8.13508064516129</text:p>
              </table:table-cell>
              <table:table-cell office:value-type="float" office:value="8.95419631038688">
                <text:p>8.954196310386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3682092555332">
                <text:p>8.13682092555332</text:p>
              </table:table-cell>
              <table:table-cell office:value-type="float" office:value="8.95710204156229">
                <text:p>8.957102041562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4056224899598">
                <text:p>8.14056224899598</text:p>
              </table:table-cell>
              <table:table-cell office:value-type="float" office:value="8.96000193206808">
                <text:p>8.96000193206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4428857715431">
                <text:p>8.14428857715431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.148">
                <text:p>8.148</text:p>
              </table:table-cell>
              <table:table-cell office:value-type="float" office:value="8.96578428466209">
                <text:p>8.965784284662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51cm" svg:height="16.658cm" xlink:href=".." xlink:type="simple" chart:class="chart:line" chart:style-name="ch1">
        <chart:title svg:x="13.234cm" svg:y="0.468cm" chart:style-name="ch2">
          <text:p>BST Search</text:p>
        </chart:title>
        <chart:legend chart:legend-position="end" svg:x="26.287cm" svg:y="7.279cm" style:legend-expansion="high" chart:style-name="ch3"/>
        <chart:plot-area chart:style-name="ch4" table:cell-range-address="Sheet1.T1:Sheet1.W502" chart:data-source-has-labels="row" svg:x="0.581cm" svg:y="1.576cm" svg:width="25.125cm" svg:height="13.764cm">
          <chartooo:coordinate-region svg:x="1.23cm" svg:y="1.682cm" svg:width="24.476cm" svg:height="12.609cm"/>
          <chart:axis chart:dimension="x" chart:name="primary-x" chart:style-name="ch5">
            <chart:title svg:x="12.202cm" svg:y="15.673cm" chart:style-name="ch6">
              <text:p>Subset Siz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T3:Sheet1.T502" chart:label-cell-address="Sheet1.T1:Sheet1.T2" chart:class="chart:line">
            <chart:data-point chart:repeated="500"/>
          </chart:series>
          <chart:series chart:style-name="ch9" chart:values-cell-range-address="Sheet1.U3:Sheet1.U502" chart:label-cell-address="Sheet1.U1:Sheet1.U2" chart:class="chart:line">
            <chart:data-point chart:repeated="500"/>
          </chart:series>
          <chart:series chart:style-name="ch10" chart:values-cell-range-address="Sheet1.V3:Sheet1.V502" chart:label-cell-address="Sheet1.V1:Sheet1.V2" chart:class="chart:line">
            <chart:data-point chart:repeated="500"/>
          </chart:series>
          <chart:series chart:style-name="ch11" chart:values-cell-range-address="Sheet1.W3:Sheet1.W502" chart:label-cell-address="Sheet1.W1:Sheet1.W2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text:list>
                  <text:list-item>
                    <text:p/>
                  </text:list-item>
                  <text:list-item>
                    <text:p>Best</text:p>
                  </text:list-item>
                </text:list>
                <draw:g>
                  <svg:desc>Sheet1.T1:Sheet1.T2</svg:desc>
                </draw:g>
              </table:table-cell>
              <table:table-cell office:value-type="string">
                <text:p>Worst</text:p>
                <text:list>
                  <text:list-item>
                    <text:p/>
                  </text:list-item>
                  <text:list-item>
                    <text:p>Worst</text:p>
                  </text:list-item>
                </text:list>
                <draw:g>
                  <svg:desc>Sheet1.U1:Sheet1.U2</svg:desc>
                </draw:g>
              </table:table-cell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  <draw:g>
                  <svg:desc>Sheet1.V1:Sheet1.V2</svg:desc>
                </draw:g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W1:Sheet1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T3:Sheet1.T502</svg:desc>
                </draw:g>
              </table:table-cell>
              <table:table-cell office:value-type="float" office:value="1">
                <text:p>1</text:p>
                <draw:g>
                  <svg:desc>Sheet1.U3:Sheet1.U502</svg:desc>
                </draw:g>
              </table:table-cell>
              <table:table-cell office:value-type="float" office:value="1">
                <text:p>1</text:p>
                <draw:g>
                  <svg:desc>Sheet1.V3:Sheet1.V502</svg:desc>
                </draw:g>
              </table:table-cell>
              <table:table-cell office:value-type="float" office:value="0">
                <text:p>0</text:p>
                <draw:g>
                  <svg:desc>Sheet1.W3:Sheet1.W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88888888888889">
                <text:p>2.88888888888889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8496250072116">
                <text:p>3.58496250072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53846153846154">
                <text:p>3.53846153846154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3.90689059560852">
                <text:p>3.90689059560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75">
                <text:p>3.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8235294117647">
                <text:p>3.88235294117647</text:p>
              </table:table-cell>
              <table:table-cell office:value-type="float" office:value="4.08746284125034">
                <text:p>4.08746284125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4.16992500144231">
                <text:p>4.16992500144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.94736842105263">
                <text:p>3.94736842105263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05">
                <text:p>4.05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4.39231742277876">
                <text:p>4.3923174227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4.4594316186373">
                <text:p>4.4594316186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25">
                <text:p>4.25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36">
                <text:p>4.36</text:p>
              </table:table-cell>
              <table:table-cell office:value-type="float" office:value="4.64385618977472">
                <text:p>4.6438561897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6153846153846">
                <text:p>4.46153846153846</text:p>
              </table:table-cell>
              <table:table-cell office:value-type="float" office:value="4.70043971814109">
                <text:p>4.70043971814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48148148148148">
                <text:p>4.48148148148148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53571428571429">
                <text:p>4.53571428571429</text:p>
              </table:table-cell>
              <table:table-cell office:value-type="float" office:value="4.8073549220576">
                <text:p>4.8073549220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.62068965517241">
                <text:p>4.6206896551724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4.90689059560852">
                <text:p>4.90689059560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7741935483871">
                <text:p>4.7741935483871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8125">
                <text:p>4.8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87878787878788">
                <text:p>4.87878787878788</text:p>
              </table:table-cell>
              <table:table-cell office:value-type="float" office:value="5.04439411935845">
                <text:p>5.04439411935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94117647058824">
                <text:p>4.94117647058824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12928301694497">
                <text:p>5.1292830169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.05555555555556">
                <text:p>5.05555555555556</text:p>
              </table:table-cell>
              <table:table-cell office:value-type="float" office:value="5.16992500144231">
                <text:p>5.1699250014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16216216216216">
                <text:p>5.16216216216216</text:p>
              </table:table-cell>
              <table:table-cell office:value-type="float" office:value="5.20945336562895">
                <text:p>5.20945336562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23684210526316">
                <text:p>5.23684210526316</text:p>
              </table:table-cell>
              <table:table-cell office:value-type="float" office:value="5.24792751344359">
                <text:p>5.24792751344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25641025641026">
                <text:p>5.25641025641026</text:p>
              </table:table-cell>
              <table:table-cell office:value-type="float" office:value="5.28540221886225">
                <text:p>5.2854022188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325">
                <text:p>5.325</text:p>
              </table:table-cell>
              <table:table-cell office:value-type="float" office:value="5.32192809488736">
                <text:p>5.32192809488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36585365853659">
                <text:p>5.36585365853659</text:p>
              </table:table-cell>
              <table:table-cell office:value-type="float" office:value="5.35755200461808">
                <text:p>5.35755200461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39231742277876">
                <text:p>5.39231742277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46511627906977">
                <text:p>5.46511627906977</text:p>
              </table:table-cell>
              <table:table-cell office:value-type="float" office:value="5.4262647547021">
                <text:p>5.4262647547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54545454545455">
                <text:p>5.54545454545455</text:p>
              </table:table-cell>
              <table:table-cell office:value-type="float" office:value="5.4594316186373">
                <text:p>5.4594316186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5.49185309632968">
                <text:p>5.49185309632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7391304347826">
                <text:p>5.67391304347826</text:p>
              </table:table-cell>
              <table:table-cell office:value-type="float" office:value="5.52356195605701">
                <text:p>5.52356195605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5957446808511">
                <text:p>5.65957446808511</text:p>
              </table:table-cell>
              <table:table-cell office:value-type="float" office:value="5.55458885167764">
                <text:p>5.55458885167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6875">
                <text:p>5.6875</text:p>
              </table:table-cell>
              <table:table-cell office:value-type="float" office:value="5.58496250072116">
                <text:p>5.5849625007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5.61470984411521">
                <text:p>5.61470984411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6">
                <text:p>5.76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4509803921569">
                <text:p>5.74509803921569</text:p>
              </table:table-cell>
              <table:table-cell office:value-type="float" office:value="5.6724253419715">
                <text:p>5.6724253419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.75">
                <text:p>5.75</text:p>
              </table:table-cell>
              <table:table-cell office:value-type="float" office:value="5.70043971814109">
                <text:p>5.70043971814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.83018867924528">
                <text:p>5.83018867924528</text:p>
              </table:table-cell>
              <table:table-cell office:value-type="float" office:value="5.7279204545632">
                <text:p>5.7279204545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2592592592593">
                <text:p>5.92592592592593</text:p>
              </table:table-cell>
              <table:table-cell office:value-type="float" office:value="5.75488750216347">
                <text:p>5.75488750216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2727272727273">
                <text:p>5.92727272727273</text:p>
              </table:table-cell>
              <table:table-cell office:value-type="float" office:value="5.78135971352466">
                <text:p>5.78135971352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4642857142857">
                <text:p>5.94642857142857</text:p>
              </table:table-cell>
              <table:table-cell office:value-type="float" office:value="5.8073549220576">
                <text:p>5.8073549220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.98245614035088">
                <text:p>5.98245614035088</text:p>
              </table:table-cell>
              <table:table-cell office:value-type="float" office:value="5.83289001416474">
                <text:p>5.83289001416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1724137931035">
                <text:p>6.01724137931035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1694915254237">
                <text:p>6.01694915254237</text:p>
              </table:table-cell>
              <table:table-cell office:value-type="float" office:value="5.88264304936184">
                <text:p>5.88264304936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5">
                <text:p>6.05</text:p>
              </table:table-cell>
              <table:table-cell office:value-type="float" office:value="5.90689059560852">
                <text:p>5.9068905956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0983606557377">
                <text:p>6.0983606557377</text:p>
              </table:table-cell>
              <table:table-cell office:value-type="float" office:value="5.93073733756289">
                <text:p>5.9307373375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12903225806452">
                <text:p>6.12903225806452</text:p>
              </table:table-cell>
              <table:table-cell office:value-type="float" office:value="5.95419631038688">
                <text:p>5.95419631038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19047619047619">
                <text:p>6.19047619047619</text:p>
              </table:table-cell>
              <table:table-cell office:value-type="float" office:value="5.97727992349992">
                <text:p>5.97727992349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265625">
                <text:p>6.265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27692307692308">
                <text:p>6.27692307692308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030303030303">
                <text:p>6.3030303030303</text:p>
              </table:table-cell>
              <table:table-cell office:value-type="float" office:value="6.04439411935845">
                <text:p>6.04439411935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2835820895522">
                <text:p>6.32835820895522</text:p>
              </table:table-cell>
              <table:table-cell office:value-type="float" office:value="6.06608919045777">
                <text:p>6.0660891904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6764705882353">
                <text:p>6.36764705882353</text:p>
              </table:table-cell>
              <table:table-cell office:value-type="float" office:value="6.08746284125034">
                <text:p>6.08746284125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36231884057971">
                <text:p>6.36231884057971</text:p>
              </table:table-cell>
              <table:table-cell office:value-type="float" office:value="6.10852445677817">
                <text:p>6.10852445677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6.12928301694497">
                <text:p>6.12928301694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0845070422535">
                <text:p>6.40845070422535</text:p>
              </table:table-cell>
              <table:table-cell office:value-type="float" office:value="6.14974711950468">
                <text:p>6.14974711950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2054794520548">
                <text:p>6.52054794520548</text:p>
              </table:table-cell>
              <table:table-cell office:value-type="float" office:value="6.18982455888002">
                <text:p>6.18982455888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1351351351351">
                <text:p>6.51351351351351</text:p>
              </table:table-cell>
              <table:table-cell office:value-type="float" office:value="6.20945336562895">
                <text:p>6.20945336562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4666666666667">
                <text:p>6.54666666666667</text:p>
              </table:table-cell>
              <table:table-cell office:value-type="float" office:value="6.22881869049588">
                <text:p>6.22881869049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1315789473684">
                <text:p>6.51315789473684</text:p>
              </table:table-cell>
              <table:table-cell office:value-type="float" office:value="6.24792751344359">
                <text:p>6.24792751344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6.2667865406949">
                <text:p>6.2667865406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6.28540221886225">
                <text:p>6.28540221886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3164556962025">
                <text:p>6.53164556962025</text:p>
              </table:table-cell>
              <table:table-cell office:value-type="float" office:value="6.3037807481771">
                <text:p>6.303780748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575">
                <text:p>6.575</text:p>
              </table:table-cell>
              <table:table-cell office:value-type="float" office:value="6.32192809488736">
                <text:p>6.32192809488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2962962962963">
                <text:p>6.62962962962963</text:p>
              </table:table-cell>
              <table:table-cell office:value-type="float" office:value="6.33985000288463">
                <text:p>6.33985000288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4634146341463">
                <text:p>6.64634146341463</text:p>
              </table:table-cell>
              <table:table-cell office:value-type="float" office:value="6.35755200461809">
                <text:p>6.35755200461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7469879518072">
                <text:p>6.67469879518072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67857142857143">
                <text:p>6.67857142857143</text:p>
              </table:table-cell>
              <table:table-cell office:value-type="float" office:value="6.39231742277876">
                <text:p>6.39231742277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71764705882353">
                <text:p>6.71764705882353</text:p>
              </table:table-cell>
              <table:table-cell office:value-type="float" office:value="6.4093909361377">
                <text:p>6.4093909361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76744186046512">
                <text:p>6.76744186046512</text:p>
              </table:table-cell>
              <table:table-cell office:value-type="float" office:value="6.4262647547021">
                <text:p>6.426264754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0459770114943">
                <text:p>6.80459770114943</text:p>
              </table:table-cell>
              <table:table-cell office:value-type="float" office:value="6.44294349584873">
                <text:p>6.44294349584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2954545454545">
                <text:p>6.82954545454545</text:p>
              </table:table-cell>
              <table:table-cell office:value-type="float" office:value="6.4594316186373">
                <text:p>6.4594316186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4269662921348">
                <text:p>6.84269662921348</text:p>
              </table:table-cell>
              <table:table-cell office:value-type="float" office:value="6.4757334309664">
                <text:p>6.4757334309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84444444444444">
                <text:p>6.84444444444444</text:p>
              </table:table-cell>
              <table:table-cell office:value-type="float" office:value="6.49185309632968">
                <text:p>6.49185309632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010989010989">
                <text:p>6.9010989010989</text:p>
              </table:table-cell>
              <table:table-cell office:value-type="float" office:value="6.5077946401987">
                <text:p>6.5077946401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2391304347826">
                <text:p>6.92391304347826</text:p>
              </table:table-cell>
              <table:table-cell office:value-type="float" office:value="6.52356195605701">
                <text:p>6.52356195605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4623655913979">
                <text:p>6.94623655913979</text:p>
              </table:table-cell>
              <table:table-cell office:value-type="float" office:value="6.53915881110803">
                <text:p>6.53915881110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.96808510638298">
                <text:p>6.96808510638298</text:p>
              </table:table-cell>
              <table:table-cell office:value-type="float" office:value="6.55458885167764">
                <text:p>6.55458885167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.56985560833095">
                <text:p>6.56985560833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1041666666667">
                <text:p>7.01041666666667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2061855670103">
                <text:p>7.02061855670103</text:p>
              </table:table-cell>
              <table:table-cell office:value-type="float" office:value="6.59991284218713">
                <text:p>6.59991284218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.05102040816327">
                <text:p>7.05102040816327</text:p>
              </table:table-cell>
              <table:table-cell office:value-type="float" office:value="6.61470984411521">
                <text:p>6.614709844115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1111111111111">
                <text:p>7.11111111111111</text:p>
              </table:table-cell>
              <table:table-cell office:value-type="float" office:value="6.62935662007961">
                <text:p>6.629356620079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3">
                <text:p>7.13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0891089108911">
                <text:p>7.10891089108911</text:p>
              </table:table-cell>
              <table:table-cell office:value-type="float" office:value="6.6582114827518">
                <text:p>6.65821148275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078431372549">
                <text:p>7.1078431372549</text:p>
              </table:table-cell>
              <table:table-cell office:value-type="float" office:value="6.6724253419715">
                <text:p>6.6724253419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873786407767">
                <text:p>7.0873786407767</text:p>
              </table:table-cell>
              <table:table-cell office:value-type="float" office:value="6.68650052718322">
                <text:p>6.68650052718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7692307692308">
                <text:p>7.07692307692308</text:p>
              </table:table-cell>
              <table:table-cell office:value-type="float" office:value="6.70043971814109">
                <text:p>6.70043971814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5714285714286">
                <text:p>7.05714285714286</text:p>
              </table:table-cell>
              <table:table-cell office:value-type="float" office:value="6.71424551766612">
                <text:p>6.71424551766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6603773584906">
                <text:p>7.06603773584906</text:p>
              </table:table-cell>
              <table:table-cell office:value-type="float" office:value="6.7279204545632">
                <text:p>6.7279204545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8411214953271">
                <text:p>7.08411214953271</text:p>
              </table:table-cell>
              <table:table-cell office:value-type="float" office:value="6.74146698640115">
                <text:p>6.74146698640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09259259259259">
                <text:p>7.09259259259259</text:p>
              </table:table-cell>
              <table:table-cell office:value-type="float" office:value="6.75488750216347">
                <text:p>6.75488750216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1926605504587">
                <text:p>7.11926605504587</text:p>
              </table:table-cell>
              <table:table-cell office:value-type="float" office:value="6.76818432477693">
                <text:p>6.76818432477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3636363636364">
                <text:p>7.13636363636364</text:p>
              </table:table-cell>
              <table:table-cell office:value-type="float" office:value="6.78135971352466">
                <text:p>6.78135971352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5315315315315">
                <text:p>7.15315315315315</text:p>
              </table:table-cell>
              <table:table-cell office:value-type="float" office:value="6.79441586635011">
                <text:p>6.79441586635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6964285714286">
                <text:p>7.16964285714286</text:p>
              </table:table-cell>
              <table:table-cell office:value-type="float" office:value="6.8073549220576">
                <text:p>6.8073549220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19469026548673">
                <text:p>7.19469026548673</text:p>
              </table:table-cell>
              <table:table-cell office:value-type="float" office:value="6.82017896241519">
                <text:p>6.82017896241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1929824561404">
                <text:p>7.21929824561404</text:p>
              </table:table-cell>
              <table:table-cell office:value-type="float" office:value="6.83289001416474">
                <text:p>6.83289001416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0869565217391">
                <text:p>7.20869565217391</text:p>
              </table:table-cell>
              <table:table-cell office:value-type="float" office:value="6.84549005094438">
                <text:p>6.84549005094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1551724137931">
                <text:p>7.21551724137931</text:p>
              </table:table-cell>
              <table:table-cell office:value-type="float" office:value="6.85798099512757">
                <text:p>6.85798099512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076923076923">
                <text:p>7.23076923076923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728813559322">
                <text:p>7.23728813559322</text:p>
              </table:table-cell>
              <table:table-cell office:value-type="float" office:value="6.88264304936184">
                <text:p>6.882643049361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3529411764706">
                <text:p>7.23529411764706</text:p>
              </table:table-cell>
              <table:table-cell office:value-type="float" office:value="6.89481776330794">
                <text:p>6.89481776330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25">
                <text:p>7.225</text:p>
              </table:table-cell>
              <table:table-cell office:value-type="float" office:value="6.90689059560852">
                <text:p>6.90689059560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6446280991736">
                <text:p>7.26446280991736</text:p>
              </table:table-cell>
              <table:table-cell office:value-type="float" office:value="6.9188632372746">
                <text:p>6.9188632372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8688524590164">
                <text:p>7.28688524590164</text:p>
              </table:table-cell>
              <table:table-cell office:value-type="float" office:value="6.93073733756289">
                <text:p>6.93073733756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28455284552846">
                <text:p>7.28455284552846</text:p>
              </table:table-cell>
              <table:table-cell office:value-type="float" office:value="6.94251450533924">
                <text:p>6.94251450533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0645161290323">
                <text:p>7.30645161290323</text:p>
              </table:table-cell>
              <table:table-cell office:value-type="float" office:value="6.95419631038688">
                <text:p>6.95419631038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44">
                <text:p>7.344</text:p>
              </table:table-cell>
              <table:table-cell office:value-type="float" office:value="6.96578428466209">
                <text:p>6.96578428466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5714285714286">
                <text:p>7.35714285714286</text:p>
              </table:table-cell>
              <table:table-cell office:value-type="float" office:value="6.97727992349992">
                <text:p>6.97727992349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8582677165354">
                <text:p>7.38582677165354</text:p>
              </table:table-cell>
              <table:table-cell office:value-type="float" office:value="6.98868468677217">
                <text:p>6.98868468677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75">
                <text:p>7.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38759689922481">
                <text:p>7.38759689922481</text:p>
              </table:table-cell>
              <table:table-cell office:value-type="float" office:value="7.01122725542325">
                <text:p>7.01122725542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2307692307692">
                <text:p>7.42307692307692</text:p>
              </table:table-cell>
              <table:table-cell office:value-type="float" office:value="7.02236781302845">
                <text:p>7.022367813028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5038167938931">
                <text:p>7.45038167938931</text:p>
              </table:table-cell>
              <table:table-cell office:value-type="float" office:value="7.03342300153745">
                <text:p>7.03342300153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469696969697">
                <text:p>7.4469696969697</text:p>
              </table:table-cell>
              <table:table-cell office:value-type="float" office:value="7.04439411935845">
                <text:p>7.0443941193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6616541353384">
                <text:p>7.46616541353384</text:p>
              </table:table-cell>
              <table:table-cell office:value-type="float" office:value="7.05528243550119">
                <text:p>7.05528243550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7014925373134">
                <text:p>7.47014925373134</text:p>
              </table:table-cell>
              <table:table-cell office:value-type="float" office:value="7.06608919045777">
                <text:p>7.06608919045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7.07681559705083">
                <text:p>7.076815597050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49264705882353">
                <text:p>7.49264705882353</text:p>
              </table:table-cell>
              <table:table-cell office:value-type="float" office:value="7.08746284125034">
                <text:p>7.08746284125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1094890510949">
                <text:p>7.51094890510949</text:p>
              </table:table-cell>
              <table:table-cell office:value-type="float" office:value="7.09803208296053">
                <text:p>7.09803208296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1449275362319">
                <text:p>7.51449275362319</text:p>
              </table:table-cell>
              <table:table-cell office:value-type="float" office:value="7.10852445677817">
                <text:p>7.10852445677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3956834532374">
                <text:p>7.53956834532374</text:p>
              </table:table-cell>
              <table:table-cell office:value-type="float" office:value="7.11894107272351">
                <text:p>7.118941072723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5">
                <text:p>7.55</text:p>
              </table:table-cell>
              <table:table-cell office:value-type="float" office:value="7.12928301694497">
                <text:p>7.12928301694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531914893617">
                <text:p>7.5531914893617</text:p>
              </table:table-cell>
              <table:table-cell office:value-type="float" office:value="7.13955135239879">
                <text:p>7.13955135239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8450704225352">
                <text:p>7.58450704225352</text:p>
              </table:table-cell>
              <table:table-cell office:value-type="float" office:value="7.14974711950468">
                <text:p>7.1497471195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58741258741259">
                <text:p>7.58741258741259</text:p>
              </table:table-cell>
              <table:table-cell office:value-type="float" office:value="7.15987133677839">
                <text:p>7.15987133677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1805555555556">
                <text:p>7.61805555555556</text:p>
              </table:table-cell>
              <table:table-cell office:value-type="float" office:value="7.16992500144231">
                <text:p>7.169925001442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551724137931">
                <text:p>7.6551724137931</text:p>
              </table:table-cell>
              <table:table-cell office:value-type="float" office:value="7.17990909001493">
                <text:p>7.17990909001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69178082191781">
                <text:p>7.69178082191781</text:p>
              </table:table-cell>
              <table:table-cell office:value-type="float" office:value="7.18982455888002">
                <text:p>7.18982455888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0068027210884">
                <text:p>7.70068027210884</text:p>
              </table:table-cell>
              <table:table-cell office:value-type="float" office:value="7.19967234483636">
                <text:p>7.1996723448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2297297297297">
                <text:p>7.72297297297297</text:p>
              </table:table-cell>
              <table:table-cell office:value-type="float" office:value="7.20945336562895">
                <text:p>7.20945336562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5838926174497">
                <text:p>7.75838926174497</text:p>
              </table:table-cell>
              <table:table-cell office:value-type="float" office:value="7.21916852046216">
                <text:p>7.21916852046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7333333333333">
                <text:p>7.77333333333333</text:p>
              </table:table-cell>
              <table:table-cell office:value-type="float" office:value="7.22881869049588">
                <text:p>7.22881869049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78807947019868">
                <text:p>7.78807947019868</text:p>
              </table:table-cell>
              <table:table-cell office:value-type="float" office:value="7.23840473932508">
                <text:p>7.23840473932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0921052631579">
                <text:p>7.80921052631579</text:p>
              </table:table-cell>
              <table:table-cell office:value-type="float" office:value="7.24792751344359">
                <text:p>7.24792751344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1699346405229">
                <text:p>7.81699346405229</text:p>
              </table:table-cell>
              <table:table-cell office:value-type="float" office:value="7.25738784269265">
                <text:p>7.25738784269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1818181818182">
                <text:p>7.81818181818182</text:p>
              </table:table-cell>
              <table:table-cell office:value-type="float" office:value="7.2667865406949">
                <text:p>7.2667865406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5161290322581">
                <text:p>7.85161290322581</text:p>
              </table:table-cell>
              <table:table-cell office:value-type="float" office:value="7.27612440527424">
                <text:p>7.27612440527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4615384615385">
                <text:p>7.84615384615385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343949044586">
                <text:p>7.8343949044586</text:p>
              </table:table-cell>
              <table:table-cell office:value-type="float" office:value="7.29462074889163">
                <text:p>7.294620748891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2911392405063">
                <text:p>7.82911392405063</text:p>
              </table:table-cell>
              <table:table-cell office:value-type="float" office:value="7.3037807481771">
                <text:p>7.3037807481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5534591194969">
                <text:p>7.85534591194969</text:p>
              </table:table-cell>
              <table:table-cell office:value-type="float" office:value="7.31288295528436">
                <text:p>7.3128829552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6875">
                <text:p>7.86875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7577639751553">
                <text:p>7.87577639751553</text:p>
              </table:table-cell>
              <table:table-cell office:value-type="float" office:value="7.33091687811462">
                <text:p>7.33091687811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506172839506">
                <text:p>7.89506172839506</text:p>
              </table:table-cell>
              <table:table-cell office:value-type="float" office:value="7.33985000288462">
                <text:p>7.33985000288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8957055214724">
                <text:p>7.88957055214724</text:p>
              </table:table-cell>
              <table:table-cell office:value-type="float" office:value="7.34872815423108">
                <text:p>7.34872815423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024390243903">
                <text:p>7.89024390243903</text:p>
              </table:table-cell>
              <table:table-cell office:value-type="float" office:value="7.35755200461809">
                <text:p>7.3575520046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69696969697">
                <text:p>7.8969696969697</text:p>
              </table:table-cell>
              <table:table-cell office:value-type="float" office:value="7.36632221424582">
                <text:p>7.36632221424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89759036144578">
                <text:p>7.89759036144578</text:p>
              </table:table-cell>
              <table:table-cell office:value-type="float" office:value="7.37503943134693">
                <text:p>7.37503943134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1017964071856">
                <text:p>7.91017964071856</text:p>
              </table:table-cell>
              <table:table-cell office:value-type="float" office:value="7.38370429247405">
                <text:p>7.38370429247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452380952381">
                <text:p>7.93452380952381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4082840236686">
                <text:p>7.94082840236686</text:p>
              </table:table-cell>
              <table:table-cell office:value-type="float" office:value="7.40087943628218">
                <text:p>7.40087943628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4705882352941">
                <text:p>7.94705882352941</text:p>
              </table:table-cell>
              <table:table-cell office:value-type="float" office:value="7.4093909361377">
                <text:p>7.4093909361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567251461988">
                <text:p>7.93567251461988</text:p>
              </table:table-cell>
              <table:table-cell office:value-type="float" office:value="7.4178525148859">
                <text:p>7.4178525148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3604651162791">
                <text:p>7.93604651162791</text:p>
              </table:table-cell>
              <table:table-cell office:value-type="float" office:value="7.4262647547021">
                <text:p>7.4262647547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5375722543353">
                <text:p>7.95375722543353</text:p>
              </table:table-cell>
              <table:table-cell office:value-type="float" office:value="7.43462822763673">
                <text:p>7.43462822763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7701149425287">
                <text:p>7.97701149425287</text:p>
              </table:table-cell>
              <table:table-cell office:value-type="float" office:value="7.44294349584873">
                <text:p>7.44294349584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7714285714286">
                <text:p>7.97714285714286</text:p>
              </table:table-cell>
              <table:table-cell office:value-type="float" office:value="7.45121111183233">
                <text:p>7.451211111832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.99431818181818">
                <text:p>7.99431818181818</text:p>
              </table:table-cell>
              <table:table-cell office:value-type="float" office:value="7.4594316186373">
                <text:p>7.45943161863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225988700565">
                <text:p>8.0225988700565</text:p>
              </table:table-cell>
              <table:table-cell office:value-type="float" office:value="7.467605550083">
                <text:p>7.4676055500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5056179775281">
                <text:p>8.05056179775281</text:p>
              </table:table-cell>
              <table:table-cell office:value-type="float" office:value="7.4757334309664">
                <text:p>7.4757334309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6703910614525">
                <text:p>8.06703910614525</text:p>
              </table:table-cell>
              <table:table-cell office:value-type="float" office:value="7.48381577726426">
                <text:p>7.48381577726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7.49185309632968">
                <text:p>7.491853096329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39226519337">
                <text:p>8.0939226519337</text:p>
              </table:table-cell>
              <table:table-cell office:value-type="float" office:value="7.49984588708321">
                <text:p>7.49984588708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043956043956">
                <text:p>8.1043956043956</text:p>
              </table:table-cell>
              <table:table-cell office:value-type="float" office:value="7.5077946401987">
                <text:p>7.5077946401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836065573771">
                <text:p>8.09836065573771</text:p>
              </table:table-cell>
              <table:table-cell office:value-type="float" office:value="7.51569983828404">
                <text:p>7.515699838284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0326086956522">
                <text:p>8.10326086956522</text:p>
              </table:table-cell>
              <table:table-cell office:value-type="float" office:value="7.52356195605701">
                <text:p>7.52356195605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72972972973">
                <text:p>8.0972972972973</text:p>
              </table:table-cell>
              <table:table-cell office:value-type="float" office:value="7.53138146051631">
                <text:p>7.53138146051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677419354839">
                <text:p>8.09677419354839</text:p>
              </table:table-cell>
              <table:table-cell office:value-type="float" office:value="7.53915881110803">
                <text:p>7.53915881110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09625668449198">
                <text:p>8.09625668449198</text:p>
              </table:table-cell>
              <table:table-cell office:value-type="float" office:value="7.54689445988764">
                <text:p>7.546894459887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1170212765957">
                <text:p>8.11170212765957</text:p>
              </table:table-cell>
              <table:table-cell office:value-type="float" office:value="7.55458885167764">
                <text:p>7.55458885167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2169312169312">
                <text:p>8.12169312169312</text:p>
              </table:table-cell>
              <table:table-cell office:value-type="float" office:value="7.56224242422107">
                <text:p>7.56224242422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4736842105263">
                <text:p>8.14736842105263</text:p>
              </table:table-cell>
              <table:table-cell office:value-type="float" office:value="7.56985560833095">
                <text:p>7.56985560833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5706806282723">
                <text:p>8.15706806282723</text:p>
              </table:table-cell>
              <table:table-cell office:value-type="float" office:value="7.57742882803575">
                <text:p>7.57742882803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4583333333333">
                <text:p>8.14583333333333</text:p>
              </table:table-cell>
              <table:table-cell office:value-type="float" office:value="7.58496250072116">
                <text:p>7.58496250072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6062176165803">
                <text:p>8.16062176165803</text:p>
              </table:table-cell>
              <table:table-cell office:value-type="float" office:value="7.59245703726808">
                <text:p>7.59245703726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7525773195876">
                <text:p>8.17525773195876</text:p>
              </table:table-cell>
              <table:table-cell office:value-type="float" office:value="7.59991284218713">
                <text:p>7.59991284218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7948717948718">
                <text:p>8.17948717948718</text:p>
              </table:table-cell>
              <table:table-cell office:value-type="float" office:value="7.60733031374961">
                <text:p>7.60733031374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19897959183673">
                <text:p>8.19897959183673</text:p>
              </table:table-cell>
              <table:table-cell office:value-type="float" office:value="7.61470984411521">
                <text:p>7.61470984411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22335025380711">
                <text:p>8.22335025380711</text:p>
              </table:table-cell>
              <table:table-cell office:value-type="float" office:value="7.62205181945638">
                <text:p>7.62205181945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8.24747474747475">
                <text:p>8.24747474747475</text:p>
              </table:table-cell>
              <table:table-cell office:value-type="float" office:value="7.62935662007961">
                <text:p>7.62935662007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27638190954774">
                <text:p>8.27638190954774</text:p>
              </table:table-cell>
              <table:table-cell office:value-type="float" office:value="7.63662462054365">
                <text:p>7.63662462054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29">
                <text:p>8.29</text:p>
              </table:table-cell>
              <table:table-cell office:value-type="float" office:value="7.64385618977472">
                <text:p>7.64385618977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1840796019901">
                <text:p>8.31840796019901</text:p>
              </table:table-cell>
              <table:table-cell office:value-type="float" office:value="7.65105169117893">
                <text:p>7.651051691178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2178217821782">
                <text:p>8.32178217821782</text:p>
              </table:table-cell>
              <table:table-cell office:value-type="float" office:value="7.6582114827518">
                <text:p>7.65821148275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990147783251">
                <text:p>8.33990147783251</text:p>
              </table:table-cell>
              <table:table-cell office:value-type="float" office:value="7.66533591718518">
                <text:p>7.66533591718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.6724253419715">
                <text:p>7.6724253419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3658536585366">
                <text:p>8.33658536585366</text:p>
              </table:table-cell>
              <table:table-cell office:value-type="float" office:value="7.67948009950545">
                <text:p>7.6794800995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5922330097087">
                <text:p>8.35922330097087</text:p>
              </table:table-cell>
              <table:table-cell office:value-type="float" office:value="7.68650052718322">
                <text:p>7.68650052718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6714975845411">
                <text:p>8.36714975845411</text:p>
              </table:table-cell>
              <table:table-cell office:value-type="float" office:value="7.69348695749933">
                <text:p>7.693486957499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7980769230769">
                <text:p>8.37980769230769</text:p>
              </table:table-cell>
              <table:table-cell office:value-type="float" office:value="7.70043971814109">
                <text:p>7.70043971814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.37320574162679">
                <text:p>8.37320574162679</text:p>
              </table:table-cell>
              <table:table-cell office:value-type="float" office:value="7.70735913208088">
                <text:p>7.707359132080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0476190476191">
                <text:p>8.40476190476191</text:p>
              </table:table-cell>
              <table:table-cell office:value-type="float" office:value="7.71424551766612">
                <text:p>7.71424551766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1232227488152">
                <text:p>8.41232227488152</text:p>
              </table:table-cell>
              <table:table-cell office:value-type="float" office:value="7.72109918870719">
                <text:p>7.72109918870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1981132075472">
                <text:p>8.41981132075472</text:p>
              </table:table-cell>
              <table:table-cell office:value-type="float" office:value="7.7279204545632">
                <text:p>7.7279204545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3192488262911">
                <text:p>8.43192488262911</text:p>
              </table:table-cell>
              <table:table-cell office:value-type="float" office:value="7.73470962022584">
                <text:p>7.73470962022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2990654205608">
                <text:p>8.42990654205608</text:p>
              </table:table-cell>
              <table:table-cell office:value-type="float" office:value="7.74146698640115">
                <text:p>7.7414669864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4186046511628">
                <text:p>8.44186046511628</text:p>
              </table:table-cell>
              <table:table-cell office:value-type="float" office:value="7.74819284958946">
                <text:p>7.748192849589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6759259259259">
                <text:p>8.46759259259259</text:p>
              </table:table-cell>
              <table:table-cell office:value-type="float" office:value="7.75488750216347">
                <text:p>7.754887502163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6543778801843">
                <text:p>8.46543778801843</text:p>
              </table:table-cell>
              <table:table-cell office:value-type="float" office:value="7.76155123244448">
                <text:p>7.761551232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47706422018349">
                <text:p>8.47706422018349</text:p>
              </table:table-cell>
              <table:table-cell office:value-type="float" office:value="7.76818432477693">
                <text:p>7.76818432477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0228310502283">
                <text:p>8.50228310502283</text:p>
              </table:table-cell>
              <table:table-cell office:value-type="float" office:value="7.77478705960117">
                <text:p>7.7747870596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727272727273">
                <text:p>8.52727272727273</text:p>
              </table:table-cell>
              <table:table-cell office:value-type="float" office:value="7.78135971352466">
                <text:p>7.78135971352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941176470588">
                <text:p>8.52941176470588</text:p>
              </table:table-cell>
              <table:table-cell office:value-type="float" office:value="7.78790255939143">
                <text:p>7.7879025593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153153153153">
                <text:p>8.53153153153153</text:p>
              </table:table-cell>
              <table:table-cell office:value-type="float" office:value="7.79441586635011">
                <text:p>7.79441586635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2914798206278">
                <text:p>8.52914798206278</text:p>
              </table:table-cell>
              <table:table-cell office:value-type="float" office:value="7.80089989992031">
                <text:p>7.800899899920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125">
                <text:p>8.53125</text:p>
              </table:table-cell>
              <table:table-cell office:value-type="float" office:value="7.8073549220576">
                <text:p>7.8073549220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7.81378119121704">
                <text:p>7.81378119121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6637168141593">
                <text:p>8.56637168141593</text:p>
              </table:table-cell>
              <table:table-cell office:value-type="float" office:value="7.82017896241519">
                <text:p>7.820178962415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726872246696">
                <text:p>8.5726872246696</text:p>
              </table:table-cell>
              <table:table-cell office:value-type="float" office:value="7.82654848729092">
                <text:p>7.82654848729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7017543859649">
                <text:p>8.57017543859649</text:p>
              </table:table-cell>
              <table:table-cell office:value-type="float" office:value="7.83289001416474">
                <text:p>7.83289001416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8951965065502">
                <text:p>8.58951965065502</text:p>
              </table:table-cell>
              <table:table-cell office:value-type="float" office:value="7.83920378809694">
                <text:p>7.83920378809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">
                <text:p>8.6</text:p>
              </table:table-cell>
              <table:table-cell office:value-type="float" office:value="7.84549005094438">
                <text:p>7.84549005094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038961038961">
                <text:p>8.61038961038961</text:p>
              </table:table-cell>
              <table:table-cell office:value-type="float" office:value="7.85174904141606">
                <text:p>7.8517490414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206896551724">
                <text:p>8.61206896551724</text:p>
              </table:table-cell>
              <table:table-cell office:value-type="float" office:value="7.85798099512757">
                <text:p>7.85798099512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1802575107296">
                <text:p>8.61802575107296</text:p>
              </table:table-cell>
              <table:table-cell office:value-type="float" office:value="7.86418614465428">
                <text:p>7.86418614465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4102564102564">
                <text:p>8.64102564102564</text:p>
              </table:table-cell>
              <table:table-cell office:value-type="float" office:value="7.87036471958341">
                <text:p>7.87036471958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468085106383">
                <text:p>8.6468085106383</text:p>
              </table:table-cell>
              <table:table-cell office:value-type="float" office:value="7.876516946565">
                <text:p>7.876516946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6101694915254">
                <text:p>8.66101694915254</text:p>
              </table:table-cell>
              <table:table-cell office:value-type="float" office:value="7.88264304936184">
                <text:p>7.88264304936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7088607594937">
                <text:p>8.67088607594937</text:p>
              </table:table-cell>
              <table:table-cell office:value-type="float" office:value="7.88874324889826">
                <text:p>7.88874324889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6806722689076">
                <text:p>8.66806722689076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7782426778243">
                <text:p>8.67782426778243</text:p>
              </table:table-cell>
              <table:table-cell office:value-type="float" office:value="7.90086680798075">
                <text:p>7.90086680798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333333333333">
                <text:p>8.68333333333333</text:p>
              </table:table-cell>
              <table:table-cell office:value-type="float" office:value="7.90689059560852">
                <text:p>7.90689059560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464730290456">
                <text:p>8.68464730290456</text:p>
              </table:table-cell>
              <table:table-cell office:value-type="float" office:value="7.91288933622996">
                <text:p>7.91288933622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00826446281">
                <text:p>8.6900826446281</text:p>
              </table:table-cell>
              <table:table-cell office:value-type="float" office:value="7.9188632372746">
                <text:p>7.9188632372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135802469136">
                <text:p>8.69135802469136</text:p>
              </table:table-cell>
              <table:table-cell office:value-type="float" office:value="7.92481250360578">
                <text:p>7.924812503605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9262295081967">
                <text:p>8.69262295081967</text:p>
              </table:table-cell>
              <table:table-cell office:value-type="float" office:value="7.93073733756289">
                <text:p>7.9307373375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68571428571429">
                <text:p>8.68571428571429</text:p>
              </table:table-cell>
              <table:table-cell office:value-type="float" office:value="7.93663793900257">
                <text:p>7.936637939002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0731707317073">
                <text:p>8.70731707317073</text:p>
              </table:table-cell>
              <table:table-cell office:value-type="float" office:value="7.94251450533924">
                <text:p>7.94251450533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1255060728745">
                <text:p>8.71255060728745</text:p>
              </table:table-cell>
              <table:table-cell office:value-type="float" office:value="7.94836723158468">
                <text:p>7.94836723158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1774193548387">
                <text:p>8.71774193548387</text:p>
              </table:table-cell>
              <table:table-cell office:value-type="float" office:value="7.95419631038688">
                <text:p>7.95419631038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3493975903615">
                <text:p>8.73493975903615</text:p>
              </table:table-cell>
              <table:table-cell office:value-type="float" office:value="7.96000193206808">
                <text:p>7.96000193206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52">
                <text:p>8.752</text:p>
              </table:table-cell>
              <table:table-cell office:value-type="float" office:value="7.96578428466209">
                <text:p>7.965784284662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5697211155378">
                <text:p>8.75697211155378</text:p>
              </table:table-cell>
              <table:table-cell office:value-type="float" office:value="7.97154355395077">
                <text:p>7.971543553950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7380952380952">
                <text:p>8.77380952380952</text:p>
              </table:table-cell>
              <table:table-cell office:value-type="float" office:value="7.97727992349992">
                <text:p>7.977279923499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7865612648221">
                <text:p>8.77865612648221</text:p>
              </table:table-cell>
              <table:table-cell office:value-type="float" office:value="7.98299357469431">
                <text:p>7.982993574694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8346456692913">
                <text:p>8.78346456692913</text:p>
              </table:table-cell>
              <table:table-cell office:value-type="float" office:value="7.98868468677217">
                <text:p>7.9886846867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7921568627451">
                <text:p>8.7921568627451</text:p>
              </table:table-cell>
              <table:table-cell office:value-type="float" office:value="7.99435343685886">
                <text:p>7.994353436858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0859375">
                <text:p>8.80859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1712062256809">
                <text:p>8.81712062256809</text:p>
              </table:table-cell>
              <table:table-cell office:value-type="float" office:value="8.00562454919388">
                <text:p>8.005624549193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2170542635659">
                <text:p>8.82170542635659</text:p>
              </table:table-cell>
              <table:table-cell office:value-type="float" office:value="8.01122725542325">
                <text:p>8.01122725542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3011583011583">
                <text:p>8.83011583011583</text:p>
              </table:table-cell>
              <table:table-cell office:value-type="float" office:value="8.01680828768655">
                <text:p>8.01680828768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5">
                <text:p>8.85</text:p>
              </table:table-cell>
              <table:table-cell office:value-type="float" office:value="8.02236781302845">
                <text:p>8.022367813028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544061302682">
                <text:p>8.8544061302682</text:p>
              </table:table-cell>
              <table:table-cell office:value-type="float" office:value="8.02790599656989">
                <text:p>8.02790599656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7022900763359">
                <text:p>8.87022900763359</text:p>
              </table:table-cell>
              <table:table-cell office:value-type="float" office:value="8.03342300153745">
                <text:p>8.033423001537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7072243346008">
                <text:p>8.87072243346008</text:p>
              </table:table-cell>
              <table:table-cell office:value-type="float" office:value="8.0389189892923">
                <text:p>8.0389189892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88257575757576">
                <text:p>8.88257575757576</text:p>
              </table:table-cell>
              <table:table-cell office:value-type="float" office:value="8.04439411935845">
                <text:p>8.04439411935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0566037735849">
                <text:p>8.90566037735849</text:p>
              </table:table-cell>
              <table:table-cell office:value-type="float" office:value="8.04984854945056">
                <text:p>8.04984854945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729323308271">
                <text:p>8.91729323308271</text:p>
              </table:table-cell>
              <table:table-cell office:value-type="float" office:value="8.05528243550119">
                <text:p>8.05528243550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50936329588">
                <text:p>8.9250936329588</text:p>
              </table:table-cell>
              <table:table-cell office:value-type="float" office:value="8.06069593168755">
                <text:p>8.060695931687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791044776119">
                <text:p>8.91791044776119</text:p>
              </table:table-cell>
              <table:table-cell office:value-type="float" office:value="8.06608919045777">
                <text:p>8.066089190457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1449814126394">
                <text:p>8.91449814126394</text:p>
              </table:table-cell>
              <table:table-cell office:value-type="float" office:value="8.07146236255663">
                <text:p>8.071462362556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592592592593">
                <text:p>8.92592592592593</text:p>
              </table:table-cell>
              <table:table-cell office:value-type="float" office:value="8.07681559705083">
                <text:p>8.07681559705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2619926199262">
                <text:p>8.92619926199262</text:p>
              </table:table-cell>
              <table:table-cell office:value-type="float" office:value="8.08214904135387">
                <text:p>8.08214904135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375">
                <text:p>8.9375</text:p>
              </table:table-cell>
              <table:table-cell office:value-type="float" office:value="8.08746284125034">
                <text:p>8.087462841250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4505494505495">
                <text:p>8.94505494505495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5620437956204">
                <text:p>8.95620437956204</text:p>
              </table:table-cell>
              <table:table-cell office:value-type="float" office:value="8.09803208296053">
                <text:p>8.09803208296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7818181818182">
                <text:p>8.97818181818182</text:p>
              </table:table-cell>
              <table:table-cell office:value-type="float" office:value="8.10328780841202">
                <text:p>8.103287808412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8913043478261">
                <text:p>8.98913043478261</text:p>
              </table:table-cell>
              <table:table-cell office:value-type="float" office:value="8.10852445677817">
                <text:p>8.108524456778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85559566787">
                <text:p>8.985559566787</text:p>
              </table:table-cell>
              <table:table-cell office:value-type="float" office:value="8.11374216604919">
                <text:p>8.113742166049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9640287769784">
                <text:p>8.99640287769784</text:p>
              </table:table-cell>
              <table:table-cell office:value-type="float" office:value="8.11894107272351">
                <text:p>8.11894107272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99283154121864">
                <text:p>8.99283154121864</text:p>
              </table:table-cell>
              <table:table-cell office:value-type="float" office:value="8.12412131182919">
                <text:p>8.12412131182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0714285714286">
                <text:p>9.00714285714286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0711743772242">
                <text:p>9.00711743772242</text:p>
              </table:table-cell>
              <table:table-cell office:value-type="float" office:value="8.13442632022093">
                <text:p>8.134426320220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1418439716312">
                <text:p>9.01418439716312</text:p>
              </table:table-cell>
              <table:table-cell office:value-type="float" office:value="8.13955135239879">
                <text:p>8.13955135239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1060070671378">
                <text:p>9.01060070671378</text:p>
              </table:table-cell>
              <table:table-cell office:value-type="float" office:value="8.14465824283188">
                <text:p>8.14465824283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69014084507">
                <text:p>9.03169014084507</text:p>
              </table:table-cell>
              <table:table-cell office:value-type="float" office:value="8.14974711950468">
                <text:p>8.14974711950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57894736842">
                <text:p>9.03157894736842</text:p>
              </table:table-cell>
              <table:table-cell office:value-type="float" office:value="8.15481810905211">
                <text:p>8.15481810905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146853146853">
                <text:p>9.03146853146853</text:p>
              </table:table-cell>
              <table:table-cell office:value-type="float" office:value="8.15987133677839">
                <text:p>8.15987133677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418118466899">
                <text:p>9.0418118466899</text:p>
              </table:table-cell>
              <table:table-cell office:value-type="float" office:value="8.16490692667569">
                <text:p>8.164906926675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3819444444444">
                <text:p>9.03819444444444</text:p>
              </table:table-cell>
              <table:table-cell office:value-type="float" office:value="8.16992500144231">
                <text:p>8.169925001442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4152249134948">
                <text:p>9.04152249134948</text:p>
              </table:table-cell>
              <table:table-cell office:value-type="float" office:value="8.17492568250068">
                <text:p>8.174925682500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862068965517">
                <text:p>9.05862068965517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498281786942">
                <text:p>9.05498281786942</text:p>
              </table:table-cell>
              <table:table-cell office:value-type="float" office:value="8.18487534290829">
                <text:p>8.18487534290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5821917808219">
                <text:p>9.05821917808219</text:p>
              </table:table-cell>
              <table:table-cell office:value-type="float" office:value="8.18982455888002">
                <text:p>8.18982455888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7167235494881">
                <text:p>9.07167235494881</text:p>
              </table:table-cell>
              <table:table-cell office:value-type="float" office:value="8.19475685442225">
                <text:p>8.19475685442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8163265306122">
                <text:p>9.08163265306122</text:p>
              </table:table-cell>
              <table:table-cell office:value-type="float" office:value="8.19967234483636">
                <text:p>8.19967234483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09491525423729">
                <text:p>9.09491525423729</text:p>
              </table:table-cell>
              <table:table-cell office:value-type="float" office:value="8.2045711442492">
                <text:p>8.2045711442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0472972972973">
                <text:p>9.10472972972973</text:p>
              </table:table-cell>
              <table:table-cell office:value-type="float" office:value="8.20945336562895">
                <text:p>8.209453365628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043771043771">
                <text:p>9.1043771043771</text:p>
              </table:table-cell>
              <table:table-cell office:value-type="float" office:value="8.21431912080077">
                <text:p>8.21431912080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073825503356">
                <text:p>9.11073825503356</text:p>
              </table:table-cell>
              <table:table-cell office:value-type="float" office:value="8.21916852046216">
                <text:p>8.219168520462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371237458194">
                <text:p>9.11371237458194</text:p>
              </table:table-cell>
              <table:table-cell office:value-type="float" office:value="8.22400167419811">
                <text:p>8.22400167419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1666666666667">
                <text:p>9.11666666666667</text:p>
              </table:table-cell>
              <table:table-cell office:value-type="float" office:value="8.22881869049588">
                <text:p>8.228818690495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2956810631229">
                <text:p>9.12956810631229</text:p>
              </table:table-cell>
              <table:table-cell office:value-type="float" office:value="8.2336196767597">
                <text:p>8.233619676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3245033112583">
                <text:p>9.13245033112583</text:p>
              </table:table-cell>
              <table:table-cell office:value-type="float" office:value="8.23840473932508">
                <text:p>8.23840473932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4851485148515">
                <text:p>9.14851485148515</text:p>
              </table:table-cell>
              <table:table-cell office:value-type="float" office:value="8.24317398347295">
                <text:p>8.24317398347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6118421052632">
                <text:p>9.16118421052632</text:p>
              </table:table-cell>
              <table:table-cell office:value-type="float" office:value="8.24792751344359">
                <text:p>8.24792751344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7049180327869">
                <text:p>9.17049180327869</text:p>
              </table:table-cell>
              <table:table-cell office:value-type="float" office:value="8.25266543245025">
                <text:p>8.2526654324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8300653594771">
                <text:p>9.18300653594771</text:p>
              </table:table-cell>
              <table:table-cell office:value-type="float" office:value="8.25738784269265">
                <text:p>8.257387842692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543973941368">
                <text:p>9.19543973941368</text:p>
              </table:table-cell>
              <table:table-cell office:value-type="float" office:value="8.26209484537018">
                <text:p>8.26209484537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012987012987">
                <text:p>9.2012987012987</text:p>
              </table:table-cell>
              <table:table-cell office:value-type="float" office:value="8.2667865406949">
                <text:p>8.2667865406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741100323625">
                <text:p>9.19741100323625</text:p>
              </table:table-cell>
              <table:table-cell office:value-type="float" office:value="8.27146302790437">
                <text:p>8.27146302790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032258064516">
                <text:p>9.19032258064516</text:p>
              </table:table-cell>
              <table:table-cell office:value-type="float" office:value="8.27612440527424">
                <text:p>8.276124405274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614147909968">
                <text:p>9.19614147909968</text:p>
              </table:table-cell>
              <table:table-cell office:value-type="float" office:value="8.2807707701306">
                <text:p>8.2807707701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8589743589744">
                <text:p>9.18589743589744</text:p>
              </table:table-cell>
              <table:table-cell office:value-type="float" office:value="8.28540221886225">
                <text:p>8.285402218862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19169329073482">
                <text:p>9.19169329073482</text:p>
              </table:table-cell>
              <table:table-cell office:value-type="float" office:value="8.29001884693262">
                <text:p>8.290018846932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0063694267516">
                <text:p>9.20063694267516</text:p>
              </table:table-cell>
              <table:table-cell office:value-type="float" office:value="8.29462074889163">
                <text:p>8.294620748891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1587301587302">
                <text:p>9.21587301587302</text:p>
              </table:table-cell>
              <table:table-cell office:value-type="float" office:value="8.29920801838728">
                <text:p>8.29920801838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373417721519">
                <text:p>9.2373417721519</text:p>
              </table:table-cell>
              <table:table-cell office:value-type="float" office:value="8.3037807481771">
                <text:p>8.30378074817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290220820189">
                <text:p>9.24290220820189</text:p>
              </table:table-cell>
              <table:table-cell office:value-type="float" office:value="8.30833903013941">
                <text:p>8.308339030139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528301886793">
                <text:p>9.24528301886793</text:p>
              </table:table-cell>
              <table:table-cell office:value-type="float" office:value="8.31288295528436">
                <text:p>8.31288295528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391849529781">
                <text:p>9.25391849529781</text:p>
              </table:table-cell>
              <table:table-cell office:value-type="float" office:value="8.31741261376487">
                <text:p>8.317412613764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">
                <text:p>9.25</text:p>
              </table:table-cell>
              <table:table-cell office:value-type="float" office:value="8.32192809488736">
                <text:p>8.32192809488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233644859813">
                <text:p>9.25233644859813</text:p>
              </table:table-cell>
              <table:table-cell office:value-type="float" office:value="8.3264294871223">
                <text:p>8.3264294871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465838509317">
                <text:p>9.25465838509317</text:p>
              </table:table-cell>
              <table:table-cell office:value-type="float" office:value="8.33091687811462">
                <text:p>8.33091687811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386996904025">
                <text:p>9.25386996904025</text:p>
              </table:table-cell>
              <table:table-cell office:value-type="float" office:value="8.33539035469392">
                <text:p>8.335390354693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691358024691">
                <text:p>9.24691358024691</text:p>
              </table:table-cell>
              <table:table-cell office:value-type="float" office:value="8.33985000288462">
                <text:p>8.339850002884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4923076923077">
                <text:p>9.24923076923077</text:p>
              </table:table-cell>
              <table:table-cell office:value-type="float" office:value="8.34429590791582">
                <text:p>8.344295907915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5460122699387">
                <text:p>9.25460122699387</text:p>
              </table:table-cell>
              <table:table-cell office:value-type="float" office:value="8.34872815423108">
                <text:p>8.34872815423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217125382263">
                <text:p>9.27217125382263</text:p>
              </table:table-cell>
              <table:table-cell office:value-type="float" office:value="8.35314682549808">
                <text:p>8.353146825498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439024390244">
                <text:p>9.27439024390244</text:p>
              </table:table-cell>
              <table:table-cell office:value-type="float" office:value="8.35755200461808">
                <text:p>8.357552004618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7963525835866">
                <text:p>9.27963525835866</text:p>
              </table:table-cell>
              <table:table-cell office:value-type="float" office:value="8.36194377373524">
                <text:p>8.36194377373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28787878787879">
                <text:p>9.28787878787879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0211480362538">
                <text:p>9.30211480362538</text:p>
              </table:table-cell>
              <table:table-cell office:value-type="float" office:value="8.37068740680722">
                <text:p>8.370687406807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1325301204819">
                <text:p>9.31325301204819</text:p>
              </table:table-cell>
              <table:table-cell office:value-type="float" office:value="8.37503943134692">
                <text:p>8.375039431346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8.37937836707126">
                <text:p>8.37937836707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2634730538922">
                <text:p>9.32634730538922</text:p>
              </table:table-cell>
              <table:table-cell office:value-type="float" office:value="8.38370429247405">
                <text:p>8.383704292474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3134328358209">
                <text:p>9.33134328358209</text:p>
              </table:table-cell>
              <table:table-cell office:value-type="float" office:value="8.38801728534514">
                <text:p>8.38801728534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4821428571429">
                <text:p>9.34821428571429</text:p>
              </table:table-cell>
              <table:table-cell office:value-type="float" office:value="8.39231742277876">
                <text:p>8.39231742277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6498516320475">
                <text:p>9.36498516320475</text:p>
              </table:table-cell>
              <table:table-cell office:value-type="float" office:value="8.39660478118186">
                <text:p>8.39660478118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8.40087943628219">
                <text:p>8.400879436282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39233038348083">
                <text:p>9.39233038348083</text:p>
              </table:table-cell>
              <table:table-cell office:value-type="float" office:value="8.40514146313634">
                <text:p>8.40514146313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0588235294118">
                <text:p>9.40588235294118</text:p>
              </table:table-cell>
              <table:table-cell office:value-type="float" office:value="8.4093909361377">
                <text:p>8.4093909361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228739002933">
                <text:p>9.42228739002933</text:p>
              </table:table-cell>
              <table:table-cell office:value-type="float" office:value="8.41362792902417">
                <text:p>8.413627929024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982456140351">
                <text:p>9.42982456140351</text:p>
              </table:table-cell>
              <table:table-cell office:value-type="float" office:value="8.4178525148859">
                <text:p>8.4178525148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148688046647">
                <text:p>9.43148688046647</text:p>
              </table:table-cell>
              <table:table-cell office:value-type="float" office:value="8.42206476617281">
                <text:p>8.42206476617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2441860465116">
                <text:p>9.42441860465116</text:p>
              </table:table-cell>
              <table:table-cell office:value-type="float" office:value="8.4262647547021">
                <text:p>8.4262647547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768115942029">
                <text:p>9.43768115942029</text:p>
              </table:table-cell>
              <table:table-cell office:value-type="float" office:value="8.43045255166553">
                <text:p>8.43045255166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364161849711">
                <text:p>9.4364161849711</text:p>
              </table:table-cell>
              <table:table-cell office:value-type="float" office:value="8.43462822763673">
                <text:p>8.43462822763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33141210375">
                <text:p>9.45533141210375</text:p>
              </table:table-cell>
              <table:table-cell office:value-type="float" office:value="8.43879185257826">
                <text:p>8.43879185257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689655172414">
                <text:p>9.45689655172414</text:p>
              </table:table-cell>
              <table:table-cell office:value-type="float" office:value="8.44294349584873">
                <text:p>8.44294349584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8.44708322620965">
                <text:p>8.447083226209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714285714286">
                <text:p>9.45714285714286</text:p>
              </table:table-cell>
              <table:table-cell office:value-type="float" office:value="8.45121111183233">
                <text:p>8.451211111832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584045584046">
                <text:p>9.45584045584046</text:p>
              </table:table-cell>
              <table:table-cell office:value-type="float" office:value="8.45532722030456">
                <text:p>8.45532722030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5454545454546">
                <text:p>9.45454545454546</text:p>
              </table:table-cell>
              <table:table-cell office:value-type="float" office:value="8.4594316186373">
                <text:p>8.45943161863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6742209631728">
                <text:p>9.46742209631728</text:p>
              </table:table-cell>
              <table:table-cell office:value-type="float" office:value="8.46352437327118">
                <text:p>8.463524373271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7457627118644">
                <text:p>9.47457627118644</text:p>
              </table:table-cell>
              <table:table-cell office:value-type="float" office:value="8.467605550083">
                <text:p>8.4676055500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014084507042">
                <text:p>9.49014084507042</text:p>
              </table:table-cell>
              <table:table-cell office:value-type="float" office:value="8.47167521439205">
                <text:p>8.47167521439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876404494382">
                <text:p>9.48876404494382</text:p>
              </table:table-cell>
              <table:table-cell office:value-type="float" office:value="8.4757334309664">
                <text:p>8.47573343096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7619047619048">
                <text:p>9.47619047619048</text:p>
              </table:table-cell>
              <table:table-cell office:value-type="float" office:value="8.4797802640291">
                <text:p>8.4797802640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162011173184">
                <text:p>9.49162011173184</text:p>
              </table:table-cell>
              <table:table-cell office:value-type="float" office:value="8.48381577726426">
                <text:p>8.483815777264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467966573816">
                <text:p>9.48467966573816</text:p>
              </table:table-cell>
              <table:table-cell office:value-type="float" office:value="8.48784003382305">
                <text:p>8.48784003382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8611111111111">
                <text:p>9.48611111111111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49861495844875">
                <text:p>9.49861495844875</text:p>
              </table:table-cell>
              <table:table-cell office:value-type="float" office:value="8.49585502688717">
                <text:p>8.495855026887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552486187845">
                <text:p>9.50552486187845</text:p>
              </table:table-cell>
              <table:table-cell office:value-type="float" office:value="8.49984588708321">
                <text:p>8.499845887083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68870523416">
                <text:p>9.5068870523416</text:p>
              </table:table-cell>
              <table:table-cell office:value-type="float" office:value="8.50382573799575">
                <text:p>8.503825737995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824175824176">
                <text:p>9.50824175824176</text:p>
              </table:table-cell>
              <table:table-cell office:value-type="float" office:value="8.5077946401987">
                <text:p>8.50779464019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0958904109589">
                <text:p>9.50958904109589</text:p>
              </table:table-cell>
              <table:table-cell office:value-type="float" office:value="8.51175265376738">
                <text:p>8.51175265376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092896174863">
                <text:p>9.51092896174863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49863760218">
                <text:p>9.5149863760218</text:p>
              </table:table-cell>
              <table:table-cell office:value-type="float" office:value="8.51963625284321">
                <text:p>8.51963625284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.51902173913044">
                <text:p>9.51902173913044</text:p>
              </table:table-cell>
              <table:table-cell office:value-type="float" office:value="8.52356195605701">
                <text:p>8.523561956057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3929539295393">
                <text:p>9.53929539295393</text:p>
              </table:table-cell>
              <table:table-cell office:value-type="float" office:value="8.5274770060604">
                <text:p>8.52747700606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4864864864865">
                <text:p>9.54864864864865</text:p>
              </table:table-cell>
              <table:table-cell office:value-type="float" office:value="8.53138146051631">
                <text:p>8.531381460516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5525606469003">
                <text:p>9.55525606469003</text:p>
              </table:table-cell>
              <table:table-cell office:value-type="float" office:value="8.5352753766208">
                <text:p>8.53527537662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6451612903226">
                <text:p>9.56451612903226</text:p>
              </table:table-cell>
              <table:table-cell office:value-type="float" office:value="8.53915881110803">
                <text:p>8.53915881110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104557640751">
                <text:p>9.57104557640751</text:p>
              </table:table-cell>
              <table:table-cell office:value-type="float" office:value="8.54303182025524">
                <text:p>8.54303182025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219251336898">
                <text:p>9.57219251336898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866666666667">
                <text:p>9.57866666666667</text:p>
              </table:table-cell>
              <table:table-cell office:value-type="float" office:value="8.55074678538324">
                <text:p>8.55074678538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8244680851064">
                <text:p>9.58244680851064</text:p>
              </table:table-cell>
              <table:table-cell office:value-type="float" office:value="8.55458885167764">
                <text:p>8.554588851677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7824933687003">
                <text:p>9.57824933687003</text:p>
              </table:table-cell>
              <table:table-cell office:value-type="float" office:value="8.55842071326867">
                <text:p>8.558420713268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8201058201058">
                <text:p>9.58201058201058</text:p>
              </table:table-cell>
              <table:table-cell office:value-type="float" office:value="8.56224242422107">
                <text:p>8.56224242422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59366754617414">
                <text:p>9.59366754617414</text:p>
              </table:table-cell>
              <table:table-cell office:value-type="float" office:value="8.56605403817109">
                <text:p>8.56605403817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0263157894737">
                <text:p>9.60263157894737</text:p>
              </table:table-cell>
              <table:table-cell office:value-type="float" office:value="8.56985560833095">
                <text:p>8.56985560833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0629921259843">
                <text:p>9.60629921259843</text:p>
              </table:table-cell>
              <table:table-cell office:value-type="float" office:value="8.57364718749332">
                <text:p>8.57364718749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256544502618">
                <text:p>9.61256544502618</text:p>
              </table:table-cell>
              <table:table-cell office:value-type="float" office:value="8.57742882803575">
                <text:p>8.57742882803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879895561358">
                <text:p>9.61879895561358</text:p>
              </table:table-cell>
              <table:table-cell office:value-type="float" office:value="8.58120058192496">
                <text:p>8.58120058192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1979166666667">
                <text:p>9.61979166666667</text:p>
              </table:table-cell>
              <table:table-cell office:value-type="float" office:value="8.58496250072116">
                <text:p>8.58496250072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3116883116883">
                <text:p>9.63116883116883</text:p>
              </table:table-cell>
              <table:table-cell office:value-type="float" office:value="8.58871463558227">
                <text:p>8.588714635582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3471502590674">
                <text:p>9.63471502590674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4599483204134">
                <text:p>9.64599483204134</text:p>
              </table:table-cell>
              <table:table-cell office:value-type="float" office:value="8.59618975614441">
                <text:p>8.59618975614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5721649484536">
                <text:p>9.65721649484536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5552699228792">
                <text:p>9.65552699228792</text:p>
              </table:table-cell>
              <table:table-cell office:value-type="float" office:value="8.60362634498619">
                <text:p>8.60362634498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6410256410256">
                <text:p>9.66410256410256</text:p>
              </table:table-cell>
              <table:table-cell office:value-type="float" office:value="8.60733031374961">
                <text:p>8.607330313749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8286445012788">
                <text:p>9.68286445012788</text:p>
              </table:table-cell>
              <table:table-cell office:value-type="float" office:value="8.61102479730735">
                <text:p>8.61102479730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8877551020408">
                <text:p>9.68877551020408</text:p>
              </table:table-cell>
              <table:table-cell office:value-type="float" office:value="8.61470984411521">
                <text:p>8.614709844115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9211195928753">
                <text:p>9.69211195928753</text:p>
              </table:table-cell>
              <table:table-cell office:value-type="float" office:value="8.61838550225861">
                <text:p>8.618385502258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69543147208122">
                <text:p>9.69543147208122</text:p>
              </table:table-cell>
              <table:table-cell office:value-type="float" office:value="8.62205181945638">
                <text:p>8.622051819456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0379746835443">
                <text:p>9.70379746835443</text:p>
              </table:table-cell>
              <table:table-cell office:value-type="float" office:value="8.62570884306447">
                <text:p>8.62570884306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0454545454546">
                <text:p>9.70454545454546</text:p>
              </table:table-cell>
              <table:table-cell office:value-type="float" office:value="8.62935662007961">
                <text:p>8.629356620079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1284634760705">
                <text:p>9.71284634760705</text:p>
              </table:table-cell>
              <table:table-cell office:value-type="float" office:value="8.63299519714296">
                <text:p>8.63299519714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1608040201005">
                <text:p>9.71608040201005</text:p>
              </table:table-cell>
              <table:table-cell office:value-type="float" office:value="8.63662462054365">
                <text:p>8.63662462054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2431077694236">
                <text:p>9.72431077694236</text:p>
              </table:table-cell>
              <table:table-cell office:value-type="float" office:value="8.64024493622235">
                <text:p>8.64024493622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325">
                <text:p>9.7325</text:p>
              </table:table-cell>
              <table:table-cell office:value-type="float" office:value="8.64385618977473">
                <text:p>8.64385618977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064837905237">
                <text:p>9.74064837905237</text:p>
              </table:table-cell>
              <table:table-cell office:value-type="float" office:value="8.64745842645492">
                <text:p>8.6474584264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875621890547">
                <text:p>9.74875621890547</text:p>
              </table:table-cell>
              <table:table-cell office:value-type="float" office:value="8.65105169117893">
                <text:p>8.65105169117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468982630273">
                <text:p>9.7468982630273</text:p>
              </table:table-cell>
              <table:table-cell office:value-type="float" office:value="8.65463602852797">
                <text:p>8.65463602852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">
                <text:p>9.75</text:p>
              </table:table-cell>
              <table:table-cell office:value-type="float" office:value="8.6582114827518">
                <text:p>8.6582114827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308641975309">
                <text:p>9.75308641975309</text:p>
              </table:table-cell>
              <table:table-cell office:value-type="float" office:value="8.66177809777199">
                <text:p>8.66177809777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615763546798">
                <text:p>9.75615763546798</text:p>
              </table:table-cell>
              <table:table-cell office:value-type="float" office:value="8.66533591718518">
                <text:p>8.66533591718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5675675675676">
                <text:p>9.75675675675676</text:p>
              </table:table-cell>
              <table:table-cell office:value-type="float" office:value="8.66888498426625">
                <text:p>8.66888498426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6470588235294">
                <text:p>9.76470588235294</text:p>
              </table:table-cell>
              <table:table-cell office:value-type="float" office:value="8.6724253419715">
                <text:p>8.67242534197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6772616136919">
                <text:p>9.76772616136919</text:p>
              </table:table-cell>
              <table:table-cell office:value-type="float" office:value="8.67595703294175">
                <text:p>8.675957032941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780487804878">
                <text:p>9.7780487804878</text:p>
              </table:table-cell>
              <table:table-cell office:value-type="float" office:value="8.67948009950545">
                <text:p>8.67948009950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8588807785888">
                <text:p>9.78588807785888</text:p>
              </table:table-cell>
              <table:table-cell office:value-type="float" office:value="8.68299458368168">
                <text:p>8.68299458368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9126213592233">
                <text:p>9.79126213592233</text:p>
              </table:table-cell>
              <table:table-cell office:value-type="float" office:value="8.68650052718322">
                <text:p>8.68650052718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78934624697337">
                <text:p>9.78934624697337</text:p>
              </table:table-cell>
              <table:table-cell office:value-type="float" office:value="8.68999797141945">
                <text:p>8.689997971419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676328502415">
                <text:p>9.80676328502415</text:p>
              </table:table-cell>
              <table:table-cell office:value-type="float" office:value="8.69348695749933">
                <text:p>8.693486957499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1204819277109">
                <text:p>9.81204819277109</text:p>
              </table:table-cell>
              <table:table-cell office:value-type="float" office:value="8.69696752623429">
                <text:p>8.696967526234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288461538462">
                <text:p>9.80288461538462</text:p>
              </table:table-cell>
              <table:table-cell office:value-type="float" office:value="8.70043971814109">
                <text:p>8.700439718141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335731414868">
                <text:p>9.80335731414868</text:p>
              </table:table-cell>
              <table:table-cell office:value-type="float" office:value="8.70390357344466">
                <text:p>8.703903573444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143540669856">
                <text:p>9.80143540669856</text:p>
              </table:table-cell>
              <table:table-cell office:value-type="float" office:value="8.70735913208088">
                <text:p>8.70735913208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090692124105">
                <text:p>9.8090692124105</text:p>
              </table:table-cell>
              <table:table-cell office:value-type="float" office:value="8.71080643369935">
                <text:p>8.71080643369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1666666666667">
                <text:p>9.81666666666667</text:p>
              </table:table-cell>
              <table:table-cell office:value-type="float" office:value="8.71424551766612">
                <text:p>8.714245517666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660332541568">
                <text:p>9.82660332541568</text:p>
              </table:table-cell>
              <table:table-cell office:value-type="float" office:value="8.7176764230664">
                <text:p>8.7176764230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701421800948">
                <text:p>9.82701421800948</text:p>
              </table:table-cell>
              <table:table-cell office:value-type="float" office:value="8.72109918870719">
                <text:p>8.721099188707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74231678487">
                <text:p>9.8274231678487</text:p>
              </table:table-cell>
              <table:table-cell office:value-type="float" office:value="8.72451385311995">
                <text:p>8.724513853119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490566037736">
                <text:p>9.83490566037736</text:p>
              </table:table-cell>
              <table:table-cell office:value-type="float" office:value="8.7279204545632">
                <text:p>8.72792045456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823529411765">
                <text:p>9.82823529411765</text:p>
              </table:table-cell>
              <table:table-cell office:value-type="float" office:value="8.73131903102506">
                <text:p>8.73131903102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2863849765258">
                <text:p>9.82863849765258</text:p>
              </table:table-cell>
              <table:table-cell office:value-type="float" office:value="8.73470962022584">
                <text:p>8.734709620225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372365339578">
                <text:p>9.83372365339578</text:p>
              </table:table-cell>
              <table:table-cell office:value-type="float" office:value="8.73809225962049">
                <text:p>8.738092259620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878504672897">
                <text:p>9.83878504672897</text:p>
              </table:table-cell>
              <table:table-cell office:value-type="float" office:value="8.74146698640115">
                <text:p>8.74146698640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3916083916084">
                <text:p>9.83916083916084</text:p>
              </table:table-cell>
              <table:table-cell office:value-type="float" office:value="8.74483383749955">
                <text:p>8.74483383749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4651162790698">
                <text:p>9.84651162790698</text:p>
              </table:table-cell>
              <table:table-cell office:value-type="float" office:value="8.74819284958946">
                <text:p>8.74819284958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4686774941995">
                <text:p>9.84686774941995</text:p>
              </table:table-cell>
              <table:table-cell office:value-type="float" office:value="8.7515440590891">
                <text:p>8.75154405908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6111111111111">
                <text:p>9.86111111111111</text:p>
              </table:table-cell>
              <table:table-cell office:value-type="float" office:value="8.75488750216347">
                <text:p>8.754887502163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729792147806">
                <text:p>9.8729792147806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8018433179724">
                <text:p>9.88018433179724</text:p>
              </table:table-cell>
              <table:table-cell office:value-type="float" office:value="8.76155123244448">
                <text:p>8.761551232444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9195402298851">
                <text:p>9.89195402298851</text:p>
              </table:table-cell>
              <table:table-cell office:value-type="float" office:value="8.76487159073609">
                <text:p>8.76487159073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89449541284404">
                <text:p>9.89449541284404</text:p>
              </table:table-cell>
              <table:table-cell office:value-type="float" office:value="8.76818432477693">
                <text:p>8.768184324776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160183066362">
                <text:p>9.90160183066362</text:p>
              </table:table-cell>
              <table:table-cell office:value-type="float" office:value="8.7714894695006">
                <text:p>8.7714894695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41095890411">
                <text:p>9.9041095890411</text:p>
              </table:table-cell>
              <table:table-cell office:value-type="float" office:value="8.77478705960117">
                <text:p>8.77478705960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660592255125">
                <text:p>9.90660592255125</text:p>
              </table:table-cell>
              <table:table-cell office:value-type="float" office:value="8.77807712953536">
                <text:p>8.77807712953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">
                <text:p>9.9</text:p>
              </table:table-cell>
              <table:table-cell office:value-type="float" office:value="8.78135971352466">
                <text:p>8.78135971352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0929705215419">
                <text:p>9.90929705215419</text:p>
              </table:table-cell>
              <table:table-cell office:value-type="float" office:value="8.78463484555752">
                <text:p>8.78463484555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1628959276018">
                <text:p>9.91628959276018</text:p>
              </table:table-cell>
              <table:table-cell office:value-type="float" office:value="8.78790255939143">
                <text:p>8.78790255939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255079006772">
                <text:p>9.9255079006772</text:p>
              </table:table-cell>
              <table:table-cell office:value-type="float" office:value="8.79116288855502">
                <text:p>8.79116288855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2792792792793">
                <text:p>9.92792792792793</text:p>
              </table:table-cell>
              <table:table-cell office:value-type="float" office:value="8.79441586635011">
                <text:p>8.794415866350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258426966292">
                <text:p>9.93258426966292</text:p>
              </table:table-cell>
              <table:table-cell office:value-type="float" office:value="8.79766152585376">
                <text:p>8.79766152585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04932735426">
                <text:p>9.9304932735426</text:p>
              </table:table-cell>
              <table:table-cell office:value-type="float" office:value="8.80089989992031">
                <text:p>8.80089989992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288590604027">
                <text:p>9.93288590604027</text:p>
              </table:table-cell>
              <table:table-cell office:value-type="float" office:value="8.80413102118332">
                <text:p>8.80413102118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75">
                <text:p>9.9375</text:p>
              </table:table-cell>
              <table:table-cell office:value-type="float" office:value="8.8073549220576">
                <text:p>8.807354922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541202672606">
                <text:p>9.93541202672606</text:p>
              </table:table-cell>
              <table:table-cell office:value-type="float" office:value="8.81057163474115">
                <text:p>8.810571634741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3777777777778">
                <text:p>9.93777777777778</text:p>
              </table:table-cell>
              <table:table-cell office:value-type="float" office:value="8.81378119121704">
                <text:p>8.81378119121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235033259423">
                <text:p>9.94235033259423</text:p>
              </table:table-cell>
              <table:table-cell office:value-type="float" office:value="8.81698362325538">
                <text:p>8.81698362325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690265486726">
                <text:p>9.94690265486726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922737306843">
                <text:p>9.94922737306843</text:p>
              </table:table-cell>
              <table:table-cell office:value-type="float" office:value="8.82336724004624">
                <text:p>8.823367240046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4713656387665">
                <text:p>9.94713656387665</text:p>
              </table:table-cell>
              <table:table-cell office:value-type="float" office:value="8.82654848729092">
                <text:p>8.82654848729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5604395604396">
                <text:p>9.95604395604396</text:p>
              </table:table-cell>
              <table:table-cell office:value-type="float" office:value="8.82972273508606">
                <text:p>8.829722735086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491228070176">
                <text:p>9.96491228070176</text:p>
              </table:table-cell>
              <table:table-cell office:value-type="float" office:value="8.83289001416474">
                <text:p>8.83289001416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061269146608">
                <text:p>9.96061269146608</text:p>
              </table:table-cell>
              <table:table-cell office:value-type="float" office:value="8.83605035505807">
                <text:p>8.83605035505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5633187772926">
                <text:p>9.95633187772926</text:p>
              </table:table-cell>
              <table:table-cell office:value-type="float" office:value="8.83920378809695">
                <text:p>8.839203788096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078431372549">
                <text:p>9.96078431372549</text:p>
              </table:table-cell>
              <table:table-cell office:value-type="float" office:value="8.84235034341381">
                <text:p>8.842350343413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73913043478">
                <text:p>9.97173913043478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80043383948">
                <text:p>9.97180043383948</text:p>
              </table:table-cell>
              <table:table-cell office:value-type="float" office:value="8.84862294042934">
                <text:p>8.848622940429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536796536797">
                <text:p>9.96536796536797</text:p>
              </table:table-cell>
              <table:table-cell office:value-type="float" office:value="8.85174904141606">
                <text:p>8.851749041416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6544276457883">
                <text:p>9.96544276457883</text:p>
              </table:table-cell>
              <table:table-cell office:value-type="float" office:value="8.85486838326024">
                <text:p>8.854868383260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198275862069">
                <text:p>9.97198275862069</text:p>
              </table:table-cell>
              <table:table-cell office:value-type="float" office:value="8.85798099512757">
                <text:p>8.857980995127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7204301075269">
                <text:p>9.97204301075269</text:p>
              </table:table-cell>
              <table:table-cell office:value-type="float" office:value="8.86108690599539">
                <text:p>8.861086905995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068669527897">
                <text:p>9.98068669527897</text:p>
              </table:table-cell>
              <table:table-cell office:value-type="float" office:value="8.86418614465428">
                <text:p>8.86418614465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143468950749">
                <text:p>9.99143468950749</text:p>
              </table:table-cell>
              <table:table-cell office:value-type="float" office:value="8.86727873970966">
                <text:p>8.86727873970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717948717949">
                <text:p>9.98717948717949</text:p>
              </table:table-cell>
              <table:table-cell office:value-type="float" office:value="8.87036471958341">
                <text:p>8.870364719583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3901918977">
                <text:p>9.98933901918977</text:p>
              </table:table-cell>
              <table:table-cell office:value-type="float" office:value="8.87344411251538">
                <text:p>8.87344411251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6170212766">
                <text:p>9.98936170212766</text:p>
              </table:table-cell>
              <table:table-cell office:value-type="float" office:value="8.876516946565">
                <text:p>8.8765169465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38428874735">
                <text:p>9.98938428874735</text:p>
              </table:table-cell>
              <table:table-cell office:value-type="float" office:value="8.87958324961278">
                <text:p>8.879583249612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8940677966102">
                <text:p>9.98940677966102</text:p>
              </table:table-cell>
              <table:table-cell office:value-type="float" office:value="8.88264304936184">
                <text:p>8.88264304936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577167019027">
                <text:p>9.99577167019027</text:p>
              </table:table-cell>
              <table:table-cell office:value-type="float" office:value="8.88569637333939">
                <text:p>8.88569637333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789029535865">
                <text:p>9.99789029535865</text:p>
              </table:table-cell>
              <table:table-cell office:value-type="float" office:value="8.88874324889826">
                <text:p>8.888743248898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1052631579">
                <text:p>10.0021052631579</text:p>
              </table:table-cell>
              <table:table-cell office:value-type="float" office:value="8.89178370321831">
                <text:p>8.891783703218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1008403361">
                <text:p>10.0021008403361</text:p>
              </table:table-cell>
              <table:table-cell office:value-type="float" office:value="8.89481776330794">
                <text:p>8.894817763307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9.9979035639413">
                <text:p>9.9979035639413</text:p>
              </table:table-cell>
              <table:table-cell office:value-type="float" office:value="8.89784545600551">
                <text:p>8.89784545600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20920502092">
                <text:p>10.0020920502092</text:p>
              </table:table-cell>
              <table:table-cell office:value-type="float" office:value="8.90086680798075">
                <text:p>8.900866807980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5260960334">
                <text:p>10.0125260960334</text:p>
              </table:table-cell>
              <table:table-cell office:value-type="float" office:value="8.90388184573618">
                <text:p>8.90388184573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208333333333">
                <text:p>10.0208333333333</text:p>
              </table:table-cell>
              <table:table-cell office:value-type="float" office:value="8.90689059560852">
                <text:p>8.90689059560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8711018711">
                <text:p>10.018711018711</text:p>
              </table:table-cell>
              <table:table-cell office:value-type="float" office:value="8.90989308377004">
                <text:p>8.90989308377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4481327801">
                <text:p>10.0124481327801</text:p>
              </table:table-cell>
              <table:table-cell office:value-type="float" office:value="8.91288933622996">
                <text:p>8.912889336229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8281573499">
                <text:p>10.008281573499</text:p>
              </table:table-cell>
              <table:table-cell office:value-type="float" office:value="8.91587937883577">
                <text:p>8.915879378835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23966942149">
                <text:p>10.0123966942149</text:p>
              </table:table-cell>
              <table:table-cell office:value-type="float" office:value="8.91886323727459">
                <text:p>8.918863237274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082474226804">
                <text:p>10.0082474226804</text:p>
              </table:table-cell>
              <table:table-cell office:value-type="float" office:value="8.92184093707449">
                <text:p>8.92184093707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185185185185">
                <text:p>10.0185185185185</text:p>
              </table:table-cell>
              <table:table-cell office:value-type="float" office:value="8.92481250360578">
                <text:p>8.92481250360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246406570842">
                <text:p>10.0246406570842</text:p>
              </table:table-cell>
              <table:table-cell office:value-type="float" office:value="8.92777796208234">
                <text:p>8.927777962082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27868852459">
                <text:p>10.0327868852459</text:p>
              </table:table-cell>
              <table:table-cell office:value-type="float" office:value="8.93073733756289">
                <text:p>8.93073733756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47648261759">
                <text:p>10.0347648261759</text:p>
              </table:table-cell>
              <table:table-cell office:value-type="float" office:value="8.93369065495224">
                <text:p>8.933690654952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67346938776">
                <text:p>10.0367346938776</text:p>
              </table:table-cell>
              <table:table-cell office:value-type="float" office:value="8.93663793900257">
                <text:p>8.93663793900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386965376782">
                <text:p>10.0386965376782</text:p>
              </table:table-cell>
              <table:table-cell office:value-type="float" office:value="8.93957921431469">
                <text:p>8.939579214314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0467479674797">
                <text:p>10.0467479674797</text:p>
              </table:table-cell>
              <table:table-cell office:value-type="float" office:value="8.94251450533924">
                <text:p>8.942514505339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628803245436">
                <text:p>10.0628803245436</text:p>
              </table:table-cell>
              <table:table-cell office:value-type="float" office:value="8.94544383637791">
                <text:p>8.94544383637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688259109312">
                <text:p>10.0688259109312</text:p>
              </table:table-cell>
              <table:table-cell office:value-type="float" office:value="8.94836723158468">
                <text:p>8.94836723158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47474747475">
                <text:p>10.0747474747475</text:p>
              </table:table-cell>
              <table:table-cell office:value-type="float" office:value="8.95128471496697">
                <text:p>8.951284714966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25806451613">
                <text:p>10.0725806451613</text:p>
              </table:table-cell>
              <table:table-cell office:value-type="float" office:value="8.95419631038688">
                <text:p>8.954196310386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764587525151">
                <text:p>10.0764587525151</text:p>
              </table:table-cell>
              <table:table-cell office:value-type="float" office:value="8.95710204156229">
                <text:p>8.957102041562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803212851406">
                <text:p>10.0803212851406</text:p>
              </table:table-cell>
              <table:table-cell office:value-type="float" office:value="8.96000193206808">
                <text:p>8.960001932068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881763527054">
                <text:p>10.0881763527054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0.092">
                <text:p>10.092</text:p>
              </table:table-cell>
              <table:table-cell office:value-type="float" office:value="8.96578428466209">
                <text:p>8.965784284662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